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783in"/>
    </style:style>
    <style:style style:name="co3" style:family="table-column">
      <style:table-column-properties fo:break-before="auto" style:column-width="1in"/>
    </style:style>
    <style:style style:name="co4" style:family="table-column">
      <style:table-column-properties fo:break-before="auto" style:column-width="1.3543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/>
    </style:style>
    <style:style style:name="ce4" style:family="table-cell" style:parent-style-name="Default" style:data-style-name="N2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2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Arial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style:font-name="Arial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1" table:default-cell-style-name="ce5"/>
        <table:table-column table:style-name="co2" table:default-cell-style-name="ce5"/>
        <table:table-column table:style-name="co1" table:default-cell-style-name="ce5"/>
        <table:table-column table:style-name="co3" table:default-cell-style-name="ce8"/>
        <table:table-column table:style-name="co1" table:default-cell-style-name="ce5"/>
        <table:table-column table:style-name="co4" table:default-cell-style-name="ce5"/>
        <table:table-column table:style-name="co1" table:default-cell-style-name="ce5"/>
        <table:table-column table:style-name="co3" table:default-cell-style-name="ce8"/>
        <table:table-column table:style-name="co1" table:default-cell-style-name="ce5"/>
        <table:table-column table:style-name="co1" table:default-cell-style-name="ce11"/>
        <table:table-column table:style-name="co1" table:number-columns-repeated="2" table:default-cell-style-name="ce3"/>
        <table:table-row table:style-name="ro1">
          <table:table-cell table:style-name="Default" office:value-type="string">
            <text:p>Time Interval</text:p>
          </table:table-cell>
          <table:table-cell table:style-name="Default" office:value-type="float" office:value="0.2">
            <text:p>0.2</text:p>
          </table:table-cell>
          <table:table-cell table:style-name="Default" office:value-type="string">
            <text:p>Initial spacing</text:p>
          </table:table-cell>
          <table:table-cell table:style-name="Default" office:value-type="float" office:value="4">
            <text:p>4</text:p>
          </table:table-cell>
          <table:table-cell table:style-name="ce6" office:value-type="string">
            <text:p>Reaction Time (intervals)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Safe Distance (sec)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5"/>
        </table:table-row>
        <table:table-row table:style-name="ro2">
          <table:table-cell table:style-name="Default" table:number-columns-repeated="13"/>
        </table:table-row>
        <table:table-row table:style-name="ro3">
          <table:table-cell table:style-name="ce1" office:value-type="string" table:number-columns-spanned="1" table:number-rows-spanned="2">
            <text:p>Time</text:p>
          </table:table-cell>
          <table:table-cell table:style-name="ce1" office:value-type="string" table:number-columns-spanned="4" table:number-rows-spanned="1">
            <text:p>Car 1</text:p>
          </table:table-cell>
          <table:covered-table-cell table:number-columns-repeated="3" table:style-name="Default"/>
          <table:table-cell table:style-name="ce1" office:value-type="string" table:number-columns-spanned="4" table:number-rows-spanned="1">
            <text:p>Car 2</text:p>
          </table:table-cell>
          <table:covered-table-cell table:number-columns-repeated="3" table:style-name="Default"/>
          <table:table-cell table:style-name="ce1" office:value-type="string" table:number-columns-spanned="4" table:number-rows-spanned="1">
            <text:p>Car 3 (lead)</text:p>
          </table:table-cell>
          <table:covered-table-cell table:number-columns-repeated="3" table:style-name="Default"/>
        </table:table-row>
        <table:table-row table:style-name="ro3">
          <table:covered-table-cell table:style-name="Default"/>
          <table:table-cell table:style-name="Default" office:value-type="string">
            <text:p>Position</text:p>
          </table:table-cell>
          <table:table-cell table:style-name="Default" office:value-type="string">
            <text:p>Velocity</text:p>
          </table:table-cell>
          <table:table-cell table:style-name="Default" office:value-type="string">
            <text:p>Acceleration</text:p>
          </table:table-cell>
          <table:table-cell table:style-name="Default" office:value-type="string">
            <text:p>Safe Distance</text:p>
          </table:table-cell>
          <table:table-cell table:style-name="Default" office:value-type="string">
            <text:p>Position</text:p>
          </table:table-cell>
          <table:table-cell table:style-name="Default" office:value-type="string">
            <text:p>Velocity</text:p>
          </table:table-cell>
          <table:table-cell table:style-name="Default" office:value-type="string">
            <text:p>Acceleration</text:p>
          </table:table-cell>
          <table:table-cell table:style-name="Default" office:value-type="string">
            <text:p>Safe Distance</text:p>
          </table:table-cell>
          <table:table-cell table:style-name="Default" office:value-type="string">
            <text:p>Position</text:p>
          </table:table-cell>
          <table:table-cell table:style-name="Default" office:value-type="string">
            <text:p>Velocity</text:p>
          </table:table-cell>
          <table:table-cell table:style-name="Default" office:value-type="string">
            <text:p>Acceleration</text:p>
          </table:table-cell>
          <table:table-cell table:style-name="Default" office:value-type="string">
            <text:p>Safe Distance</text:p>
          </table:table-cell>
        </table:table-row>
        <table:table-row table:style-name="ro4"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" table:formula="of:=[.$F$1]*[.C5]+4" office:value-type="float" office:value="10">
            <text:p>10</text:p>
          </table:table-cell>
          <table:table-cell table:style-name="ce9" table:formula="of:=[.B5]+[.$D$1]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" table:formula="of:=[.$F$1]*[.G5]+4" office:value-type="float" office:value="10">
            <text:p>10</text:p>
          </table:table-cell>
          <table:table-cell table:style-name="ce9" table:formula="of:=[.F5]+[.$D$1]" office:value-type="float" office:value="8">
            <text:p>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12" table:formula="of:=[.$F$1]*[.K5]+4" office:value-type="float" office:value="10">
            <text:p>10</text:p>
          </table:table-cell>
        </table:table-row>
        <table:table-row table:style-name="ro4">
          <table:table-cell table:style-name="ce2" table:formula="of:=[.A5]+[.$B$1]" office:value-type="float" office:value="0.2">
            <text:p>0.2</text:p>
          </table:table-cell>
          <table:table-cell table:style-name="ce4" table:formula="of:=[.B5]+[.C5]*[.$B$1]+0.5*[.D5]*[.$B$1]^2" office:value-type="float" office:value="0.6">
            <text:p>0.60</text:p>
          </table:table-cell>
          <table:table-cell table:style-name="ce4" table:formula="of:=[.C5]+[.D5]*[.$B$1]" office:value-type="float" office:value="3">
            <text:p>3.00</text:p>
          </table:table-cell>
          <table:table-cell table:style-name="ce4" table:formula="of:=IF([.$F$1]=1;[.F5]-[.B5]-[.E5];0)" office:value-type="float" office:value="0">
            <text:p>0.00</text:p>
          </table:table-cell>
          <table:table-cell table:style-name="ce7" table:formula="of:=[.$F$1]*[.C6]+4" office:value-type="float" office:value="10">
            <text:p>10.00</text:p>
          </table:table-cell>
          <table:table-cell table:style-name="ce4" table:formula="of:=[.F5]+[.G5]*[.$B$1]+0.5*[.H5]*[.$B$1]^2" office:value-type="float" office:value="4.6">
            <text:p>4.60</text:p>
          </table:table-cell>
          <table:table-cell table:style-name="ce4" table:formula="of:=[.G5]+[.H5]*[.$B$1]" office:value-type="float" office:value="3">
            <text:p>3.00</text:p>
          </table:table-cell>
          <table:table-cell table:style-name="ce4" table:formula="of:=IF([.$F$1]=1;[.J5]-[.F5]-[.I5];0)" office:value-type="float" office:value="0">
            <text:p>0.00</text:p>
          </table:table-cell>
          <table:table-cell table:style-name="ce7" table:formula="of:=[.$F$1]*[.G6]+4" office:value-type="float" office:value="10">
            <text:p>10.00</text:p>
          </table:table-cell>
          <table:table-cell table:style-name="ce4" table:formula="of:=[.J5]+[.K5]*[.$B$1]+0.5*[.L5]*[.$B$1]^2" office:value-type="float" office:value="8.6">
            <text:p>8.60</text:p>
          </table:table-cell>
          <table:table-cell table:style-name="ce10" table:formula="of:=[.K5]+[.L5]*[.$B$1]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12" table:formula="of:=[.$F$1]*[.K6]+4" office:value-type="float" office:value="10">
            <text:p>10</text:p>
          </table:table-cell>
        </table:table-row>
        <table:table-row table:style-name="ro4">
          <table:table-cell table:formula="of:=[.A6]+[.$B$1]" office:value-type="float" office:value="0.4">
            <text:p>0.4</text:p>
          </table:table-cell>
          <table:table-cell table:formula="of:=[.B6]+[.C6]*[.$B$1]+0.5*[.D6]*[.$B$1]^2" office:value-type="float" office:value="1.2">
            <text:p>1.20</text:p>
          </table:table-cell>
          <table:table-cell table:formula="of:=[.C6]+[.D6]*[.$B$1]" office:value-type="float" office:value="3">
            <text:p>3.00</text:p>
          </table:table-cell>
          <table:table-cell table:formula="of:=IF([.$F$1]=1;[.F6]-[.B6]-[.C6]*[.$H$1];IF([.$F$1]=2;[.F5]-[.B5]-[.C5]*[.$H$1];0))" office:value-type="float" office:value="1">
            <text:p>1.00</text:p>
          </table:table-cell>
          <table:table-cell table:formula="of:=[.$F$1]*[.C7]+4" office:value-type="float" office:value="10">
            <text:p>10.00</text:p>
          </table:table-cell>
          <table:table-cell table:formula="of:=[.F6]+[.G6]*[.$B$1]+0.5*[.H6]*[.$B$1]^2" office:value-type="float" office:value="5.2">
            <text:p>5.20</text:p>
          </table:table-cell>
          <table:table-cell table:formula="of:=[.G6]+[.H6]*[.$B$1]" office:value-type="float" office:value="3">
            <text:p>3.00</text:p>
          </table:table-cell>
          <table:table-cell table:formula="of:=IF([.$F$1]=1;[.J6]-[.F6]-[.G6]*[.$H$1];IF([.$F$1]=2;[.J5]-[.F5]-[.G5]*[.$H$1];0))" office:value-type="float" office:value="1">
            <text:p>1.00</text:p>
          </table:table-cell>
          <table:table-cell table:formula="of:=[.$F$1]*[.G7]+4" office:value-type="float" office:value="10">
            <text:p>10.00</text:p>
          </table:table-cell>
          <table:table-cell table:formula="of:=[.J6]+[.K6]*[.$B$1]+0.5*[.L6]*[.$B$1]^2" office:value-type="float" office:value="9.2">
            <text:p>9.20</text:p>
          </table:table-cell>
          <table:table-cell table:formula="of:=[.K6]+[.L6]*[.$B$1]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13" table:formula="of:=[.$F$1]*[.K7]+4" office:value-type="float" office:value="10">
            <text:p>10</text:p>
          </table:table-cell>
        </table:table-row>
        <table:table-row table:style-name="ro4">
          <table:table-cell table:formula="of:=[.A7]+[.$B$1]" office:value-type="float" office:value="0.6">
            <text:p>0.6</text:p>
          </table:table-cell>
          <table:table-cell table:formula="of:=[.B7]+[.C7]*[.$B$1]+0.5*[.D7]*[.$B$1]^2" office:value-type="float" office:value="1.82">
            <text:p>1.82</text:p>
          </table:table-cell>
          <table:table-cell table:formula="of:=[.C7]+[.D7]*[.$B$1]" office:value-type="float" office:value="3.2">
            <text:p>3.20</text:p>
          </table:table-cell>
          <table:table-cell table:formula="of:=IF([.$F$1]=1;[.F7]-[.B7]-[.C7]*[.$H$1];IF([.$F$1]=2;[.F6]-[.B6]-[.C6]*[.$H$1];IF([.$F$1]=3;[.F5]-[.B5]-[.C5]*[.$H$1];0)))" office:value-type="float" office:value="1">
            <text:p>1.00</text:p>
          </table:table-cell>
          <table:table-cell table:formula="of:=[.$F$1]*[.C8]+4" office:value-type="float" office:value="10.4">
            <text:p>10.40</text:p>
          </table:table-cell>
          <table:table-cell table:formula="of:=[.F7]+[.G7]*[.$B$1]+0.5*[.H7]*[.$B$1]^2" office:value-type="float" office:value="5.82">
            <text:p>5.82</text:p>
          </table:table-cell>
          <table:table-cell table:formula="of:=[.G7]+[.H7]*[.$B$1]" office:value-type="float" office:value="3.2">
            <text:p>3.20</text:p>
          </table:table-cell>
          <table:table-cell table:formula="of:=IF([.$F$1]=1;[.J7]-[.F7]-[.G7]*[.$H$1];IF([.$F$1]=2;[.J6]-[.F6]-[.G6]*[.$H$1];IF([.$F$1]=3;[.J5]-[.F5]-[.G5]*[.$H$1];0)))" office:value-type="float" office:value="1">
            <text:p>1.00</text:p>
          </table:table-cell>
          <table:table-cell table:formula="of:=[.$F$1]*[.G8]+4" office:value-type="float" office:value="10.4">
            <text:p>10.40</text:p>
          </table:table-cell>
          <table:table-cell table:formula="of:=[.J7]+[.K7]*[.$B$1]+0.5*[.L7]*[.$B$1]^2" office:value-type="float" office:value="9.8">
            <text:p>9.80</text:p>
          </table:table-cell>
          <table:table-cell table:formula="of:=[.K7]+[.L7]*[.$B$1]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13" table:formula="of:=[.$F$1]*[.K8]+4" office:value-type="float" office:value="10">
            <text:p>10</text:p>
          </table:table-cell>
        </table:table-row>
        <table:table-row table:style-name="ro4">
          <table:table-cell table:formula="of:=[.A8]+[.$B$1]" office:value-type="float" office:value="0.8">
            <text:p>0.8</text:p>
          </table:table-cell>
          <table:table-cell table:formula="of:=[.B8]+[.C8]*[.$B$1]+0.5*[.D8]*[.$B$1]^2" office:value-type="float" office:value="2.48">
            <text:p>2.48</text:p>
          </table:table-cell>
          <table:table-cell table:formula="of:=[.C8]+[.D8]*[.$B$1]" office:value-type="float" office:value="3.4">
            <text:p>3.40</text:p>
          </table:table-cell>
          <table:table-cell table:formula="of:=IF([.$F$1]=1;[.F8]-[.B8]-[.C8]*[.$H$1];IF([.$F$1]=2;[.F7]-[.B7]-[.C7]*[.$H$1];IF([.$F$1]=3;[.F6]-[.B6]-[.C6]*[.$H$1];0)))" office:value-type="float" office:value="0.999999999999999">
            <text:p>1.00</text:p>
          </table:table-cell>
          <table:table-cell table:formula="of:=[.$F$1]*[.C9]+4" office:value-type="float" office:value="10.8">
            <text:p>10.80</text:p>
          </table:table-cell>
          <table:table-cell table:formula="of:=[.F8]+[.G8]*[.$B$1]+0.5*[.H8]*[.$B$1]^2" office:value-type="float" office:value="6.48">
            <text:p>6.48</text:p>
          </table:table-cell>
          <table:table-cell table:formula="of:=[.G8]+[.H8]*[.$B$1]" office:value-type="float" office:value="3.4">
            <text:p>3.40</text:p>
          </table:table-cell>
          <table:table-cell table:formula="of:=IF([.$F$1]=1;[.J8]-[.F8]-[.G8]*[.$H$1];IF([.$F$1]=2;[.J7]-[.F7]-[.G7]*[.$H$1];IF([.$F$1]=3;[.J6]-[.F6]-[.G6]*[.$H$1];0)))" office:value-type="float" office:value="1">
            <text:p>1.00</text:p>
          </table:table-cell>
          <table:table-cell table:formula="of:=[.$F$1]*[.G9]+4" office:value-type="float" office:value="10.8">
            <text:p>10.80</text:p>
          </table:table-cell>
          <table:table-cell table:formula="of:=[.J8]+[.K8]*[.$B$1]+0.5*[.L8]*[.$B$1]^2" office:value-type="float" office:value="10.4">
            <text:p>10.40</text:p>
          </table:table-cell>
          <table:table-cell table:formula="of:=[.K8]+[.L8]*[.$B$1]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13" table:formula="of:=[.$F$1]*[.K9]+4" office:value-type="float" office:value="10">
            <text:p>10</text:p>
          </table:table-cell>
        </table:table-row>
        <table:table-row table:style-name="ro4">
          <table:table-cell table:formula="of:=[.A9]+[.$B$1]" office:value-type="float" office:value="1">
            <text:p>1</text:p>
          </table:table-cell>
          <table:table-cell table:formula="of:=[.B9]+[.C9]*[.$B$1]+0.5*[.D9]*[.$B$1]^2" office:value-type="float" office:value="3.18">
            <text:p>3.18</text:p>
          </table:table-cell>
          <table:table-cell table:formula="of:=[.C9]+[.D9]*[.$B$1]" office:value-type="float" office:value="3.6">
            <text:p>3.60</text:p>
          </table:table-cell>
          <table:table-cell table:formula="of:=IF([.$F$1]=1;[.F9]-[.B9]-[.C9]*[.$H$1];IF([.$F$1]=2;[.F8]-[.B8]-[.C8]*[.$H$1];IF([.$F$1]=3;[.F7]-[.B7]-[.C7]*[.$H$1];0)))" office:value-type="float" office:value="0.799999999999998">
            <text:p>0.80</text:p>
          </table:table-cell>
          <table:table-cell table:formula="of:=[.$F$1]*[.C10]+4" office:value-type="float" office:value="11.2">
            <text:p>11.20</text:p>
          </table:table-cell>
          <table:table-cell table:formula="of:=[.F9]+[.G9]*[.$B$1]+0.5*[.H9]*[.$B$1]^2" office:value-type="float" office:value="7.18">
            <text:p>7.18</text:p>
          </table:table-cell>
          <table:table-cell table:formula="of:=[.G9]+[.H9]*[.$B$1]" office:value-type="float" office:value="3.6">
            <text:p>3.60</text:p>
          </table:table-cell>
          <table:table-cell table:formula="of:=IF([.$F$1]=1;[.J9]-[.F9]-[.G9]*[.$H$1];IF([.$F$1]=2;[.J8]-[.F8]-[.G8]*[.$H$1];IF([.$F$1]=3;[.J7]-[.F7]-[.G7]*[.$H$1];0)))" office:value-type="float" office:value="0.78">
            <text:p>0.78</text:p>
          </table:table-cell>
          <table:table-cell table:formula="of:=[.$F$1]*[.G10]+4" office:value-type="float" office:value="11.2">
            <text:p>11.20</text:p>
          </table:table-cell>
          <table:table-cell table:formula="of:=[.J9]+[.K9]*[.$B$1]+0.5*[.L9]*[.$B$1]^2" office:value-type="float" office:value="11">
            <text:p>11.00</text:p>
          </table:table-cell>
          <table:table-cell table:formula="of:=[.K9]+[.L9]*[.$B$1]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13" table:formula="of:=[.$F$1]*[.K10]+4" office:value-type="float" office:value="10">
            <text:p>10</text:p>
          </table:table-cell>
        </table:table-row>
        <table:table-row table:style-name="ro4">
          <table:table-cell table:formula="of:=[.A10]+[.$B$1]" office:value-type="float" office:value="1.2">
            <text:p>1.2</text:p>
          </table:table-cell>
          <table:table-cell table:formula="of:=[.B10]+[.C10]*[.$B$1]+0.5*[.D10]*[.$B$1]^2" office:value-type="float" office:value="3.916">
            <text:p>3.92</text:p>
          </table:table-cell>
          <table:table-cell table:formula="of:=[.C10]+[.D10]*[.$B$1]" office:value-type="float" office:value="3.76">
            <text:p>3.76</text:p>
          </table:table-cell>
          <table:table-cell table:formula="of:=IF([.$F$1]=1;[.F10]-[.B10]-[.C10]*[.$H$1];IF([.$F$1]=2;[.F9]-[.B9]-[.C9]*[.$H$1];IF([.$F$1]=3;[.F8]-[.B8]-[.C8]*[.$H$1];0)))" office:value-type="float" office:value="0.599999999999998">
            <text:p>0.60</text:p>
          </table:table-cell>
          <table:table-cell table:formula="of:=[.$F$1]*[.C11]+4" office:value-type="float" office:value="11.52">
            <text:p>11.52</text:p>
          </table:table-cell>
          <table:table-cell table:formula="of:=[.F10]+[.G10]*[.$B$1]+0.5*[.H10]*[.$B$1]^2" office:value-type="float" office:value="7.9156">
            <text:p>7.92</text:p>
          </table:table-cell>
          <table:table-cell table:formula="of:=[.G10]+[.H10]*[.$B$1]" office:value-type="float" office:value="3.756">
            <text:p>3.76</text:p>
          </table:table-cell>
          <table:table-cell table:formula="of:=IF([.$F$1]=1;[.J10]-[.F10]-[.G10]*[.$H$1];IF([.$F$1]=2;[.J9]-[.F9]-[.G9]*[.$H$1];IF([.$F$1]=3;[.J8]-[.F8]-[.G8]*[.$H$1];0)))" office:value-type="float" office:value="0.52">
            <text:p>0.52</text:p>
          </table:table-cell>
          <table:table-cell table:formula="of:=[.$F$1]*[.G11]+4" office:value-type="float" office:value="11.512">
            <text:p>11.51</text:p>
          </table:table-cell>
          <table:table-cell table:formula="of:=[.J10]+[.K10]*[.$B$1]+0.5*[.L10]*[.$B$1]^2" office:value-type="float" office:value="11.6">
            <text:p>11.60</text:p>
          </table:table-cell>
          <table:table-cell table:formula="of:=[.K10]+[.L10]*[.$B$1]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13" table:formula="of:=[.$F$1]*[.K11]+4" office:value-type="float" office:value="10">
            <text:p>10</text:p>
          </table:table-cell>
        </table:table-row>
        <table:table-row table:style-name="ro4">
          <table:table-cell table:formula="of:=[.A11]+[.$B$1]" office:value-type="float" office:value="1.4">
            <text:p>1.4</text:p>
          </table:table-cell>
          <table:table-cell table:formula="of:=[.B11]+[.C11]*[.$B$1]+0.5*[.D11]*[.$B$1]^2" office:value-type="float" office:value="4.68">
            <text:p>4.68</text:p>
          </table:table-cell>
          <table:table-cell table:formula="of:=[.C11]+[.D11]*[.$B$1]" office:value-type="float" office:value="3.88">
            <text:p>3.88</text:p>
          </table:table-cell>
          <table:table-cell table:formula="of:=IF([.$F$1]=1;[.F11]-[.B11]-[.C11]*[.$H$1];IF([.$F$1]=2;[.F10]-[.B10]-[.C10]*[.$H$1];IF([.$F$1]=3;[.F9]-[.B9]-[.C9]*[.$H$1];0)))" office:value-type="float" office:value="0.399999999999998">
            <text:p>0.40</text:p>
          </table:table-cell>
          <table:table-cell table:formula="of:=[.$F$1]*[.C12]+4" office:value-type="float" office:value="11.76">
            <text:p>11.76</text:p>
          </table:table-cell>
          <table:table-cell table:formula="of:=[.F11]+[.G11]*[.$B$1]+0.5*[.H11]*[.$B$1]^2" office:value-type="float" office:value="8.6772">
            <text:p>8.68</text:p>
          </table:table-cell>
          <table:table-cell table:formula="of:=[.G11]+[.H11]*[.$B$1]" office:value-type="float" office:value="3.86">
            <text:p>3.86</text:p>
          </table:table-cell>
          <table:table-cell table:formula="of:=IF([.$F$1]=1;[.J11]-[.F11]-[.G11]*[.$H$1];IF([.$F$1]=2;[.J10]-[.F10]-[.G10]*[.$H$1];IF([.$F$1]=3;[.J9]-[.F9]-[.G9]*[.$H$1];0)))" office:value-type="float" office:value="0.22">
            <text:p>0.22</text:p>
          </table:table-cell>
          <table:table-cell table:formula="of:=[.$F$1]*[.G12]+4" office:value-type="float" office:value="11.72">
            <text:p>11.72</text:p>
          </table:table-cell>
          <table:table-cell table:formula="of:=[.J11]+[.K11]*[.$B$1]+0.5*[.L11]*[.$B$1]^2" office:value-type="float" office:value="12.2">
            <text:p>12.20</text:p>
          </table:table-cell>
          <table:table-cell table:formula="of:=[.K11]+[.L11]*[.$B$1]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13" table:formula="of:=[.$F$1]*[.K12]+4" office:value-type="float" office:value="10">
            <text:p>10</text:p>
          </table:table-cell>
        </table:table-row>
        <table:table-row table:style-name="ro4">
          <table:table-cell table:formula="of:=[.A12]+[.$B$1]" office:value-type="float" office:value="1.6">
            <text:p>1.6</text:p>
          </table:table-cell>
          <table:table-cell table:formula="of:=[.B12]+[.C12]*[.$B$1]+0.5*[.D12]*[.$B$1]^2" office:value-type="float" office:value="5.464">
            <text:p>5.46</text:p>
          </table:table-cell>
          <table:table-cell table:formula="of:=[.C12]+[.D12]*[.$B$1]" office:value-type="float" office:value="3.96">
            <text:p>3.96</text:p>
          </table:table-cell>
          <table:table-cell table:formula="of:=IF([.$F$1]=1;[.F12]-[.B12]-[.C12]*[.$H$1];IF([.$F$1]=2;[.F11]-[.B11]-[.C11]*[.$H$1];IF([.$F$1]=3;[.F10]-[.B10]-[.C10]*[.$H$1];0)))" office:value-type="float" office:value="0.239599999999999">
            <text:p>0.24</text:p>
          </table:table-cell>
          <table:table-cell table:formula="of:=[.$F$1]*[.C13]+4" office:value-type="float" office:value="11.92">
            <text:p>11.92</text:p>
          </table:table-cell>
          <table:table-cell table:formula="of:=[.F12]+[.G12]*[.$B$1]+0.5*[.H12]*[.$B$1]^2" office:value-type="float" office:value="9.4536">
            <text:p>9.45</text:p>
          </table:table-cell>
          <table:table-cell table:formula="of:=[.G12]+[.H12]*[.$B$1]" office:value-type="float" office:value="3.904">
            <text:p>3.90</text:p>
          </table:table-cell>
          <table:table-cell table:formula="of:=IF([.$F$1]=1;[.J12]-[.F12]-[.G12]*[.$H$1];IF([.$F$1]=2;[.J11]-[.F11]-[.G11]*[.$H$1];IF([.$F$1]=3;[.J10]-[.F10]-[.G10]*[.$H$1];0)))" office:value-type="float" office:value="-0.0716000000000014">
            <text:p>-0.07</text:p>
          </table:table-cell>
          <table:table-cell table:formula="of:=[.$F$1]*[.G13]+4" office:value-type="float" office:value="11.808">
            <text:p>11.81</text:p>
          </table:table-cell>
          <table:table-cell table:formula="of:=[.J12]+[.K12]*[.$B$1]+0.5*[.L12]*[.$B$1]^2" office:value-type="float" office:value="12.8">
            <text:p>12.80</text:p>
          </table:table-cell>
          <table:table-cell table:formula="of:=[.K12]+[.L12]*[.$B$1]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13" table:formula="of:=[.$F$1]*[.K13]+4" office:value-type="float" office:value="10">
            <text:p>10</text:p>
          </table:table-cell>
        </table:table-row>
        <table:table-row table:style-name="ro4">
          <table:table-cell table:formula="of:=[.A13]+[.$B$1]" office:value-type="float" office:value="1.8">
            <text:p>1.8</text:p>
          </table:table-cell>
          <table:table-cell table:formula="of:=[.B13]+[.C13]*[.$B$1]+0.5*[.D13]*[.$B$1]^2" office:value-type="float" office:value="6.260792">
            <text:p>6.26</text:p>
          </table:table-cell>
          <table:table-cell table:formula="of:=[.C13]+[.D13]*[.$B$1]" office:value-type="float" office:value="4.00792">
            <text:p>4.01</text:p>
          </table:table-cell>
          <table:table-cell table:formula="of:=IF([.$F$1]=1;[.F13]-[.B13]-[.C13]*[.$H$1];IF([.$F$1]=2;[.F12]-[.B12]-[.C12]*[.$H$1];IF([.$F$1]=3;[.F11]-[.B11]-[.C11]*[.$H$1];0)))" office:value-type="float" office:value="0.1172">
            <text:p>0.12</text:p>
          </table:table-cell>
          <table:table-cell table:formula="of:=[.$F$1]*[.C14]+4" office:value-type="float" office:value="12.01584">
            <text:p>12.02</text:p>
          </table:table-cell>
          <table:table-cell table:formula="of:=[.F13]+[.G13]*[.$B$1]+0.5*[.H13]*[.$B$1]^2" office:value-type="float" office:value="10.232968">
            <text:p>10.23</text:p>
          </table:table-cell>
          <table:table-cell table:formula="of:=[.G13]+[.H13]*[.$B$1]" office:value-type="float" office:value="3.88968">
            <text:p>3.89</text:p>
          </table:table-cell>
          <table:table-cell table:formula="of:=IF([.$F$1]=1;[.J13]-[.F13]-[.G13]*[.$H$1];IF([.$F$1]=2;[.J12]-[.F12]-[.G12]*[.$H$1];IF([.$F$1]=3;[.J11]-[.F11]-[.G11]*[.$H$1];0)))" office:value-type="float" office:value="-0.337200000000002">
            <text:p>-0.34</text:p>
          </table:table-cell>
          <table:table-cell table:formula="of:=[.$F$1]*[.G14]+4" office:value-type="float" office:value="11.77936">
            <text:p>11.78</text:p>
          </table:table-cell>
          <table:table-cell table:formula="of:=[.J13]+[.K13]*[.$B$1]+0.5*[.L13]*[.$B$1]^2" office:value-type="float" office:value="13.4">
            <text:p>13.40</text:p>
          </table:table-cell>
          <table:table-cell table:formula="of:=[.K13]+[.L13]*[.$B$1]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13" table:formula="of:=[.$F$1]*[.K14]+4" office:value-type="float" office:value="10">
            <text:p>10</text:p>
          </table:table-cell>
        </table:table-row>
        <table:table-row table:style-name="ro4">
          <table:table-cell table:formula="of:=[.A14]+[.$B$1]" office:value-type="float" office:value="2">
            <text:p>2</text:p>
          </table:table-cell>
          <table:table-cell table:formula="of:=[.B14]+[.C14]*[.$B$1]+0.5*[.D14]*[.$B$1]^2" office:value-type="float" office:value="7.06472">
            <text:p>7.06</text:p>
          </table:table-cell>
          <table:table-cell table:formula="of:=[.C14]+[.D14]*[.$B$1]" office:value-type="float" office:value="4.03136">
            <text:p>4.03</text:p>
          </table:table-cell>
          <table:table-cell table:formula="of:=IF([.$F$1]=1;[.F14]-[.B14]-[.C14]*[.$H$1];IF([.$F$1]=2;[.F13]-[.B13]-[.C13]*[.$H$1];IF([.$F$1]=3;[.F12]-[.B12]-[.C12]*[.$H$1];0)))" office:value-type="float" office:value="0.0296000000000016">
            <text:p>0.03</text:p>
          </table:table-cell>
          <table:table-cell table:formula="of:=[.$F$1]*[.C15]+4" office:value-type="float" office:value="12.06272">
            <text:p>12.06</text:p>
          </table:table-cell>
          <table:table-cell table:formula="of:=[.F14]+[.G14]*[.$B$1]+0.5*[.H14]*[.$B$1]^2" office:value-type="float" office:value="11.00416">
            <text:p>11.00</text:p>
          </table:table-cell>
          <table:table-cell table:formula="of:=[.G14]+[.H14]*[.$B$1]" office:value-type="float" office:value="3.82224">
            <text:p>3.82</text:p>
          </table:table-cell>
          <table:table-cell table:formula="of:=IF([.$F$1]=1;[.J14]-[.F14]-[.G14]*[.$H$1];IF([.$F$1]=2;[.J13]-[.F13]-[.G13]*[.$H$1];IF([.$F$1]=3;[.J12]-[.F12]-[.G12]*[.$H$1];0)))" office:value-type="float" office:value="-0.557600000000003">
            <text:p>-0.56</text:p>
          </table:table-cell>
          <table:table-cell table:formula="of:=[.$F$1]*[.G15]+4" office:value-type="float" office:value="11.64448">
            <text:p>11.64</text:p>
          </table:table-cell>
          <table:table-cell table:formula="of:=[.J14]+[.K14]*[.$B$1]+0.5*[.L14]*[.$B$1]^2" office:value-type="float" office:value="14">
            <text:p>14.00</text:p>
          </table:table-cell>
          <table:table-cell table:formula="of:=[.K14]+[.L14]*[.$B$1]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13" table:formula="of:=[.$F$1]*[.K15]+4" office:value-type="float" office:value="10">
            <text:p>10</text:p>
          </table:table-cell>
        </table:table-row>
        <table:table-row table:style-name="ro4">
          <table:table-cell table:formula="of:=[.A15]+[.$B$1]" office:value-type="float" office:value="2.2">
            <text:p>2.2</text:p>
          </table:table-cell>
          <table:table-cell table:formula="of:=[.B15]+[.C15]*[.$B$1]+0.5*[.D15]*[.$B$1]^2" office:value-type="float" office:value="7.871584">
            <text:p>7.87</text:p>
          </table:table-cell>
          <table:table-cell table:formula="of:=[.C15]+[.D15]*[.$B$1]" office:value-type="float" office:value="4.03728">
            <text:p>4.04</text:p>
          </table:table-cell>
          <table:table-cell table:formula="of:=IF([.$F$1]=1;[.F15]-[.B15]-[.C15]*[.$H$1];IF([.$F$1]=2;[.F14]-[.B14]-[.C14]*[.$H$1];IF([.$F$1]=3;[.F13]-[.B13]-[.C13]*[.$H$1];0)))" office:value-type="float" office:value="-0.0357439999999967">
            <text:p>-0.04</text:p>
          </table:table-cell>
          <table:table-cell table:formula="of:=[.$F$1]*[.C16]+4" office:value-type="float" office:value="12.07456">
            <text:p>12.07</text:p>
          </table:table-cell>
          <table:table-cell table:formula="of:=[.F15]+[.G15]*[.$B$1]+0.5*[.H15]*[.$B$1]^2" office:value-type="float" office:value="11.757456">
            <text:p>11.76</text:p>
          </table:table-cell>
          <table:table-cell table:formula="of:=[.G15]+[.H15]*[.$B$1]" office:value-type="float" office:value="3.71072">
            <text:p>3.71</text:p>
          </table:table-cell>
          <table:table-cell table:formula="of:=IF([.$F$1]=1;[.J15]-[.F15]-[.G15]*[.$H$1];IF([.$F$1]=2;[.J14]-[.F14]-[.G14]*[.$H$1];IF([.$F$1]=3;[.J13]-[.F13]-[.G13]*[.$H$1];0)))" office:value-type="float" office:value="-0.722648000000005">
            <text:p>-0.72</text:p>
          </table:table-cell>
          <table:table-cell table:formula="of:=[.$F$1]*[.G16]+4" office:value-type="float" office:value="11.42144">
            <text:p>11.42</text:p>
          </table:table-cell>
          <table:table-cell table:formula="of:=[.J15]+[.K15]*[.$B$1]+0.5*[.L15]*[.$B$1]^2" office:value-type="float" office:value="14.6">
            <text:p>14.60</text:p>
          </table:table-cell>
          <table:table-cell table:formula="of:=[.K15]+[.L15]*[.$B$1]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13" table:formula="of:=[.$F$1]*[.K16]+4" office:value-type="float" office:value="10">
            <text:p>10</text:p>
          </table:table-cell>
        </table:table-row>
        <table:table-row table:style-name="ro4">
          <table:table-cell table:formula="of:=[.A16]+[.$B$1]" office:value-type="float" office:value="2.4">
            <text:p>2.4</text:p>
          </table:table-cell>
          <table:table-cell table:formula="of:=[.B16]+[.C16]*[.$B$1]+0.5*[.D16]*[.$B$1]^2" office:value-type="float" office:value="8.67832512">
            <text:p>8.68</text:p>
          </table:table-cell>
          <table:table-cell table:formula="of:=[.C16]+[.D16]*[.$B$1]" office:value-type="float" office:value="4.0301312">
            <text:p>4.03</text:p>
          </table:table-cell>
          <table:table-cell table:formula="of:=IF([.$F$1]=1;[.F16]-[.B16]-[.C16]*[.$H$1];IF([.$F$1]=2;[.F15]-[.B15]-[.C15]*[.$H$1];IF([.$F$1]=3;[.F14]-[.B14]-[.C14]*[.$H$1];0)))" office:value-type="float" office:value="-0.0919199999999956">
            <text:p>-0.09</text:p>
          </table:table-cell>
          <table:table-cell table:formula="of:=[.$F$1]*[.C17]+4" office:value-type="float" office:value="12.0602624">
            <text:p>12.06</text:p>
          </table:table-cell>
          <table:table-cell table:formula="of:=[.F16]+[.G16]*[.$B$1]+0.5*[.H16]*[.$B$1]^2" office:value-type="float" office:value="12.48514704">
            <text:p>12.49</text:p>
          </table:table-cell>
          <table:table-cell table:formula="of:=[.G16]+[.H16]*[.$B$1]" office:value-type="float" office:value="3.5661904">
            <text:p>3.57</text:p>
          </table:table-cell>
          <table:table-cell table:formula="of:=IF([.$F$1]=1;[.J16]-[.F16]-[.G16]*[.$H$1];IF([.$F$1]=2;[.J15]-[.F15]-[.G15]*[.$H$1];IF([.$F$1]=3;[.J14]-[.F14]-[.G14]*[.$H$1];0)))" office:value-type="float" office:value="-0.826400000000006">
            <text:p>-0.83</text:p>
          </table:table-cell>
          <table:table-cell table:formula="of:=[.$F$1]*[.G17]+4" office:value-type="float" office:value="11.1323808">
            <text:p>11.13</text:p>
          </table:table-cell>
          <table:table-cell table:formula="of:=[.J16]+[.K16]*[.$B$1]+0.5*[.L16]*[.$B$1]^2" office:value-type="float" office:value="15.2">
            <text:p>15.20</text:p>
          </table:table-cell>
          <table:table-cell table:formula="of:=[.K16]+[.L16]*[.$B$1]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13" table:formula="of:=[.$F$1]*[.K17]+4" office:value-type="float" office:value="10">
            <text:p>10</text:p>
          </table:table-cell>
        </table:table-row>
        <table:table-row table:style-name="ro4">
          <table:table-cell table:formula="of:=[.A17]+[.$B$1]" office:value-type="float" office:value="2.6">
            <text:p>2.6</text:p>
          </table:table-cell>
          <table:table-cell table:formula="of:=[.B17]+[.C17]*[.$B$1]+0.5*[.D17]*[.$B$1]^2" office:value-type="float" office:value="9.48251296">
            <text:p>9.48</text:p>
          </table:table-cell>
          <table:table-cell table:formula="of:=[.C17]+[.D17]*[.$B$1]" office:value-type="float" office:value="4.0117472">
            <text:p>4.01</text:p>
          </table:table-cell>
          <table:table-cell table:formula="of:=IF([.$F$1]=1;[.F17]-[.B17]-[.C17]*[.$H$1];IF([.$F$1]=2;[.F16]-[.B16]-[.C16]*[.$H$1];IF([.$F$1]=3;[.F15]-[.B15]-[.C15]*[.$H$1];0)))" office:value-type="float" office:value="-0.151407999999997">
            <text:p>-0.15</text:p>
          </table:table-cell>
          <table:table-cell table:formula="of:=[.$F$1]*[.C18]+4" office:value-type="float" office:value="12.0234944">
            <text:p>12.02</text:p>
          </table:table-cell>
          <table:table-cell table:formula="of:=[.F17]+[.G17]*[.$B$1]+0.5*[.H17]*[.$B$1]^2" office:value-type="float" office:value="13.18185712">
            <text:p>13.18</text:p>
          </table:table-cell>
          <table:table-cell table:formula="of:=[.G17]+[.H17]*[.$B$1]" office:value-type="float" office:value="3.4009104">
            <text:p>3.40</text:p>
          </table:table-cell>
          <table:table-cell table:formula="of:=IF([.$F$1]=1;[.J17]-[.F17]-[.G17]*[.$H$1];IF([.$F$1]=2;[.J16]-[.F16]-[.G16]*[.$H$1];IF([.$F$1]=3;[.J15]-[.F15]-[.G15]*[.$H$1];0)))" office:value-type="float" office:value="-0.868176000000005">
            <text:p>-0.87</text:p>
          </table:table-cell>
          <table:table-cell table:formula="of:=[.$F$1]*[.G18]+4" office:value-type="float" office:value="10.8018208">
            <text:p>10.80</text:p>
          </table:table-cell>
          <table:table-cell table:formula="of:=[.J17]+[.K17]*[.$B$1]+0.5*[.L17]*[.$B$1]^2" office:value-type="float" office:value="15.8">
            <text:p>15.80</text:p>
          </table:table-cell>
          <table:table-cell table:formula="of:=[.K17]+[.L17]*[.$B$1]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13" table:formula="of:=[.$F$1]*[.K18]+4" office:value-type="float" office:value="10">
            <text:p>10</text:p>
          </table:table-cell>
        </table:table-row>
        <table:table-row table:style-name="ro4">
          <table:table-cell table:formula="of:=[.A18]+[.$B$1]" office:value-type="float" office:value="2.8">
            <text:p>2.8</text:p>
          </table:table-cell>
          <table:table-cell table:formula="of:=[.B18]+[.C18]*[.$B$1]+0.5*[.D18]*[.$B$1]^2" office:value-type="float" office:value="10.28183424">
            <text:p>10.28</text:p>
          </table:table-cell>
          <table:table-cell table:formula="of:=[.C18]+[.D18]*[.$B$1]" office:value-type="float" office:value="3.9814656">
            <text:p>3.98</text:p>
          </table:table-cell>
          <table:table-cell table:formula="of:=IF([.$F$1]=1;[.F18]-[.B18]-[.C18]*[.$H$1];IF([.$F$1]=2;[.F17]-[.B17]-[.C17]*[.$H$1];IF([.$F$1]=3;[.F16]-[.B16]-[.C16]*[.$H$1];0)))" office:value-type="float" office:value="-0.223309279999997">
            <text:p>-0.22</text:p>
          </table:table-cell>
          <table:table-cell table:formula="of:=[.$F$1]*[.C19]+4" office:value-type="float" office:value="11.9629312">
            <text:p>11.96</text:p>
          </table:table-cell>
          <table:table-cell table:formula="of:=[.F18]+[.G18]*[.$B$1]+0.5*[.H18]*[.$B$1]^2" office:value-type="float" office:value="13.84467568">
            <text:p>13.84</text:p>
          </table:table-cell>
          <table:table-cell table:formula="of:=[.G18]+[.H18]*[.$B$1]" office:value-type="float" office:value="3.2272752">
            <text:p>3.23</text:p>
          </table:table-cell>
          <table:table-cell table:formula="of:=IF([.$F$1]=1;[.J18]-[.F18]-[.G18]*[.$H$1];IF([.$F$1]=2;[.J17]-[.F17]-[.G17]*[.$H$1];IF([.$F$1]=3;[.J16]-[.F16]-[.G16]*[.$H$1];0)))" office:value-type="float" office:value="-0.851337440000004">
            <text:p>-0.85</text:p>
          </table:table-cell>
          <table:table-cell table:formula="of:=[.$F$1]*[.G19]+4" office:value-type="float" office:value="10.4545504">
            <text:p>10.45</text:p>
          </table:table-cell>
          <table:table-cell table:formula="of:=[.J18]+[.K18]*[.$B$1]+0.5*[.L18]*[.$B$1]^2" office:value-type="float" office:value="16.4">
            <text:p>16.40</text:p>
          </table:table-cell>
          <table:table-cell table:formula="of:=[.K18]+[.L18]*[.$B$1]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13" table:formula="of:=[.$F$1]*[.K19]+4" office:value-type="float" office:value="10">
            <text:p>10</text:p>
          </table:table-cell>
        </table:table-row>
        <table:table-row table:style-name="ro4">
          <table:table-cell table:formula="of:=[.A19]+[.$B$1]" office:value-type="float" office:value="3">
            <text:p>3</text:p>
          </table:table-cell>
          <table:table-cell table:formula="of:=[.B19]+[.C19]*[.$B$1]+0.5*[.D19]*[.$B$1]^2" office:value-type="float" office:value="11.0736611744">
            <text:p>11.07</text:p>
          </table:table-cell>
          <table:table-cell table:formula="of:=[.C19]+[.D19]*[.$B$1]" office:value-type="float" office:value="3.936803744">
            <text:p>3.94</text:p>
          </table:table-cell>
          <table:table-cell table:formula="of:=IF([.$F$1]=1;[.F19]-[.B19]-[.C19]*[.$H$1];IF([.$F$1]=2;[.F18]-[.B18]-[.C18]*[.$H$1];IF([.$F$1]=3;[.F17]-[.B17]-[.C17]*[.$H$1];0)))" office:value-type="float" office:value="-0.312403039999998">
            <text:p>-0.31</text:p>
          </table:table-cell>
          <table:table-cell table:formula="of:=[.$F$1]*[.C20]+4" office:value-type="float" office:value="11.873607488">
            <text:p>11.87</text:p>
          </table:table-cell>
          <table:table-cell table:formula="of:=[.F19]+[.G19]*[.$B$1]+0.5*[.H19]*[.$B$1]^2" office:value-type="float" office:value="14.4731039712">
            <text:p>14.47</text:p>
          </table:table-cell>
          <table:table-cell table:formula="of:=[.G19]+[.H19]*[.$B$1]" office:value-type="float" office:value="3.057007712">
            <text:p>3.06</text:p>
          </table:table-cell>
          <table:table-cell table:formula="of:=IF([.$F$1]=1;[.J19]-[.F19]-[.G19]*[.$H$1];IF([.$F$1]=2;[.J18]-[.F18]-[.G18]*[.$H$1];IF([.$F$1]=3;[.J17]-[.F17]-[.G17]*[.$H$1];0)))" office:value-type="float" office:value="-0.782767520000002">
            <text:p>-0.78</text:p>
          </table:table-cell>
          <table:table-cell table:formula="of:=[.$F$1]*[.G20]+4" office:value-type="float" office:value="10.114015424">
            <text:p>10.11</text:p>
          </table:table-cell>
          <table:table-cell table:formula="of:=[.J19]+[.K19]*[.$B$1]+0.5*[.L19]*[.$B$1]^2" office:value-type="float" office:value="17">
            <text:p>17.00</text:p>
          </table:table-cell>
          <table:table-cell table:formula="of:=[.K19]+[.L19]*[.$B$1]"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3" table:formula="of:=[.$F$1]*[.K20]+4" office:value-type="float" office:value="10">
            <text:p>10</text:p>
          </table:table-cell>
        </table:table-row>
        <table:table-row table:style-name="ro4">
          <table:table-cell table:formula="of:=[.A20]+[.$B$1]" office:value-type="float" office:value="3.2">
            <text:p>3.2</text:p>
          </table:table-cell>
          <table:table-cell table:formula="of:=[.B20]+[.C20]*[.$B$1]+0.5*[.D20]*[.$B$1]^2" office:value-type="float" office:value="11.8547738624">
            <text:p>11.85</text:p>
          </table:table-cell>
          <table:table-cell table:formula="of:=[.C20]+[.D20]*[.$B$1]" office:value-type="float" office:value="3.874323136">
            <text:p>3.87</text:p>
          </table:table-cell>
          <table:table-cell table:formula="of:=IF([.$F$1]=1;[.F20]-[.B20]-[.C20]*[.$H$1];IF([.$F$1]=2;[.F19]-[.B19]-[.C19]*[.$H$1];IF([.$F$1]=3;[.F18]-[.B18]-[.C18]*[.$H$1];0)))" office:value-type="float" office:value="-0.418624159999999">
            <text:p>-0.42</text:p>
          </table:table-cell>
          <table:table-cell table:formula="of:=[.$F$1]*[.C21]+4" office:value-type="float" office:value="11.748646272">
            <text:p>11.75</text:p>
          </table:table-cell>
          <table:table-cell table:formula="of:=[.F20]+[.G20]*[.$B$1]+0.5*[.H20]*[.$B$1]^2" office:value-type="float" office:value="15.0688501632">
            <text:p>15.07</text:p>
          </table:table-cell>
          <table:table-cell table:formula="of:=[.G20]+[.H20]*[.$B$1]" office:value-type="float" office:value="2.90045420799999">
            <text:p>2.90</text:p>
          </table:table-cell>
          <table:table-cell table:formula="of:=IF([.$F$1]=1;[.J20]-[.F20]-[.G20]*[.$H$1];IF([.$F$1]=2;[.J19]-[.F19]-[.G19]*[.$H$1];IF([.$F$1]=3;[.J18]-[.F18]-[.G18]*[.$H$1];0)))" office:value-type="float" office:value="-0.671950880000001">
            <text:p>-0.67</text:p>
          </table:table-cell>
          <table:table-cell table:formula="of:=[.$F$1]*[.G21]+4" office:value-type="float" office:value="9.80090841599999">
            <text:p>9.80</text:p>
          </table:table-cell>
          <table:table-cell table:formula="of:=[.J20]+[.K20]*[.$B$1]+0.5*[.L20]*[.$B$1]^2" office:value-type="float" office:value="17.6">
            <text:p>17.60</text:p>
          </table:table-cell>
          <table:table-cell table:formula="of:=[.K20]+[.L20]*[.$B$1]"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3" table:formula="of:=[.$F$1]*[.K21]+4" office:value-type="float" office:value="10">
            <text:p>10</text:p>
          </table:table-cell>
        </table:table-row>
        <table:table-row table:style-name="ro4">
          <table:table-cell table:formula="of:=[.A21]+[.$B$1]" office:value-type="float" office:value="3.4">
            <text:p>3.4</text:p>
          </table:table-cell>
          <table:table-cell table:formula="of:=[.B21]+[.C21]*[.$B$1]+0.5*[.D21]*[.$B$1]^2" office:value-type="float" office:value="12.6212660064">
            <text:p>12.62</text:p>
          </table:table-cell>
          <table:table-cell table:formula="of:=[.C21]+[.D21]*[.$B$1]" office:value-type="float" office:value="3.790598304">
            <text:p>3.79</text:p>
          </table:table-cell>
          <table:table-cell table:formula="of:=IF([.$F$1]=1;[.F21]-[.B21]-[.C21]*[.$H$1];IF([.$F$1]=2;[.F20]-[.B20]-[.C20]*[.$H$1];IF([.$F$1]=3;[.F19]-[.B19]-[.C19]*[.$H$1];0)))" office:value-type="float" office:value="-0.537360947199999">
            <text:p>-0.54</text:p>
          </table:table-cell>
          <table:table-cell table:formula="of:=[.$F$1]*[.C22]+4" office:value-type="float" office:value="11.581196608">
            <text:p>11.58</text:p>
          </table:table-cell>
          <table:table-cell table:formula="of:=[.F21]+[.G21]*[.$B$1]+0.5*[.H21]*[.$B$1]^2" office:value-type="float" office:value="15.6355019872">
            <text:p>15.64</text:p>
          </table:table-cell>
          <table:table-cell table:formula="of:=[.G21]+[.H21]*[.$B$1]" office:value-type="float" office:value="2.76606403199999">
            <text:p>2.77</text:p>
          </table:table-cell>
          <table:table-cell table:formula="of:=IF([.$F$1]=1;[.J21]-[.F21]-[.G21]*[.$H$1];IF([.$F$1]=2;[.J20]-[.F20]-[.G20]*[.$H$1];IF([.$F$1]=3;[.J19]-[.F19]-[.G19]*[.$H$1];0)))" office:value-type="float" office:value="-0.530111683199999">
            <text:p>-0.53</text:p>
          </table:table-cell>
          <table:table-cell table:formula="of:=[.$F$1]*[.G22]+4" office:value-type="float" office:value="9.53212806399999">
            <text:p>9.53</text:p>
          </table:table-cell>
          <table:table-cell table:formula="of:=[.J21]+[.K21]*[.$B$1]+0.5*[.L21]*[.$B$1]^2" office:value-type="float" office:value="18.2">
            <text:p>18.20</text:p>
          </table:table-cell>
          <table:table-cell table:formula="of:=[.K21]+[.L21]*[.$B$1]"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3" table:formula="of:=[.$F$1]*[.K22]+4" office:value-type="float" office:value="10">
            <text:p>10</text:p>
          </table:table-cell>
        </table:table-row>
        <table:table-row table:style-name="ro4">
          <table:table-cell table:formula="of:=[.A22]+[.$B$1]" office:value-type="float" office:value="3.6">
            <text:p>3.6</text:p>
          </table:table-cell>
          <table:table-cell table:formula="of:=[.B22]+[.C22]*[.$B$1]+0.5*[.D22]*[.$B$1]^2" office:value-type="float" office:value="13.368638448256">
            <text:p>13.37</text:p>
          </table:table-cell>
          <table:table-cell table:formula="of:=[.C22]+[.D22]*[.$B$1]" office:value-type="float" office:value="3.68312611456">
            <text:p>3.68</text:p>
          </table:table-cell>
          <table:table-cell table:formula="of:=IF([.$F$1]=1;[.F22]-[.B22]-[.C22]*[.$H$1];IF([.$F$1]=2;[.F21]-[.B21]-[.C21]*[.$H$1];IF([.$F$1]=3;[.F20]-[.B20]-[.C20]*[.$H$1];0)))" office:value-type="float" office:value="-0.6602468352">
            <text:p>-0.66</text:p>
          </table:table-cell>
          <table:table-cell table:formula="of:=[.$F$1]*[.C23]+4" office:value-type="float" office:value="11.36625222912">
            <text:p>11.37</text:p>
          </table:table-cell>
          <table:table-cell table:formula="of:=[.F22]+[.G22]*[.$B$1]+0.5*[.H22]*[.$B$1]^2" office:value-type="float" office:value="16.178112559936">
            <text:p>16.18</text:p>
          </table:table-cell>
          <table:table-cell table:formula="of:=[.G22]+[.H22]*[.$B$1]" office:value-type="float" office:value="2.66004169535999">
            <text:p>2.66</text:p>
          </table:table-cell>
          <table:table-cell table:formula="of:=IF([.$F$1]=1;[.J22]-[.F22]-[.G22]*[.$H$1];IF([.$F$1]=2;[.J21]-[.F21]-[.G21]*[.$H$1];IF([.$F$1]=3;[.J20]-[.F20]-[.G20]*[.$H$1];0)))" office:value-type="float" office:value="-0.369304371199997">
            <text:p>-0.37</text:p>
          </table:table-cell>
          <table:table-cell table:formula="of:=[.$F$1]*[.G23]+4" office:value-type="float" office:value="9.32008339071999">
            <text:p>9.32</text:p>
          </table:table-cell>
          <table:table-cell table:formula="of:=[.J22]+[.K22]*[.$B$1]+0.5*[.L22]*[.$B$1]^2" office:value-type="float" office:value="18.8">
            <text:p>18.80</text:p>
          </table:table-cell>
          <table:table-cell table:formula="of:=[.K22]+[.L22]*[.$B$1]"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3" table:formula="of:=[.$F$1]*[.K23]+4" office:value-type="float" office:value="10">
            <text:p>10</text:p>
          </table:table-cell>
        </table:table-row>
        <table:table-row table:style-name="ro4">
          <table:table-cell table:formula="of:=[.A23]+[.$B$1]" office:value-type="float" office:value="3.8">
            <text:p>3.8</text:p>
          </table:table-cell>
          <table:table-cell table:formula="of:=[.B23]+[.C23]*[.$B$1]+0.5*[.D23]*[.$B$1]^2" office:value-type="float" office:value="14.092058734464">
            <text:p>14.09</text:p>
          </table:table-cell>
          <table:table-cell table:formula="of:=[.C23]+[.D23]*[.$B$1]" office:value-type="float" office:value="3.55107674752">
            <text:p>3.55</text:p>
          </table:table-cell>
          <table:table-cell table:formula="of:=IF([.$F$1]=1;[.F23]-[.B23]-[.C23]*[.$H$1];IF([.$F$1]=2;[.F22]-[.B22]-[.C22]*[.$H$1];IF([.$F$1]=3;[.F21]-[.B21]-[.C21]*[.$H$1];0)))" office:value-type="float" office:value="-0.7763623232">
            <text:p>-0.78</text:p>
          </table:table-cell>
          <table:table-cell table:formula="of:=[.$F$1]*[.C24]+4" office:value-type="float" office:value="11.10215349504">
            <text:p>11.10</text:p>
          </table:table-cell>
          <table:table-cell table:formula="of:=[.F23]+[.G23]*[.$B$1]+0.5*[.H23]*[.$B$1]^2" office:value-type="float" office:value="16.702734811584">
            <text:p>16.70</text:p>
          </table:table-cell>
          <table:table-cell table:formula="of:=[.G23]+[.H23]*[.$B$1]" office:value-type="float" office:value="2.58618082112">
            <text:p>2.59</text:p>
          </table:table-cell>
          <table:table-cell table:formula="of:=IF([.$F$1]=1;[.J23]-[.F23]-[.G23]*[.$H$1];IF([.$F$1]=2;[.J22]-[.F22]-[.G22]*[.$H$1];IF([.$F$1]=3;[.J21]-[.F21]-[.G21]*[.$H$1];0)))" office:value-type="float" office:value="-0.201566019199995">
            <text:p>-0.20</text:p>
          </table:table-cell>
          <table:table-cell table:formula="of:=[.$F$1]*[.G24]+4" office:value-type="float" office:value="9.17236164223999">
            <text:p>9.17</text:p>
          </table:table-cell>
          <table:table-cell table:formula="of:=[.J23]+[.K23]*[.$B$1]+0.5*[.L23]*[.$B$1]^2" office:value-type="float" office:value="19.4">
            <text:p>19.40</text:p>
          </table:table-cell>
          <table:table-cell table:formula="of:=[.K23]+[.L23]*[.$B$1]"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3" table:formula="of:=[.$F$1]*[.K24]+4" office:value-type="float" office:value="10">
            <text:p>10</text:p>
          </table:table-cell>
        </table:table-row>
        <table:table-row table:style-name="ro4">
          <table:table-cell table:formula="of:=[.A24]+[.$B$1]" office:value-type="float" office:value="4">
            <text:p>4</text:p>
          </table:table-cell>
          <table:table-cell table:formula="of:=[.B24]+[.C24]*[.$B$1]+0.5*[.D24]*[.$B$1]^2" office:value-type="float" office:value="14.786746837504">
            <text:p>14.79</text:p>
          </table:table-cell>
          <table:table-cell table:formula="of:=[.C24]+[.D24]*[.$B$1]" office:value-type="float" office:value="3.39580428288">
            <text:p>3.40</text:p>
          </table:table-cell>
          <table:table-cell table:formula="of:=IF([.$F$1]=1;[.F24]-[.B24]-[.C24]*[.$H$1];IF([.$F$1]=2;[.F23]-[.B23]-[.C23]*[.$H$1];IF([.$F$1]=3;[.F22]-[.B22]-[.C22]*[.$H$1];0)))" office:value-type="float" office:value="-0.87365200288">
            <text:p>-0.87</text:p>
          </table:table-cell>
          <table:table-cell table:formula="of:=[.$F$1]*[.C25]+4" office:value-type="float" office:value="10.79160856576">
            <text:p>10.79</text:p>
          </table:table-cell>
          <table:table-cell table:formula="of:=[.F24]+[.G24]*[.$B$1]+0.5*[.H24]*[.$B$1]^2" office:value-type="float" office:value="17.215939655424">
            <text:p>17.22</text:p>
          </table:table-cell>
          <table:table-cell table:formula="of:=[.G24]+[.H24]*[.$B$1]" office:value-type="float" office:value="2.54586761728">
            <text:p>2.55</text:p>
          </table:table-cell>
          <table:table-cell table:formula="of:=IF([.$F$1]=1;[.J24]-[.F24]-[.G24]*[.$H$1];IF([.$F$1]=2;[.J23]-[.F23]-[.G23]*[.$H$1];IF([.$F$1]=3;[.J22]-[.F22]-[.G22]*[.$H$1];0)))" office:value-type="float" office:value="-0.0381542552959946">
            <text:p>-0.04</text:p>
          </table:table-cell>
          <table:table-cell table:formula="of:=[.$F$1]*[.G25]+4" office:value-type="float" office:value="9.09173523455999">
            <text:p>9.09</text:p>
          </table:table-cell>
          <table:table-cell table:formula="of:=[.J24]+[.K24]*[.$B$1]+0.5*[.L24]*[.$B$1]^2" office:value-type="float" office:value="20">
            <text:p>20.00</text:p>
          </table:table-cell>
          <table:table-cell table:formula="of:=[.K24]+[.L24]*[.$B$1]"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3" table:formula="of:=[.$F$1]*[.K25]+4" office:value-type="float" office:value="10">
            <text:p>10</text:p>
          </table:table-cell>
        </table:table-row>
        <table:table-row table:style-name="ro4">
          <table:table-cell table:formula="of:=[.A25]+[.$B$1]" office:value-type="float" office:value="4.2">
            <text:p>4.2</text:p>
          </table:table-cell>
          <table:table-cell table:formula="of:=[.B25]+[.C25]*[.$B$1]+0.5*[.D25]*[.$B$1]^2" office:value-type="float" office:value="15.4484346540224">
            <text:p>15.45</text:p>
          </table:table-cell>
          <table:table-cell table:formula="of:=[.C25]+[.D25]*[.$B$1]" office:value-type="float" office:value="3.221073882304">
            <text:p>3.22</text:p>
          </table:table-cell>
          <table:table-cell table:formula="of:=IF([.$F$1]=1;[.F25]-[.B25]-[.C25]*[.$H$1];IF([.$F$1]=2;[.F24]-[.B24]-[.C24]*[.$H$1];IF([.$F$1]=3;[.F23]-[.B23]-[.C23]*[.$H$1];0)))" office:value-type="float" office:value="-0.9404006704">
            <text:p>-0.94</text:p>
          </table:table-cell>
          <table:table-cell table:formula="of:=[.$F$1]*[.C26]+4" office:value-type="float" office:value="10.442147764608">
            <text:p>10.44</text:p>
          </table:table-cell>
          <table:table-cell table:formula="of:=[.F25]+[.G25]*[.$B$1]+0.5*[.H25]*[.$B$1]^2" office:value-type="float" office:value="17.7243500937741">
            <text:p>17.72</text:p>
          </table:table-cell>
          <table:table-cell table:formula="of:=[.G25]+[.H25]*[.$B$1]" office:value-type="float" office:value="2.5382367662208">
            <text:p>2.54</text:p>
          </table:table-cell>
          <table:table-cell table:formula="of:=IF([.$F$1]=1;[.J25]-[.F25]-[.G25]*[.$H$1];IF([.$F$1]=2;[.J24]-[.F24]-[.G24]*[.$H$1];IF([.$F$1]=3;[.J23]-[.F23]-[.G23]*[.$H$1];0)))" office:value-type="float" office:value="0.111084367296005">
            <text:p>0.11</text:p>
          </table:table-cell>
          <table:table-cell table:formula="of:=[.$F$1]*[.G26]+4" office:value-type="float" office:value="9.0764735324416">
            <text:p>9.08</text:p>
          </table:table-cell>
          <table:table-cell table:formula="of:=[.J25]+[.K25]*[.$B$1]+0.5*[.L25]*[.$B$1]^2" office:value-type="float" office:value="20.6">
            <text:p>20.60</text:p>
          </table:table-cell>
          <table:table-cell table:formula="of:=[.K25]+[.L25]*[.$B$1]"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3" table:formula="of:=[.$F$1]*[.K26]+4" office:value-type="float" office:value="10">
            <text:p>10</text:p>
          </table:table-cell>
        </table:table-row>
        <table:table-row table:style-name="ro4">
          <table:table-cell table:formula="of:=[.A26]+[.$B$1]" office:value-type="float" office:value="4.4">
            <text:p>4.4</text:p>
          </table:table-cell>
          <table:table-cell table:formula="of:=[.B26]+[.C26]*[.$B$1]+0.5*[.D26]*[.$B$1]^2" office:value-type="float" office:value="16.0738414170752">
            <text:p>16.07</text:p>
          </table:table-cell>
          <table:table-cell table:formula="of:=[.C26]+[.D26]*[.$B$1]" office:value-type="float" office:value="3.032993748224">
            <text:p>3.03</text:p>
          </table:table-cell>
          <table:table-cell table:formula="of:=IF([.$F$1]=1;[.F26]-[.B26]-[.C26]*[.$H$1];IF([.$F$1]=2;[.F25]-[.B25]-[.C25]*[.$H$1];IF([.$F$1]=3;[.F24]-[.B24]-[.C24]*[.$H$1];0)))" office:value-type="float" office:value="-0.966611464960004">
            <text:p>-0.97</text:p>
          </table:table-cell>
          <table:table-cell table:formula="of:=[.$F$1]*[.C27]+4" office:value-type="float" office:value="10.065987496448">
            <text:p>10.07</text:p>
          </table:table-cell>
          <table:table-cell table:formula="of:=[.F26]+[.G26]*[.$B$1]+0.5*[.H26]*[.$B$1]^2" office:value-type="float" office:value="18.2342191343642">
            <text:p>18.23</text:p>
          </table:table-cell>
          <table:table-cell table:formula="of:=[.G26]+[.H26]*[.$B$1]" office:value-type="float" office:value="2.56045363968">
            <text:p>2.56</text:p>
          </table:table-cell>
          <table:table-cell table:formula="of:=IF([.$F$1]=1;[.J26]-[.F26]-[.G26]*[.$H$1];IF([.$F$1]=2;[.J25]-[.F25]-[.G25]*[.$H$1];IF([.$F$1]=3;[.J24]-[.F24]-[.G24]*[.$H$1];0)))" office:value-type="float" office:value="0.238192727296008">
            <text:p>0.24</text:p>
          </table:table-cell>
          <table:table-cell table:formula="of:=[.$F$1]*[.G27]+4" office:value-type="float" office:value="9.12090727936">
            <text:p>9.12</text:p>
          </table:table-cell>
          <table:table-cell table:formula="of:=[.J26]+[.K26]*[.$B$1]+0.5*[.L26]*[.$B$1]^2" office:value-type="float" office:value="21.2">
            <text:p>21.20</text:p>
          </table:table-cell>
          <table:table-cell table:formula="of:=[.K26]+[.L26]*[.$B$1]"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3" table:formula="of:=[.$F$1]*[.K27]+4" office:value-type="float" office:value="10">
            <text:p>10</text:p>
          </table:table-cell>
        </table:table-row>
        <table:table-row table:style-name="ro4">
          <table:table-cell table:formula="of:=[.A27]+[.$B$1]" office:value-type="float" office:value="4.6">
            <text:p>4.6</text:p>
          </table:table-cell>
          <table:table-cell table:formula="of:=[.B27]+[.C27]*[.$B$1]+0.5*[.D27]*[.$B$1]^2" office:value-type="float" office:value="16.6611079374208">
            <text:p>16.66</text:p>
          </table:table-cell>
          <table:table-cell table:formula="of:=[.C27]+[.D27]*[.$B$1]" office:value-type="float" office:value="2.839671455232">
            <text:p>2.84</text:p>
          </table:table-cell>
          <table:table-cell table:formula="of:=IF([.$F$1]=1;[.F27]-[.B27]-[.C27]*[.$H$1];IF([.$F$1]=2;[.F26]-[.B26]-[.C26]*[.$H$1];IF([.$F$1]=3;[.F25]-[.B25]-[.C25]*[.$H$1];0)))" office:value-type="float" office:value="-0.945158442552324">
            <text:p>-0.95</text:p>
          </table:table-cell>
          <table:table-cell table:formula="of:=[.$F$1]*[.C28]+4" office:value-type="float" office:value="9.67934291046401">
            <text:p>9.68</text:p>
          </table:table-cell>
          <table:table-cell table:formula="of:=[.F27]+[.G27]*[.$B$1]+0.5*[.H27]*[.$B$1]^2" office:value-type="float" office:value="18.7510737168461">
            <text:p>18.75</text:p>
          </table:table-cell>
          <table:table-cell table:formula="of:=[.G27]+[.H27]*[.$B$1]" office:value-type="float" office:value="2.6080921851392">
            <text:p>2.61</text:p>
          </table:table-cell>
          <table:table-cell table:formula="of:=IF([.$F$1]=1;[.J27]-[.F27]-[.G27]*[.$H$1];IF([.$F$1]=2;[.J26]-[.F26]-[.G26]*[.$H$1];IF([.$F$1]=3;[.J25]-[.F25]-[.G25]*[.$H$1];0)))" office:value-type="float" office:value="0.337413140005129">
            <text:p>0.34</text:p>
          </table:table-cell>
          <table:table-cell table:formula="of:=[.$F$1]*[.G28]+4" office:value-type="float" office:value="9.2161843702784">
            <text:p>9.22</text:p>
          </table:table-cell>
          <table:table-cell table:formula="of:=[.J27]+[.K27]*[.$B$1]+0.5*[.L27]*[.$B$1]^2" office:value-type="float" office:value="21.8">
            <text:p>21.80</text:p>
          </table:table-cell>
          <table:table-cell table:formula="of:=[.K27]+[.L27]*[.$B$1]"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3" table:formula="of:=[.$F$1]*[.K28]+4" office:value-type="float" office:value="10">
            <text:p>10</text:p>
          </table:table-cell>
        </table:table-row>
        <table:table-row table:style-name="ro4">
          <table:table-cell table:formula="of:=[.A28]+[.$B$1]" office:value-type="float" office:value="4.8">
            <text:p>4.8</text:p>
          </table:table-cell>
          <table:table-cell table:formula="of:=[.B28]+[.C28]*[.$B$1]+0.5*[.D28]*[.$B$1]^2" office:value-type="float" office:value="17.2101390596162">
            <text:p>17.21</text:p>
          </table:table-cell>
          <table:table-cell table:formula="of:=[.C28]+[.D28]*[.$B$1]" office:value-type="float" office:value="2.65063976672154">
            <text:p>2.65</text:p>
          </table:table-cell>
          <table:table-cell table:formula="of:=IF([.$F$1]=1;[.F28]-[.B28]-[.C28]*[.$H$1];IF([.$F$1]=2;[.F27]-[.B27]-[.C27]*[.$H$1];IF([.$F$1]=3;[.F26]-[.B26]-[.C26]*[.$H$1];0)))" office:value-type="float" office:value="-0.872616030935043">
            <text:p>-0.87</text:p>
          </table:table-cell>
          <table:table-cell table:formula="of:=[.$F$1]*[.C29]+4" office:value-type="float" office:value="9.30127953344307">
            <text:p>9.30</text:p>
          </table:table-cell>
          <table:table-cell table:formula="of:=[.F28]+[.G28]*[.$B$1]+0.5*[.H28]*[.$B$1]^2" office:value-type="float" office:value="19.279440416674">
            <text:p>19.28</text:p>
          </table:table-cell>
          <table:table-cell table:formula="of:=[.G28]+[.H28]*[.$B$1]" office:value-type="float" office:value="2.67557481314023">
            <text:p>2.68</text:p>
          </table:table-cell>
          <table:table-cell table:formula="of:=IF([.$F$1]=1;[.J28]-[.F28]-[.G28]*[.$H$1];IF([.$F$1]=2;[.J27]-[.F27]-[.G27]*[.$H$1];IF([.$F$1]=3;[.J26]-[.F26]-[.G26]*[.$H$1];0)))" office:value-type="float" office:value="0.405327225955851">
            <text:p>0.41</text:p>
          </table:table-cell>
          <table:table-cell table:formula="of:=[.$F$1]*[.G29]+4" office:value-type="float" office:value="9.35114962628045">
            <text:p>9.35</text:p>
          </table:table-cell>
          <table:table-cell table:formula="of:=[.J28]+[.K28]*[.$B$1]+0.5*[.L28]*[.$B$1]^2" office:value-type="float" office:value="22.4">
            <text:p>22.40</text:p>
          </table:table-cell>
          <table:table-cell table:formula="of:=[.K28]+[.L28]*[.$B$1]"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3" table:formula="of:=[.$F$1]*[.K29]+4" office:value-type="float" office:value="10">
            <text:p>10</text:p>
          </table:table-cell>
        </table:table-row>
        <table:table-row table:style-name="ro4">
          <table:table-cell table:formula="of:=[.A29]+[.$B$1]" office:value-type="float" office:value="5">
            <text:p>5</text:p>
          </table:table-cell>
          <table:table-cell table:formula="of:=[.B29]+[.C29]*[.$B$1]+0.5*[.D29]*[.$B$1]^2" office:value-type="float" office:value="17.7228146923418">
            <text:p>17.72</text:p>
          </table:table-cell>
          <table:table-cell table:formula="of:=[.C29]+[.D29]*[.$B$1]" office:value-type="float" office:value="2.47611656053453">
            <text:p>2.48</text:p>
          </table:table-cell>
          <table:table-cell table:formula="of:=IF([.$F$1]=1;[.F29]-[.B29]-[.C29]*[.$H$1];IF([.$F$1]=2;[.F28]-[.B28]-[.C28]*[.$H$1];IF([.$F$1]=3;[.F27]-[.B27]-[.C27]*[.$H$1];0)))" office:value-type="float" office:value="-0.749705675806724">
            <text:p>-0.75</text:p>
          </table:table-cell>
          <table:table-cell table:formula="of:=[.$F$1]*[.C30]+4" office:value-type="float" office:value="8.95223312106906">
            <text:p>8.95</text:p>
          </table:table-cell>
          <table:table-cell table:formula="of:=[.F29]+[.G29]*[.$B$1]+0.5*[.H29]*[.$B$1]^2" office:value-type="float" office:value="19.8226619238212">
            <text:p>19.82</text:p>
          </table:table-cell>
          <table:table-cell table:formula="of:=[.G29]+[.H29]*[.$B$1]" office:value-type="float" office:value="2.7566402583314">
            <text:p>2.76</text:p>
          </table:table-cell>
          <table:table-cell table:formula="of:=IF([.$F$1]=1;[.J29]-[.F29]-[.G29]*[.$H$1];IF([.$F$1]=2;[.J28]-[.F28]-[.G28]*[.$H$1];IF([.$F$1]=3;[.J27]-[.F27]-[.G27]*[.$H$1];0)))" office:value-type="float" office:value="0.440834098014731">
            <text:p>0.44</text:p>
          </table:table-cell>
          <table:table-cell table:formula="of:=[.$F$1]*[.G30]+4" office:value-type="float" office:value="9.51328051666279">
            <text:p>9.51</text:p>
          </table:table-cell>
          <table:table-cell table:formula="of:=[.J29]+[.K29]*[.$B$1]+0.5*[.L29]*[.$B$1]^2" office:value-type="float" office:value="23">
            <text:p>23.00</text:p>
          </table:table-cell>
          <table:table-cell table:formula="of:=[.K29]+[.L29]*[.$B$1]"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3" table:formula="of:=[.$F$1]*[.K30]+4" office:value-type="float" office:value="10">
            <text:p>10</text:p>
          </table:table-cell>
        </table:table-row>
        <table:table-row table:style-name="ro4">
          <table:table-cell table:formula="of:=[.A30]+[.$B$1]" office:value-type="float" office:value="5.2">
            <text:p>5.2</text:p>
          </table:table-cell>
          <table:table-cell table:formula="of:=[.B30]+[.C30]*[.$B$1]+0.5*[.D30]*[.$B$1]^2" office:value-type="float" office:value="18.2030438909325">
            <text:p>18.20</text:p>
          </table:table-cell>
          <table:table-cell table:formula="of:=[.C30]+[.D30]*[.$B$1]" office:value-type="float" office:value="2.32617542537318">
            <text:p>2.33</text:p>
          </table:table-cell>
          <table:table-cell table:formula="of:=IF([.$F$1]=1;[.F30]-[.B30]-[.C30]*[.$H$1];IF([.$F$1]=2;[.F29]-[.B29]-[.C29]*[.$H$1];IF([.$F$1]=3;[.F28]-[.B28]-[.C28]*[.$H$1];0)))" office:value-type="float" office:value="-0.58133840966367">
            <text:p>-0.58</text:p>
          </table:table-cell>
          <table:table-cell table:formula="of:=[.$F$1]*[.C31]+4" office:value-type="float" office:value="8.65235085074637">
            <text:p>8.65</text:p>
          </table:table-cell>
          <table:table-cell table:formula="of:=[.F30]+[.G30]*[.$B$1]+0.5*[.H30]*[.$B$1]^2" office:value-type="float" office:value="20.3828066574478">
            <text:p>20.38</text:p>
          </table:table-cell>
          <table:table-cell table:formula="of:=[.G30]+[.H30]*[.$B$1]" office:value-type="float" office:value="2.84480707793434">
            <text:p>2.84</text:p>
          </table:table-cell>
          <table:table-cell table:formula="of:=IF([.$F$1]=1;[.J30]-[.F30]-[.G30]*[.$H$1];IF([.$F$1]=2;[.J29]-[.F29]-[.G29]*[.$H$1];IF([.$F$1]=3;[.J28]-[.F28]-[.G28]*[.$H$1];0)))" office:value-type="float" office:value="0.444984770185765">
            <text:p>0.44</text:p>
          </table:table-cell>
          <table:table-cell table:formula="of:=[.$F$1]*[.G31]+4" office:value-type="float" office:value="9.68961415586869">
            <text:p>9.69</text:p>
          </table:table-cell>
          <table:table-cell table:formula="of:=[.J30]+[.K30]*[.$B$1]+0.5*[.L30]*[.$B$1]^2" office:value-type="float" office:value="23.6">
            <text:p>23.60</text:p>
          </table:table-cell>
          <table:table-cell table:formula="of:=[.K30]+[.L30]*[.$B$1]"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3" table:formula="of:=[.$F$1]*[.K31]+4" office:value-type="float" office:value="10">
            <text:p>10</text:p>
          </table:table-cell>
        </table:table-row>
        <table:table-row table:style-name="ro4">
          <table:table-cell table:formula="of:=[.A31]+[.$B$1]" office:value-type="float" office:value="5.4">
            <text:p>5.4</text:p>
          </table:table-cell>
          <table:table-cell table:formula="of:=[.B31]+[.C31]*[.$B$1]+0.5*[.D31]*[.$B$1]^2" office:value-type="float" office:value="18.6566522078139">
            <text:p>18.66</text:p>
          </table:table-cell>
          <table:table-cell table:formula="of:=[.C31]+[.D31]*[.$B$1]" office:value-type="float" office:value="2.20990774344045">
            <text:p>2.21</text:p>
          </table:table-cell>
          <table:table-cell table:formula="of:=IF([.$F$1]=1;[.F31]-[.B31]-[.C31]*[.$H$1];IF([.$F$1]=2;[.F30]-[.B30]-[.C30]*[.$H$1];IF([.$F$1]=3;[.F29]-[.B29]-[.C29]*[.$H$1];0)))" office:value-type="float" office:value="-0.376269329055106">
            <text:p>-0.38</text:p>
          </table:table-cell>
          <table:table-cell table:formula="of:=[.$F$1]*[.C32]+4" office:value-type="float" office:value="8.4198154868809">
            <text:p>8.42</text:p>
          </table:table-cell>
          <table:table-cell table:formula="of:=[.F31]+[.G31]*[.$B$1]+0.5*[.H31]*[.$B$1]^2" office:value-type="float" office:value="20.9606677684383">
            <text:p>20.96</text:p>
          </table:table-cell>
          <table:table-cell table:formula="of:=[.G31]+[.H31]*[.$B$1]" office:value-type="float" office:value="2.9338040319715">
            <text:p>2.93</text:p>
          </table:table-cell>
          <table:table-cell table:formula="of:=IF([.$F$1]=1;[.J31]-[.F31]-[.G31]*[.$H$1];IF([.$F$1]=2;[.J30]-[.F30]-[.G30]*[.$H$1];IF([.$F$1]=3;[.J29]-[.F29]-[.G29]*[.$H$1];0)))" office:value-type="float" office:value="0.420697817847434">
            <text:p>0.42</text:p>
          </table:table-cell>
          <table:table-cell table:formula="of:=[.$F$1]*[.G32]+4" office:value-type="float" office:value="9.86760806394299">
            <text:p>9.87</text:p>
          </table:table-cell>
          <table:table-cell table:formula="of:=[.J31]+[.K31]*[.$B$1]+0.5*[.L31]*[.$B$1]^2" office:value-type="float" office:value="24.2">
            <text:p>24.20</text:p>
          </table:table-cell>
          <table:table-cell table:formula="of:=[.K31]+[.L31]*[.$B$1]"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3" table:formula="of:=[.$F$1]*[.K32]+4" office:value-type="float" office:value="10">
            <text:p>10</text:p>
          </table:table-cell>
        </table:table-row>
        <table:table-row table:style-name="ro4">
          <table:table-cell table:formula="of:=[.A32]+[.$B$1]" office:value-type="float" office:value="5.6">
            <text:p>5.6</text:p>
          </table:table-cell>
          <table:table-cell table:formula="of:=[.B32]+[.C32]*[.$B$1]+0.5*[.D32]*[.$B$1]^2" office:value-type="float" office:value="19.0911083699209">
            <text:p>19.09</text:p>
          </table:table-cell>
          <table:table-cell table:formula="of:=[.C32]+[.D32]*[.$B$1]" office:value-type="float" office:value="2.13465387762943">
            <text:p>2.13</text:p>
          </table:table-cell>
          <table:table-cell table:formula="of:=IF([.$F$1]=1;[.F32]-[.B32]-[.C32]*[.$H$1];IF([.$F$1]=2;[.F31]-[.B31]-[.C31]*[.$H$1];IF([.$F$1]=3;[.F30]-[.B30]-[.C30]*[.$H$1];0)))" office:value-type="float" office:value="-0.146412658857959">
            <text:p>-0.15</text:p>
          </table:table-cell>
          <table:table-cell table:formula="of:=[.$F$1]*[.C33]+4" office:value-type="float" office:value="8.26930775525886">
            <text:p>8.27</text:p>
          </table:table-cell>
          <table:table-cell table:formula="of:=[.F32]+[.G32]*[.$B$1]+0.5*[.H32]*[.$B$1]^2" office:value-type="float" office:value="21.5558425311896">
            <text:p>21.56</text:p>
          </table:table-cell>
          <table:table-cell table:formula="of:=[.G32]+[.H32]*[.$B$1]" office:value-type="float" office:value="3.01794359554098">
            <text:p>3.02</text:p>
          </table:table-cell>
          <table:table-cell table:formula="of:=IF([.$F$1]=1;[.J32]-[.F32]-[.G32]*[.$H$1];IF([.$F$1]=2;[.J31]-[.F31]-[.G31]*[.$H$1];IF([.$F$1]=3;[.J30]-[.F30]-[.G30]*[.$H$1];0)))" office:value-type="float" office:value="0.372386264617917">
            <text:p>0.37</text:p>
          </table:table-cell>
          <table:table-cell table:formula="of:=[.$F$1]*[.G33]+4" office:value-type="float" office:value="10.035887191082">
            <text:p>10.04</text:p>
          </table:table-cell>
          <table:table-cell table:formula="of:=[.J32]+[.K32]*[.$B$1]+0.5*[.L32]*[.$B$1]^2" office:value-type="float" office:value="24.8">
            <text:p>24.80</text:p>
          </table:table-cell>
          <table:table-cell table:formula="of:=[.K32]+[.L32]*[.$B$1]"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3" table:formula="of:=[.$F$1]*[.K33]+4" office:value-type="float" office:value="10">
            <text:p>10</text:p>
          </table:table-cell>
        </table:table-row>
        <table:table-row table:style-name="ro4">
          <table:table-cell table:formula="of:=[.A33]+[.$B$1]" office:value-type="float" office:value="5.8">
            <text:p>5.8</text:p>
          </table:table-cell>
          <table:table-cell table:formula="of:=[.B33]+[.C33]*[.$B$1]+0.5*[.D33]*[.$B$1]^2" office:value-type="float" office:value="19.5151108922696">
            <text:p>19.52</text:p>
          </table:table-cell>
          <table:table-cell table:formula="of:=[.C33]+[.D33]*[.$B$1]" office:value-type="float" office:value="2.10537134585784">
            <text:p>2.11</text:p>
          </table:table-cell>
          <table:table-cell table:formula="of:=IF([.$F$1]=1;[.F33]-[.B33]-[.C33]*[.$H$1];IF([.$F$1]=2;[.F32]-[.B32]-[.C32]*[.$H$1];IF([.$F$1]=3;[.F31]-[.B31]-[.C31]*[.$H$1];0)))" office:value-type="float" office:value="0.0941078171840002">
            <text:p>0.09</text:p>
          </table:table-cell>
          <table:table-cell table:formula="of:=[.$F$1]*[.C34]+4" office:value-type="float" office:value="8.21074269171567">
            <text:p>8.21</text:p>
          </table:table-cell>
          <table:table-cell table:formula="of:=[.F33]+[.G33]*[.$B$1]+0.5*[.H33]*[.$B$1]^2" office:value-type="float" office:value="22.1668789755901">
            <text:p>22.17</text:p>
          </table:table-cell>
          <table:table-cell table:formula="of:=[.G33]+[.H33]*[.$B$1]" office:value-type="float" office:value="3.09242084846457">
            <text:p>3.09</text:p>
          </table:table-cell>
          <table:table-cell table:formula="of:=IF([.$F$1]=1;[.J33]-[.F33]-[.G33]*[.$H$1];IF([.$F$1]=2;[.J32]-[.F32]-[.G32]*[.$H$1];IF([.$F$1]=3;[.J31]-[.F31]-[.G31]*[.$H$1];0)))" office:value-type="float" office:value="0.305528199590179">
            <text:p>0.31</text:p>
          </table:table-cell>
          <table:table-cell table:formula="of:=[.$F$1]*[.G34]+4" office:value-type="float" office:value="10.1848416969291">
            <text:p>10.18</text:p>
          </table:table-cell>
          <table:table-cell table:formula="of:=[.J33]+[.K33]*[.$B$1]+0.5*[.L33]*[.$B$1]^2" office:value-type="float" office:value="25.4">
            <text:p>25.40</text:p>
          </table:table-cell>
          <table:table-cell table:formula="of:=[.K33]+[.L33]*[.$B$1]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$F$1]*[.K34]+4" office:value-type="float" office:value="10">
            <text:p>10</text:p>
          </table:table-cell>
        </table:table-row>
        <table:table-row table:style-name="ro4">
          <table:table-cell table:formula="of:=[.A34]+[.$B$1]" office:value-type="float" office:value="6">
            <text:p>6</text:p>
          </table:table-cell>
          <table:table-cell table:formula="of:=[.B34]+[.C34]*[.$B$1]+0.5*[.D34]*[.$B$1]^2" office:value-type="float" office:value="19.9380673177848">
            <text:p>19.94</text:p>
          </table:table-cell>
          <table:table-cell table:formula="of:=[.C34]+[.D34]*[.$B$1]" office:value-type="float" office:value="2.12419290929464">
            <text:p>2.12</text:p>
          </table:table-cell>
          <table:table-cell table:formula="of:=IF([.$F$1]=1;[.F34]-[.B34]-[.C34]*[.$H$1];IF([.$F$1]=2;[.F33]-[.B33]-[.C33]*[.$H$1];IF([.$F$1]=3;[.F32]-[.B32]-[.C32]*[.$H$1];0)))" office:value-type="float" office:value="0.33008028363928">
            <text:p>0.33</text:p>
          </table:table-cell>
          <table:table-cell table:formula="of:=[.$F$1]*[.C35]+4" office:value-type="float" office:value="8.24838581858927">
            <text:p>8.25</text:p>
          </table:table-cell>
          <table:table-cell table:formula="of:=[.F34]+[.G34]*[.$B$1]+0.5*[.H34]*[.$B$1]^2" office:value-type="float" office:value="22.7914737092749">
            <text:p>22.79</text:p>
          </table:table-cell>
          <table:table-cell table:formula="of:=[.G34]+[.H34]*[.$B$1]" office:value-type="float" office:value="3.1535264883826">
            <text:p>3.15</text:p>
          </table:table-cell>
          <table:table-cell table:formula="of:=IF([.$F$1]=1;[.J34]-[.F34]-[.G34]*[.$H$1];IF([.$F$1]=2;[.J33]-[.F33]-[.G33]*[.$H$1];IF([.$F$1]=3;[.J32]-[.F32]-[.G32]*[.$H$1];0)))" office:value-type="float" office:value="0.226213873269445">
            <text:p>0.23</text:p>
          </table:table-cell>
          <table:table-cell table:formula="of:=[.$F$1]*[.G35]+4" office:value-type="float" office:value="10.3070529767652">
            <text:p>10.31</text:p>
          </table:table-cell>
          <table:table-cell table:formula="of:=[.J34]+[.K34]*[.$B$1]+0.5*[.L34]*[.$B$1]^2" office:value-type="float" office:value="26">
            <text:p>26.00</text:p>
          </table:table-cell>
          <table:table-cell table:formula="of:=[.K34]+[.L34]*[.$B$1]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$F$1]*[.K35]+4" office:value-type="float" office:value="10">
            <text:p>10</text:p>
          </table:table-cell>
        </table:table-row>
        <table:table-row table:style-name="ro4">
          <table:table-cell table:formula="of:=[.A35]+[.$B$1]" office:value-type="float" office:value="6.2">
            <text:p>6.2</text:p>
          </table:table-cell>
          <table:table-cell table:formula="of:=[.B35]+[.C35]*[.$B$1]+0.5*[.D35]*[.$B$1]^2" office:value-type="float" office:value="20.3695075053166">
            <text:p>20.37</text:p>
          </table:table-cell>
          <table:table-cell table:formula="of:=[.C35]+[.D35]*[.$B$1]" office:value-type="float" office:value="2.19020896602249">
            <text:p>2.19</text:p>
          </table:table-cell>
          <table:table-cell table:formula="of:=IF([.$F$1]=1;[.F35]-[.B35]-[.C35]*[.$H$1];IF([.$F$1]=2;[.F34]-[.B34]-[.C34]*[.$H$1];IF([.$F$1]=3;[.F33]-[.B33]-[.C33]*[.$H$1];0)))" office:value-type="float" office:value="0.5463967374627">
            <text:p>0.55</text:p>
          </table:table-cell>
          <table:table-cell table:formula="of:=[.$F$1]*[.C36]+4" office:value-type="float" office:value="8.38041793204499">
            <text:p>8.38</text:p>
          </table:table-cell>
          <table:table-cell table:formula="of:=[.F35]+[.G35]*[.$B$1]+0.5*[.H35]*[.$B$1]^2" office:value-type="float" office:value="23.4267032844168">
            <text:p>23.43</text:p>
          </table:table-cell>
          <table:table-cell table:formula="of:=[.G35]+[.H35]*[.$B$1]" office:value-type="float" office:value="3.19876926303649">
            <text:p>3.20</text:p>
          </table:table-cell>
          <table:table-cell table:formula="of:=IF([.$F$1]=1;[.J35]-[.F35]-[.G35]*[.$H$1];IF([.$F$1]=2;[.J34]-[.F34]-[.G34]*[.$H$1];IF([.$F$1]=3;[.J33]-[.F33]-[.G33]*[.$H$1];0)))" office:value-type="float" office:value="0.140700175945309">
            <text:p>0.14</text:p>
          </table:table-cell>
          <table:table-cell table:formula="of:=[.$F$1]*[.G36]+4" office:value-type="float" office:value="10.397538526073">
            <text:p>10.40</text:p>
          </table:table-cell>
          <table:table-cell table:formula="of:=[.J35]+[.K35]*[.$B$1]+0.5*[.L35]*[.$B$1]^2" office:value-type="float" office:value="26.6">
            <text:p>26.60</text:p>
          </table:table-cell>
          <table:table-cell table:formula="of:=[.K35]+[.L35]*[.$B$1]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$F$1]*[.K36]+4" office:value-type="float" office:value="10">
            <text:p>10</text:p>
          </table:table-cell>
        </table:table-row>
        <table:table-row table:style-name="ro4">
          <table:table-cell table:formula="of:=[.A36]+[.$B$1]" office:value-type="float" office:value="6.4">
            <text:p>6.4</text:p>
          </table:table-cell>
          <table:table-cell table:formula="of:=[.B36]+[.C36]*[.$B$1]+0.5*[.D36]*[.$B$1]^2" office:value-type="float" office:value="20.8184772332703">
            <text:p>20.82</text:p>
          </table:table-cell>
          <table:table-cell table:formula="of:=[.C36]+[.D36]*[.$B$1]" office:value-type="float" office:value="2.29948831351503">
            <text:p>2.30</text:p>
          </table:table-cell>
          <table:table-cell table:formula="of:=IF([.$F$1]=1;[.F36]-[.B36]-[.C36]*[.$H$1];IF([.$F$1]=2;[.F35]-[.B35]-[.C35]*[.$H$1];IF([.$F$1]=3;[.F34]-[.B34]-[.C34]*[.$H$1];0)))" office:value-type="float" office:value="0.729213482195372">
            <text:p>0.73</text:p>
          </table:table-cell>
          <table:table-cell table:formula="of:=[.$F$1]*[.C37]+4" office:value-type="float" office:value="8.59897662703007">
            <text:p>8.60</text:p>
          </table:table-cell>
          <table:table-cell table:formula="of:=[.F36]+[.G36]*[.$B$1]+0.5*[.H36]*[.$B$1]^2" office:value-type="float" office:value="24.069271140543">
            <text:p>24.07</text:p>
          </table:table-cell>
          <table:table-cell table:formula="of:=[.G36]+[.H36]*[.$B$1]" office:value-type="float" office:value="3.22690929822555">
            <text:p>3.23</text:p>
          </table:table-cell>
          <table:table-cell table:formula="of:=IF([.$F$1]=1;[.J36]-[.F36]-[.G36]*[.$H$1];IF([.$F$1]=2;[.J35]-[.F35]-[.G35]*[.$H$1];IF([.$F$1]=3;[.J34]-[.F34]-[.G34]*[.$H$1];0)))" office:value-type="float" office:value="0.0549998023425582">
            <text:p>0.05</text:p>
          </table:table-cell>
          <table:table-cell table:formula="of:=[.$F$1]*[.G37]+4" office:value-type="float" office:value="10.4538185964511">
            <text:p>10.45</text:p>
          </table:table-cell>
          <table:table-cell table:formula="of:=[.J36]+[.K36]*[.$B$1]+0.5*[.L36]*[.$B$1]^2" office:value-type="float" office:value="27.2">
            <text:p>27.20</text:p>
          </table:table-cell>
          <table:table-cell table:formula="of:=[.K36]+[.L36]*[.$B$1]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$F$1]*[.K37]+4" office:value-type="float" office:value="10">
            <text:p>10</text:p>
          </table:table-cell>
        </table:table-row>
        <table:table-row table:style-name="ro4">
          <table:table-cell table:formula="of:=[.A37]+[.$B$1]" office:value-type="float" office:value="6.6">
            <text:p>6.6</text:p>
          </table:table-cell>
          <table:table-cell table:formula="of:=[.B37]+[.C37]*[.$B$1]+0.5*[.D37]*[.$B$1]^2" office:value-type="float" office:value="21.2929591656172">
            <text:p>21.29</text:p>
          </table:table-cell>
          <table:table-cell table:formula="of:=[.C37]+[.D37]*[.$B$1]" office:value-type="float" office:value="2.44533100995411">
            <text:p>2.45</text:p>
          </table:table-cell>
          <table:table-cell table:formula="of:=IF([.$F$1]=1;[.F37]-[.B37]-[.C37]*[.$H$1];IF([.$F$1]=2;[.F36]-[.B36]-[.C36]*[.$H$1];IF([.$F$1]=3;[.F35]-[.B35]-[.C35]*[.$H$1];0)))" office:value-type="float" office:value="0.866986813077713">
            <text:p>0.87</text:p>
          </table:table-cell>
          <table:table-cell table:formula="of:=[.$F$1]*[.C38]+4" office:value-type="float" office:value="8.89066201990821">
            <text:p>8.89</text:p>
          </table:table-cell>
          <table:table-cell table:formula="of:=[.F37]+[.G37]*[.$B$1]+0.5*[.H37]*[.$B$1]^2" office:value-type="float" office:value="24.7157529962349">
            <text:p>24.72</text:p>
          </table:table-cell>
          <table:table-cell table:formula="of:=[.G37]+[.H37]*[.$B$1]" office:value-type="float" office:value="3.23790925869406">
            <text:p>3.24</text:p>
          </table:table-cell>
          <table:table-cell table:formula="of:=IF([.$F$1]=1;[.J37]-[.F37]-[.G37]*[.$H$1];IF([.$F$1]=2;[.J36]-[.F36]-[.G36]*[.$H$1];IF([.$F$1]=3;[.J35]-[.F35]-[.G35]*[.$H$1];0)))" office:value-type="float" office:value="-0.0254725474532393">
            <text:p>-0.03</text:p>
          </table:table-cell>
          <table:table-cell table:formula="of:=[.$F$1]*[.G38]+4" office:value-type="float" office:value="10.4758185173881">
            <text:p>10.48</text:p>
          </table:table-cell>
          <table:table-cell table:formula="of:=[.J37]+[.K37]*[.$B$1]+0.5*[.L37]*[.$B$1]^2" office:value-type="float" office:value="27.8">
            <text:p>27.80</text:p>
          </table:table-cell>
          <table:table-cell table:formula="of:=[.K37]+[.L37]*[.$B$1]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$F$1]*[.K38]+4" office:value-type="float" office:value="10">
            <text:p>10</text:p>
          </table:table-cell>
        </table:table-row>
        <table:table-row table:style-name="ro4">
          <table:table-cell table:formula="of:=[.A38]+[.$B$1]" office:value-type="float" office:value="6.8">
            <text:p>6.8</text:p>
          </table:table-cell>
          <table:table-cell table:formula="of:=[.B38]+[.C38]*[.$B$1]+0.5*[.D38]*[.$B$1]^2" office:value-type="float" office:value="21.7993651038696">
            <text:p>21.80</text:p>
          </table:table-cell>
          <table:table-cell table:formula="of:=[.C38]+[.D38]*[.$B$1]" office:value-type="float" office:value="2.61872837256965">
            <text:p>2.62</text:p>
          </table:table-cell>
          <table:table-cell table:formula="of:=IF([.$F$1]=1;[.F38]-[.B38]-[.C38]*[.$H$1];IF([.$F$1]=2;[.F37]-[.B37]-[.C37]*[.$H$1];IF([.$F$1]=3;[.F36]-[.B36]-[.C36]*[.$H$1];0)))" office:value-type="float" office:value="0.951305593757626">
            <text:p>0.95</text:p>
          </table:table-cell>
          <table:table-cell table:formula="of:=[.$F$1]*[.C39]+4" office:value-type="float" office:value="9.2374567451393">
            <text:p>9.24</text:p>
          </table:table-cell>
          <table:table-cell table:formula="of:=[.F38]+[.G38]*[.$B$1]+0.5*[.H38]*[.$B$1]^2" office:value-type="float" office:value="25.3628253970247">
            <text:p>25.36</text:p>
          </table:table-cell>
          <table:table-cell table:formula="of:=[.G38]+[.H38]*[.$B$1]" office:value-type="float" office:value="3.23281474920342">
            <text:p>3.23</text:p>
          </table:table-cell>
          <table:table-cell table:formula="of:=IF([.$F$1]=1;[.J38]-[.F38]-[.G38]*[.$H$1];IF([.$F$1]=2;[.J37]-[.F37]-[.G37]*[.$H$1];IF([.$F$1]=3;[.J36]-[.F36]-[.G36]*[.$H$1];0)))" office:value-type="float" office:value="-0.0961804387685059">
            <text:p>-0.10</text:p>
          </table:table-cell>
          <table:table-cell table:formula="of:=[.$F$1]*[.G39]+4" office:value-type="float" office:value="10.4656294984068">
            <text:p>10.47</text:p>
          </table:table-cell>
          <table:table-cell table:formula="of:=[.J38]+[.K38]*[.$B$1]+0.5*[.L38]*[.$B$1]^2" office:value-type="float" office:value="28.4">
            <text:p>28.40</text:p>
          </table:table-cell>
          <table:table-cell table:formula="of:=[.K38]+[.L38]*[.$B$1]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$F$1]*[.K39]+4" office:value-type="float" office:value="10">
            <text:p>10</text:p>
          </table:table-cell>
        </table:table-row>
        <table:table-row table:style-name="ro4">
          <table:table-cell table:formula="of:=[.A39]+[.$B$1]" office:value-type="float" office:value="7">
            <text:p>7</text:p>
          </table:table-cell>
          <table:table-cell table:formula="of:=[.B39]+[.C39]*[.$B$1]+0.5*[.D39]*[.$B$1]^2" office:value-type="float" office:value="22.3421368902587">
            <text:p>22.34</text:p>
          </table:table-cell>
          <table:table-cell table:formula="of:=[.C39]+[.D39]*[.$B$1]" office:value-type="float" office:value="2.80898949132117">
            <text:p>2.81</text:p>
          </table:table-cell>
          <table:table-cell table:formula="of:=IF([.$F$1]=1;[.F39]-[.B39]-[.C39]*[.$H$1];IF([.$F$1]=2;[.F38]-[.B38]-[.C38]*[.$H$1];IF([.$F$1]=3;[.F37]-[.B37]-[.C37]*[.$H$1];0)))" office:value-type="float" office:value="0.977462820663596">
            <text:p>0.98</text:p>
          </table:table-cell>
          <table:table-cell table:formula="of:=[.$F$1]*[.C40]+4" office:value-type="float" office:value="9.61797898264235">
            <text:p>9.62</text:p>
          </table:table-cell>
          <table:table-cell table:formula="of:=[.F39]+[.G39]*[.$B$1]+0.5*[.H39]*[.$B$1]^2" office:value-type="float" office:value="26.00746473809">
            <text:p>26.01</text:p>
          </table:table-cell>
          <table:table-cell table:formula="of:=[.G39]+[.H39]*[.$B$1]" office:value-type="float" office:value="3.21357866144972">
            <text:p>3.21</text:p>
          </table:table-cell>
          <table:table-cell table:formula="of:=IF([.$F$1]=1;[.J39]-[.F39]-[.G39]*[.$H$1];IF([.$F$1]=2;[.J38]-[.F38]-[.G38]*[.$H$1];IF([.$F$1]=3;[.J37]-[.F37]-[.G37]*[.$H$1];0)))" office:value-type="float" office:value="-0.153662254928976">
            <text:p>-0.15</text:p>
          </table:table-cell>
          <table:table-cell table:formula="of:=[.$F$1]*[.G40]+4" office:value-type="float" office:value="10.4271573228994">
            <text:p>10.43</text:p>
          </table:table-cell>
          <table:table-cell table:formula="of:=[.J39]+[.K39]*[.$B$1]+0.5*[.L39]*[.$B$1]^2" office:value-type="float" office:value="29">
            <text:p>29.00</text:p>
          </table:table-cell>
          <table:table-cell table:formula="of:=[.K39]+[.L39]*[.$B$1]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$F$1]*[.K40]+4" office:value-type="float" office:value="10">
            <text:p>10</text:p>
          </table:table-cell>
        </table:table-row>
        <table:table-row table:style-name="ro4">
          <table:table-cell table:formula="of:=[.A40]+[.$B$1]" office:value-type="float" office:value="7.2">
            <text:p>7.2</text:p>
          </table:table-cell>
          <table:table-cell table:formula="of:=[.B40]+[.C40]*[.$B$1]+0.5*[.D40]*[.$B$1]^2" office:value-type="float" office:value="22.9234840449362">
            <text:p>22.92</text:p>
          </table:table-cell>
          <table:table-cell table:formula="of:=[.C40]+[.D40]*[.$B$1]" office:value-type="float" office:value="3.00448205545389">
            <text:p>3.00</text:p>
          </table:table-cell>
          <table:table-cell table:formula="of:=IF([.$F$1]=1;[.F40]-[.B40]-[.C40]*[.$H$1];IF([.$F$1]=2;[.F39]-[.B39]-[.C39]*[.$H$1];IF([.$F$1]=3;[.F38]-[.B38]-[.C38]*[.$H$1];0)))" office:value-type="float" office:value="0.944731920585429">
            <text:p>0.94</text:p>
          </table:table-cell>
          <table:table-cell table:formula="of:=[.$F$1]*[.C41]+4" office:value-type="float" office:value="10.0089641109078">
            <text:p>10.01</text:p>
          </table:table-cell>
          <table:table-cell table:formula="of:=[.F40]+[.G40]*[.$B$1]+0.5*[.H40]*[.$B$1]^2" office:value-type="float" office:value="26.6471072252814">
            <text:p>26.65</text:p>
          </table:table-cell>
          <table:table-cell table:formula="of:=[.G40]+[.H40]*[.$B$1]" office:value-type="float" office:value="3.18284621046392">
            <text:p>3.18</text:p>
          </table:table-cell>
          <table:table-cell table:formula="of:=IF([.$F$1]=1;[.J40]-[.F40]-[.G40]*[.$H$1];IF([.$F$1]=2;[.J39]-[.F39]-[.G39]*[.$H$1];IF([.$F$1]=3;[.J38]-[.F38]-[.G38]*[.$H$1];0)))" office:value-type="float" office:value="-0.195640146228076">
            <text:p>-0.20</text:p>
          </table:table-cell>
          <table:table-cell table:formula="of:=[.$F$1]*[.G41]+4" office:value-type="float" office:value="10.3656924209278">
            <text:p>10.37</text:p>
          </table:table-cell>
          <table:table-cell table:formula="of:=[.J40]+[.K40]*[.$B$1]+0.5*[.L40]*[.$B$1]^2" office:value-type="float" office:value="29.6">
            <text:p>29.60</text:p>
          </table:table-cell>
          <table:table-cell table:formula="of:=[.K40]+[.L40]*[.$B$1]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$F$1]*[.K41]+4" office:value-type="float" office:value="10">
            <text:p>10</text:p>
          </table:table-cell>
        </table:table-row>
        <table:table-row table:style-name="ro4">
          <table:table-cell table:formula="of:=[.A41]+[.$B$1]" office:value-type="float" office:value="7.4">
            <text:p>7.4</text:p>
          </table:table-cell>
          <table:table-cell table:formula="of:=[.B41]+[.C41]*[.$B$1]+0.5*[.D41]*[.$B$1]^2" office:value-type="float" office:value="23.5432750944387">
            <text:p>23.54</text:p>
          </table:table-cell>
          <table:table-cell table:formula="of:=[.C41]+[.D41]*[.$B$1]" office:value-type="float" office:value="3.19342843957098">
            <text:p>3.19</text:p>
          </table:table-cell>
          <table:table-cell table:formula="of:=IF([.$F$1]=1;[.F41]-[.B41]-[.C41]*[.$H$1];IF([.$F$1]=2;[.F40]-[.B40]-[.C40]*[.$H$1];IF([.$F$1]=3;[.F39]-[.B39]-[.C39]*[.$H$1];0)))" office:value-type="float" office:value="0.856338356510133">
            <text:p>0.86</text:p>
          </table:table-cell>
          <table:table-cell table:formula="of:=[.$F$1]*[.C42]+4" office:value-type="float" office:value="10.386856879142">
            <text:p>10.39</text:p>
          </table:table-cell>
          <table:table-cell table:formula="of:=[.F41]+[.G41]*[.$B$1]+0.5*[.H41]*[.$B$1]^2" office:value-type="float" office:value="27.2797636644496">
            <text:p>27.28</text:p>
          </table:table-cell>
          <table:table-cell table:formula="of:=[.G41]+[.H41]*[.$B$1]" office:value-type="float" office:value="3.14371818121831">
            <text:p>3.14</text:p>
          </table:table-cell>
          <table:table-cell table:formula="of:=IF([.$F$1]=1;[.J41]-[.F41]-[.G41]*[.$H$1];IF([.$F$1]=2;[.J40]-[.F40]-[.G40]*[.$H$1];IF([.$F$1]=3;[.J39]-[.F39]-[.G39]*[.$H$1];0)))" office:value-type="float" office:value="-0.221043399539684">
            <text:p>-0.22</text:p>
          </table:table-cell>
          <table:table-cell table:formula="of:=[.$F$1]*[.G42]+4" office:value-type="float" office:value="10.2874363624366">
            <text:p>10.29</text:p>
          </table:table-cell>
          <table:table-cell table:formula="of:=[.J41]+[.K41]*[.$B$1]+0.5*[.L41]*[.$B$1]^2" office:value-type="float" office:value="30.2">
            <text:p>30.20</text:p>
          </table:table-cell>
          <table:table-cell table:formula="of:=[.K41]+[.L41]*[.$B$1]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$F$1]*[.K42]+4" office:value-type="float" office:value="10">
            <text:p>10</text:p>
          </table:table-cell>
        </table:table-row>
        <table:table-row table:style-name="ro4">
          <table:table-cell table:formula="of:=[.A42]+[.$B$1]" office:value-type="float" office:value="7.6">
            <text:p>7.6</text:p>
          </table:table-cell>
          <table:table-cell table:formula="of:=[.B42]+[.C42]*[.$B$1]+0.5*[.D42]*[.$B$1]^2" office:value-type="float" office:value="24.1990875494831">
            <text:p>24.20</text:p>
          </table:table-cell>
          <table:table-cell table:formula="of:=[.C42]+[.D42]*[.$B$1]" office:value-type="float" office:value="3.36469611087301">
            <text:p>3.36</text:p>
          </table:table-cell>
          <table:table-cell table:formula="of:=IF([.$F$1]=1;[.F42]-[.B42]-[.C42]*[.$H$1];IF([.$F$1]=2;[.F41]-[.B41]-[.C41]*[.$H$1];IF([.$F$1]=3;[.F40]-[.B40]-[.C40]*[.$H$1];0)))" office:value-type="float" office:value="0.719141124891271">
            <text:p>0.72</text:p>
          </table:table-cell>
          <table:table-cell table:formula="of:=[.$F$1]*[.C43]+4" office:value-type="float" office:value="10.729392221746">
            <text:p>10.73</text:p>
          </table:table-cell>
          <table:table-cell table:formula="of:=[.F42]+[.G42]*[.$B$1]+0.5*[.H42]*[.$B$1]^2" office:value-type="float" office:value="27.9040864327024">
            <text:p>27.90</text:p>
          </table:table-cell>
          <table:table-cell table:formula="of:=[.G42]+[.H42]*[.$B$1]" office:value-type="float" office:value="3.09950950131037">
            <text:p>3.10</text:p>
          </table:table-cell>
          <table:table-cell table:formula="of:=IF([.$F$1]=1;[.J42]-[.F42]-[.G42]*[.$H$1];IF([.$F$1]=2;[.J41]-[.F41]-[.G41]*[.$H$1];IF([.$F$1]=3;[.J40]-[.F40]-[.G40]*[.$H$1];0)))" office:value-type="float" office:value="-0.229953435745251">
            <text:p>-0.23</text:p>
          </table:table-cell>
          <table:table-cell table:formula="of:=[.$F$1]*[.G43]+4" office:value-type="float" office:value="10.1990190026207">
            <text:p>10.20</text:p>
          </table:table-cell>
          <table:table-cell table:formula="of:=[.J42]+[.K42]*[.$B$1]+0.5*[.L42]*[.$B$1]^2" office:value-type="float" office:value="30.8">
            <text:p>30.80</text:p>
          </table:table-cell>
          <table:table-cell table:formula="of:=[.K42]+[.L42]*[.$B$1]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$F$1]*[.K43]+4" office:value-type="float" office:value="10">
            <text:p>10</text:p>
          </table:table-cell>
        </table:table-row>
        <table:table-row table:style-name="ro4">
          <table:table-cell table:formula="of:=[.A43]+[.$B$1]" office:value-type="float" office:value="7.8">
            <text:p>7.8</text:p>
          </table:table-cell>
          <table:table-cell table:formula="of:=[.B43]+[.C43]*[.$B$1]+0.5*[.D43]*[.$B$1]^2" office:value-type="float" office:value="24.8864095941555">
            <text:p>24.89</text:p>
          </table:table-cell>
          <table:table-cell table:formula="of:=[.C43]+[.D43]*[.$B$1]" office:value-type="float" office:value="3.50852433585126">
            <text:p>3.51</text:p>
          </table:table-cell>
          <table:table-cell table:formula="of:=IF([.$F$1]=1;[.F43]-[.B43]-[.C43]*[.$H$1];IF([.$F$1]=2;[.F42]-[.B42]-[.C42]*[.$H$1];IF([.$F$1]=3;[.F41]-[.B41]-[.C41]*[.$H$1];0)))" office:value-type="float" office:value="0.543060130439919">
            <text:p>0.54</text:p>
          </table:table-cell>
          <table:table-cell table:formula="of:=[.$F$1]*[.C44]+4" office:value-type="float" office:value="11.0170486717025">
            <text:p>11.02</text:p>
          </table:table-cell>
          <table:table-cell table:formula="of:=[.F43]+[.G43]*[.$B$1]+0.5*[.H43]*[.$B$1]^2" office:value-type="float" office:value="28.5193892642496">
            <text:p>28.52</text:p>
          </table:table-cell>
          <table:table-cell table:formula="of:=[.G43]+[.H43]*[.$B$1]" office:value-type="float" office:value="3.05351881416132">
            <text:p>3.05</text:p>
          </table:table-cell>
          <table:table-cell table:formula="of:=IF([.$F$1]=1;[.J43]-[.F43]-[.G43]*[.$H$1];IF([.$F$1]=2;[.J42]-[.F42]-[.G42]*[.$H$1];IF([.$F$1]=3;[.J41]-[.F41]-[.G41]*[.$H$1];0)))" office:value-type="float" office:value="-0.223481845667857">
            <text:p>-0.22</text:p>
          </table:table-cell>
          <table:table-cell table:formula="of:=[.$F$1]*[.G44]+4" office:value-type="float" office:value="10.1070376283226">
            <text:p>10.11</text:p>
          </table:table-cell>
          <table:table-cell table:formula="of:=[.J43]+[.K43]*[.$B$1]+0.5*[.L43]*[.$B$1]^2" office:value-type="float" office:value="31.4">
            <text:p>31.40</text:p>
          </table:table-cell>
          <table:table-cell table:formula="of:=[.K43]+[.L43]*[.$B$1]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$F$1]*[.K44]+4" office:value-type="float" office:value="10">
            <text:p>10</text:p>
          </table:table-cell>
        </table:table-row>
        <table:table-row table:style-name="ro4">
          <table:table-cell table:formula="of:=[.A44]+[.$B$1]" office:value-type="float" office:value="8">
            <text:p>8</text:p>
          </table:table-cell>
          <table:table-cell table:formula="of:=[.B44]+[.C44]*[.$B$1]+0.5*[.D44]*[.$B$1]^2" office:value-type="float" office:value="25.5989756639346">
            <text:p>25.60</text:p>
          </table:table-cell>
          <table:table-cell table:formula="of:=[.C44]+[.D44]*[.$B$1]" office:value-type="float" office:value="3.61713636193924">
            <text:p>3.62</text:p>
          </table:table-cell>
          <table:table-cell table:formula="of:=IF([.$F$1]=1;[.F44]-[.B44]-[.C44]*[.$H$1];IF([.$F$1]=2;[.F43]-[.B43]-[.C43]*[.$H$1];IF([.$F$1]=3;[.F42]-[.B42]-[.C42]*[.$H$1];0)))" office:value-type="float" office:value="0.340302772346358">
            <text:p>0.34</text:p>
          </table:table-cell>
          <table:table-cell table:formula="of:=[.$F$1]*[.C45]+4" office:value-type="float" office:value="11.2342727238785">
            <text:p>11.23</text:p>
          </table:table-cell>
          <table:table-cell table:formula="of:=[.F44]+[.G44]*[.$B$1]+0.5*[.H44]*[.$B$1]^2" office:value-type="float" office:value="29.1256233901685">
            <text:p>29.13</text:p>
          </table:table-cell>
          <table:table-cell table:formula="of:=[.G44]+[.H44]*[.$B$1]" office:value-type="float" office:value="3.00882244502775">
            <text:p>3.01</text:p>
          </table:table-cell>
          <table:table-cell table:formula="of:=IF([.$F$1]=1;[.J44]-[.F44]-[.G44]*[.$H$1];IF([.$F$1]=2;[.J43]-[.F43]-[.G43]*[.$H$1];IF([.$F$1]=3;[.J42]-[.F42]-[.G42]*[.$H$1];0)))" office:value-type="float" office:value="-0.203595934012785">
            <text:p>-0.20</text:p>
          </table:table-cell>
          <table:table-cell table:formula="of:=[.$F$1]*[.G45]+4" office:value-type="float" office:value="10.0176448900555">
            <text:p>10.02</text:p>
          </table:table-cell>
          <table:table-cell table:formula="of:=[.J44]+[.K44]*[.$B$1]+0.5*[.L44]*[.$B$1]^2" office:value-type="float" office:value="32">
            <text:p>32.00</text:p>
          </table:table-cell>
          <table:table-cell table:formula="of:=[.K44]+[.L44]*[.$B$1]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$F$1]*[.K45]+4" office:value-type="float" office:value="10">
            <text:p>10</text:p>
          </table:table-cell>
        </table:table-row>
        <table:table-row table:style-name="ro4">
          <table:table-cell table:formula="of:=[.A45]+[.$B$1]" office:value-type="float" office:value="8.2">
            <text:p>8.2</text:p>
          </table:table-cell>
          <table:table-cell table:formula="of:=[.B45]+[.C45]*[.$B$1]+0.5*[.D45]*[.$B$1]^2" office:value-type="float" office:value="26.3292089917693">
            <text:p>26.33</text:p>
          </table:table-cell>
          <table:table-cell table:formula="of:=[.C45]+[.D45]*[.$B$1]" office:value-type="float" office:value="3.68519691640852">
            <text:p>3.69</text:p>
          </table:table-cell>
          <table:table-cell table:formula="of:=IF([.$F$1]=1;[.F45]-[.B45]-[.C45]*[.$H$1];IF([.$F$1]=2;[.F44]-[.B44]-[.C44]*[.$H$1];IF([.$F$1]=3;[.F43]-[.B43]-[.C43]*[.$H$1];0)))" office:value-type="float" office:value="0.124455334242845">
            <text:p>0.12</text:p>
          </table:table-cell>
          <table:table-cell table:formula="of:=[.$F$1]*[.C46]+4" office:value-type="float" office:value="11.370393832817">
            <text:p>11.37</text:p>
          </table:table-cell>
          <table:table-cell table:formula="of:=[.F45]+[.G45]*[.$B$1]+0.5*[.H45]*[.$B$1]^2" office:value-type="float" office:value="29.7233159604938">
            <text:p>29.72</text:p>
          </table:table-cell>
          <table:table-cell table:formula="of:=[.G45]+[.H45]*[.$B$1]" office:value-type="float" office:value="2.96810325822519">
            <text:p>2.97</text:p>
          </table:table-cell>
          <table:table-cell table:formula="of:=IF([.$F$1]=1;[.J45]-[.F45]-[.G45]*[.$H$1];IF([.$F$1]=2;[.J44]-[.F44]-[.G44]*[.$H$1];IF([.$F$1]=3;[.J43]-[.F43]-[.G43]*[.$H$1];0)))" office:value-type="float" office:value="-0.172908078410902">
            <text:p>-0.17</text:p>
          </table:table-cell>
          <table:table-cell table:formula="of:=[.$F$1]*[.G46]+4" office:value-type="float" office:value="9.93620651645038">
            <text:p>9.94</text:p>
          </table:table-cell>
          <table:table-cell table:formula="of:=[.J45]+[.K45]*[.$B$1]+0.5*[.L45]*[.$B$1]^2" office:value-type="float" office:value="32.6">
            <text:p>32.60</text:p>
          </table:table-cell>
          <table:table-cell table:formula="of:=[.K45]+[.L45]*[.$B$1]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$F$1]*[.K46]+4" office:value-type="float" office:value="10">
            <text:p>10</text:p>
          </table:table-cell>
        </table:table-row>
        <table:table-row table:style-name="ro4">
          <table:table-cell table:formula="of:=[.A46]+[.$B$1]" office:value-type="float" office:value="8.4">
            <text:p>8.4</text:p>
          </table:table-cell>
          <table:table-cell table:formula="of:=[.B46]+[.C46]*[.$B$1]+0.5*[.D46]*[.$B$1]^2" office:value-type="float" office:value="27.0687374817359">
            <text:p>27.07</text:p>
          </table:table-cell>
          <table:table-cell table:formula="of:=[.C46]+[.D46]*[.$B$1]" office:value-type="float" office:value="3.71008798325708">
            <text:p>3.71</text:p>
          </table:table-cell>
          <table:table-cell table:formula="of:=IF([.$F$1]=1;[.F46]-[.B46]-[.C46]*[.$H$1];IF([.$F$1]=2;[.F45]-[.B45]-[.C45]*[.$H$1];IF([.$F$1]=3;[.F44]-[.B44]-[.C44]*[.$H$1];0)))" office:value-type="float" office:value="-0.0904886357052837">
            <text:p>-0.09</text:p>
          </table:table-cell>
          <table:table-cell table:formula="of:=[.$F$1]*[.C47]+4" office:value-type="float" office:value="11.4201759665142">
            <text:p>11.42</text:p>
          </table:table-cell>
          <table:table-cell table:formula="of:=[.F46]+[.G46]*[.$B$1]+0.5*[.H46]*[.$B$1]^2" office:value-type="float" office:value="30.3134784505706">
            <text:p>30.31</text:p>
          </table:table-cell>
          <table:table-cell table:formula="of:=[.G46]+[.H46]*[.$B$1]" office:value-type="float" office:value="2.93352164254301">
            <text:p>2.93</text:p>
          </table:table-cell>
          <table:table-cell table:formula="of:=IF([.$F$1]=1;[.J46]-[.F46]-[.G46]*[.$H$1];IF([.$F$1]=2;[.J45]-[.F45]-[.G45]*[.$H$1];IF([.$F$1]=3;[.J44]-[.F44]-[.G44]*[.$H$1];0)))" office:value-type="float" office:value="-0.134445835196239">
            <text:p>-0.13</text:p>
          </table:table-cell>
          <table:table-cell table:formula="of:=[.$F$1]*[.G47]+4" office:value-type="float" office:value="9.86704328508602">
            <text:p>9.87</text:p>
          </table:table-cell>
          <table:table-cell table:formula="of:=[.J46]+[.K46]*[.$B$1]+0.5*[.L46]*[.$B$1]^2" office:value-type="float" office:value="33.2">
            <text:p>33.20</text:p>
          </table:table-cell>
          <table:table-cell table:formula="of:=[.K46]+[.L46]*[.$B$1]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$F$1]*[.K47]+4" office:value-type="float" office:value="10">
            <text:p>10</text:p>
          </table:table-cell>
        </table:table-row>
        <table:table-row table:style-name="ro4">
          <table:table-cell table:formula="of:=[.A47]+[.$B$1]" office:value-type="float" office:value="8.6">
            <text:p>8.6</text:p>
          </table:table-cell>
          <table:table-cell table:formula="of:=[.B47]+[.C47]*[.$B$1]+0.5*[.D47]*[.$B$1]^2" office:value-type="float" office:value="27.8089453056732">
            <text:p>27.81</text:p>
          </table:table-cell>
          <table:table-cell table:formula="of:=[.C47]+[.D47]*[.$B$1]" office:value-type="float" office:value="3.69199025611603">
            <text:p>3.69</text:p>
          </table:table-cell>
          <table:table-cell table:formula="of:=IF([.$F$1]=1;[.F47]-[.B47]-[.C47]*[.$H$1];IF([.$F$1]=2;[.F46]-[.B46]-[.C46]*[.$H$1];IF([.$F$1]=3;[.F45]-[.B45]-[.C45]*[.$H$1];0)))" office:value-type="float" office:value="-0.291089947684037">
            <text:p>-0.29</text:p>
          </table:table-cell>
          <table:table-cell table:formula="of:=[.$F$1]*[.C48]+4" office:value-type="float" office:value="11.3839805122321">
            <text:p>11.38</text:p>
          </table:table-cell>
          <table:table-cell table:formula="of:=[.F47]+[.G47]*[.$B$1]+0.5*[.H47]*[.$B$1]^2" office:value-type="float" office:value="30.8974938623753">
            <text:p>30.90</text:p>
          </table:table-cell>
          <table:table-cell table:formula="of:=[.G47]+[.H47]*[.$B$1]" office:value-type="float" office:value="2.90663247550376">
            <text:p>2.91</text:p>
          </table:table-cell>
          <table:table-cell table:formula="of:=IF([.$F$1]=1;[.J47]-[.F47]-[.G47]*[.$H$1];IF([.$F$1]=2;[.J46]-[.F46]-[.G46]*[.$H$1];IF([.$F$1]=3;[.J45]-[.F45]-[.G45]*[.$H$1];0)))" office:value-type="float" office:value="-0.0914192187189737">
            <text:p>-0.09</text:p>
          </table:table-cell>
          <table:table-cell table:formula="of:=[.$F$1]*[.G48]+4" office:value-type="float" office:value="9.81326495100752">
            <text:p>9.81</text:p>
          </table:table-cell>
          <table:table-cell table:formula="of:=[.J47]+[.K47]*[.$B$1]+0.5*[.L47]*[.$B$1]^2" office:value-type="float" office:value="33.8">
            <text:p>33.80</text:p>
          </table:table-cell>
          <table:table-cell table:formula="of:=[.K47]+[.L47]*[.$B$1]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$F$1]*[.K48]+4" office:value-type="float" office:value="10">
            <text:p>10</text:p>
          </table:table-cell>
        </table:table-row>
        <table:table-row table:style-name="ro4">
          <table:table-cell table:formula="of:=[.A48]+[.$B$1]" office:value-type="float" office:value="8.8">
            <text:p>8.8</text:p>
          </table:table-cell>
          <table:table-cell table:formula="of:=[.B48]+[.C48]*[.$B$1]+0.5*[.D48]*[.$B$1]^2" office:value-type="float" office:value="28.5415215579427">
            <text:p>28.54</text:p>
          </table:table-cell>
          <table:table-cell table:formula="of:=[.C48]+[.D48]*[.$B$1]" office:value-type="float" office:value="3.63377226657922">
            <text:p>3.63</text:p>
          </table:table-cell>
          <table:table-cell table:formula="of:=IF([.$F$1]=1;[.F48]-[.B48]-[.C48]*[.$H$1];IF([.$F$1]=2;[.F47]-[.B47]-[.C47]*[.$H$1];IF([.$F$1]=3;[.F46]-[.B46]-[.C46]*[.$H$1];0)))" office:value-type="float" office:value="-0.465347014422344">
            <text:p>-0.47</text:p>
          </table:table-cell>
          <table:table-cell table:formula="of:=[.$F$1]*[.C49]+4" office:value-type="float" office:value="11.2675445331584">
            <text:p>11.27</text:p>
          </table:table-cell>
          <table:table-cell table:formula="of:=[.F48]+[.G48]*[.$B$1]+0.5*[.H48]*[.$B$1]^2" office:value-type="float" office:value="31.4769919731017">
            <text:p>31.48</text:p>
          </table:table-cell>
          <table:table-cell table:formula="of:=[.G48]+[.H48]*[.$B$1]" office:value-type="float" office:value="2.88834863175997">
            <text:p>2.89</text:p>
          </table:table-cell>
          <table:table-cell table:formula="of:=IF([.$F$1]=1;[.J48]-[.F48]-[.G48]*[.$H$1];IF([.$F$1]=2;[.J47]-[.F47]-[.G47]*[.$H$1];IF([.$F$1]=3;[.J46]-[.F46]-[.G46]*[.$H$1];0)))" office:value-type="float" office:value="-0.047000093113613">
            <text:p>-0.05</text:p>
          </table:table-cell>
          <table:table-cell table:formula="of:=[.$F$1]*[.G49]+4" office:value-type="float" office:value="9.77669726351993">
            <text:p>9.78</text:p>
          </table:table-cell>
          <table:table-cell table:formula="of:=[.J48]+[.K48]*[.$B$1]+0.5*[.L48]*[.$B$1]^2" office:value-type="float" office:value="34.4">
            <text:p>34.40</text:p>
          </table:table-cell>
          <table:table-cell table:formula="of:=[.K48]+[.L48]*[.$B$1]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$F$1]*[.K49]+4" office:value-type="float" office:value="10">
            <text:p>10</text:p>
          </table:table-cell>
        </table:table-row>
        <table:table-row table:style-name="ro4">
          <table:table-cell table:formula="of:=[.A49]+[.$B$1]" office:value-type="float" office:value="9">
            <text:p>9</text:p>
          </table:table-cell>
          <table:table-cell table:formula="of:=[.B49]+[.C49]*[.$B$1]+0.5*[.D49]*[.$B$1]^2" office:value-type="float" office:value="29.2589690709701">
            <text:p>29.26</text:p>
          </table:table-cell>
          <table:table-cell table:formula="of:=[.C49]+[.D49]*[.$B$1]" office:value-type="float" office:value="3.54070286369475">
            <text:p>3.54</text:p>
          </table:table-cell>
          <table:table-cell table:formula="of:=IF([.$F$1]=1;[.F49]-[.B49]-[.C49]*[.$H$1];IF([.$F$1]=2;[.F48]-[.B48]-[.C48]*[.$H$1];IF([.$F$1]=3;[.F47]-[.B47]-[.C47]*[.$H$1];0)))" office:value-type="float" office:value="-0.603441699413924">
            <text:p>-0.60</text:p>
          </table:table-cell>
          <table:table-cell table:formula="of:=[.$F$1]*[.C50]+4" office:value-type="float" office:value="11.0814057273895">
            <text:p>11.08</text:p>
          </table:table-cell>
          <table:table-cell table:formula="of:=[.F49]+[.G49]*[.$B$1]+0.5*[.H49]*[.$B$1]^2" office:value-type="float" office:value="32.0537216975914">
            <text:p>32.05</text:p>
          </table:table-cell>
          <table:table-cell table:formula="of:=[.G49]+[.H49]*[.$B$1]" office:value-type="float" office:value="2.87894861313724">
            <text:p>2.88</text:p>
          </table:table-cell>
          <table:table-cell table:formula="of:=IF([.$F$1]=1;[.J49]-[.F49]-[.G49]*[.$H$1];IF([.$F$1]=2;[.J48]-[.F48]-[.G48]*[.$H$1];IF([.$F$1]=3;[.J47]-[.F47]-[.G47]*[.$H$1];0)))" office:value-type="float" office:value="-0.00412633787904193">
            <text:p>0.00</text:p>
          </table:table-cell>
          <table:table-cell table:formula="of:=[.$F$1]*[.G50]+4" office:value-type="float" office:value="9.75789722627449">
            <text:p>9.76</text:p>
          </table:table-cell>
          <table:table-cell table:formula="of:=[.J49]+[.K49]*[.$B$1]+0.5*[.L49]*[.$B$1]^2" office:value-type="float" office:value="35">
            <text:p>35.00</text:p>
          </table:table-cell>
          <table:table-cell table:formula="of:=[.K49]+[.L49]*[.$B$1]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$F$1]*[.K50]+4" office:value-type="float" office:value="10">
            <text:p>10</text:p>
          </table:table-cell>
        </table:table-row>
        <table:table-row table:style-name="ro4">
          <table:table-cell table:formula="of:=[.A50]+[.$B$1]" office:value-type="float" office:value="9.2">
            <text:p>9.2</text:p>
          </table:table-cell>
          <table:table-cell table:formula="of:=[.B50]+[.C50]*[.$B$1]+0.5*[.D50]*[.$B$1]^2" office:value-type="float" office:value="29.9550408097208">
            <text:p>29.96</text:p>
          </table:table-cell>
          <table:table-cell table:formula="of:=[.C50]+[.D50]*[.$B$1]" office:value-type="float" office:value="3.42001452381197">
            <text:p>3.42</text:p>
          </table:table-cell>
          <table:table-cell table:formula="of:=IF([.$F$1]=1;[.F50]-[.B50]-[.C50]*[.$H$1];IF([.$F$1]=2;[.F49]-[.B49]-[.C49]*[.$H$1];IF([.$F$1]=3;[.F48]-[.B48]-[.C48]*[.$H$1];0)))" office:value-type="float" office:value="-0.698301851420271">
            <text:p>-0.70</text:p>
          </table:table-cell>
          <table:table-cell table:formula="of:=[.$F$1]*[.C51]+4" office:value-type="float" office:value="10.8400290476239">
            <text:p>10.84</text:p>
          </table:table-cell>
          <table:table-cell table:formula="of:=[.F50]+[.G50]*[.$B$1]+0.5*[.H50]*[.$B$1]^2" office:value-type="float" office:value="32.6294288934613">
            <text:p>32.63</text:p>
          </table:table-cell>
          <table:table-cell table:formula="of:=[.G50]+[.H50]*[.$B$1]" office:value-type="float" office:value="2.87812334556144">
            <text:p>2.88</text:p>
          </table:table-cell>
          <table:table-cell table:formula="of:=IF([.$F$1]=1;[.J50]-[.F50]-[.G50]*[.$H$1];IF([.$F$1]=2;[.J49]-[.F49]-[.G49]*[.$H$1];IF([.$F$1]=3;[.J48]-[.F48]-[.G48]*[.$H$1];0)))" office:value-type="float" office:value="0.0346593951383811">
            <text:p>0.03</text:p>
          </table:table-cell>
          <table:table-cell table:formula="of:=[.$F$1]*[.G51]+4" office:value-type="float" office:value="9.75624669112287">
            <text:p>9.76</text:p>
          </table:table-cell>
          <table:table-cell table:formula="of:=[.J50]+[.K50]*[.$B$1]+0.5*[.L50]*[.$B$1]^2" office:value-type="float" office:value="35.6">
            <text:p>35.60</text:p>
          </table:table-cell>
          <table:table-cell table:formula="of:=[.K50]+[.L50]*[.$B$1]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$F$1]*[.K51]+4" office:value-type="float" office:value="10">
            <text:p>10</text:p>
          </table:table-cell>
        </table:table-row>
        <table:table-row table:style-name="ro4">
          <table:table-cell table:formula="of:=[.A51]+[.$B$1]" office:value-type="float" office:value="9.4">
            <text:p>9.4</text:p>
          </table:table-cell>
          <table:table-cell table:formula="of:=[.B51]+[.C51]*[.$B$1]+0.5*[.D51]*[.$B$1]^2" office:value-type="float" office:value="30.6250776774548">
            <text:p>30.63</text:p>
          </table:table-cell>
          <table:table-cell table:formula="of:=[.C51]+[.D51]*[.$B$1]" office:value-type="float" office:value="3.28035415352791">
            <text:p>3.28</text:p>
          </table:table-cell>
          <table:table-cell table:formula="of:=IF([.$F$1]=1;[.F51]-[.B51]-[.C51]*[.$H$1];IF([.$F$1]=2;[.F50]-[.B50]-[.C50]*[.$H$1];IF([.$F$1]=3;[.F49]-[.B49]-[.C49]*[.$H$1];0)))" office:value-type="float" office:value="-0.745950237073481">
            <text:p>-0.75</text:p>
          </table:table-cell>
          <table:table-cell table:formula="of:=[.$F$1]*[.C52]+4" office:value-type="float" office:value="10.5607083070558">
            <text:p>10.56</text:p>
          </table:table-cell>
          <table:table-cell table:formula="of:=[.F51]+[.G51]*[.$B$1]+0.5*[.H51]*[.$B$1]^2" office:value-type="float" office:value="33.2057467504763">
            <text:p>33.21</text:p>
          </table:table-cell>
          <table:table-cell table:formula="of:=[.G51]+[.H51]*[.$B$1]" office:value-type="float" office:value="2.88505522458911">
            <text:p>2.89</text:p>
          </table:table-cell>
          <table:table-cell table:formula="of:=IF([.$F$1]=1;[.J51]-[.F51]-[.G51]*[.$H$1];IF([.$F$1]=2;[.J50]-[.F50]-[.G50]*[.$H$1];IF([.$F$1]=3;[.J49]-[.F49]-[.G49]*[.$H$1];0)))" office:value-type="float" office:value="0.0673296892713853">
            <text:p>0.07</text:p>
          </table:table-cell>
          <table:table-cell table:formula="of:=[.$F$1]*[.G52]+4" office:value-type="float" office:value="9.77011044917822">
            <text:p>9.77</text:p>
          </table:table-cell>
          <table:table-cell table:formula="of:=[.J51]+[.K51]*[.$B$1]+0.5*[.L51]*[.$B$1]^2" office:value-type="float" office:value="36.2">
            <text:p>36.20</text:p>
          </table:table-cell>
          <table:table-cell table:formula="of:=[.K51]+[.L51]*[.$B$1]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$F$1]*[.K52]+4" office:value-type="float" office:value="10">
            <text:p>10</text:p>
          </table:table-cell>
        </table:table-row>
        <table:table-row table:style-name="ro4">
          <table:table-cell table:formula="of:=[.A52]+[.$B$1]" office:value-type="float" office:value="9.6">
            <text:p>9.6</text:p>
          </table:table-cell>
          <table:table-cell table:formula="of:=[.B52]+[.C52]*[.$B$1]+0.5*[.D52]*[.$B$1]^2" office:value-type="float" office:value="31.2662295034189">
            <text:p>31.27</text:p>
          </table:table-cell>
          <table:table-cell table:formula="of:=[.C52]+[.D52]*[.$B$1]" office:value-type="float" office:value="3.13116410611322">
            <text:p>3.13</text:p>
          </table:table-cell>
          <table:table-cell table:formula="of:=IF([.$F$1]=1;[.F52]-[.B52]-[.C52]*[.$H$1];IF([.$F$1]=2;[.F51]-[.B51]-[.C51]*[.$H$1];IF([.$F$1]=3;[.F50]-[.B50]-[.C50]*[.$H$1];0)))" office:value-type="float" office:value="-0.745626440071503">
            <text:p>-0.75</text:p>
          </table:table-cell>
          <table:table-cell table:formula="of:=[.$F$1]*[.C53]+4" office:value-type="float" office:value="10.2623282122264">
            <text:p>10.26</text:p>
          </table:table-cell>
          <table:table-cell table:formula="of:=[.F52]+[.G52]*[.$B$1]+0.5*[.H52]*[.$B$1]^2" office:value-type="float" office:value="33.7841043891796">
            <text:p>33.78</text:p>
          </table:table-cell>
          <table:table-cell table:formula="of:=[.G52]+[.H52]*[.$B$1]" office:value-type="float" office:value="2.89852116244339">
            <text:p>2.90</text:p>
          </table:table-cell>
          <table:table-cell table:formula="of:=IF([.$F$1]=1;[.J52]-[.F52]-[.G52]*[.$H$1];IF([.$F$1]=2;[.J51]-[.F51]-[.G51]*[.$H$1];IF([.$F$1]=3;[.J50]-[.F50]-[.G50]*[.$H$1];0)))" office:value-type="float" office:value="0.0924477609773278">
            <text:p>0.09</text:p>
          </table:table-cell>
          <table:table-cell table:formula="of:=[.$F$1]*[.G53]+4" office:value-type="float" office:value="9.79704232488678">
            <text:p>9.80</text:p>
          </table:table-cell>
          <table:table-cell table:formula="of:=[.J52]+[.K52]*[.$B$1]+0.5*[.L52]*[.$B$1]^2" office:value-type="float" office:value="36.8">
            <text:p>36.80</text:p>
          </table:table-cell>
          <table:table-cell table:formula="of:=[.K52]+[.L52]*[.$B$1]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$F$1]*[.K53]+4" office:value-type="float" office:value="10">
            <text:p>10</text:p>
          </table:table-cell>
        </table:table-row>
        <table:table-row table:style-name="ro4">
          <table:table-cell table:formula="of:=[.A53]+[.$B$1]" office:value-type="float" office:value="9.8">
            <text:p>9.8</text:p>
          </table:table-cell>
          <table:table-cell table:formula="of:=[.B53]+[.C53]*[.$B$1]+0.5*[.D53]*[.$B$1]^2" office:value-type="float" office:value="31.8775497958401">
            <text:p>31.88</text:p>
          </table:table-cell>
          <table:table-cell table:formula="of:=[.C53]+[.D53]*[.$B$1]" office:value-type="float" office:value="2.98203881809892">
            <text:p>2.98</text:p>
          </table:table-cell>
          <table:table-cell table:formula="of:=IF([.$F$1]=1;[.F53]-[.B53]-[.C53]*[.$H$1];IF([.$F$1]=2;[.F52]-[.B52]-[.C52]*[.$H$1];IF([.$F$1]=3;[.F51]-[.B51]-[.C51]*[.$H$1];0)))" office:value-type="float" office:value="-0.699685080506381">
            <text:p>-0.70</text:p>
          </table:table-cell>
          <table:table-cell table:formula="of:=[.$F$1]*[.C54]+4" office:value-type="float" office:value="9.96407763619783">
            <text:p>9.96</text:p>
          </table:table-cell>
          <table:table-cell table:formula="of:=[.F53]+[.G53]*[.$B$1]+0.5*[.H53]*[.$B$1]^2" office:value-type="float" office:value="34.3656575768878">
            <text:p>34.37</text:p>
          </table:table-cell>
          <table:table-cell table:formula="of:=[.G53]+[.H53]*[.$B$1]" office:value-type="float" office:value="2.91701071463885">
            <text:p>2.92</text:p>
          </table:table-cell>
          <table:table-cell table:formula="of:=IF([.$F$1]=1;[.J53]-[.F53]-[.G53]*[.$H$1];IF([.$F$1]=2;[.J52]-[.F52]-[.G52]*[.$H$1];IF([.$F$1]=3;[.J51]-[.F51]-[.G51]*[.$H$1];0)))" office:value-type="float" office:value="0.109198024934597">
            <text:p>0.11</text:p>
          </table:table-cell>
          <table:table-cell table:formula="of:=[.$F$1]*[.G54]+4" office:value-type="float" office:value="9.83402142927771">
            <text:p>9.83</text:p>
          </table:table-cell>
          <table:table-cell table:formula="of:=[.J53]+[.K53]*[.$B$1]+0.5*[.L53]*[.$B$1]^2" office:value-type="float" office:value="37.4">
            <text:p>37.40</text:p>
          </table:table-cell>
          <table:table-cell table:formula="of:=[.K53]+[.L53]*[.$B$1]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$F$1]*[.K54]+4" office:value-type="float" office:value="10">
            <text:p>10</text:p>
          </table:table-cell>
        </table:table-row>
        <table:table-row table:style-name="ro4">
          <table:table-cell table:formula="of:=[.A54]+[.$B$1]" office:value-type="float" office:value="10">
            <text:p>10</text:p>
          </table:table-cell>
          <table:table-cell table:formula="of:=[.B54]+[.C54]*[.$B$1]+0.5*[.D54]*[.$B$1]^2" office:value-type="float" office:value="32.4599638578498">
            <text:p>32.46</text:p>
          </table:table-cell>
          <table:table-cell table:formula="of:=[.C54]+[.D54]*[.$B$1]" office:value-type="float" office:value="2.84210180199764">
            <text:p>2.84</text:p>
          </table:table-cell>
          <table:table-cell table:formula="of:=IF([.$F$1]=1;[.F54]-[.B54]-[.C54]*[.$H$1];IF([.$F$1]=2;[.F53]-[.B53]-[.C53]*[.$H$1];IF([.$F$1]=3;[.F52]-[.B52]-[.C52]*[.$H$1];0)))" office:value-type="float" office:value="-0.613289220352548">
            <text:p>-0.61</text:p>
          </table:table-cell>
          <table:table-cell table:formula="of:=[.$F$1]*[.C55]+4" office:value-type="float" office:value="9.68420360399528">
            <text:p>9.68</text:p>
          </table:table-cell>
          <table:table-cell table:formula="of:=[.F54]+[.G54]*[.$B$1]+0.5*[.H54]*[.$B$1]^2" office:value-type="float" office:value="34.9512436803143">
            <text:p>34.95</text:p>
          </table:table-cell>
          <table:table-cell table:formula="of:=[.G54]+[.H54]*[.$B$1]" office:value-type="float" office:value="2.93885031962577">
            <text:p>2.94</text:p>
          </table:table-cell>
          <table:table-cell table:formula="of:=IF([.$F$1]=1;[.J54]-[.F54]-[.G54]*[.$H$1];IF([.$F$1]=2;[.J53]-[.F53]-[.G53]*[.$H$1];IF([.$F$1]=3;[.J52]-[.F52]-[.G52]*[.$H$1];0)))" office:value-type="float" office:value="0.117374448377069">
            <text:p>0.12</text:p>
          </table:table-cell>
          <table:table-cell table:formula="of:=[.$F$1]*[.G55]+4" office:value-type="float" office:value="9.87770063925155">
            <text:p>9.88</text:p>
          </table:table-cell>
          <table:table-cell table:formula="of:=[.J54]+[.K54]*[.$B$1]+0.5*[.L54]*[.$B$1]^2" office:value-type="float" office:value="38">
            <text:p>38.00</text:p>
          </table:table-cell>
          <table:table-cell table:formula="of:=[.K54]+[.L54]*[.$B$1]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$F$1]*[.K55]+4" office:value-type="float" office:value="10">
            <text:p>10</text:p>
          </table:table-cell>
        </table:table-row>
        <table:table-row table:style-name="ro4">
          <table:table-cell table:formula="of:=[.A55]+[.$B$1]" office:value-type="float" office:value="10.2">
            <text:p>10.2</text:p>
          </table:table-cell>
          <table:table-cell table:formula="of:=[.B55]+[.C55]*[.$B$1]+0.5*[.D55]*[.$B$1]^2" office:value-type="float" office:value="33.0161184338423">
            <text:p>33.02</text:p>
          </table:table-cell>
          <table:table-cell table:formula="of:=[.C55]+[.D55]*[.$B$1]" office:value-type="float" office:value="2.71944395792713">
            <text:p>2.72</text:p>
          </table:table-cell>
          <table:table-cell table:formula="of:=IF([.$F$1]=1;[.F55]-[.B55]-[.C55]*[.$H$1];IF([.$F$1]=2;[.F54]-[.B54]-[.C54]*[.$H$1];IF([.$F$1]=3;[.F53]-[.B53]-[.C53]*[.$H$1];0)))" office:value-type="float" office:value="-0.493931037051235">
            <text:p>-0.49</text:p>
          </table:table-cell>
          <table:table-cell table:formula="of:=[.$F$1]*[.C56]+4" office:value-type="float" office:value="9.43888791585426">
            <text:p>9.44</text:p>
          </table:table-cell>
          <table:table-cell table:formula="of:=[.F55]+[.G55]*[.$B$1]+0.5*[.H55]*[.$B$1]^2" office:value-type="float" office:value="35.541361233207">
            <text:p>35.54</text:p>
          </table:table-cell>
          <table:table-cell table:formula="of:=[.G55]+[.H55]*[.$B$1]" office:value-type="float" office:value="2.96232520930119">
            <text:p>2.96</text:p>
          </table:table-cell>
          <table:table-cell table:formula="of:=IF([.$F$1]=1;[.J55]-[.F55]-[.G55]*[.$H$1];IF([.$F$1]=2;[.J54]-[.F54]-[.G54]*[.$H$1];IF([.$F$1]=3;[.J53]-[.F53]-[.G53]*[.$H$1];0)))" office:value-type="float" office:value="0.117331708473381">
            <text:p>0.12</text:p>
          </table:table-cell>
          <table:table-cell table:formula="of:=[.$F$1]*[.G56]+4" office:value-type="float" office:value="9.92465041860238">
            <text:p>9.92</text:p>
          </table:table-cell>
          <table:table-cell table:formula="of:=[.J55]+[.K55]*[.$B$1]+0.5*[.L55]*[.$B$1]^2" office:value-type="float" office:value="38.6">
            <text:p>38.60</text:p>
          </table:table-cell>
          <table:table-cell table:formula="of:=[.K55]+[.L55]*[.$B$1]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$F$1]*[.K56]+4" office:value-type="float" office:value="10">
            <text:p>10</text:p>
          </table:table-cell>
        </table:table-row>
        <table:table-row table:style-name="ro4">
          <table:table-cell table:formula="of:=[.A56]+[.$B$1]" office:value-type="float" office:value="10.4">
            <text:p>10.4</text:p>
          </table:table-cell>
          <table:table-cell table:formula="of:=[.B56]+[.C56]*[.$B$1]+0.5*[.D56]*[.$B$1]^2" office:value-type="float" office:value="33.5501286046867">
            <text:p>33.55</text:p>
          </table:table-cell>
          <table:table-cell table:formula="of:=[.C56]+[.D56]*[.$B$1]" office:value-type="float" office:value="2.62065775051688">
            <text:p>2.62</text:p>
          </table:table-cell>
          <table:table-cell table:formula="of:=IF([.$F$1]=1;[.F56]-[.B56]-[.C56]*[.$H$1];IF([.$F$1]=2;[.F55]-[.B55]-[.C55]*[.$H$1];IF([.$F$1]=3;[.F54]-[.B54]-[.C54]*[.$H$1];0)))" office:value-type="float" office:value="-0.350821979533149">
            <text:p>-0.35</text:p>
          </table:table-cell>
          <table:table-cell table:formula="of:=[.$F$1]*[.C57]+4" office:value-type="float" office:value="9.24131550103377">
            <text:p>9.24</text:p>
          </table:table-cell>
          <table:table-cell table:formula="of:=[.F56]+[.G56]*[.$B$1]+0.5*[.H56]*[.$B$1]^2" office:value-type="float" office:value="36.1361729092367">
            <text:p>36.14</text:p>
          </table:table-cell>
          <table:table-cell table:formula="of:=[.G56]+[.H56]*[.$B$1]" office:value-type="float" office:value="2.98579155099586">
            <text:p>2.99</text:p>
          </table:table-cell>
          <table:table-cell table:formula="of:=IF([.$F$1]=1;[.J56]-[.F56]-[.G56]*[.$H$1];IF([.$F$1]=2;[.J55]-[.F55]-[.G55]*[.$H$1];IF([.$F$1]=3;[.J54]-[.F54]-[.G54]*[.$H$1];0)))" office:value-type="float" office:value="0.109906000059998">
            <text:p>0.11</text:p>
          </table:table-cell>
          <table:table-cell table:formula="of:=[.$F$1]*[.G57]+4" office:value-type="float" office:value="9.97158310199173">
            <text:p>9.97</text:p>
          </table:table-cell>
          <table:table-cell table:formula="of:=[.J56]+[.K56]*[.$B$1]+0.5*[.L56]*[.$B$1]^2" office:value-type="float" office:value="39.2">
            <text:p>39.20</text:p>
          </table:table-cell>
          <table:table-cell table:formula="of:=[.K56]+[.L56]*[.$B$1]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$F$1]*[.K57]+4" office:value-type="float" office:value="10">
            <text:p>10</text:p>
          </table:table-cell>
        </table:table-row>
        <table:table-row table:style-name="ro4">
          <table:table-cell table:formula="of:=[.A57]+[.$B$1]" office:value-type="float" office:value="10.6">
            <text:p>10.6</text:p>
          </table:table-cell>
          <table:table-cell table:formula="of:=[.B57]+[.C57]*[.$B$1]+0.5*[.D57]*[.$B$1]^2" office:value-type="float" office:value="34.0672437151994">
            <text:p>34.07</text:p>
          </table:table-cell>
          <table:table-cell table:formula="of:=[.C57]+[.D57]*[.$B$1]" office:value-type="float" office:value="2.55049335461025">
            <text:p>2.55</text:p>
          </table:table-cell>
          <table:table-cell table:formula="of:=IF([.$F$1]=1;[.F57]-[.B57]-[.C57]*[.$H$1];IF([.$F$1]=2;[.F56]-[.B56]-[.C56]*[.$H$1];IF([.$F$1]=3;[.F55]-[.B55]-[.C55]*[.$H$1];0)))" office:value-type="float" office:value="-0.194201158562419">
            <text:p>-0.19</text:p>
          </table:table-cell>
          <table:table-cell table:formula="of:=[.$F$1]*[.C58]+4" office:value-type="float" office:value="9.10098670922051">
            <text:p>9.10</text:p>
          </table:table-cell>
          <table:table-cell table:formula="of:=[.F57]+[.G57]*[.$B$1]+0.5*[.H57]*[.$B$1]^2" office:value-type="float" office:value="36.735529339437">
            <text:p>36.74</text:p>
          </table:table-cell>
          <table:table-cell table:formula="of:=[.G57]+[.H57]*[.$B$1]" office:value-type="float" office:value="3.00777275100786">
            <text:p>3.01</text:p>
          </table:table-cell>
          <table:table-cell table:formula="of:=IF([.$F$1]=1;[.J57]-[.F57]-[.G57]*[.$H$1];IF([.$F$1]=2;[.J56]-[.F56]-[.G56]*[.$H$1];IF([.$F$1]=3;[.J55]-[.F55]-[.G55]*[.$H$1];0)))" office:value-type="float" office:value="0.0963135574918859">
            <text:p>0.10</text:p>
          </table:table-cell>
          <table:table-cell table:formula="of:=[.$F$1]*[.G58]+4" office:value-type="float" office:value="10.0155455020157">
            <text:p>10.02</text:p>
          </table:table-cell>
          <table:table-cell table:formula="of:=[.J57]+[.K57]*[.$B$1]+0.5*[.L57]*[.$B$1]^2" office:value-type="float" office:value="39.8">
            <text:p>39.80</text:p>
          </table:table-cell>
          <table:table-cell table:formula="of:=[.K57]+[.L57]*[.$B$1]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$F$1]*[.K58]+4" office:value-type="float" office:value="10">
            <text:p>10</text:p>
          </table:table-cell>
        </table:table-row>
        <table:table-row table:style-name="ro4">
          <table:table-cell table:formula="of:=[.A58]+[.$B$1]" office:value-type="float" office:value="10.8">
            <text:p>10.8</text:p>
          </table:table-cell>
          <table:table-cell table:formula="of:=[.B58]+[.C58]*[.$B$1]+0.5*[.D58]*[.$B$1]^2" office:value-type="float" office:value="34.5734583629502">
            <text:p>34.57</text:p>
          </table:table-cell>
          <table:table-cell table:formula="of:=[.C58]+[.D58]*[.$B$1]" office:value-type="float" office:value="2.51165312289777">
            <text:p>2.51</text:p>
          </table:table-cell>
          <table:table-cell table:formula="of:=IF([.$F$1]=1;[.F58]-[.B58]-[.C58]*[.$H$1];IF([.$F$1]=2;[.F57]-[.B57]-[.C57]*[.$H$1];IF([.$F$1]=3;[.F56]-[.B56]-[.C56]*[.$H$1];0)))" office:value-type="float" office:value="-0.0346134459668614">
            <text:p>-0.03</text:p>
          </table:table-cell>
          <table:table-cell table:formula="of:=[.$F$1]*[.C59]+4" office:value-type="float" office:value="9.02330624579554">
            <text:p>9.02</text:p>
          </table:table-cell>
          <table:table-cell table:formula="of:=[.F58]+[.G58]*[.$B$1]+0.5*[.H58]*[.$B$1]^2" office:value-type="float" office:value="37.3390101607884">
            <text:p>37.34</text:p>
          </table:table-cell>
          <table:table-cell table:formula="of:=[.G58]+[.H58]*[.$B$1]" office:value-type="float" office:value="3.02703546250624">
            <text:p>3.03</text:p>
          </table:table-cell>
          <table:table-cell table:formula="of:=IF([.$F$1]=1;[.J58]-[.F58]-[.G58]*[.$H$1];IF([.$F$1]=2;[.J57]-[.F57]-[.G57]*[.$H$1];IF([.$F$1]=3;[.J56]-[.F56]-[.G56]*[.$H$1];0)))" office:value-type="float" office:value="0.0780355397675043">
            <text:p>0.08</text:p>
          </table:table-cell>
          <table:table-cell table:formula="of:=[.$F$1]*[.G59]+4" office:value-type="float" office:value="10.0540709250125">
            <text:p>10.05</text:p>
          </table:table-cell>
          <table:table-cell table:formula="of:=[.J58]+[.K58]*[.$B$1]+0.5*[.L58]*[.$B$1]^2" office:value-type="float" office:value="40.4">
            <text:p>40.40</text:p>
          </table:table-cell>
          <table:table-cell table:formula="of:=[.K58]+[.L58]*[.$B$1]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$F$1]*[.K59]+4" office:value-type="float" office:value="10">
            <text:p>10</text:p>
          </table:table-cell>
        </table:table-row>
        <table:table-row table:style-name="ro4">
          <table:table-cell table:formula="of:=[.A59]+[.$B$1]" office:value-type="float" office:value="11">
            <text:p>11</text:p>
          </table:table-cell>
          <table:table-cell table:formula="of:=[.B59]+[.C59]*[.$B$1]+0.5*[.D59]*[.$B$1]^2" office:value-type="float" office:value="35.0750967186104">
            <text:p>35.08</text:p>
          </table:table-cell>
          <table:table-cell table:formula="of:=[.C59]+[.D59]*[.$B$1]" office:value-type="float" office:value="2.5047304337044">
            <text:p>2.50</text:p>
          </table:table-cell>
          <table:table-cell table:formula="of:=IF([.$F$1]=1;[.F59]-[.B59]-[.C59]*[.$H$1];IF([.$F$1]=2;[.F58]-[.B58]-[.C58]*[.$H$1];IF([.$F$1]=3;[.F57]-[.B57]-[.C57]*[.$H$1];0)))" office:value-type="float" office:value="0.117792269627422">
            <text:p>0.12</text:p>
          </table:table-cell>
          <table:table-cell table:formula="of:=[.$F$1]*[.C60]+4" office:value-type="float" office:value="9.00946086740879">
            <text:p>9.01</text:p>
          </table:table-cell>
          <table:table-cell table:formula="of:=[.F59]+[.G59]*[.$B$1]+0.5*[.H59]*[.$B$1]^2" office:value-type="float" office:value="37.945977964085">
            <text:p>37.95</text:p>
          </table:table-cell>
          <table:table-cell table:formula="of:=[.G59]+[.H59]*[.$B$1]" office:value-type="float" office:value="3.04264257045974">
            <text:p>3.04</text:p>
          </table:table-cell>
          <table:table-cell table:formula="of:=IF([.$F$1]=1;[.J59]-[.F59]-[.G59]*[.$H$1];IF([.$F$1]=2;[.J58]-[.F58]-[.G58]*[.$H$1];IF([.$F$1]=3;[.J57]-[.F57]-[.G57]*[.$H$1];0)))" office:value-type="float" office:value="0.0566979095551399">
            <text:p>0.06</text:p>
          </table:table-cell>
          <table:table-cell table:formula="of:=[.$F$1]*[.G60]+4" office:value-type="float" office:value="10.0852851409195">
            <text:p>10.09</text:p>
          </table:table-cell>
          <table:table-cell table:formula="of:=[.J59]+[.K59]*[.$B$1]+0.5*[.L59]*[.$B$1]^2" office:value-type="float" office:value="41.0000000000001">
            <text:p>41.00</text:p>
          </table:table-cell>
          <table:table-cell table:formula="of:=[.K59]+[.L59]*[.$B$1]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$F$1]*[.K60]+4" office:value-type="float" office:value="10">
            <text:p>10</text:p>
          </table:table-cell>
        </table:table-row>
        <table:table-row table:style-name="ro4">
          <table:table-cell table:formula="of:=[.A60]+[.$B$1]" office:value-type="float" office:value="11.2">
            <text:p>11.2</text:p>
          </table:table-cell>
          <table:table-cell table:formula="of:=[.B60]+[.C60]*[.$B$1]+0.5*[.D60]*[.$B$1]^2" office:value-type="float" office:value="35.5783986507438">
            <text:p>35.58</text:p>
          </table:table-cell>
          <table:table-cell table:formula="of:=[.C60]+[.D60]*[.$B$1]" office:value-type="float" office:value="2.52828888762988">
            <text:p>2.53</text:p>
          </table:table-cell>
          <table:table-cell table:formula="of:=IF([.$F$1]=1;[.F60]-[.B60]-[.C60]*[.$H$1];IF([.$F$1]=2;[.F59]-[.B59]-[.C59]*[.$H$1];IF([.$F$1]=3;[.F58]-[.B58]-[.C58]*[.$H$1];0)))" office:value-type="float" office:value="0.253898674940508">
            <text:p>0.25</text:p>
          </table:table-cell>
          <table:table-cell table:formula="of:=[.$F$1]*[.C61]+4" office:value-type="float" office:value="9.05657777525976">
            <text:p>9.06</text:p>
          </table:table-cell>
          <table:table-cell table:formula="of:=[.F60]+[.G60]*[.$B$1]+0.5*[.H60]*[.$B$1]^2" office:value-type="float" office:value="38.5556404363681">
            <text:p>38.56</text:p>
          </table:table-cell>
          <table:table-cell table:formula="of:=[.G60]+[.H60]*[.$B$1]" office:value-type="float" office:value="3.05398215237077">
            <text:p>3.05</text:p>
          </table:table-cell>
          <table:table-cell table:formula="of:=IF([.$F$1]=1;[.J60]-[.F60]-[.G60]*[.$H$1];IF([.$F$1]=2;[.J59]-[.F59]-[.G59]*[.$H$1];IF([.$F$1]=3;[.J58]-[.F58]-[.G58]*[.$H$1];0)))" office:value-type="float" office:value="0.0339543767053603">
            <text:p>0.03</text:p>
          </table:table-cell>
          <table:table-cell table:formula="of:=[.$F$1]*[.G61]+4" office:value-type="float" office:value="10.1079643047415">
            <text:p>10.11</text:p>
          </table:table-cell>
          <table:table-cell table:formula="of:=[.J60]+[.K60]*[.$B$1]+0.5*[.L60]*[.$B$1]^2" office:value-type="float" office:value="41.6000000000001">
            <text:p>41.60</text:p>
          </table:table-cell>
          <table:table-cell table:formula="of:=[.K60]+[.L60]*[.$B$1]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$F$1]*[.K61]+4" office:value-type="float" office:value="10">
            <text:p>10</text:p>
          </table:table-cell>
        </table:table-row>
        <table:table-row table:style-name="ro4">
          <table:table-cell table:formula="of:=[.A61]+[.$B$1]" office:value-type="float" office:value="11.4">
            <text:p>11.4</text:p>
          </table:table-cell>
          <table:table-cell table:formula="of:=[.B61]+[.C61]*[.$B$1]+0.5*[.D61]*[.$B$1]^2" office:value-type="float" office:value="36.0891344017686">
            <text:p>36.09</text:p>
          </table:table-cell>
          <table:table-cell table:formula="of:=[.C61]+[.D61]*[.$B$1]" office:value-type="float" office:value="2.57906862261798">
            <text:p>2.58</text:p>
          </table:table-cell>
          <table:table-cell table:formula="of:=IF([.$F$1]=1;[.F61]-[.B61]-[.C61]*[.$H$1];IF([.$F$1]=2;[.F60]-[.B60]-[.C60]*[.$H$1];IF([.$F$1]=3;[.F59]-[.B59]-[.C59]*[.$H$1];0)))" office:value-type="float" office:value="0.366150811770259">
            <text:p>0.37</text:p>
          </table:table-cell>
          <table:table-cell table:formula="of:=[.$F$1]*[.C62]+4" office:value-type="float" office:value="9.15813724523597">
            <text:p>9.16</text:p>
          </table:table-cell>
          <table:table-cell table:formula="of:=[.F61]+[.G61]*[.$B$1]+0.5*[.H61]*[.$B$1]^2" office:value-type="float" office:value="39.1671159543764">
            <text:p>39.17</text:p>
          </table:table-cell>
          <table:table-cell table:formula="of:=[.G61]+[.H61]*[.$B$1]" office:value-type="float" office:value="3.06077302771184">
            <text:p>3.06</text:p>
          </table:table-cell>
          <table:table-cell table:formula="of:=IF([.$F$1]=1;[.J61]-[.F61]-[.G61]*[.$H$1];IF([.$F$1]=2;[.J60]-[.F60]-[.G60]*[.$H$1];IF([.$F$1]=3;[.J59]-[.F59]-[.G59]*[.$H$1];0)))" office:value-type="float" office:value="0.0113794654552626">
            <text:p>0.01</text:p>
          </table:table-cell>
          <table:table-cell table:formula="of:=[.$F$1]*[.G62]+4" office:value-type="float" office:value="10.1215460554237">
            <text:p>10.12</text:p>
          </table:table-cell>
          <table:table-cell table:formula="of:=[.J61]+[.K61]*[.$B$1]+0.5*[.L61]*[.$B$1]^2" office:value-type="float" office:value="42.2000000000001">
            <text:p>42.20</text:p>
          </table:table-cell>
          <table:table-cell table:formula="of:=[.K61]+[.L61]*[.$B$1]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$F$1]*[.K62]+4" office:value-type="float" office:value="10">
            <text:p>10</text:p>
          </table:table-cell>
        </table:table-row>
        <table:table-row table:style-name="ro4">
          <table:table-cell table:formula="of:=[.A62]+[.$B$1]" office:value-type="float" office:value="11.6">
            <text:p>11.6</text:p>
          </table:table-cell>
          <table:table-cell table:formula="of:=[.B62]+[.C62]*[.$B$1]+0.5*[.D62]*[.$B$1]^2" office:value-type="float" office:value="36.6122711425276">
            <text:p>36.61</text:p>
          </table:table-cell>
          <table:table-cell table:formula="of:=[.C62]+[.D62]*[.$B$1]" office:value-type="float" office:value="2.65229878497203">
            <text:p>2.65</text:p>
          </table:table-cell>
          <table:table-cell table:formula="of:=IF([.$F$1]=1;[.F62]-[.B62]-[.C62]*[.$H$1];IF([.$F$1]=2;[.F61]-[.B61]-[.C61]*[.$H$1];IF([.$F$1]=3;[.F60]-[.B60]-[.C60]*[.$H$1];0)))" office:value-type="float" office:value="0.448952897994398">
            <text:p>0.45</text:p>
          </table:table-cell>
          <table:table-cell table:formula="of:=[.$F$1]*[.C63]+4" office:value-type="float" office:value="9.30459756994407">
            <text:p>9.30</text:p>
          </table:table-cell>
          <table:table-cell table:formula="of:=[.F62]+[.G62]*[.$B$1]+0.5*[.H62]*[.$B$1]^2" office:value-type="float" office:value="39.7794981492278">
            <text:p>39.78</text:p>
          </table:table-cell>
          <table:table-cell table:formula="of:=[.G62]+[.H62]*[.$B$1]" office:value-type="float" office:value="3.06304892080289">
            <text:p>3.06</text:p>
          </table:table-cell>
          <table:table-cell table:formula="of:=IF([.$F$1]=1;[.J62]-[.F62]-[.G62]*[.$H$1];IF([.$F$1]=2;[.J61]-[.F61]-[.G61]*[.$H$1];IF([.$F$1]=3;[.J60]-[.F60]-[.G60]*[.$H$1];0)))" office:value-type="float" office:value="-0.00962258873881927">
            <text:p>-0.01</text:p>
          </table:table-cell>
          <table:table-cell table:formula="of:=[.$F$1]*[.G63]+4" office:value-type="float" office:value="10.1260978416058">
            <text:p>10.13</text:p>
          </table:table-cell>
          <table:table-cell table:formula="of:=[.J62]+[.K62]*[.$B$1]+0.5*[.L62]*[.$B$1]^2" office:value-type="float" office:value="42.8000000000001">
            <text:p>42.80</text:p>
          </table:table-cell>
          <table:table-cell table:formula="of:=[.K62]+[.L62]*[.$B$1]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$F$1]*[.K63]+4" office:value-type="float" office:value="10">
            <text:p>10</text:p>
          </table:table-cell>
        </table:table-row>
        <table:table-row table:style-name="ro4">
          <table:table-cell table:formula="of:=[.A63]+[.$B$1]" office:value-type="float" office:value="11.8">
            <text:p>11.8</text:p>
          </table:table-cell>
          <table:table-cell table:formula="of:=[.B63]+[.C63]*[.$B$1]+0.5*[.D63]*[.$B$1]^2" office:value-type="float" office:value="37.1517099574819">
            <text:p>37.15</text:p>
          </table:table-cell>
          <table:table-cell table:formula="of:=[.C63]+[.D63]*[.$B$1]" office:value-type="float" office:value="2.74208936457091">
            <text:p>2.74</text:p>
          </table:table-cell>
          <table:table-cell table:formula="of:=IF([.$F$1]=1;[.F63]-[.B63]-[.C63]*[.$H$1];IF([.$F$1]=2;[.F62]-[.B62]-[.C62]*[.$H$1];IF([.$F$1]=3;[.F61]-[.B61]-[.C61]*[.$H$1];0)))" office:value-type="float" office:value="0.498912929989777">
            <text:p>0.50</text:p>
          </table:table-cell>
          <table:table-cell table:formula="of:=[.$F$1]*[.C64]+4" office:value-type="float" office:value="9.48417872914183">
            <text:p>9.48</text:p>
          </table:table-cell>
          <table:table-cell table:formula="of:=[.F63]+[.G63]*[.$B$1]+0.5*[.H63]*[.$B$1]^2" office:value-type="float" office:value="40.3919154816136">
            <text:p>40.39</text:p>
          </table:table-cell>
          <table:table-cell table:formula="of:=[.G63]+[.H63]*[.$B$1]" office:value-type="float" office:value="3.06112440305513">
            <text:p>3.06</text:p>
          </table:table-cell>
          <table:table-cell table:formula="of:=IF([.$F$1]=1;[.J63]-[.F63]-[.G63]*[.$H$1];IF([.$F$1]=2;[.J62]-[.F62]-[.G62]*[.$H$1];IF([.$F$1]=3;[.J61]-[.F61]-[.G61]*[.$H$1];0)))" office:value-type="float" office:value="-0.0278889820881525">
            <text:p>-0.03</text:p>
          </table:table-cell>
          <table:table-cell table:formula="of:=[.$F$1]*[.G64]+4" office:value-type="float" office:value="10.1222488061103">
            <text:p>10.12</text:p>
          </table:table-cell>
          <table:table-cell table:formula="of:=[.J63]+[.K63]*[.$B$1]+0.5*[.L63]*[.$B$1]^2" office:value-type="float" office:value="43.4000000000001">
            <text:p>43.40</text:p>
          </table:table-cell>
          <table:table-cell table:formula="of:=[.K63]+[.L63]*[.$B$1]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$F$1]*[.K64]+4" office:value-type="float" office:value="10">
            <text:p>10</text:p>
          </table:table-cell>
        </table:table-row>
        <table:table-row table:style-name="ro4">
          <table:table-cell table:formula="of:=[.A64]+[.$B$1]" office:value-type="float" office:value="12">
            <text:p>12</text:p>
          </table:table-cell>
          <table:table-cell table:formula="of:=[.B64]+[.C64]*[.$B$1]+0.5*[.D64]*[.$B$1]^2" office:value-type="float" office:value="37.7101060889959">
            <text:p>37.71</text:p>
          </table:table-cell>
          <table:table-cell table:formula="of:=[.C64]+[.D64]*[.$B$1]" office:value-type="float" office:value="2.84187195056887">
            <text:p>2.84</text:p>
          </table:table-cell>
          <table:table-cell table:formula="of:=IF([.$F$1]=1;[.F64]-[.B64]-[.C64]*[.$H$1];IF([.$F$1]=2;[.F63]-[.B63]-[.C63]*[.$H$1];IF([.$F$1]=3;[.F62]-[.B62]-[.C62]*[.$H$1];0)))" office:value-type="float" office:value="0.514928221728196">
            <text:p>0.51</text:p>
          </table:table-cell>
          <table:table-cell table:formula="of:=[.$F$1]*[.C65]+4" office:value-type="float" office:value="9.68374390113774">
            <text:p>9.68</text:p>
          </table:table-cell>
          <table:table-cell table:formula="of:=[.F64]+[.G64]*[.$B$1]+0.5*[.H64]*[.$B$1]^2" office:value-type="float" office:value="41.0035825825829">
            <text:p>41.00</text:p>
          </table:table-cell>
          <table:table-cell table:formula="of:=[.G64]+[.H64]*[.$B$1]" office:value-type="float" office:value="3.0555466066375">
            <text:p>3.06</text:p>
          </table:table-cell>
          <table:table-cell table:formula="of:=IF([.$F$1]=1;[.J64]-[.F64]-[.G64]*[.$H$1];IF([.$F$1]=2;[.J63]-[.F63]-[.G63]*[.$H$1];IF([.$F$1]=3;[.J62]-[.F62]-[.G62]*[.$H$1];0)))" office:value-type="float" office:value="-0.042547070030674">
            <text:p>-0.04</text:p>
          </table:table-cell>
          <table:table-cell table:formula="of:=[.$F$1]*[.G65]+4" office:value-type="float" office:value="10.111093213275">
            <text:p>10.11</text:p>
          </table:table-cell>
          <table:table-cell table:formula="of:=[.J64]+[.K64]*[.$B$1]+0.5*[.L64]*[.$B$1]^2" office:value-type="float" office:value="44.0000000000001">
            <text:p>44.00</text:p>
          </table:table-cell>
          <table:table-cell table:formula="of:=[.K64]+[.L64]*[.$B$1]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$F$1]*[.K65]+4" office:value-type="float" office:value="10">
            <text:p>10</text:p>
          </table:table-cell>
        </table:table-row>
        <table:table-row table:style-name="ro4">
          <table:table-cell table:formula="of:=[.A65]+[.$B$1]" office:value-type="float" office:value="12.2">
            <text:p>12.2</text:p>
          </table:table-cell>
          <table:table-cell table:formula="of:=[.B65]+[.C65]*[.$B$1]+0.5*[.D65]*[.$B$1]^2" office:value-type="float" office:value="38.2887790435442">
            <text:p>38.29</text:p>
          </table:table-cell>
          <table:table-cell table:formula="of:=[.C65]+[.D65]*[.$B$1]" office:value-type="float" office:value="2.94485759491451">
            <text:p>2.94</text:p>
          </table:table-cell>
          <table:table-cell table:formula="of:=IF([.$F$1]=1;[.F65]-[.B65]-[.C65]*[.$H$1];IF([.$F$1]=2;[.F64]-[.B64]-[.C64]*[.$H$1];IF([.$F$1]=3;[.F63]-[.B63]-[.C63]*[.$H$1];0)))" office:value-type="float" office:value="0.498116159560817">
            <text:p>0.50</text:p>
          </table:table-cell>
          <table:table-cell table:formula="of:=[.$F$1]*[.C66]+4" office:value-type="float" office:value="9.88971518982902">
            <text:p>9.89</text:p>
          </table:table-cell>
          <table:table-cell table:formula="of:=[.F65]+[.G65]*[.$B$1]+0.5*[.H65]*[.$B$1]^2" office:value-type="float" office:value="41.6138409625098">
            <text:p>41.61</text:p>
          </table:table-cell>
          <table:table-cell table:formula="of:=[.G65]+[.H65]*[.$B$1]" office:value-type="float" office:value="3.04703719263136">
            <text:p>3.05</text:p>
          </table:table-cell>
          <table:table-cell table:formula="of:=IF([.$F$1]=1;[.J65]-[.F65]-[.G65]*[.$H$1];IF([.$F$1]=2;[.J64]-[.F64]-[.G64]*[.$H$1];IF([.$F$1]=3;[.J63]-[.F63]-[.G63]*[.$H$1];0)))" office:value-type="float" office:value="-0.0530398846687046">
            <text:p>-0.05</text:p>
          </table:table-cell>
          <table:table-cell table:formula="of:=[.$F$1]*[.G66]+4" office:value-type="float" office:value="10.0940743852627">
            <text:p>10.09</text:p>
          </table:table-cell>
          <table:table-cell table:formula="of:=[.J65]+[.K65]*[.$B$1]+0.5*[.L65]*[.$B$1]^2" office:value-type="float" office:value="44.6000000000001">
            <text:p>44.60</text:p>
          </table:table-cell>
          <table:table-cell table:formula="of:=[.K65]+[.L65]*[.$B$1]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$F$1]*[.K66]+4" office:value-type="float" office:value="10">
            <text:p>10</text:p>
          </table:table-cell>
        </table:table-row>
        <table:table-row table:style-name="ro4">
          <table:table-cell table:formula="of:=[.A66]+[.$B$1]" office:value-type="float" office:value="12.4">
            <text:p>12.4</text:p>
          </table:table-cell>
          <table:table-cell table:formula="of:=[.B66]+[.C66]*[.$B$1]+0.5*[.D66]*[.$B$1]^2" office:value-type="float" office:value="38.8877128857183">
            <text:p>38.89</text:p>
          </table:table-cell>
          <table:table-cell table:formula="of:=[.C66]+[.D66]*[.$B$1]" office:value-type="float" office:value="3.04448082682667">
            <text:p>3.04</text:p>
          </table:table-cell>
          <table:table-cell table:formula="of:=IF([.$F$1]=1;[.F66]-[.B66]-[.C66]*[.$H$1];IF([.$F$1]=2;[.F65]-[.B65]-[.C65]*[.$H$1];IF([.$F$1]=3;[.F64]-[.B64]-[.C64]*[.$H$1];0)))" office:value-type="float" office:value="0.451604543018145">
            <text:p>0.45</text:p>
          </table:table-cell>
          <table:table-cell table:formula="of:=[.$F$1]*[.C67]+4" office:value-type="float" office:value="10.0889616536533">
            <text:p>10.09</text:p>
          </table:table-cell>
          <table:table-cell table:formula="of:=[.F66]+[.G66]*[.$B$1]+0.5*[.H66]*[.$B$1]^2" office:value-type="float" office:value="42.2221876033427">
            <text:p>42.22</text:p>
          </table:table-cell>
          <table:table-cell table:formula="of:=[.G66]+[.H66]*[.$B$1]" office:value-type="float" office:value="3.03642921569762">
            <text:p>3.04</text:p>
          </table:table-cell>
          <table:table-cell table:formula="of:=IF([.$F$1]=1;[.J66]-[.F66]-[.G66]*[.$H$1];IF([.$F$1]=2;[.J65]-[.F65]-[.G65]*[.$H$1];IF([.$F$1]=3;[.J64]-[.F64]-[.G64]*[.$H$1];0)))" office:value-type="float" office:value="-0.0591291892203363">
            <text:p>-0.06</text:p>
          </table:table-cell>
          <table:table-cell table:formula="of:=[.$F$1]*[.G67]+4" office:value-type="float" office:value="10.0728584313952">
            <text:p>10.07</text:p>
          </table:table-cell>
          <table:table-cell table:formula="of:=[.J66]+[.K66]*[.$B$1]+0.5*[.L66]*[.$B$1]^2" office:value-type="float" office:value="45.2000000000001">
            <text:p>45.20</text:p>
          </table:table-cell>
          <table:table-cell table:formula="of:=[.K66]+[.L66]*[.$B$1]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$F$1]*[.K67]+4" office:value-type="float" office:value="10">
            <text:p>10</text:p>
          </table:table-cell>
        </table:table-row>
        <table:table-row table:style-name="ro4">
          <table:table-cell table:formula="of:=[.A67]+[.$B$1]" office:value-type="float" office:value="12.6">
            <text:p>12.6</text:p>
          </table:table-cell>
          <table:table-cell table:formula="of:=[.B67]+[.C67]*[.$B$1]+0.5*[.D67]*[.$B$1]^2" office:value-type="float" office:value="39.505641141944">
            <text:p>39.51</text:p>
          </table:table-cell>
          <table:table-cell table:formula="of:=[.C67]+[.D67]*[.$B$1]" office:value-type="float" office:value="3.1348017354303">
            <text:p>3.13</text:p>
          </table:table-cell>
          <table:table-cell table:formula="of:=IF([.$F$1]=1;[.F67]-[.B67]-[.C67]*[.$H$1];IF([.$F$1]=2;[.F66]-[.B66]-[.C66]*[.$H$1];IF([.$F$1]=3;[.F65]-[.B65]-[.C65]*[.$H$1];0)))" office:value-type="float" office:value="0.380204324051051">
            <text:p>0.38</text:p>
          </table:table-cell>
          <table:table-cell table:formula="of:=[.$F$1]*[.C68]+4" office:value-type="float" office:value="10.2696034708606">
            <text:p>10.27</text:p>
          </table:table-cell>
          <table:table-cell table:formula="of:=[.F67]+[.G67]*[.$B$1]+0.5*[.H67]*[.$B$1]^2" office:value-type="float" office:value="42.8282908626978">
            <text:p>42.83</text:p>
          </table:table-cell>
          <table:table-cell table:formula="of:=[.G67]+[.H67]*[.$B$1]" office:value-type="float" office:value="3.02460337785356">
            <text:p>3.02</text:p>
          </table:table-cell>
          <table:table-cell table:formula="of:=IF([.$F$1]=1;[.J67]-[.F67]-[.G67]*[.$H$1];IF([.$F$1]=2;[.J66]-[.F66]-[.G66]*[.$H$1];IF([.$F$1]=3;[.J65]-[.F65]-[.G65]*[.$H$1];0)))" office:value-type="float" office:value="-0.0608781551410829">
            <text:p>-0.06</text:p>
          </table:table-cell>
          <table:table-cell table:formula="of:=[.$F$1]*[.G68]+4" office:value-type="float" office:value="10.0492067557071">
            <text:p>10.05</text:p>
          </table:table-cell>
          <table:table-cell table:formula="of:=[.J67]+[.K67]*[.$B$1]+0.5*[.L67]*[.$B$1]^2" office:value-type="float" office:value="45.8000000000001">
            <text:p>45.80</text:p>
          </table:table-cell>
          <table:table-cell table:formula="of:=[.K67]+[.L67]*[.$B$1]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$F$1]*[.K68]+4" office:value-type="float" office:value="10">
            <text:p>10</text:p>
          </table:table-cell>
        </table:table-row>
        <table:table-row table:style-name="ro4">
          <table:table-cell table:formula="of:=[.A68]+[.$B$1]" office:value-type="float" office:value="12.8">
            <text:p>12.8</text:p>
          </table:table-cell>
          <table:table-cell table:formula="of:=[.B68]+[.C68]*[.$B$1]+0.5*[.D68]*[.$B$1]^2" office:value-type="float" office:value="40.1402055755111">
            <text:p>40.14</text:p>
          </table:table-cell>
          <table:table-cell table:formula="of:=[.C68]+[.D68]*[.$B$1]" office:value-type="float" office:value="3.21084260024051">
            <text:p>3.21</text:p>
          </table:table-cell>
          <table:table-cell table:formula="of:=IF([.$F$1]=1;[.F68]-[.B68]-[.C68]*[.$H$1];IF([.$F$1]=2;[.F67]-[.B67]-[.C67]*[.$H$1];IF([.$F$1]=3;[.F66]-[.B66]-[.C66]*[.$H$1];0)))" office:value-type="float" office:value="0.289993890797667">
            <text:p>0.29</text:p>
          </table:table-cell>
          <table:table-cell table:formula="of:=[.$F$1]*[.C69]+4" office:value-type="float" office:value="10.421685200481">
            <text:p>10.42</text:p>
          </table:table-cell>
          <table:table-cell table:formula="of:=[.F68]+[.G68]*[.$B$1]+0.5*[.H68]*[.$B$1]^2" office:value-type="float" office:value="43.4319939751657">
            <text:p>43.43</text:p>
          </table:table-cell>
          <table:table-cell table:formula="of:=[.G68]+[.H68]*[.$B$1]" office:value-type="float" office:value="3.01242774682534">
            <text:p>3.01</text:p>
          </table:table-cell>
          <table:table-cell table:formula="of:=IF([.$F$1]=1;[.J68]-[.F68]-[.G68]*[.$H$1];IF([.$F$1]=2;[.J67]-[.F67]-[.G67]*[.$H$1];IF([.$F$1]=3;[.J66]-[.F66]-[.G66]*[.$H$1];0)))" office:value-type="float" office:value="-0.0586168190402394">
            <text:p>-0.06</text:p>
          </table:table-cell>
          <table:table-cell table:formula="of:=[.$F$1]*[.G69]+4" office:value-type="float" office:value="10.0248554936507">
            <text:p>10.02</text:p>
          </table:table-cell>
          <table:table-cell table:formula="of:=[.J68]+[.K68]*[.$B$1]+0.5*[.L68]*[.$B$1]^2" office:value-type="float" office:value="46.4000000000001">
            <text:p>46.40</text:p>
          </table:table-cell>
          <table:table-cell table:formula="of:=[.K68]+[.L68]*[.$B$1]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$F$1]*[.K69]+4" office:value-type="float" office:value="10">
            <text:p>10</text:p>
          </table:table-cell>
        </table:table-row>
        <table:table-row table:style-name="ro4">
          <table:table-cell table:formula="of:=[.A69]+[.$B$1]" office:value-type="float" office:value="13">
            <text:p>13</text:p>
          </table:table-cell>
          <table:table-cell table:formula="of:=[.B69]+[.C69]*[.$B$1]+0.5*[.D69]*[.$B$1]^2" office:value-type="float" office:value="40.7881739733752">
            <text:p>40.79</text:p>
          </table:table-cell>
          <table:table-cell table:formula="of:=[.C69]+[.D69]*[.$B$1]" office:value-type="float" office:value="3.26884137840004">
            <text:p>3.27</text:p>
          </table:table-cell>
          <table:table-cell table:formula="of:=IF([.$F$1]=1;[.F69]-[.B69]-[.C69]*[.$H$1];IF([.$F$1]=2;[.F68]-[.B68]-[.C68]*[.$H$1];IF([.$F$1]=3;[.F67]-[.B67]-[.C67]*[.$H$1];0)))" office:value-type="float" office:value="0.187847985323451">
            <text:p>0.19</text:p>
          </table:table-cell>
          <table:table-cell table:formula="of:=[.$F$1]*[.C70]+4" office:value-type="float" office:value="10.5376827568001">
            <text:p>10.54</text:p>
          </table:table-cell>
          <table:table-cell table:formula="of:=[.F69]+[.G69]*[.$B$1]+0.5*[.H69]*[.$B$1]^2" office:value-type="float" office:value="44.0333071881499">
            <text:p>44.03</text:p>
          </table:table-cell>
          <table:table-cell table:formula="of:=[.G69]+[.H69]*[.$B$1]" office:value-type="float" office:value="3.00070438301729">
            <text:p>3.00</text:p>
          </table:table-cell>
          <table:table-cell table:formula="of:=IF([.$F$1]=1;[.J69]-[.F69]-[.G69]*[.$H$1];IF([.$F$1]=2;[.J68]-[.F68]-[.G68]*[.$H$1];IF([.$F$1]=3;[.J67]-[.F67]-[.G67]*[.$H$1];0)))" office:value-type="float" office:value="-0.0528942405512867">
            <text:p>-0.05</text:p>
          </table:table-cell>
          <table:table-cell table:formula="of:=[.$F$1]*[.G70]+4" office:value-type="float" office:value="10.0014087660346">
            <text:p>10.00</text:p>
          </table:table-cell>
          <table:table-cell table:formula="of:=[.J69]+[.K69]*[.$B$1]+0.5*[.L69]*[.$B$1]^2" office:value-type="float" office:value="47.0000000000001">
            <text:p>47.00</text:p>
          </table:table-cell>
          <table:table-cell table:formula="of:=[.K69]+[.L69]*[.$B$1]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$F$1]*[.K70]+4" office:value-type="float" office:value="10">
            <text:p>10</text:p>
          </table:table-cell>
        </table:table-row>
        <table:table-row table:style-name="ro4">
          <table:table-cell table:formula="of:=[.A70]+[.$B$1]" office:value-type="float" office:value="13.2">
            <text:p>13.2</text:p>
          </table:table-cell>
          <table:table-cell table:formula="of:=[.B70]+[.C70]*[.$B$1]+0.5*[.D70]*[.$B$1]^2" office:value-type="float" office:value="41.4456992087617">
            <text:p>41.45</text:p>
          </table:table-cell>
          <table:table-cell table:formula="of:=[.C70]+[.D70]*[.$B$1]" office:value-type="float" office:value="3.30641097546473">
            <text:p>3.31</text:p>
          </table:table-cell>
          <table:table-cell table:formula="of:=IF([.$F$1]=1;[.F70]-[.B70]-[.C70]*[.$H$1];IF([.$F$1]=2;[.F69]-[.B69]-[.C69]*[.$H$1];IF([.$F$1]=3;[.F68]-[.B68]-[.C68]*[.$H$1];0)))" office:value-type="float" office:value="0.0809457994140459">
            <text:p>0.08</text:p>
          </table:table-cell>
          <table:table-cell table:formula="of:=[.$F$1]*[.C71]+4" office:value-type="float" office:value="10.6128219509295">
            <text:p>10.61</text:p>
          </table:table-cell>
          <table:table-cell table:formula="of:=[.F70]+[.G70]*[.$B$1]+0.5*[.H70]*[.$B$1]^2" office:value-type="float" office:value="44.6323901799424">
            <text:p>44.63</text:p>
          </table:table-cell>
          <table:table-cell table:formula="of:=[.G70]+[.H70]*[.$B$1]" office:value-type="float" office:value="2.99012553490703">
            <text:p>2.99</text:p>
          </table:table-cell>
          <table:table-cell table:formula="of:=IF([.$F$1]=1;[.J70]-[.F70]-[.G70]*[.$H$1];IF([.$F$1]=2;[.J69]-[.F69]-[.G69]*[.$H$1];IF([.$F$1]=3;[.J68]-[.F68]-[.G68]*[.$H$1];0)))" office:value-type="float" office:value="-0.0444217219909593">
            <text:p>-0.04</text:p>
          </table:table-cell>
          <table:table-cell table:formula="of:=[.$F$1]*[.G71]+4" office:value-type="float" office:value="9.98025106981407">
            <text:p>9.98</text:p>
          </table:table-cell>
          <table:table-cell table:formula="of:=[.J70]+[.K70]*[.$B$1]+0.5*[.L70]*[.$B$1]^2" office:value-type="float" office:value="47.6000000000001">
            <text:p>47.60</text:p>
          </table:table-cell>
          <table:table-cell table:formula="of:=[.K70]+[.L70]*[.$B$1]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$F$1]*[.K71]+4" office:value-type="float" office:value="10">
            <text:p>10</text:p>
          </table:table-cell>
        </table:table-row>
        <table:table-row table:style-name="ro4">
          <table:table-cell table:formula="of:=[.A71]+[.$B$1]" office:value-type="float" office:value="13.4">
            <text:p>13.4</text:p>
          </table:table-cell>
          <table:table-cell table:formula="of:=[.B71]+[.C71]*[.$B$1]+0.5*[.D71]*[.$B$1]^2" office:value-type="float" office:value="42.1086003198429">
            <text:p>42.11</text:p>
          </table:table-cell>
          <table:table-cell table:formula="of:=[.C71]+[.D71]*[.$B$1]" office:value-type="float" office:value="3.32260013534754">
            <text:p>3.32</text:p>
          </table:table-cell>
          <table:table-cell table:formula="of:=IF([.$F$1]=1;[.F71]-[.B71]-[.C71]*[.$H$1];IF([.$F$1]=2;[.F70]-[.B70]-[.C70]*[.$H$1];IF([.$F$1]=3;[.F69]-[.B69]-[.C69]*[.$H$1];0)))" office:value-type="float" office:value="-0.0237081636252765">
            <text:p>-0.02</text:p>
          </table:table-cell>
          <table:table-cell table:formula="of:=[.$F$1]*[.C72]+4" office:value-type="float" office:value="10.6452002706951">
            <text:p>10.65</text:p>
          </table:table-cell>
          <table:table-cell table:formula="of:=[.F71]+[.G71]*[.$B$1]+0.5*[.H71]*[.$B$1]^2" office:value-type="float" office:value="45.229526852484">
            <text:p>45.23</text:p>
          </table:table-cell>
          <table:table-cell table:formula="of:=[.G71]+[.H71]*[.$B$1]" office:value-type="float" office:value="2.98124119050884">
            <text:p>2.98</text:p>
          </table:table-cell>
          <table:table-cell table:formula="of:=IF([.$F$1]=1;[.J71]-[.F71]-[.G71]*[.$H$1];IF([.$F$1]=2;[.J70]-[.F70]-[.G70]*[.$H$1];IF([.$F$1]=3;[.J69]-[.F69]-[.G69]*[.$H$1];0)))" office:value-type="float" office:value="-0.0340115711671758">
            <text:p>-0.03</text:p>
          </table:table-cell>
          <table:table-cell table:formula="of:=[.$F$1]*[.G72]+4" office:value-type="float" office:value="9.96248238101769">
            <text:p>9.96</text:p>
          </table:table-cell>
          <table:table-cell table:formula="of:=[.J71]+[.K71]*[.$B$1]+0.5*[.L71]*[.$B$1]^2" office:value-type="float" office:value="48.2000000000001">
            <text:p>48.20</text:p>
          </table:table-cell>
          <table:table-cell table:formula="of:=[.K71]+[.L71]*[.$B$1]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$F$1]*[.K72]+4" office:value-type="float" office:value="10">
            <text:p>10</text:p>
          </table:table-cell>
        </table:table-row>
        <table:table-row table:style-name="ro4">
          <table:table-cell table:formula="of:=[.A72]+[.$B$1]" office:value-type="float" office:value="13.6">
            <text:p>13.6</text:p>
          </table:table-cell>
          <table:table-cell table:formula="of:=[.B72]+[.C72]*[.$B$1]+0.5*[.D72]*[.$B$1]^2" office:value-type="float" office:value="42.7726461836399">
            <text:p>42.77</text:p>
          </table:table-cell>
          <table:table-cell table:formula="of:=[.C72]+[.D72]*[.$B$1]" office:value-type="float" office:value="3.31785850262249">
            <text:p>3.32</text:p>
          </table:table-cell>
          <table:table-cell table:formula="of:=IF([.$F$1]=1;[.F72]-[.B72]-[.C72]*[.$H$1];IF([.$F$1]=2;[.F71]-[.B71]-[.C71]*[.$H$1];IF([.$F$1]=3;[.F70]-[.B70]-[.C70]*[.$H$1];0)))" office:value-type="float" office:value="-0.119720004284011">
            <text:p>-0.12</text:p>
          </table:table-cell>
          <table:table-cell table:formula="of:=[.$F$1]*[.C73]+4" office:value-type="float" office:value="10.635717005245">
            <text:p>10.64</text:p>
          </table:table-cell>
          <table:table-cell table:formula="of:=[.F72]+[.G72]*[.$B$1]+0.5*[.H72]*[.$B$1]^2" office:value-type="float" office:value="45.8250948591624">
            <text:p>45.83</text:p>
          </table:table-cell>
          <table:table-cell table:formula="of:=[.G72]+[.H72]*[.$B$1]" office:value-type="float" office:value="2.97443887627541">
            <text:p>2.97</text:p>
          </table:table-cell>
          <table:table-cell table:formula="of:=IF([.$F$1]=1;[.J72]-[.F72]-[.G72]*[.$H$1];IF([.$F$1]=2;[.J71]-[.F71]-[.G71]*[.$H$1];IF([.$F$1]=3;[.J70]-[.F70]-[.G70]*[.$H$1];0)))" office:value-type="float" office:value="-0.0225157148493529">
            <text:p>-0.02</text:p>
          </table:table-cell>
          <table:table-cell table:formula="of:=[.$F$1]*[.G73]+4" office:value-type="float" office:value="9.94887775255081">
            <text:p>9.95</text:p>
          </table:table-cell>
          <table:table-cell table:formula="of:=[.J72]+[.K72]*[.$B$1]+0.5*[.L72]*[.$B$1]^2" office:value-type="float" office:value="48.8000000000001">
            <text:p>48.80</text:p>
          </table:table-cell>
          <table:table-cell table:formula="of:=[.K72]+[.L72]*[.$B$1]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$F$1]*[.K73]+4" office:value-type="float" office:value="10">
            <text:p>10</text:p>
          </table:table-cell>
        </table:table-row>
        <table:table-row table:style-name="ro4">
          <table:table-cell table:formula="of:=[.A73]+[.$B$1]" office:value-type="float" office:value="13.8">
            <text:p>13.8</text:p>
          </table:table-cell>
          <table:table-cell table:formula="of:=[.B73]+[.C73]*[.$B$1]+0.5*[.D73]*[.$B$1]^2" office:value-type="float" office:value="43.4338234840787">
            <text:p>43.43</text:p>
          </table:table-cell>
          <table:table-cell table:formula="of:=[.C73]+[.D73]*[.$B$1]" office:value-type="float" office:value="3.29391450176569">
            <text:p>3.29</text:p>
          </table:table-cell>
          <table:table-cell table:formula="of:=IF([.$F$1]=1;[.F73]-[.B73]-[.C73]*[.$H$1];IF([.$F$1]=2;[.F72]-[.B72]-[.C72]*[.$H$1];IF([.$F$1]=3;[.F71]-[.B71]-[.C71]*[.$H$1];0)))" office:value-type="float" office:value="-0.201673602706458">
            <text:p>-0.20</text:p>
          </table:table-cell>
          <table:table-cell table:formula="of:=[.$F$1]*[.C74]+4" office:value-type="float" office:value="10.5878290035314">
            <text:p>10.59</text:p>
          </table:table-cell>
          <table:table-cell table:formula="of:=[.F73]+[.G73]*[.$B$1]+0.5*[.H73]*[.$B$1]^2" office:value-type="float" office:value="46.4195323201205">
            <text:p>46.42</text:p>
          </table:table-cell>
          <table:table-cell table:formula="of:=[.G73]+[.H73]*[.$B$1]" office:value-type="float" office:value="2.96993573330554">
            <text:p>2.97</text:p>
          </table:table-cell>
          <table:table-cell table:formula="of:=IF([.$F$1]=1;[.J73]-[.F73]-[.G73]*[.$H$1];IF([.$F$1]=2;[.J72]-[.F72]-[.G72]*[.$H$1];IF([.$F$1]=3;[.J71]-[.F71]-[.G71]*[.$H$1];0)))" office:value-type="float" office:value="-0.0107680429927473">
            <text:p>-0.01</text:p>
          </table:table-cell>
          <table:table-cell table:formula="of:=[.$F$1]*[.G74]+4" office:value-type="float" office:value="9.93987146661107">
            <text:p>9.94</text:p>
          </table:table-cell>
          <table:table-cell table:formula="of:=[.J73]+[.K73]*[.$B$1]+0.5*[.L73]*[.$B$1]^2" office:value-type="float" office:value="49.4000000000001">
            <text:p>49.40</text:p>
          </table:table-cell>
          <table:table-cell table:formula="of:=[.K73]+[.L73]*[.$B$1]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$F$1]*[.K74]+4" office:value-type="float" office:value="10">
            <text:p>10</text:p>
          </table:table-cell>
        </table:table-row>
        <table:table-row table:style-name="ro4">
          <table:table-cell table:formula="of:=[.A74]+[.$B$1]" office:value-type="float" office:value="14">
            <text:p>14</text:p>
          </table:table-cell>
          <table:table-cell table:formula="of:=[.B74]+[.C74]*[.$B$1]+0.5*[.D74]*[.$B$1]^2" office:value-type="float" office:value="44.0885729123777">
            <text:p>44.09</text:p>
          </table:table-cell>
          <table:table-cell table:formula="of:=[.C74]+[.D74]*[.$B$1]" office:value-type="float" office:value="3.25357978122439">
            <text:p>3.25</text:p>
          </table:table-cell>
          <table:table-cell table:formula="of:=IF([.$F$1]=1;[.F74]-[.B74]-[.C74]*[.$H$1];IF([.$F$1]=2;[.F73]-[.B73]-[.C73]*[.$H$1];IF([.$F$1]=3;[.F72]-[.B72]-[.C72]*[.$H$1];0)))" office:value-type="float" office:value="-0.265409827099983">
            <text:p>-0.27</text:p>
          </table:table-cell>
          <table:table-cell table:formula="of:=[.$F$1]*[.C75]+4" office:value-type="float" office:value="10.5071595624488">
            <text:p>10.51</text:p>
          </table:table-cell>
          <table:table-cell table:formula="of:=[.F74]+[.G74]*[.$B$1]+0.5*[.H74]*[.$B$1]^2" office:value-type="float" office:value="47.0133041059217">
            <text:p>47.01</text:p>
          </table:table-cell>
          <table:table-cell table:formula="of:=[.G74]+[.H74]*[.$B$1]" office:value-type="float" office:value="2.96778212470699">
            <text:p>2.97</text:p>
          </table:table-cell>
          <table:table-cell table:formula="of:=IF([.$F$1]=1;[.J74]-[.F74]-[.G74]*[.$H$1];IF([.$F$1]=2;[.J73]-[.F73]-[.G73]*[.$H$1];IF([.$F$1]=3;[.J72]-[.F72]-[.G72]*[.$H$1];0)))" office:value-type="float" office:value="0.000466264562269725">
            <text:p>0.00</text:p>
          </table:table-cell>
          <table:table-cell table:formula="of:=[.$F$1]*[.G75]+4" office:value-type="float" office:value="9.93556424941398">
            <text:p>9.94</text:p>
          </table:table-cell>
          <table:table-cell table:formula="of:=[.J74]+[.K74]*[.$B$1]+0.5*[.L74]*[.$B$1]^2" office:value-type="float" office:value="50.0000000000001">
            <text:p>50.00</text:p>
          </table:table-cell>
          <table:table-cell table:formula="of:=[.K74]+[.L74]*[.$B$1]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$F$1]*[.K75]+4" office:value-type="float" office:value="10">
            <text:p>10</text:p>
          </table:table-cell>
        </table:table-row>
        <table:table-row table:style-name="ro4">
          <table:table-cell table:formula="of:=[.A75]+[.$B$1]" office:value-type="float" office:value="14.2">
            <text:p>14.2</text:p>
          </table:table-cell>
          <table:table-cell table:formula="of:=[.B75]+[.C75]*[.$B$1]+0.5*[.D75]*[.$B$1]^2" office:value-type="float" office:value="44.7339806720806">
            <text:p>44.73</text:p>
          </table:table-cell>
          <table:table-cell table:formula="of:=[.C75]+[.D75]*[.$B$1]" office:value-type="float" office:value="3.2004978158044">
            <text:p>3.20</text:p>
          </table:table-cell>
          <table:table-cell table:formula="of:=IF([.$F$1]=1;[.F75]-[.B75]-[.C75]*[.$H$1];IF([.$F$1]=2;[.F74]-[.B74]-[.C74]*[.$H$1];IF([.$F$1]=3;[.F73]-[.B73]-[.C73]*[.$H$1];0)))" office:value-type="float" office:value="-0.308205665723906">
            <text:p>-0.31</text:p>
          </table:table-cell>
          <table:table-cell table:formula="of:=[.$F$1]*[.C76]+4" office:value-type="float" office:value="10.4009956316088">
            <text:p>10.40</text:p>
          </table:table-cell>
          <table:table-cell table:formula="of:=[.F75]+[.G75]*[.$B$1]+0.5*[.H75]*[.$B$1]^2" office:value-type="float" office:value="47.6068698561544">
            <text:p>47.61</text:p>
          </table:table-cell>
          <table:table-cell table:formula="of:=[.G75]+[.H75]*[.$B$1]" office:value-type="float" office:value="2.96787537761944">
            <text:p>2.97</text:p>
          </table:table-cell>
          <table:table-cell table:formula="of:=IF([.$F$1]=1;[.J75]-[.F75]-[.G75]*[.$H$1];IF([.$F$1]=2;[.J74]-[.F74]-[.G74]*[.$H$1];IF([.$F$1]=3;[.J73]-[.F73]-[.G73]*[.$H$1];0)))" office:value-type="float" office:value="0.0105319465740443">
            <text:p>0.01</text:p>
          </table:table-cell>
          <table:table-cell table:formula="of:=[.$F$1]*[.G76]+4" office:value-type="float" office:value="9.93575075523888">
            <text:p>9.94</text:p>
          </table:table-cell>
          <table:table-cell table:formula="of:=[.J75]+[.K75]*[.$B$1]+0.5*[.L75]*[.$B$1]^2" office:value-type="float" office:value="50.6000000000001">
            <text:p>50.60</text:p>
          </table:table-cell>
          <table:table-cell table:formula="of:=[.K75]+[.L75]*[.$B$1]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$F$1]*[.K76]+4" office:value-type="float" office:value="10">
            <text:p>10</text:p>
          </table:table-cell>
        </table:table-row>
        <table:table-row table:style-name="ro4">
          <table:table-cell table:formula="of:=[.A76]+[.$B$1]" office:value-type="float" office:value="14.4">
            <text:p>14.4</text:p>
          </table:table-cell>
          <table:table-cell table:formula="of:=[.B76]+[.C76]*[.$B$1]+0.5*[.D76]*[.$B$1]^2" office:value-type="float" office:value="45.367916121927">
            <text:p>45.37</text:p>
          </table:table-cell>
          <table:table-cell table:formula="of:=[.C76]+[.D76]*[.$B$1]" office:value-type="float" office:value="3.13885668265962">
            <text:p>3.14</text:p>
          </table:table-cell>
          <table:table-cell table:formula="of:=IF([.$F$1]=1;[.F76]-[.B76]-[.C76]*[.$H$1];IF([.$F$1]=2;[.F75]-[.B75]-[.C75]*[.$H$1];IF([.$F$1]=3;[.F74]-[.B74]-[.C74]*[.$H$1];0)))" office:value-type="float" office:value="-0.328848587680368">
            <text:p>-0.33</text:p>
          </table:table-cell>
          <table:table-cell table:formula="of:=[.$F$1]*[.C77]+4" office:value-type="float" office:value="10.2777133653192">
            <text:p>10.28</text:p>
          </table:table-cell>
          <table:table-cell table:formula="of:=[.F76]+[.G76]*[.$B$1]+0.5*[.H76]*[.$B$1]^2" office:value-type="float" office:value="48.2006555706098">
            <text:p>48.20</text:p>
          </table:table-cell>
          <table:table-cell table:formula="of:=[.G76]+[.H76]*[.$B$1]" office:value-type="float" office:value="2.96998176693425">
            <text:p>2.97</text:p>
          </table:table-cell>
          <table:table-cell table:formula="of:=IF([.$F$1]=1;[.J76]-[.F76]-[.G76]*[.$H$1];IF([.$F$1]=2;[.J75]-[.F75]-[.G75]*[.$H$1];IF([.$F$1]=3;[.J74]-[.F74]-[.G74]*[.$H$1];0)))" office:value-type="float" office:value="0.0189137693713435">
            <text:p>0.02</text:p>
          </table:table-cell>
          <table:table-cell table:formula="of:=[.$F$1]*[.G77]+4" office:value-type="float" office:value="9.9399635338685">
            <text:p>9.94</text:p>
          </table:table-cell>
          <table:table-cell table:formula="of:=[.J76]+[.K76]*[.$B$1]+0.5*[.L76]*[.$B$1]^2" office:value-type="float" office:value="51.2000000000001">
            <text:p>51.20</text:p>
          </table:table-cell>
          <table:table-cell table:formula="of:=[.K76]+[.L76]*[.$B$1]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$F$1]*[.K77]+4" office:value-type="float" office:value="10">
            <text:p>10</text:p>
          </table:table-cell>
        </table:table-row>
        <table:table-row table:style-name="ro4">
          <table:table-cell table:formula="of:=[.A77]+[.$B$1]" office:value-type="float" office:value="14.6">
            <text:p>14.6</text:p>
          </table:table-cell>
          <table:table-cell table:formula="of:=[.B77]+[.C77]*[.$B$1]+0.5*[.D77]*[.$B$1]^2" office:value-type="float" office:value="45.9891104867053">
            <text:p>45.99</text:p>
          </table:table-cell>
          <table:table-cell table:formula="of:=[.C77]+[.D77]*[.$B$1]" office:value-type="float" office:value="3.07308696512354">
            <text:p>3.07</text:p>
          </table:table-cell>
          <table:table-cell table:formula="of:=IF([.$F$1]=1;[.F77]-[.B77]-[.C77]*[.$H$1];IF([.$F$1]=2;[.F76]-[.B76]-[.C76]*[.$H$1];IF([.$F$1]=3;[.F75]-[.B75]-[.C75]*[.$H$1];0)))" office:value-type="float" office:value="-0.327608631730614">
            <text:p>-0.33</text:p>
          </table:table-cell>
          <table:table-cell table:formula="of:=[.$F$1]*[.C78]+4" office:value-type="float" office:value="10.1461739302471">
            <text:p>10.15</text:p>
          </table:table-cell>
          <table:table-cell table:formula="of:=[.F77]+[.G77]*[.$B$1]+0.5*[.H77]*[.$B$1]^2" office:value-type="float" office:value="48.795030199384">
            <text:p>48.80</text:p>
          </table:table-cell>
          <table:table-cell table:formula="of:=[.G77]+[.H77]*[.$B$1]" office:value-type="float" office:value="2.97376452080852">
            <text:p>2.97</text:p>
          </table:table-cell>
          <table:table-cell table:formula="of:=IF([.$F$1]=1;[.J77]-[.F77]-[.G77]*[.$H$1];IF([.$F$1]=2;[.J76]-[.F76]-[.G76]*[.$H$1];IF([.$F$1]=3;[.J75]-[.F75]-[.G75]*[.$H$1];0)))" office:value-type="float" office:value="0.025254766226249">
            <text:p>0.03</text:p>
          </table:table-cell>
          <table:table-cell table:formula="of:=[.$F$1]*[.G78]+4" office:value-type="float" office:value="9.94752904161704">
            <text:p>9.95</text:p>
          </table:table-cell>
          <table:table-cell table:formula="of:=[.J77]+[.K77]*[.$B$1]+0.5*[.L77]*[.$B$1]^2" office:value-type="float" office:value="51.8000000000001">
            <text:p>51.80</text:p>
          </table:table-cell>
          <table:table-cell table:formula="of:=[.K77]+[.L77]*[.$B$1]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$F$1]*[.K78]+4" office:value-type="float" office:value="10">
            <text:p>10</text:p>
          </table:table-cell>
        </table:table-row>
        <table:table-row table:style-name="ro4">
          <table:table-cell table:formula="of:=[.A78]+[.$B$1]" office:value-type="float" office:value="14.8">
            <text:p>14.8</text:p>
          </table:table-cell>
          <table:table-cell table:formula="of:=[.B78]+[.C78]*[.$B$1]+0.5*[.D78]*[.$B$1]^2" office:value-type="float" office:value="46.5971757070954">
            <text:p>46.60</text:p>
          </table:table-cell>
          <table:table-cell table:formula="of:=[.C78]+[.D78]*[.$B$1]" office:value-type="float" office:value="3.00756523877742">
            <text:p>3.01</text:p>
          </table:table-cell>
          <table:table-cell table:formula="of:=IF([.$F$1]=1;[.F78]-[.B78]-[.C78]*[.$H$1];IF([.$F$1]=2;[.F77]-[.B77]-[.C77]*[.$H$1];IF([.$F$1]=3;[.F76]-[.B76]-[.C76]*[.$H$1];0)))" office:value-type="float" office:value="-0.306117233976873">
            <text:p>-0.31</text:p>
          </table:table-cell>
          <table:table-cell table:formula="of:=[.$F$1]*[.C79]+4" office:value-type="float" office:value="10.0151304775548">
            <text:p>10.02</text:p>
          </table:table-cell>
          <table:table-cell table:formula="of:=[.F78]+[.G78]*[.$B$1]+0.5*[.H78]*[.$B$1]^2" office:value-type="float" office:value="49.3902881988703">
            <text:p>49.39</text:p>
          </table:table-cell>
          <table:table-cell table:formula="of:=[.G78]+[.H78]*[.$B$1]" office:value-type="float" office:value="2.97881547405377">
            <text:p>2.98</text:p>
          </table:table-cell>
          <table:table-cell table:formula="of:=IF([.$F$1]=1;[.J78]-[.F78]-[.G78]*[.$H$1];IF([.$F$1]=2;[.J77]-[.F77]-[.G77]*[.$H$1];IF([.$F$1]=3;[.J76]-[.F76]-[.G76]*[.$H$1];0)))" office:value-type="float" office:value="0.029362662456077">
            <text:p>0.03</text:p>
          </table:table-cell>
          <table:table-cell table:formula="of:=[.$F$1]*[.G79]+4" office:value-type="float" office:value="9.95763094810754">
            <text:p>9.96</text:p>
          </table:table-cell>
          <table:table-cell table:formula="of:=[.J78]+[.K78]*[.$B$1]+0.5*[.L78]*[.$B$1]^2" office:value-type="float" office:value="52.4000000000001">
            <text:p>52.40</text:p>
          </table:table-cell>
          <table:table-cell table:formula="of:=[.K78]+[.L78]*[.$B$1]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$F$1]*[.K79]+4" office:value-type="float" office:value="10">
            <text:p>10</text:p>
          </table:table-cell>
        </table:table-row>
        <table:table-row table:style-name="ro4">
          <table:table-cell table:formula="of:=[.A79]+[.$B$1]" office:value-type="float" office:value="15">
            <text:p>15</text:p>
          </table:table-cell>
          <table:table-cell table:formula="of:=[.B79]+[.C79]*[.$B$1]+0.5*[.D79]*[.$B$1]^2" office:value-type="float" office:value="47.1925664101714">
            <text:p>47.19</text:p>
          </table:table-cell>
          <table:table-cell table:formula="of:=[.C79]+[.D79]*[.$B$1]" office:value-type="float" office:value="2.94634179198205">
            <text:p>2.95</text:p>
          </table:table-cell>
          <table:table-cell table:formula="of:=IF([.$F$1]=1;[.F79]-[.B79]-[.C79]*[.$H$1];IF([.$F$1]=2;[.F78]-[.B78]-[.C78]*[.$H$1];IF([.$F$1]=3;[.F77]-[.B77]-[.C77]*[.$H$1];0)))" office:value-type="float" office:value="-0.267167252444835">
            <text:p>-0.27</text:p>
          </table:table-cell>
          <table:table-cell table:formula="of:=[.$F$1]*[.C80]+4" office:value-type="float" office:value="9.89268358396409">
            <text:p>9.89</text:p>
          </table:table-cell>
          <table:table-cell table:formula="of:=[.F79]+[.G79]*[.$B$1]+0.5*[.H79]*[.$B$1]^2" office:value-type="float" office:value="49.9866385469301">
            <text:p>49.99</text:p>
          </table:table-cell>
          <table:table-cell table:formula="of:=[.G79]+[.H79]*[.$B$1]" office:value-type="float" office:value="2.98468800654498">
            <text:p>2.98</text:p>
          </table:table-cell>
          <table:table-cell table:formula="of:=IF([.$F$1]=1;[.J79]-[.F79]-[.G79]*[.$H$1];IF([.$F$1]=2;[.J78]-[.F78]-[.G78]*[.$H$1];IF([.$F$1]=3;[.J77]-[.F77]-[.G77]*[.$H$1];0)))" office:value-type="float" office:value="0.0312052798075344">
            <text:p>0.03</text:p>
          </table:table-cell>
          <table:table-cell table:formula="of:=[.$F$1]*[.G80]+4" office:value-type="float" office:value="9.96937601308997">
            <text:p>9.97</text:p>
          </table:table-cell>
          <table:table-cell table:formula="of:=[.J79]+[.K79]*[.$B$1]+0.5*[.L79]*[.$B$1]^2" office:value-type="float" office:value="53.0000000000001">
            <text:p>53.00</text:p>
          </table:table-cell>
          <table:table-cell table:formula="of:=[.K79]+[.L79]*[.$B$1]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$F$1]*[.K80]+4" office:value-type="float" office:value="10">
            <text:p>10</text:p>
          </table:table-cell>
        </table:table-row>
        <table:table-row table:style-name="ro4">
          <table:table-cell table:formula="of:=[.A80]+[.$B$1]" office:value-type="float" office:value="15.2">
            <text:p>15.2</text:p>
          </table:table-cell>
          <table:table-cell table:formula="of:=[.B80]+[.C80]*[.$B$1]+0.5*[.D80]*[.$B$1]^2" office:value-type="float" office:value="47.7764914235189">
            <text:p>47.78</text:p>
          </table:table-cell>
          <table:table-cell table:formula="of:=[.C80]+[.D80]*[.$B$1]" office:value-type="float" office:value="2.89290834149308">
            <text:p>2.89</text:p>
          </table:table-cell>
          <table:table-cell table:formula="of:=IF([.$F$1]=1;[.F80]-[.B80]-[.C80]*[.$H$1];IF([.$F$1]=2;[.F79]-[.B79]-[.C79]*[.$H$1];IF([.$F$1]=3;[.F78]-[.B78]-[.C78]*[.$H$1];0)))" office:value-type="float" office:value="-0.214452747002579">
            <text:p>-0.21</text:p>
          </table:table-cell>
          <table:table-cell table:formula="of:=[.$F$1]*[.C81]+4" office:value-type="float" office:value="9.78581668298616">
            <text:p>9.79</text:p>
          </table:table-cell>
          <table:table-cell table:formula="of:=[.F80]+[.G80]*[.$B$1]+0.5*[.H80]*[.$B$1]^2" office:value-type="float" office:value="50.5842002538353">
            <text:p>50.58</text:p>
          </table:table-cell>
          <table:table-cell table:formula="of:=[.G80]+[.H80]*[.$B$1]" office:value-type="float" office:value="2.99092906250649">
            <text:p>2.99</text:p>
          </table:table-cell>
          <table:table-cell table:formula="of:=IF([.$F$1]=1;[.J80]-[.F80]-[.G80]*[.$H$1];IF([.$F$1]=2;[.J79]-[.F79]-[.G79]*[.$H$1];IF([.$F$1]=3;[.J78]-[.F78]-[.G78]*[.$H$1];0)))" office:value-type="float" office:value="0.0308963270760572">
            <text:p>0.03</text:p>
          </table:table-cell>
          <table:table-cell table:formula="of:=[.$F$1]*[.G81]+4" office:value-type="float" office:value="9.98185812501298">
            <text:p>9.98</text:p>
          </table:table-cell>
          <table:table-cell table:formula="of:=[.J80]+[.K80]*[.$B$1]+0.5*[.L80]*[.$B$1]^2" office:value-type="float" office:value="53.6000000000001">
            <text:p>53.60</text:p>
          </table:table-cell>
          <table:table-cell table:formula="of:=[.K80]+[.L80]*[.$B$1]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$F$1]*[.K81]+4" office:value-type="float" office:value="10">
            <text:p>10</text:p>
          </table:table-cell>
        </table:table-row>
        <table:table-row table:style-name="ro4">
          <table:table-cell table:formula="of:=[.A81]+[.$B$1]" office:value-type="float" office:value="15.4">
            <text:p>15.4</text:p>
          </table:table-cell>
          <table:table-cell table:formula="of:=[.B81]+[.C81]*[.$B$1]+0.5*[.D81]*[.$B$1]^2" office:value-type="float" office:value="48.3507840368774">
            <text:p>48.35</text:p>
          </table:table-cell>
          <table:table-cell table:formula="of:=[.C81]+[.D81]*[.$B$1]" office:value-type="float" office:value="2.85001779209256">
            <text:p>2.85</text:p>
          </table:table-cell>
          <table:table-cell table:formula="of:=IF([.$F$1]=1;[.F81]-[.B81]-[.C81]*[.$H$1];IF([.$F$1]=2;[.F80]-[.B80]-[.C80]*[.$H$1];IF([.$F$1]=3;[.F79]-[.B79]-[.C79]*[.$H$1];0)))" office:value-type="float" office:value="-0.152269655223268">
            <text:p>-0.15</text:p>
          </table:table-cell>
          <table:table-cell table:formula="of:=[.$F$1]*[.C82]+4" office:value-type="float" office:value="9.70003558418513">
            <text:p>9.70</text:p>
          </table:table-cell>
          <table:table-cell table:formula="of:=[.F81]+[.G81]*[.$B$1]+0.5*[.H81]*[.$B$1]^2" office:value-type="float" office:value="51.1830039928781">
            <text:p>51.18</text:p>
          </table:table-cell>
          <table:table-cell table:formula="of:=[.G81]+[.H81]*[.$B$1]" office:value-type="float" office:value="2.9971083279217">
            <text:p>3.00</text:p>
          </table:table-cell>
          <table:table-cell table:formula="of:=IF([.$F$1]=1;[.J81]-[.F81]-[.G81]*[.$H$1];IF([.$F$1]=2;[.J80]-[.F80]-[.G80]*[.$H$1];IF([.$F$1]=3;[.J79]-[.F79]-[.G79]*[.$H$1];0)))" office:value-type="float" office:value="0.0286734465249645">
            <text:p>0.03</text:p>
          </table:table-cell>
          <table:table-cell table:formula="of:=[.$F$1]*[.G82]+4" office:value-type="float" office:value="9.9942166558434">
            <text:p>9.99</text:p>
          </table:table-cell>
          <table:table-cell table:formula="of:=[.J81]+[.K81]*[.$B$1]+0.5*[.L81]*[.$B$1]^2" office:value-type="float" office:value="54.2000000000001">
            <text:p>54.20</text:p>
          </table:table-cell>
          <table:table-cell table:formula="of:=[.K81]+[.L81]*[.$B$1]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$F$1]*[.K82]+4" office:value-type="float" office:value="10">
            <text:p>10</text:p>
          </table:table-cell>
        </table:table-row>
        <table:table-row table:style-name="ro4">
          <table:table-cell table:formula="of:=[.A82]+[.$B$1]" office:value-type="float" office:value="15.6">
            <text:p>15.6</text:p>
          </table:table-cell>
          <table:table-cell table:formula="of:=[.B82]+[.C82]*[.$B$1]+0.5*[.D82]*[.$B$1]^2" office:value-type="float" office:value="48.9177422021915">
            <text:p>48.92</text:p>
          </table:table-cell>
          <table:table-cell table:formula="of:=[.C82]+[.D82]*[.$B$1]" office:value-type="float" office:value="2.81956386104791">
            <text:p>2.82</text:p>
          </table:table-cell>
          <table:table-cell table:formula="of:=IF([.$F$1]=1;[.F82]-[.B82]-[.C82]*[.$H$1];IF([.$F$1]=2;[.F81]-[.B81]-[.C81]*[.$H$1];IF([.$F$1]=3;[.F80]-[.B80]-[.C80]*[.$H$1];0)))" office:value-type="float" office:value="-0.0851995111766644">
            <text:p>-0.09</text:p>
          </table:table-cell>
          <table:table-cell table:formula="of:=[.$F$1]*[.C83]+4" office:value-type="float" office:value="9.63912772209582">
            <text:p>9.64</text:p>
          </table:table-cell>
          <table:table-cell table:formula="of:=[.F82]+[.G82]*[.$B$1]+0.5*[.H82]*[.$B$1]^2" office:value-type="float" office:value="51.7829991273929">
            <text:p>51.78</text:p>
          </table:table-cell>
          <table:table-cell table:formula="of:=[.G82]+[.H82]*[.$B$1]" office:value-type="float" office:value="3.00284301722669">
            <text:p>3.00</text:p>
          </table:table-cell>
          <table:table-cell table:formula="of:=IF([.$F$1]=1;[.J82]-[.F82]-[.G82]*[.$H$1];IF([.$F$1]=2;[.J81]-[.F81]-[.G81]*[.$H$1];IF([.$F$1]=3;[.J80]-[.F80]-[.G80]*[.$H$1];0)))" office:value-type="float" office:value="0.0248706836583126">
            <text:p>0.02</text:p>
          </table:table-cell>
          <table:table-cell table:formula="of:=[.$F$1]*[.G83]+4" office:value-type="float" office:value="10.0056860344534">
            <text:p>10.01</text:p>
          </table:table-cell>
          <table:table-cell table:formula="of:=[.J82]+[.K82]*[.$B$1]+0.5*[.L82]*[.$B$1]^2" office:value-type="float" office:value="54.8000000000001">
            <text:p>54.80</text:p>
          </table:table-cell>
          <table:table-cell table:formula="of:=[.K82]+[.L82]*[.$B$1]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$F$1]*[.K83]+4" office:value-type="float" office:value="10">
            <text:p>10</text:p>
          </table:table-cell>
        </table:table-row>
        <table:table-row table:style-name="ro4">
          <table:table-cell table:formula="of:=[.A83]+[.$B$1]" office:value-type="float" office:value="15.8">
            <text:p>15.8</text:p>
          </table:table-cell>
          <table:table-cell table:formula="of:=[.B83]+[.C83]*[.$B$1]+0.5*[.D83]*[.$B$1]^2" office:value-type="float" office:value="49.4799509841775">
            <text:p>49.48</text:p>
          </table:table-cell>
          <table:table-cell table:formula="of:=[.C83]+[.D83]*[.$B$1]" office:value-type="float" office:value="2.80252395881258">
            <text:p>2.80</text:p>
          </table:table-cell>
          <table:table-cell table:formula="of:=IF([.$F$1]=1;[.F83]-[.B83]-[.C83]*[.$H$1];IF([.$F$1]=2;[.F82]-[.B82]-[.C82]*[.$H$1];IF([.$F$1]=3;[.F81]-[.B81]-[.C81]*[.$H$1];0)))" office:value-type="float" office:value="-0.0177978360918925">
            <text:p>-0.02</text:p>
          </table:table-cell>
          <table:table-cell table:formula="of:=[.$F$1]*[.C84]+4" office:value-type="float" office:value="9.60504791762515">
            <text:p>9.61</text:p>
          </table:table-cell>
          <table:table-cell table:formula="of:=[.F83]+[.G83]*[.$B$1]+0.5*[.H83]*[.$B$1]^2" office:value-type="float" office:value="52.3840651445114">
            <text:p>52.38</text:p>
          </table:table-cell>
          <table:table-cell table:formula="of:=[.G83]+[.H83]*[.$B$1]" office:value-type="float" office:value="3.00781715395836">
            <text:p>3.01</text:p>
          </table:table-cell>
          <table:table-cell table:formula="of:=IF([.$F$1]=1;[.J83]-[.F83]-[.G83]*[.$H$1];IF([.$F$1]=2;[.J82]-[.F82]-[.G82]*[.$H$1];IF([.$F$1]=3;[.J81]-[.F81]-[.G81]*[.$H$1];0)))" office:value-type="float" office:value="0.0198876792002807">
            <text:p>0.02</text:p>
          </table:table-cell>
          <table:table-cell table:formula="of:=[.$F$1]*[.G84]+4" office:value-type="float" office:value="10.0156343079167">
            <text:p>10.02</text:p>
          </table:table-cell>
          <table:table-cell table:formula="of:=[.J83]+[.K83]*[.$B$1]+0.5*[.L83]*[.$B$1]^2" office:value-type="float" office:value="55.4000000000001">
            <text:p>55.40</text:p>
          </table:table-cell>
          <table:table-cell table:formula="of:=[.K83]+[.L83]*[.$B$1]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$F$1]*[.K84]+4" office:value-type="float" office:value="10">
            <text:p>10</text:p>
          </table:table-cell>
        </table:table-row>
        <table:table-row table:style-name="ro4">
          <table:table-cell table:formula="of:=[.A84]+[.$B$1]" office:value-type="float" office:value="16">
            <text:p>16</text:p>
          </table:table-cell>
          <table:table-cell table:formula="of:=[.B84]+[.C84]*[.$B$1]+0.5*[.D84]*[.$B$1]^2" office:value-type="float" office:value="50.0400998192182">
            <text:p>50.04</text:p>
          </table:table-cell>
          <table:table-cell table:formula="of:=[.C84]+[.D84]*[.$B$1]" office:value-type="float" office:value="2.7989643915942">
            <text:p>2.80</text:p>
          </table:table-cell>
          <table:table-cell table:formula="of:=IF([.$F$1]=1;[.F84]-[.B84]-[.C84]*[.$H$1];IF([.$F$1]=2;[.F83]-[.B83]-[.C83]*[.$H$1];IF([.$F$1]=3;[.F82]-[.B82]-[.C82]*[.$H$1];0)))" office:value-type="float" office:value="0.0456930641535474">
            <text:p>0.05</text:p>
          </table:table-cell>
          <table:table-cell table:formula="of:=[.$F$1]*[.C85]+4" office:value-type="float" office:value="9.5979287831884">
            <text:p>9.60</text:p>
          </table:table-cell>
          <table:table-cell table:formula="of:=[.F84]+[.G84]*[.$B$1]+0.5*[.H84]*[.$B$1]^2" office:value-type="float" office:value="52.9860263288871">
            <text:p>52.99</text:p>
          </table:table-cell>
          <table:table-cell table:formula="of:=[.G84]+[.H84]*[.$B$1]" office:value-type="float" office:value="3.01179468979841">
            <text:p>3.01</text:p>
          </table:table-cell>
          <table:table-cell table:formula="of:=IF([.$F$1]=1;[.J84]-[.F84]-[.G84]*[.$H$1];IF([.$F$1]=2;[.J83]-[.F83]-[.G83]*[.$H$1];IF([.$F$1]=3;[.J82]-[.F82]-[.G82]*[.$H$1];0)))" office:value-type="float" office:value="0.0141578553804544">
            <text:p>0.01</text:p>
          </table:table-cell>
          <table:table-cell table:formula="of:=[.$F$1]*[.G85]+4" office:value-type="float" office:value="10.0235893795968">
            <text:p>10.02</text:p>
          </table:table-cell>
          <table:table-cell table:formula="of:=[.J84]+[.K84]*[.$B$1]+0.5*[.L84]*[.$B$1]^2" office:value-type="float" office:value="56.0000000000001">
            <text:p>56.00</text:p>
          </table:table-cell>
          <table:table-cell table:formula="of:=[.K84]+[.L84]*[.$B$1]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$F$1]*[.K85]+4" office:value-type="float" office:value="10">
            <text:p>10</text:p>
          </table:table-cell>
        </table:table-row>
        <table:table-row table:style-name="ro4">
          <table:table-cell table:formula="of:=[.A85]+[.$B$1]" office:value-type="float" office:value="16.2">
            <text:p>16.2</text:p>
          </table:table-cell>
          <table:table-cell table:formula="of:=[.B85]+[.C85]*[.$B$1]+0.5*[.D85]*[.$B$1]^2" office:value-type="float" office:value="50.6008065588201">
            <text:p>50.60</text:p>
          </table:table-cell>
          <table:table-cell table:formula="of:=[.C85]+[.D85]*[.$B$1]" office:value-type="float" office:value="2.80810300442491">
            <text:p>2.81</text:p>
          </table:table-cell>
          <table:table-cell table:formula="of:=IF([.$F$1]=1;[.F85]-[.B85]-[.C85]*[.$H$1];IF([.$F$1]=2;[.F84]-[.B84]-[.C84]*[.$H$1];IF([.$F$1]=3;[.F83]-[.B83]-[.C83]*[.$H$1];0)))" office:value-type="float" office:value="0.101590201521334">
            <text:p>0.10</text:p>
          </table:table-cell>
          <table:table-cell table:formula="of:=[.$F$1]*[.C86]+4" office:value-type="float" office:value="9.61620600884982">
            <text:p>9.62</text:p>
          </table:table-cell>
          <table:table-cell table:formula="of:=[.F85]+[.G85]*[.$B$1]+0.5*[.H85]*[.$B$1]^2" office:value-type="float" office:value="53.5886684239544">
            <text:p>53.59</text:p>
          </table:table-cell>
          <table:table-cell table:formula="of:=[.G85]+[.H85]*[.$B$1]" office:value-type="float" office:value="3.0146262608745">
            <text:p>3.01</text:p>
          </table:table-cell>
          <table:table-cell table:formula="of:=IF([.$F$1]=1;[.J85]-[.F85]-[.G85]*[.$H$1];IF([.$F$1]=2;[.J84]-[.F84]-[.G84]*[.$H$1];IF([.$F$1]=3;[.J83]-[.F83]-[.G83]*[.$H$1];0)))" office:value-type="float" office:value="0.00811770153028801">
            <text:p>0.01</text:p>
          </table:table-cell>
          <table:table-cell table:formula="of:=[.$F$1]*[.G86]+4" office:value-type="float" office:value="10.029252521749">
            <text:p>10.03</text:p>
          </table:table-cell>
          <table:table-cell table:formula="of:=[.J85]+[.K85]*[.$B$1]+0.5*[.L85]*[.$B$1]^2" office:value-type="float" office:value="56.6000000000001">
            <text:p>56.60</text:p>
          </table:table-cell>
          <table:table-cell table:formula="of:=[.K85]+[.L85]*[.$B$1]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$F$1]*[.K86]+4" office:value-type="float" office:value="10">
            <text:p>10</text:p>
          </table:table-cell>
        </table:table-row>
        <table:table-row table:style-name="ro4">
          <table:table-cell table:formula="of:=[.A86]+[.$B$1]" office:value-type="float" office:value="16.4">
            <text:p>16.4</text:p>
          </table:table-cell>
          <table:table-cell table:formula="of:=[.B86]+[.C86]*[.$B$1]+0.5*[.D86]*[.$B$1]^2" office:value-type="float" office:value="51.1644589637355">
            <text:p>51.16</text:p>
          </table:table-cell>
          <table:table-cell table:formula="of:=[.C86]+[.D86]*[.$B$1]" office:value-type="float" office:value="2.82842104472917">
            <text:p>2.83</text:p>
          </table:table-cell>
          <table:table-cell table:formula="of:=IF([.$F$1]=1;[.F86]-[.B86]-[.C86]*[.$H$1];IF([.$F$1]=2;[.F85]-[.B85]-[.C85]*[.$H$1];IF([.$F$1]=3;[.F84]-[.B84]-[.C84]*[.$H$1];0)))" office:value-type="float" office:value="0.146962118074709">
            <text:p>0.15</text:p>
          </table:table-cell>
          <table:table-cell table:formula="of:=[.$F$1]*[.C87]+4" office:value-type="float" office:value="9.65684208945835">
            <text:p>9.66</text:p>
          </table:table-cell>
          <table:table-cell table:formula="of:=[.F86]+[.G86]*[.$B$1]+0.5*[.H86]*[.$B$1]^2" office:value-type="float" office:value="54.1917560301599">
            <text:p>54.19</text:p>
          </table:table-cell>
          <table:table-cell table:formula="of:=[.G86]+[.H86]*[.$B$1]" office:value-type="float" office:value="3.01624980118056">
            <text:p>3.02</text:p>
          </table:table-cell>
          <table:table-cell table:formula="of:=IF([.$F$1]=1;[.J86]-[.F86]-[.G86]*[.$H$1];IF([.$F$1]=2;[.J85]-[.F85]-[.G85]*[.$H$1];IF([.$F$1]=3;[.J84]-[.F84]-[.G84]*[.$H$1];0)))" office:value-type="float" office:value="0.00217898131455829">
            <text:p>0.00</text:p>
          </table:table-cell>
          <table:table-cell table:formula="of:=[.$F$1]*[.G87]+4" office:value-type="float" office:value="10.0324996023611">
            <text:p>10.03</text:p>
          </table:table-cell>
          <table:table-cell table:formula="of:=[.J86]+[.K86]*[.$B$1]+0.5*[.L86]*[.$B$1]^2" office:value-type="float" office:value="57.2000000000001">
            <text:p>57.20</text:p>
          </table:table-cell>
          <table:table-cell table:formula="of:=[.K86]+[.L86]*[.$B$1]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$F$1]*[.K87]+4" office:value-type="float" office:value="10">
            <text:p>10</text:p>
          </table:table-cell>
        </table:table-row>
        <table:table-row table:style-name="ro4">
          <table:table-cell table:formula="of:=[.A87]+[.$B$1]" office:value-type="float" office:value="16.6">
            <text:p>16.6</text:p>
          </table:table-cell>
          <table:table-cell table:formula="of:=[.B87]+[.C87]*[.$B$1]+0.5*[.D87]*[.$B$1]^2" office:value-type="float" office:value="51.7330824150428">
            <text:p>51.73</text:p>
          </table:table-cell>
          <table:table-cell table:formula="of:=[.C87]+[.D87]*[.$B$1]" office:value-type="float" office:value="2.85781346834412">
            <text:p>2.86</text:p>
          </table:table-cell>
          <table:table-cell table:formula="of:=IF([.$F$1]=1;[.F87]-[.B87]-[.C87]*[.$H$1];IF([.$F$1]=2;[.F86]-[.B86]-[.C86]*[.$H$1];IF([.$F$1]=3;[.F85]-[.B85]-[.C85]*[.$H$1];0)))" office:value-type="float" office:value="0.179758860709384">
            <text:p>0.18</text:p>
          </table:table-cell>
          <table:table-cell table:formula="of:=[.$F$1]*[.C88]+4" office:value-type="float" office:value="9.71562693668823">
            <text:p>9.72</text:p>
          </table:table-cell>
          <table:table-cell table:formula="of:=[.F87]+[.G87]*[.$B$1]+0.5*[.H87]*[.$B$1]^2" office:value-type="float" office:value="54.7950495700223">
            <text:p>54.80</text:p>
          </table:table-cell>
          <table:table-cell table:formula="of:=[.G87]+[.H87]*[.$B$1]" office:value-type="float" office:value="3.01668559744347">
            <text:p>3.02</text:p>
          </table:table-cell>
          <table:table-cell table:formula="of:=IF([.$F$1]=1;[.J87]-[.F87]-[.G87]*[.$H$1];IF([.$F$1]=2;[.J86]-[.F86]-[.G86]*[.$H$1];IF([.$F$1]=3;[.J85]-[.F85]-[.G85]*[.$H$1];0)))" office:value-type="float" office:value="-0.00329468482882689">
            <text:p>0.00</text:p>
          </table:table-cell>
          <table:table-cell table:formula="of:=[.$F$1]*[.G88]+4" office:value-type="float" office:value="10.0333711948869">
            <text:p>10.03</text:p>
          </table:table-cell>
          <table:table-cell table:formula="of:=[.J87]+[.K87]*[.$B$1]+0.5*[.L87]*[.$B$1]^2" office:value-type="float" office:value="57.8000000000001">
            <text:p>57.80</text:p>
          </table:table-cell>
          <table:table-cell table:formula="of:=[.K87]+[.L87]*[.$B$1]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$F$1]*[.K88]+4" office:value-type="float" office:value="10">
            <text:p>10</text:p>
          </table:table-cell>
        </table:table-row>
        <table:table-row table:style-name="ro4">
          <table:table-cell table:formula="of:=[.A88]+[.$B$1]" office:value-type="float" office:value="16.8">
            <text:p>16.8</text:p>
          </table:table-cell>
          <table:table-cell table:formula="of:=[.B88]+[.C88]*[.$B$1]+0.5*[.D88]*[.$B$1]^2" office:value-type="float" office:value="52.3082402859259">
            <text:p>52.31</text:p>
          </table:table-cell>
          <table:table-cell table:formula="of:=[.C88]+[.D88]*[.$B$1]" office:value-type="float" office:value="2.89376524048599">
            <text:p>2.89</text:p>
          </table:table-cell>
          <table:table-cell table:formula="of:=IF([.$F$1]=1;[.F88]-[.B88]-[.C88]*[.$H$1];IF([.$F$1]=2;[.F87]-[.B87]-[.C87]*[.$H$1];IF([.$F$1]=3;[.F86]-[.B86]-[.C86]*[.$H$1];0)))" office:value-type="float" office:value="0.198876021695221">
            <text:p>0.20</text:p>
          </table:table-cell>
          <table:table-cell table:formula="of:=[.$F$1]*[.C89]+4" office:value-type="float" office:value="9.78753048097199">
            <text:p>9.79</text:p>
          </table:table-cell>
          <table:table-cell table:formula="of:=[.F88]+[.G88]*[.$B$1]+0.5*[.H88]*[.$B$1]^2" office:value-type="float" office:value="55.3983207958144">
            <text:p>55.40</text:p>
          </table:table-cell>
          <table:table-cell table:formula="of:=[.G88]+[.H88]*[.$B$1]" office:value-type="float" office:value="3.01602666047771">
            <text:p>3.02</text:p>
          </table:table-cell>
          <table:table-cell table:formula="of:=IF([.$F$1]=1;[.J88]-[.F88]-[.G88]*[.$H$1];IF([.$F$1]=2;[.J87]-[.F87]-[.G87]*[.$H$1];IF([.$F$1]=3;[.J86]-[.F86]-[.G86]*[.$H$1];0)))" office:value-type="float" office:value="-0.00800583134038879">
            <text:p>-0.01</text:p>
          </table:table-cell>
          <table:table-cell table:formula="of:=[.$F$1]*[.G89]+4" office:value-type="float" office:value="10.0320533209554">
            <text:p>10.03</text:p>
          </table:table-cell>
          <table:table-cell table:formula="of:=[.J88]+[.K88]*[.$B$1]+0.5*[.L88]*[.$B$1]^2" office:value-type="float" office:value="58.4000000000001">
            <text:p>58.40</text:p>
          </table:table-cell>
          <table:table-cell table:formula="of:=[.K88]+[.L88]*[.$B$1]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$F$1]*[.K89]+4" office:value-type="float" office:value="10">
            <text:p>10</text:p>
          </table:table-cell>
        </table:table-row>
        <table:table-row table:style-name="ro4">
          <table:table-cell table:formula="of:=[.A89]+[.$B$1]" office:value-type="float" office:value="17">
            <text:p>17</text:p>
          </table:table-cell>
          <table:table-cell table:formula="of:=[.B89]+[.C89]*[.$B$1]+0.5*[.D89]*[.$B$1]^2" office:value-type="float" office:value="52.890970854457">
            <text:p>52.89</text:p>
          </table:table-cell>
          <table:table-cell table:formula="of:=[.C89]+[.D89]*[.$B$1]" office:value-type="float" office:value="2.93354044482504">
            <text:p>2.93</text:p>
          </table:table-cell>
          <table:table-cell table:formula="of:=IF([.$F$1]=1;[.F89]-[.B89]-[.C89]*[.$H$1];IF([.$F$1]=2;[.F88]-[.B88]-[.C88]*[.$H$1];IF([.$F$1]=3;[.F87]-[.B87]-[.C87]*[.$H$1];0)))" office:value-type="float" office:value="0.204153686635361">
            <text:p>0.20</text:p>
          </table:table-cell>
          <table:table-cell table:formula="of:=[.$F$1]*[.C90]+4" office:value-type="float" office:value="9.86708088965008">
            <text:p>9.87</text:p>
          </table:table-cell>
          <table:table-cell table:formula="of:=[.F89]+[.G89]*[.$B$1]+0.5*[.H89]*[.$B$1]^2" office:value-type="float" office:value="56.0013660112832">
            <text:p>56.00</text:p>
          </table:table-cell>
          <table:table-cell table:formula="of:=[.G89]+[.H89]*[.$B$1]" office:value-type="float" office:value="3.01442549420963">
            <text:p>3.01</text:p>
          </table:table-cell>
          <table:table-cell table:formula="of:=IF([.$F$1]=1;[.J89]-[.F89]-[.G89]*[.$H$1];IF([.$F$1]=2;[.J88]-[.F88]-[.G88]*[.$H$1];IF([.$F$1]=3;[.J87]-[.F87]-[.G87]*[.$H$1];0)))" office:value-type="float" office:value="-0.0117351674657051">
            <text:p>-0.01</text:p>
          </table:table-cell>
          <table:table-cell table:formula="of:=[.$F$1]*[.G90]+4" office:value-type="float" office:value="10.0288509884193">
            <text:p>10.03</text:p>
          </table:table-cell>
          <table:table-cell table:formula="of:=[.J89]+[.K89]*[.$B$1]+0.5*[.L89]*[.$B$1]^2" office:value-type="float" office:value="59.0000000000001">
            <text:p>59.00</text:p>
          </table:table-cell>
          <table:table-cell table:formula="of:=[.K89]+[.L89]*[.$B$1]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$F$1]*[.K90]+4" office:value-type="float" office:value="10">
            <text:p>10</text:p>
          </table:table-cell>
        </table:table-row>
        <table:table-row table:style-name="ro4">
          <table:table-cell table:formula="of:=[.A90]+[.$B$1]" office:value-type="float" office:value="17.2">
            <text:p>17.2</text:p>
          </table:table-cell>
          <table:table-cell table:formula="of:=[.B90]+[.C90]*[.$B$1]+0.5*[.D90]*[.$B$1]^2" office:value-type="float" office:value="53.4817620171547">
            <text:p>53.48</text:p>
          </table:table-cell>
          <table:table-cell table:formula="of:=[.C90]+[.D90]*[.$B$1]" office:value-type="float" office:value="2.97437118215211">
            <text:p>2.97</text:p>
          </table:table-cell>
          <table:table-cell table:formula="of:=IF([.$F$1]=1;[.F90]-[.B90]-[.C90]*[.$H$1];IF([.$F$1]=2;[.F89]-[.B89]-[.C89]*[.$H$1];IF([.$F$1]=3;[.F88]-[.B88]-[.C88]*[.$H$1];0)))" office:value-type="float" office:value="0.196315269402586">
            <text:p>0.20</text:p>
          </table:table-cell>
          <table:table-cell table:formula="of:=[.$F$1]*[.C91]+4" office:value-type="float" office:value="9.94874236430422">
            <text:p>9.95</text:p>
          </table:table-cell>
          <table:table-cell table:formula="of:=[.F90]+[.G90]*[.$B$1]+0.5*[.H90]*[.$B$1]^2" office:value-type="float" office:value="56.6040164067758">
            <text:p>56.60</text:p>
          </table:table-cell>
          <table:table-cell table:formula="of:=[.G90]+[.H90]*[.$B$1]" office:value-type="float" office:value="3.01207846071649">
            <text:p>3.01</text:p>
          </table:table-cell>
          <table:table-cell table:formula="of:=IF([.$F$1]=1;[.J90]-[.F90]-[.G90]*[.$H$1];IF([.$F$1]=2;[.J89]-[.F89]-[.G89]*[.$H$1];IF([.$F$1]=3;[.J88]-[.F88]-[.G88]*[.$H$1];0)))" office:value-type="float" office:value="-0.0143474562920516">
            <text:p>-0.01</text:p>
          </table:table-cell>
          <table:table-cell table:formula="of:=[.$F$1]*[.G91]+4" office:value-type="float" office:value="10.024156921433">
            <text:p>10.02</text:p>
          </table:table-cell>
          <table:table-cell table:formula="of:=[.J90]+[.K90]*[.$B$1]+0.5*[.L90]*[.$B$1]^2" office:value-type="float" office:value="59.6000000000001">
            <text:p>59.60</text:p>
          </table:table-cell>
          <table:table-cell table:formula="of:=[.K90]+[.L90]*[.$B$1]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$F$1]*[.K91]+4" office:value-type="float" office:value="10">
            <text:p>10</text:p>
          </table:table-cell>
        </table:table-row>
        <table:table-row table:style-name="ro4">
          <table:table-cell table:formula="of:=[.A91]+[.$B$1]" office:value-type="float" office:value="17.4">
            <text:p>17.4</text:p>
          </table:table-cell>
          <table:table-cell table:formula="of:=[.B91]+[.C91]*[.$B$1]+0.5*[.D91]*[.$B$1]^2" office:value-type="float" office:value="54.0805625589731">
            <text:p>54.08</text:p>
          </table:table-cell>
          <table:table-cell table:formula="of:=[.C91]+[.D91]*[.$B$1]" office:value-type="float" office:value="3.01363423603263">
            <text:p>3.01</text:p>
          </table:table-cell>
          <table:table-cell table:formula="of:=IF([.$F$1]=1;[.F91]-[.B91]-[.C91]*[.$H$1];IF([.$F$1]=2;[.F90]-[.B90]-[.C90]*[.$H$1];IF([.$F$1]=3;[.F89]-[.B89]-[.C89]*[.$H$1];0)))" office:value-type="float" office:value="0.17685471200117">
            <text:p>0.18</text:p>
          </table:table-cell>
          <table:table-cell table:formula="of:=[.$F$1]*[.C92]+4" office:value-type="float" office:value="10.0272684720653">
            <text:p>10.03</text:p>
          </table:table-cell>
          <table:table-cell table:formula="of:=[.F91]+[.G91]*[.$B$1]+0.5*[.H91]*[.$B$1]^2" office:value-type="float" office:value="57.2061451497932">
            <text:p>57.21</text:p>
          </table:table-cell>
          <table:table-cell table:formula="of:=[.G91]+[.H91]*[.$B$1]" office:value-type="float" office:value="3.00920896945808">
            <text:p>3.01</text:p>
          </table:table-cell>
          <table:table-cell table:formula="of:=IF([.$F$1]=1;[.J91]-[.F91]-[.G91]*[.$H$1];IF([.$F$1]=2;[.J90]-[.F90]-[.G90]*[.$H$1];IF([.$F$1]=3;[.J89]-[.F89]-[.G89]*[.$H$1];0)))" office:value-type="float" office:value="-0.0157915054927047">
            <text:p>-0.02</text:p>
          </table:table-cell>
          <table:table-cell table:formula="of:=[.$F$1]*[.G92]+4" office:value-type="float" office:value="10.0184179389162">
            <text:p>10.02</text:p>
          </table:table-cell>
          <table:table-cell table:formula="of:=[.J91]+[.K91]*[.$B$1]+0.5*[.L91]*[.$B$1]^2" office:value-type="float" office:value="60.2000000000001">
            <text:p>60.20</text:p>
          </table:table-cell>
          <table:table-cell table:formula="of:=[.K91]+[.L91]*[.$B$1]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$F$1]*[.K92]+4" office:value-type="float" office:value="10">
            <text:p>10</text:p>
          </table:table-cell>
        </table:table-row>
        <table:table-row table:style-name="ro4">
          <table:table-cell table:formula="of:=[.A92]+[.$B$1]" office:value-type="float" office:value="17.6">
            <text:p>17.6</text:p>
          </table:table-cell>
          <table:table-cell table:formula="of:=[.B92]+[.C92]*[.$B$1]+0.5*[.D92]*[.$B$1]^2" office:value-type="float" office:value="54.6868265004197">
            <text:p>54.69</text:p>
          </table:table-cell>
          <table:table-cell table:formula="of:=[.C92]+[.D92]*[.$B$1]" office:value-type="float" office:value="3.04900517843286">
            <text:p>3.05</text:p>
          </table:table-cell>
          <table:table-cell table:formula="of:=IF([.$F$1]=1;[.F92]-[.B92]-[.C92]*[.$H$1];IF([.$F$1]=2;[.F91]-[.B91]-[.C91]*[.$H$1];IF([.$F$1]=3;[.F90]-[.B90]-[.C90]*[.$H$1];0)))" office:value-type="float" office:value="0.147883207468996">
            <text:p>0.15</text:p>
          </table:table-cell>
          <table:table-cell table:formula="of:=[.$F$1]*[.C93]+4" office:value-type="float" office:value="10.0980103568657">
            <text:p>10.10</text:p>
          </table:table-cell>
          <table:table-cell table:formula="of:=[.F92]+[.G92]*[.$B$1]+0.5*[.H92]*[.$B$1]^2" office:value-type="float" office:value="57.807671113575">
            <text:p>57.81</text:p>
          </table:table-cell>
          <table:table-cell table:formula="of:=[.G92]+[.H92]*[.$B$1]" office:value-type="float" office:value="3.00605066835954">
            <text:p>3.01</text:p>
          </table:table-cell>
          <table:table-cell table:formula="of:=IF([.$F$1]=1;[.J92]-[.F92]-[.G92]*[.$H$1];IF([.$F$1]=2;[.J91]-[.F91]-[.G91]*[.$H$1];IF([.$F$1]=3;[.J90]-[.F90]-[.G90]*[.$H$1];0)))" office:value-type="float" office:value="-0.0160948674921722">
            <text:p>-0.02</text:p>
          </table:table-cell>
          <table:table-cell table:formula="of:=[.$F$1]*[.G93]+4" office:value-type="float" office:value="10.0121013367191">
            <text:p>10.01</text:p>
          </table:table-cell>
          <table:table-cell table:formula="of:=[.J92]+[.K92]*[.$B$1]+0.5*[.L92]*[.$B$1]^2" office:value-type="float" office:value="60.8000000000001">
            <text:p>60.80</text:p>
          </table:table-cell>
          <table:table-cell table:formula="of:=[.K92]+[.L92]*[.$B$1]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$F$1]*[.K93]+4" office:value-type="float" office:value="10">
            <text:p>10</text:p>
          </table:table-cell>
        </table:table-row>
        <table:table-row table:style-name="ro4">
          <table:table-cell table:formula="of:=[.A93]+[.$B$1]" office:value-type="float" office:value="17.8">
            <text:p>17.8</text:p>
          </table:table-cell>
          <table:table-cell table:formula="of:=[.B93]+[.C93]*[.$B$1]+0.5*[.D93]*[.$B$1]^2" office:value-type="float" office:value="55.2995852002556">
            <text:p>55.30</text:p>
          </table:table-cell>
          <table:table-cell table:formula="of:=[.C93]+[.D93]*[.$B$1]" office:value-type="float" office:value="3.07858181992666">
            <text:p>3.08</text:p>
          </table:table-cell>
          <table:table-cell table:formula="of:=IF([.$F$1]=1;[.F93]-[.B93]-[.C93]*[.$H$1];IF([.$F$1]=2;[.F92]-[.B92]-[.C92]*[.$H$1];IF([.$F$1]=3;[.F91]-[.B91]-[.C91]*[.$H$1];0)))" office:value-type="float" office:value="0.111948354787461">
            <text:p>0.11</text:p>
          </table:table-cell>
          <table:table-cell table:formula="of:=[.$F$1]*[.C94]+4" office:value-type="float" office:value="10.1571636398533">
            <text:p>10.16</text:p>
          </table:table-cell>
          <table:table-cell table:formula="of:=[.F93]+[.G93]*[.$B$1]+0.5*[.H93]*[.$B$1]^2" office:value-type="float" office:value="58.4085593498971">
            <text:p>58.41</text:p>
          </table:table-cell>
          <table:table-cell table:formula="of:=[.G93]+[.H93]*[.$B$1]" office:value-type="float" office:value="3.0028316948611">
            <text:p>3.00</text:p>
          </table:table-cell>
          <table:table-cell table:formula="of:=IF([.$F$1]=1;[.J93]-[.F93]-[.G93]*[.$H$1];IF([.$F$1]=2;[.J92]-[.F92]-[.G92]*[.$H$1];IF([.$F$1]=3;[.J91]-[.F91]-[.G91]*[.$H$1];0)))" office:value-type="float" office:value="-0.0153541192512128">
            <text:p>-0.02</text:p>
          </table:table-cell>
          <table:table-cell table:formula="of:=[.$F$1]*[.G94]+4" office:value-type="float" office:value="10.0056633897222">
            <text:p>10.01</text:p>
          </table:table-cell>
          <table:table-cell table:formula="of:=[.J93]+[.K93]*[.$B$1]+0.5*[.L93]*[.$B$1]^2" office:value-type="float" office:value="61.4000000000001">
            <text:p>61.40</text:p>
          </table:table-cell>
          <table:table-cell table:formula="of:=[.K93]+[.L93]*[.$B$1]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$F$1]*[.K94]+4" office:value-type="float" office:value="10">
            <text:p>10</text:p>
          </table:table-cell>
        </table:table-row>
        <table:table-row table:style-name="ro4">
          <table:table-cell table:formula="of:=[.A94]+[.$B$1]" office:value-type="float" office:value="18">
            <text:p>18</text:p>
          </table:table-cell>
          <table:table-cell table:formula="of:=[.B94]+[.C94]*[.$B$1]+0.5*[.D94]*[.$B$1]^2" office:value-type="float" office:value="55.9175405313367">
            <text:p>55.92</text:p>
          </table:table-cell>
          <table:table-cell table:formula="of:=[.C94]+[.D94]*[.$B$1]" office:value-type="float" office:value="3.10097149088415">
            <text:p>3.10</text:p>
          </table:table-cell>
          <table:table-cell table:formula="of:=IF([.$F$1]=1;[.F94]-[.B94]-[.C94]*[.$H$1];IF([.$F$1]=2;[.F93]-[.B93]-[.C93]*[.$H$1];IF([.$F$1]=3;[.F92]-[.B92]-[.C92]*[.$H$1];0)))" office:value-type="float" office:value="0.0718394347224378">
            <text:p>0.07</text:p>
          </table:table-cell>
          <table:table-cell table:formula="of:=[.$F$1]*[.C95]+4" office:value-type="float" office:value="10.2019429817683">
            <text:p>10.20</text:p>
          </table:table-cell>
          <table:table-cell table:formula="of:=[.F94]+[.G94]*[.$B$1]+0.5*[.H94]*[.$B$1]^2" office:value-type="float" office:value="59.0088186064843">
            <text:p>59.01</text:p>
          </table:table-cell>
          <table:table-cell table:formula="of:=[.G94]+[.H94]*[.$B$1]" office:value-type="float" office:value="2.99976087101086">
            <text:p>3.00</text:p>
          </table:table-cell>
          <table:table-cell table:formula="of:=IF([.$F$1]=1;[.J94]-[.F94]-[.G94]*[.$H$1];IF([.$F$1]=2;[.J93]-[.F93]-[.G93]*[.$H$1];IF([.$F$1]=3;[.J92]-[.F92]-[.G92]*[.$H$1];0)))" office:value-type="float" office:value="-0.0137217819344313">
            <text:p>-0.01</text:p>
          </table:table-cell>
          <table:table-cell table:formula="of:=[.$F$1]*[.G95]+4" office:value-type="float" office:value="9.99952174202172">
            <text:p>10.00</text:p>
          </table:table-cell>
          <table:table-cell table:formula="of:=[.J94]+[.K94]*[.$B$1]+0.5*[.L94]*[.$B$1]^2" office:value-type="float" office:value="62.0000000000001">
            <text:p>62.00</text:p>
          </table:table-cell>
          <table:table-cell table:formula="of:=[.K94]+[.L94]*[.$B$1]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$F$1]*[.K95]+4" office:value-type="float" office:value="10">
            <text:p>10</text:p>
          </table:table-cell>
        </table:table-row>
        <table:table-row table:style-name="ro4">
          <table:table-cell table:formula="of:=[.A95]+[.$B$1]" office:value-type="float" office:value="18.2">
            <text:p>18.2</text:p>
          </table:table-cell>
          <table:table-cell table:formula="of:=[.B95]+[.C95]*[.$B$1]+0.5*[.D95]*[.$B$1]^2" office:value-type="float" office:value="56.539171618208">
            <text:p>56.54</text:p>
          </table:table-cell>
          <table:table-cell table:formula="of:=[.C95]+[.D95]*[.$B$1]" office:value-type="float" office:value="3.11533937782864">
            <text:p>3.12</text:p>
          </table:table-cell>
          <table:table-cell table:formula="of:=IF([.$F$1]=1;[.F95]-[.B95]-[.C95]*[.$H$1];IF([.$F$1]=2;[.F94]-[.B94]-[.C94]*[.$H$1];IF([.$F$1]=3;[.F93]-[.B93]-[.C93]*[.$H$1];0)))" office:value-type="float" office:value="0.0303923297147519">
            <text:p>0.03</text:p>
          </table:table-cell>
          <table:table-cell table:formula="of:=[.$F$1]*[.C96]+4" office:value-type="float" office:value="10.2306787556573">
            <text:p>10.23</text:p>
          </table:table-cell>
          <table:table-cell table:formula="of:=[.F95]+[.G95]*[.$B$1]+0.5*[.H95]*[.$B$1]^2" office:value-type="float" office:value="59.6084963450477">
            <text:p>59.61</text:p>
          </table:table-cell>
          <table:table-cell table:formula="of:=[.G95]+[.H95]*[.$B$1]" office:value-type="float" office:value="2.99701651462397">
            <text:p>3.00</text:p>
          </table:table-cell>
          <table:table-cell table:formula="of:=IF([.$F$1]=1;[.J95]-[.F95]-[.G95]*[.$H$1];IF([.$F$1]=2;[.J94]-[.F94]-[.G94]*[.$H$1];IF([.$F$1]=3;[.J93]-[.F93]-[.G93]*[.$H$1];0)))" office:value-type="float" office:value="-0.0113910447580592">
            <text:p>-0.01</text:p>
          </table:table-cell>
          <table:table-cell table:formula="of:=[.$F$1]*[.G96]+4" office:value-type="float" office:value="9.99403302924795">
            <text:p>9.99</text:p>
          </table:table-cell>
          <table:table-cell table:formula="of:=[.J95]+[.K95]*[.$B$1]+0.5*[.L95]*[.$B$1]^2" office:value-type="float" office:value="62.6000000000001">
            <text:p>62.60</text:p>
          </table:table-cell>
          <table:table-cell table:formula="of:=[.K95]+[.L95]*[.$B$1]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$F$1]*[.K96]+4" office:value-type="float" office:value="10">
            <text:p>10</text:p>
          </table:table-cell>
        </table:table-row>
        <table:table-row table:style-name="ro4">
          <table:table-cell table:formula="of:=[.A96]+[.$B$1]" office:value-type="float" office:value="18.4">
            <text:p>18.4</text:p>
          </table:table-cell>
          <table:table-cell table:formula="of:=[.B96]+[.C96]*[.$B$1]+0.5*[.D96]*[.$B$1]^2" office:value-type="float" office:value="57.162847340368">
            <text:p>57.16</text:p>
          </table:table-cell>
          <table:table-cell table:formula="of:=[.C96]+[.D96]*[.$B$1]" office:value-type="float" office:value="3.12141784377159">
            <text:p>3.12</text:p>
          </table:table-cell>
          <table:table-cell table:formula="of:=IF([.$F$1]=1;[.F96]-[.B96]-[.C96]*[.$H$1];IF([.$F$1]=2;[.F95]-[.B95]-[.C95]*[.$H$1];IF([.$F$1]=3;[.F94]-[.B94]-[.C94]*[.$H$1];0)))" office:value-type="float" office:value="-0.00969341573662419">
            <text:p>-0.01</text:p>
          </table:table-cell>
          <table:table-cell table:formula="of:=[.$F$1]*[.C97]+4" office:value-type="float" office:value="10.2428356875432">
            <text:p>10.24</text:p>
          </table:table-cell>
          <table:table-cell table:formula="of:=[.F96]+[.G96]*[.$B$1]+0.5*[.H96]*[.$B$1]^2" office:value-type="float" office:value="60.2076718270774">
            <text:p>60.21</text:p>
          </table:table-cell>
          <table:table-cell table:formula="of:=[.G96]+[.H96]*[.$B$1]" office:value-type="float" office:value="2.99473830567236">
            <text:p>2.99</text:p>
          </table:table-cell>
          <table:table-cell table:formula="of:=IF([.$F$1]=1;[.J96]-[.F96]-[.G96]*[.$H$1];IF([.$F$1]=2;[.J95]-[.F95]-[.G95]*[.$H$1];IF([.$F$1]=3;[.J94]-[.F94]-[.G94]*[.$H$1];0)))" office:value-type="float" office:value="-0.00857947749501609">
            <text:p>-0.01</text:p>
          </table:table-cell>
          <table:table-cell table:formula="of:=[.$F$1]*[.G97]+4" office:value-type="float" office:value="9.98947661134473">
            <text:p>9.99</text:p>
          </table:table-cell>
          <table:table-cell table:formula="of:=[.J96]+[.K96]*[.$B$1]+0.5*[.L96]*[.$B$1]^2" office:value-type="float" office:value="63.2000000000001">
            <text:p>63.20</text:p>
          </table:table-cell>
          <table:table-cell table:formula="of:=[.K96]+[.L96]*[.$B$1]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$F$1]*[.K97]+4" office:value-type="float" office:value="10">
            <text:p>10</text:p>
          </table:table-cell>
        </table:table-row>
        <table:table-row table:style-name="ro4">
          <table:table-cell table:formula="of:=[.A97]+[.$B$1]" office:value-type="float" office:value="18.6">
            <text:p>18.6</text:p>
          </table:table-cell>
          <table:table-cell table:formula="of:=[.B97]+[.C97]*[.$B$1]+0.5*[.D97]*[.$B$1]^2" office:value-type="float" office:value="57.7869370408076">
            <text:p>57.79</text:p>
          </table:table-cell>
          <table:table-cell table:formula="of:=[.C97]+[.D97]*[.$B$1]" office:value-type="float" office:value="3.11947916062427">
            <text:p>3.12</text:p>
          </table:table-cell>
          <table:table-cell table:formula="of:=IF([.$F$1]=1;[.F97]-[.B97]-[.C97]*[.$H$1];IF([.$F$1]=2;[.F96]-[.B96]-[.C96]*[.$H$1];IF([.$F$1]=3;[.F95]-[.B95]-[.C95]*[.$H$1];0)))" office:value-type="float" office:value="-0.0460146509889015">
            <text:p>-0.05</text:p>
          </table:table-cell>
          <table:table-cell table:formula="of:=[.$F$1]*[.C98]+4" office:value-type="float" office:value="10.2389583212485">
            <text:p>10.24</text:p>
          </table:table-cell>
          <table:table-cell table:formula="of:=[.F97]+[.G97]*[.$B$1]+0.5*[.H97]*[.$B$1]^2" office:value-type="float" office:value="60.8064478986619">
            <text:p>60.81</text:p>
          </table:table-cell>
          <table:table-cell table:formula="of:=[.G97]+[.H97]*[.$B$1]" office:value-type="float" office:value="2.99302241017336">
            <text:p>2.99</text:p>
          </table:table-cell>
          <table:table-cell table:formula="of:=IF([.$F$1]=1;[.J97]-[.F97]-[.G97]*[.$H$1];IF([.$F$1]=2;[.J96]-[.F96]-[.G96]*[.$H$1];IF([.$F$1]=3;[.J95]-[.F95]-[.G95]*[.$H$1];0)))" office:value-type="float" office:value="-0.0055128596716143">
            <text:p>-0.01</text:p>
          </table:table-cell>
          <table:table-cell table:formula="of:=[.$F$1]*[.G98]+4" office:value-type="float" office:value="9.98604482034672">
            <text:p>9.99</text:p>
          </table:table-cell>
          <table:table-cell table:formula="of:=[.J97]+[.K97]*[.$B$1]+0.5*[.L97]*[.$B$1]^2" office:value-type="float" office:value="63.8000000000001">
            <text:p>63.80</text:p>
          </table:table-cell>
          <table:table-cell table:formula="of:=[.K97]+[.L97]*[.$B$1]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$F$1]*[.K98]+4" office:value-type="float" office:value="10">
            <text:p>10</text:p>
          </table:table-cell>
        </table:table-row>
        <table:table-row table:style-name="ro4">
          <table:table-cell table:formula="of:=[.A98]+[.$B$1]" office:value-type="float" office:value="18.8">
            <text:p>18.8</text:p>
          </table:table-cell>
          <table:table-cell table:formula="of:=[.B98]+[.C98]*[.$B$1]+0.5*[.D98]*[.$B$1]^2" office:value-type="float" office:value="58.4099125799127">
            <text:p>58.41</text:p>
          </table:table-cell>
          <table:table-cell table:formula="of:=[.C98]+[.D98]*[.$B$1]" office:value-type="float" office:value="3.11027623042649">
            <text:p>3.11</text:p>
          </table:table-cell>
          <table:table-cell table:formula="of:=IF([.$F$1]=1;[.F98]-[.B98]-[.C98]*[.$H$1];IF([.$F$1]=2;[.F97]-[.B97]-[.C97]*[.$H$1];IF([.$F$1]=3;[.F96]-[.B96]-[.C96]*[.$H$1];0)))" office:value-type="float" office:value="-0.0765933570622455">
            <text:p>-0.08</text:p>
          </table:table-cell>
          <table:table-cell table:formula="of:=[.$F$1]*[.C99]+4" office:value-type="float" office:value="10.220552460853">
            <text:p>10.22</text:p>
          </table:table-cell>
          <table:table-cell table:formula="of:=[.F98]+[.G98]*[.$B$1]+0.5*[.H98]*[.$B$1]^2" office:value-type="float" office:value="61.4049421235032">
            <text:p>61.40</text:p>
          </table:table-cell>
          <table:table-cell table:formula="of:=[.G98]+[.H98]*[.$B$1]" office:value-type="float" office:value="2.99191983823904">
            <text:p>2.99</text:p>
          </table:table-cell>
          <table:table-cell table:formula="of:=IF([.$F$1]=1;[.J98]-[.F98]-[.G98]*[.$H$1];IF([.$F$1]=2;[.J97]-[.F97]-[.G97]*[.$H$1];IF([.$F$1]=3;[.J96]-[.F96]-[.G96]*[.$H$1];0)))" office:value-type="float" office:value="-0.0024101327496302">
            <text:p>0.00</text:p>
          </table:table-cell>
          <table:table-cell table:formula="of:=[.$F$1]*[.G99]+4" office:value-type="float" office:value="9.98383967647807">
            <text:p>9.98</text:p>
          </table:table-cell>
          <table:table-cell table:formula="of:=[.J98]+[.K98]*[.$B$1]+0.5*[.L98]*[.$B$1]^2" office:value-type="float" office:value="64.4000000000001">
            <text:p>64.40</text:p>
          </table:table-cell>
          <table:table-cell table:formula="of:=[.K98]+[.L98]*[.$B$1]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$F$1]*[.K99]+4" office:value-type="float" office:value="10">
            <text:p>10</text:p>
          </table:table-cell>
        </table:table-row>
        <table:table-row table:style-name="ro4">
          <table:table-cell table:formula="of:=[.A99]+[.$B$1]" office:value-type="float" office:value="19">
            <text:p>19</text:p>
          </table:table-cell>
          <table:table-cell table:formula="of:=[.B99]+[.C99]*[.$B$1]+0.5*[.D99]*[.$B$1]^2" office:value-type="float" office:value="59.0304359588567">
            <text:p>59.03</text:p>
          </table:table-cell>
          <table:table-cell table:formula="of:=[.C99]+[.D99]*[.$B$1]" office:value-type="float" office:value="3.09495755901404">
            <text:p>3.09</text:p>
          </table:table-cell>
          <table:table-cell table:formula="of:=IF([.$F$1]=1;[.F99]-[.B99]-[.C99]*[.$H$1];IF([.$F$1]=2;[.F98]-[.B98]-[.C98]*[.$H$1];IF([.$F$1]=3;[.F97]-[.B97]-[.C97]*[.$H$1];0)))" office:value-type="float" office:value="-0.0999683027699301">
            <text:p>-0.10</text:p>
          </table:table-cell>
          <table:table-cell table:formula="of:=[.$F$1]*[.C100]+4" office:value-type="float" office:value="10.1899151180281">
            <text:p>10.19</text:p>
          </table:table-cell>
          <table:table-cell table:formula="of:=[.F99]+[.G99]*[.$B$1]+0.5*[.H99]*[.$B$1]^2" office:value-type="float" office:value="62.003277888496">
            <text:p>62.00</text:p>
          </table:table-cell>
          <table:table-cell table:formula="of:=[.G99]+[.H99]*[.$B$1]" office:value-type="float" office:value="2.99143781168911">
            <text:p>2.99</text:p>
          </table:table-cell>
          <table:table-cell table:formula="of:=IF([.$F$1]=1;[.J99]-[.F99]-[.G99]*[.$H$1];IF([.$F$1]=2;[.J98]-[.F98]-[.G98]*[.$H$1];IF([.$F$1]=3;[.J97]-[.F97]-[.G97]*[.$H$1];0)))" office:value-type="float" office:value="0.000529691164800727">
            <text:p>0.00</text:p>
          </table:table-cell>
          <table:table-cell table:formula="of:=[.$F$1]*[.G100]+4" office:value-type="float" office:value="9.98287562337822">
            <text:p>9.98</text:p>
          </table:table-cell>
          <table:table-cell table:formula="of:=[.J99]+[.K99]*[.$B$1]+0.5*[.L99]*[.$B$1]^2" office:value-type="float" office:value="65.0000000000001">
            <text:p>65.00</text:p>
          </table:table-cell>
          <table:table-cell table:formula="of:=[.K99]+[.L99]*[.$B$1]" office:value-type="float" office:value="3">
            <text:p>3</text:p>
          </table:table-cell>
          <table:table-cell office:value-type="float" office:value="-1">
            <text:p>-1</text:p>
          </table:table-cell>
          <table:table-cell table:formula="of:=[.$F$1]*[.K100]+4" office:value-type="float" office:value="10">
            <text:p>10</text:p>
          </table:table-cell>
        </table:table-row>
        <table:table-row table:style-name="ro4">
          <table:table-cell table:formula="of:=[.A100]+[.$B$1]" office:value-type="float" office:value="19.2">
            <text:p>19.2</text:p>
          </table:table-cell>
          <table:table-cell table:formula="of:=[.B100]+[.C100]*[.$B$1]+0.5*[.D100]*[.$B$1]^2" office:value-type="float" office:value="59.6474281046041">
            <text:p>59.65</text:p>
          </table:table-cell>
          <table:table-cell table:formula="of:=[.C100]+[.D100]*[.$B$1]" office:value-type="float" office:value="3.07496389846005">
            <text:p>3.07</text:p>
          </table:table-cell>
          <table:table-cell table:formula="of:=IF([.$F$1]=1;[.F100]-[.B100]-[.C100]*[.$H$1];IF([.$F$1]=2;[.F99]-[.B99]-[.C99]*[.$H$1];IF([.$F$1]=3;[.F98]-[.B98]-[.C98]*[.$H$1];0)))" office:value-type="float" office:value="-0.115246686835981">
            <text:p>-0.12</text:p>
          </table:table-cell>
          <table:table-cell table:formula="of:=[.$F$1]*[.C101]+4" office:value-type="float" office:value="10.1499277969201">
            <text:p>10.15</text:p>
          </table:table-cell>
          <table:table-cell table:formula="of:=[.F100]+[.G100]*[.$B$1]+0.5*[.H100]*[.$B$1]^2" office:value-type="float" office:value="62.6015760446571">
            <text:p>62.60</text:p>
          </table:table-cell>
          <table:table-cell table:formula="of:=[.G100]+[.H100]*[.$B$1]" office:value-type="float" office:value="2.99154374992207">
            <text:p>2.99</text:p>
          </table:table-cell>
          <table:table-cell table:formula="of:=IF([.$F$1]=1;[.J100]-[.F100]-[.G100]*[.$H$1];IF([.$F$1]=2;[.J99]-[.F99]-[.G99]*[.$H$1];IF([.$F$1]=3;[.J98]-[.F98]-[.G98]*[.$H$1];0)))" office:value-type="float" office:value="0.00313803825788561">
            <text:p>0.00</text:p>
          </table:table-cell>
          <table:table-cell table:formula="of:=[.$F$1]*[.G101]+4" office:value-type="float" office:value="9.98308749984414">
            <text:p>9.98</text:p>
          </table:table-cell>
          <table:table-cell table:formula="of:=[.J100]+[.K100]*[.$B$1]+0.5*[.L100]*[.$B$1]^2" office:value-type="float" office:value="65.5800000000001">
            <text:p>65.58</text:p>
          </table:table-cell>
          <table:table-cell table:formula="of:=[.K100]+[.L100]*[.$B$1]" office:value-type="float" office:value="2.8">
            <text:p>2.8</text:p>
          </table:table-cell>
          <table:table-cell office:value-type="float" office:value="-1">
            <text:p>-1</text:p>
          </table:table-cell>
          <table:table-cell table:formula="of:=[.$F$1]*[.K101]+4" office:value-type="float" office:value="9.6">
            <text:p>9.6</text:p>
          </table:table-cell>
        </table:table-row>
        <table:table-row table:style-name="ro4">
          <table:table-cell table:formula="of:=[.A101]+[.$B$1]" office:value-type="float" office:value="19.4">
            <text:p>19.4</text:p>
          </table:table-cell>
          <table:table-cell table:formula="of:=[.B101]+[.C101]*[.$B$1]+0.5*[.D101]*[.$B$1]^2" office:value-type="float" office:value="60.2601159505594">
            <text:p>60.26</text:p>
          </table:table-cell>
          <table:table-cell table:formula="of:=[.C101]+[.D101]*[.$B$1]" office:value-type="float" office:value="3.05191456109285">
            <text:p>3.05</text:p>
          </table:table-cell>
          <table:table-cell table:formula="of:=IF([.$F$1]=1;[.F101]-[.B101]-[.C101]*[.$H$1];IF([.$F$1]=2;[.F100]-[.B100]-[.C100]*[.$H$1];IF([.$F$1]=3;[.F99]-[.B99]-[.C99]*[.$H$1];0)))" office:value-type="float" office:value="-0.122115629374771">
            <text:p>-0.12</text:p>
          </table:table-cell>
          <table:table-cell table:formula="of:=[.$F$1]*[.C102]+4" office:value-type="float" office:value="10.1038291221857">
            <text:p>10.10</text:p>
          </table:table-cell>
          <table:table-cell table:formula="of:=[.F101]+[.G101]*[.$B$1]+0.5*[.H101]*[.$B$1]^2" office:value-type="float" office:value="63.1999475554067">
            <text:p>63.20</text:p>
          </table:table-cell>
          <table:table-cell table:formula="of:=[.G101]+[.H101]*[.$B$1]" office:value-type="float" office:value="2.99217135757365">
            <text:p>2.99</text:p>
          </table:table-cell>
          <table:table-cell table:formula="of:=IF([.$F$1]=1;[.J101]-[.F101]-[.G101]*[.$H$1];IF([.$F$1]=2;[.J100]-[.F100]-[.G100]*[.$H$1];IF([.$F$1]=3;[.J99]-[.F99]-[.G99]*[.$H$1];0)))" office:value-type="float" office:value="0.00528429981499512">
            <text:p>0.01</text:p>
          </table:table-cell>
          <table:table-cell table:formula="of:=[.$F$1]*[.G102]+4" office:value-type="float" office:value="9.9843427151473">
            <text:p>9.98</text:p>
          </table:table-cell>
          <table:table-cell table:formula="of:=[.J101]+[.K101]*[.$B$1]+0.5*[.L101]*[.$B$1]^2" office:value-type="float" office:value="66.1200000000001">
            <text:p>66.12</text:p>
          </table:table-cell>
          <table:table-cell table:formula="of:=[.K101]+[.L101]*[.$B$1]" office:value-type="float" office:value="2.6">
            <text:p>2.6</text:p>
          </table:table-cell>
          <table:table-cell office:value-type="float" office:value="-1">
            <text:p>-1</text:p>
          </table:table-cell>
          <table:table-cell table:formula="of:=[.$F$1]*[.K102]+4" office:value-type="float" office:value="9.2">
            <text:p>9.2</text:p>
          </table:table-cell>
        </table:table-row>
        <table:table-row table:style-name="ro4">
          <table:table-cell table:formula="of:=[.A102]+[.$B$1]" office:value-type="float" office:value="19.6">
            <text:p>19.6</text:p>
          </table:table-cell>
          <table:table-cell table:formula="of:=[.B102]+[.C102]*[.$B$1]+0.5*[.D102]*[.$B$1]^2" office:value-type="float" office:value="60.8680565501905">
            <text:p>60.87</text:p>
          </table:table-cell>
          <table:table-cell table:formula="of:=[.C102]+[.D102]*[.$B$1]" office:value-type="float" office:value="3.0274914352179">
            <text:p>3.03</text:p>
          </table:table-cell>
          <table:table-cell table:formula="of:=IF([.$F$1]=1;[.F102]-[.B102]-[.C102]*[.$H$1];IF([.$F$1]=2;[.F101]-[.B101]-[.C101]*[.$H$1];IF([.$F$1]=3;[.F100]-[.B100]-[.C100]*[.$H$1];0)))" office:value-type="float" office:value="-0.120815958407067">
            <text:p>-0.12</text:p>
          </table:table-cell>
          <table:table-cell table:formula="of:=[.$F$1]*[.C103]+4" office:value-type="float" office:value="10.0549828704358">
            <text:p>10.05</text:p>
          </table:table-cell>
          <table:table-cell table:formula="of:=[.F102]+[.G102]*[.$B$1]+0.5*[.H102]*[.$B$1]^2" office:value-type="float" office:value="63.7984875129177">
            <text:p>63.80</text:p>
          </table:table-cell>
          <table:table-cell table:formula="of:=[.G102]+[.H102]*[.$B$1]" office:value-type="float" office:value="2.99322821753665">
            <text:p>2.99</text:p>
          </table:table-cell>
          <table:table-cell table:formula="of:=IF([.$F$1]=1;[.J102]-[.F102]-[.G102]*[.$H$1];IF([.$F$1]=2;[.J101]-[.F101]-[.G101]*[.$H$1];IF([.$F$1]=3;[.J100]-[.F100]-[.G100]*[.$H$1];0)))" office:value-type="float" office:value="-0.013119794579088">
            <text:p>-0.01</text:p>
          </table:table-cell>
          <table:table-cell table:formula="of:=[.$F$1]*[.G103]+4" office:value-type="float" office:value="9.98645643507329">
            <text:p>9.99</text:p>
          </table:table-cell>
          <table:table-cell table:formula="of:=[.J102]+[.K102]*[.$B$1]+0.5*[.L102]*[.$B$1]^2" office:value-type="float" office:value="66.6200000000001">
            <text:p>66.62</text:p>
          </table:table-cell>
          <table:table-cell table:formula="of:=[.K102]+[.L102]*[.$B$1]" office:value-type="float" office:value="2.4">
            <text:p>2.4</text:p>
          </table:table-cell>
          <table:table-cell office:value-type="float" office:value="-1">
            <text:p>-1</text:p>
          </table:table-cell>
          <table:table-cell table:formula="of:=[.$F$1]*[.K103]+4" office:value-type="float" office:value="8.8">
            <text:p>8.8</text:p>
          </table:table-cell>
        </table:table-row>
        <table:table-row table:style-name="ro4">
          <table:table-cell table:formula="of:=[.A103]+[.$B$1]" office:value-type="float" office:value="19.8">
            <text:p>19.8</text:p>
          </table:table-cell>
          <table:table-cell table:formula="of:=[.B103]+[.C103]*[.$B$1]+0.5*[.D103]*[.$B$1]^2" office:value-type="float" office:value="61.4711385180659">
            <text:p>61.47</text:p>
          </table:table-cell>
          <table:table-cell table:formula="of:=[.C103]+[.D103]*[.$B$1]" office:value-type="float" office:value="3.00332824353649">
            <text:p>3.00</text:p>
          </table:table-cell>
          <table:table-cell table:formula="of:=IF([.$F$1]=1;[.F103]-[.B103]-[.C103]*[.$H$1];IF([.$F$1]=2;[.F102]-[.B102]-[.C102]*[.$H$1];IF([.$F$1]=3;[.F101]-[.B101]-[.C101]*[.$H$1];0)))" office:value-type="float" office:value="-0.11208295624559">
            <text:p>-0.11</text:p>
          </table:table-cell>
          <table:table-cell table:formula="of:=[.$F$1]*[.C104]+4" office:value-type="float" office:value="10.006656487073">
            <text:p>10.01</text:p>
          </table:table-cell>
          <table:table-cell table:formula="of:=[.F103]+[.G103]*[.$B$1]+0.5*[.H103]*[.$B$1]^2" office:value-type="float" office:value="64.3968707605335">
            <text:p>64.40</text:p>
          </table:table-cell>
          <table:table-cell table:formula="of:=[.G103]+[.H103]*[.$B$1]" office:value-type="float" office:value="2.99060425862083">
            <text:p>2.99</text:p>
          </table:table-cell>
          <table:table-cell table:formula="of:=IF([.$F$1]=1;[.J103]-[.F103]-[.G103]*[.$H$1];IF([.$F$1]=2;[.J102]-[.F102]-[.G102]*[.$H$1];IF([.$F$1]=3;[.J101]-[.F101]-[.G101]*[.$H$1];0)))" office:value-type="float" office:value="-0.0721189129802315">
            <text:p>-0.07</text:p>
          </table:table-cell>
          <table:table-cell table:formula="of:=[.$F$1]*[.G104]+4" office:value-type="float" office:value="9.98120851724166">
            <text:p>9.98</text:p>
          </table:table-cell>
          <table:table-cell table:formula="of:=[.J103]+[.K103]*[.$B$1]+0.5*[.L103]*[.$B$1]^2" office:value-type="float" office:value="67.0800000000001">
            <text:p>67.08</text:p>
          </table:table-cell>
          <table:table-cell table:formula="of:=[.K103]+[.L103]*[.$B$1]" office:value-type="float" office:value="2.2">
            <text:p>2.2</text:p>
          </table:table-cell>
          <table:table-cell office:value-type="float" office:value="-1">
            <text:p>-1</text:p>
          </table:table-cell>
          <table:table-cell table:formula="of:=[.$F$1]*[.K104]+4" office:value-type="float" office:value="8.4">
            <text:p>8.4</text:p>
          </table:table-cell>
        </table:table-row>
        <table:table-row table:style-name="ro4">
          <table:table-cell table:formula="of:=[.A104]+[.$B$1]" office:value-type="float" office:value="20">
            <text:p>20</text:p>
          </table:table-cell>
          <table:table-cell table:formula="of:=[.B104]+[.C104]*[.$B$1]+0.5*[.D104]*[.$B$1]^2" office:value-type="float" office:value="62.0695625076483">
            <text:p>62.07</text:p>
          </table:table-cell>
          <table:table-cell table:formula="of:=[.C104]+[.D104]*[.$B$1]" office:value-type="float" office:value="2.98091165228737">
            <text:p>2.98</text:p>
          </table:table-cell>
          <table:table-cell table:formula="of:=IF([.$F$1]=1;[.F104]-[.B104]-[.C104]*[.$H$1];IF([.$F$1]=2;[.F103]-[.B103]-[.C103]*[.$H$1];IF([.$F$1]=3;[.F102]-[.B102]-[.C102]*[.$H$1];0)))" office:value-type="float" office:value="-0.0970604724906781">
            <text:p>-0.10</text:p>
          </table:table-cell>
          <table:table-cell table:formula="of:=[.$F$1]*[.C105]+4" office:value-type="float" office:value="9.96182330457474">
            <text:p>9.96</text:p>
          </table:table-cell>
          <table:table-cell table:formula="of:=[.F104]+[.G104]*[.$B$1]+0.5*[.H104]*[.$B$1]^2" office:value-type="float" office:value="64.993549233998">
            <text:p>64.99</text:p>
          </table:table-cell>
          <table:table-cell table:formula="of:=[.G104]+[.H104]*[.$B$1]" office:value-type="float" office:value="2.97618047602478">
            <text:p>2.98</text:p>
          </table:table-cell>
          <table:table-cell table:formula="of:=IF([.$F$1]=1;[.J104]-[.F104]-[.G104]*[.$H$1];IF([.$F$1]=2;[.J103]-[.F103]-[.G103]*[.$H$1];IF([.$F$1]=3;[.J102]-[.F102]-[.G102]*[.$H$1];0)))" office:value-type="float" office:value="-0.17171573045426">
            <text:p>-0.17</text:p>
          </table:table-cell>
          <table:table-cell table:formula="of:=[.$F$1]*[.G105]+4" office:value-type="float" office:value="9.95236095204957">
            <text:p>9.95</text:p>
          </table:table-cell>
          <table:table-cell table:formula="of:=[.J104]+[.K104]*[.$B$1]+0.5*[.L104]*[.$B$1]^2" office:value-type="float" office:value="67.5000000000001">
            <text:p>67.50</text:p>
          </table:table-cell>
          <table:table-cell table:formula="of:=[.K104]+[.L104]*[.$B$1]" office:value-type="float" office:value="2">
            <text:p>2</text:p>
          </table:table-cell>
          <table:table-cell office:value-type="float" office:value="-1">
            <text:p>-1</text:p>
          </table:table-cell>
          <table:table-cell table:formula="of:=[.$F$1]*[.K105]+4" office:value-type="float" office:value="8">
            <text:p>8</text:p>
          </table:table-cell>
        </table:table-row>
        <table:table-row table:style-name="ro4">
          <table:table-cell table:formula="of:=[.A105]+[.$B$1]" office:value-type="float" office:value="20.2">
            <text:p>20.2</text:p>
          </table:table-cell>
          <table:table-cell table:formula="of:=[.B105]+[.C105]*[.$B$1]+0.5*[.D105]*[.$B$1]^2" office:value-type="float" office:value="62.663803628656">
            <text:p>62.66</text:p>
          </table:table-cell>
          <table:table-cell table:formula="of:=[.C105]+[.D105]*[.$B$1]" office:value-type="float" office:value="2.96149955778923">
            <text:p>2.96</text:p>
          </table:table-cell>
          <table:table-cell table:formula="of:=IF([.$F$1]=1;[.F105]-[.B105]-[.C105]*[.$H$1];IF([.$F$1]=2;[.F104]-[.B104]-[.C104]*[.$H$1];IF([.$F$1]=3;[.F103]-[.B103]-[.C103]*[.$H$1];0)))" office:value-type="float" office:value="-0.0775960010689616">
            <text:p>-0.08</text:p>
          </table:table-cell>
          <table:table-cell table:formula="of:=[.$F$1]*[.C106]+4" office:value-type="float" office:value="9.92299911557847">
            <text:p>9.92</text:p>
          </table:table-cell>
          <table:table-cell table:formula="of:=[.F105]+[.G105]*[.$B$1]+0.5*[.H105]*[.$B$1]^2" office:value-type="float" office:value="65.5853510145939">
            <text:p>65.59</text:p>
          </table:table-cell>
          <table:table-cell table:formula="of:=[.G105]+[.H105]*[.$B$1]" office:value-type="float" office:value="2.94183732993393">
            <text:p>2.94</text:p>
          </table:table-cell>
          <table:table-cell table:formula="of:=IF([.$F$1]=1;[.J105]-[.F105]-[.G105]*[.$H$1];IF([.$F$1]=2;[.J104]-[.F104]-[.G104]*[.$H$1];IF([.$F$1]=3;[.J103]-[.F103]-[.G103]*[.$H$1];0)))" office:value-type="float" office:value="-0.307475019154178">
            <text:p>-0.31</text:p>
          </table:table-cell>
          <table:table-cell table:formula="of:=[.$F$1]*[.G106]+4" office:value-type="float" office:value="9.88367465986786">
            <text:p>9.88</text:p>
          </table:table-cell>
          <table:table-cell table:formula="of:=[.J105]+[.K105]*[.$B$1]+0.5*[.L105]*[.$B$1]^2" office:value-type="float" office:value="67.8800000000001">
            <text:p>67.88</text:p>
          </table:table-cell>
          <table:table-cell table:formula="of:=[.K105]+[.L105]*[.$B$1]" office:value-type="float" office:value="1.8">
            <text:p>1.8</text:p>
          </table:table-cell>
          <table:table-cell office:value-type="float" office:value="-1">
            <text:p>-1</text:p>
          </table:table-cell>
          <table:table-cell table:formula="of:=[.$F$1]*[.K106]+4" office:value-type="float" office:value="7.6">
            <text:p>7.6</text:p>
          </table:table-cell>
        </table:table-row>
        <table:table-row table:style-name="ro4">
          <table:table-cell table:formula="of:=[.A106]+[.$B$1]" office:value-type="float" office:value="20.4">
            <text:p>20.4</text:p>
          </table:table-cell>
          <table:table-cell table:formula="of:=[.B106]+[.C106]*[.$B$1]+0.5*[.D106]*[.$B$1]^2" office:value-type="float" office:value="63.2545516201925">
            <text:p>63.25</text:p>
          </table:table-cell>
          <table:table-cell table:formula="of:=[.C106]+[.D106]*[.$B$1]" office:value-type="float" office:value="2.94598035757544">
            <text:p>2.95</text:p>
          </table:table-cell>
          <table:table-cell table:formula="of:=IF([.$F$1]=1;[.F106]-[.B106]-[.C106]*[.$H$1];IF([.$F$1]=2;[.F105]-[.B105]-[.C105]*[.$H$1];IF([.$F$1]=3;[.F104]-[.B104]-[.C104]*[.$H$1];0)))" office:value-type="float" office:value="-0.0569249259376798">
            <text:p>-0.06</text:p>
          </table:table-cell>
          <table:table-cell table:formula="of:=[.$F$1]*[.C107]+4" office:value-type="float" office:value="9.89196071515088">
            <text:p>9.89</text:p>
          </table:table-cell>
          <table:table-cell table:formula="of:=[.F106]+[.G106]*[.$B$1]+0.5*[.H106]*[.$B$1]^2" office:value-type="float" office:value="66.1675689801976">
            <text:p>66.17</text:p>
          </table:table-cell>
          <table:table-cell table:formula="of:=[.G106]+[.H106]*[.$B$1]" office:value-type="float" office:value="2.8803423261031">
            <text:p>2.88</text:p>
          </table:table-cell>
          <table:table-cell table:formula="of:=IF([.$F$1]=1;[.J106]-[.F106]-[.G106]*[.$H$1];IF([.$F$1]=2;[.J105]-[.F105]-[.G105]*[.$H$1];IF([.$F$1]=3;[.J104]-[.F104]-[.G104]*[.$H$1];0)))" office:value-type="float" office:value="-0.469729710022679">
            <text:p>-0.47</text:p>
          </table:table-cell>
          <table:table-cell table:formula="of:=[.$F$1]*[.G107]+4" office:value-type="float" office:value="9.76068465220619">
            <text:p>9.76</text:p>
          </table:table-cell>
          <table:table-cell table:formula="of:=[.J106]+[.K106]*[.$B$1]+0.5*[.L106]*[.$B$1]^2" office:value-type="float" office:value="68.2200000000001">
            <text:p>68.22</text:p>
          </table:table-cell>
          <table:table-cell table:formula="of:=[.K106]+[.L106]*[.$B$1]" office:value-type="float" office:value="1.6">
            <text:p>1.6</text:p>
          </table:table-cell>
          <table:table-cell office:value-type="float" office:value="-1">
            <text:p>-1</text:p>
          </table:table-cell>
          <table:table-cell table:formula="of:=[.$F$1]*[.K107]+4" office:value-type="float" office:value="7.2">
            <text:p>7.2</text:p>
          </table:table-cell>
        </table:table-row>
        <table:table-row table:style-name="ro4">
          <table:table-cell table:formula="of:=[.A107]+[.$B$1]" office:value-type="float" office:value="20.6">
            <text:p>20.6</text:p>
          </table:table-cell>
          <table:table-cell table:formula="of:=[.B107]+[.C107]*[.$B$1]+0.5*[.D107]*[.$B$1]^2" office:value-type="float" office:value="63.8426091931888">
            <text:p>63.84</text:p>
          </table:table-cell>
          <table:table-cell table:formula="of:=[.C107]+[.D107]*[.$B$1]" office:value-type="float" office:value="2.9345953723879">
            <text:p>2.93</text:p>
          </table:table-cell>
          <table:table-cell table:formula="of:=IF([.$F$1]=1;[.F107]-[.B107]-[.C107]*[.$H$1];IF([.$F$1]=2;[.F106]-[.B106]-[.C106]*[.$H$1];IF([.$F$1]=3;[.F105]-[.B105]-[.C105]*[.$H$1];0)))" office:value-type="float" office:value="-0.0399521718513345">
            <text:p>-0.04</text:p>
          </table:table-cell>
          <table:table-cell table:formula="of:=[.$F$1]*[.C108]+4" office:value-type="float" office:value="9.86919074477581">
            <text:p>9.87</text:p>
          </table:table-cell>
          <table:table-cell table:formula="of:=[.F107]+[.G107]*[.$B$1]+0.5*[.H107]*[.$B$1]^2" office:value-type="float" office:value="66.7342428512177">
            <text:p>66.73</text:p>
          </table:table-cell>
          <table:table-cell table:formula="of:=[.G107]+[.H107]*[.$B$1]" office:value-type="float" office:value="2.78639638409856">
            <text:p>2.79</text:p>
          </table:table-cell>
          <table:table-cell table:formula="of:=IF([.$F$1]=1;[.J107]-[.F107]-[.G107]*[.$H$1];IF([.$F$1]=2;[.J106]-[.F106]-[.G106]*[.$H$1];IF([.$F$1]=3;[.J105]-[.F105]-[.G105]*[.$H$1];0)))" office:value-type="float" office:value="-0.64718834452769">
            <text:p>-0.65</text:p>
          </table:table-cell>
          <table:table-cell table:formula="of:=[.$F$1]*[.G108]+4" office:value-type="float" office:value="9.57279276819712">
            <text:p>9.57</text:p>
          </table:table-cell>
          <table:table-cell table:formula="of:=[.J107]+[.K107]*[.$B$1]+0.5*[.L107]*[.$B$1]^2" office:value-type="float" office:value="68.5200000000001">
            <text:p>68.52</text:p>
          </table:table-cell>
          <table:table-cell table:formula="of:=[.K107]+[.L107]*[.$B$1]" office:value-type="float" office:value="1.4">
            <text:p>1.4</text:p>
          </table:table-cell>
          <table:table-cell office:value-type="float" office:value="-1">
            <text:p>-1</text:p>
          </table:table-cell>
          <table:table-cell table:formula="of:=[.$F$1]*[.K108]+4" office:value-type="float" office:value="6.8">
            <text:p>6.8</text:p>
          </table:table-cell>
        </table:table-row>
        <table:table-row table:style-name="ro4">
          <table:table-cell table:formula="of:=[.A108]+[.$B$1]" office:value-type="float" office:value="20.8">
            <text:p>20.8</text:p>
          </table:table-cell>
          <table:table-cell table:formula="of:=[.B108]+[.C108]*[.$B$1]+0.5*[.D108]*[.$B$1]^2" office:value-type="float" office:value="64.4287292242293">
            <text:p>64.43</text:p>
          </table:table-cell>
          <table:table-cell table:formula="of:=[.C108]+[.D108]*[.$B$1]" office:value-type="float" office:value="2.92660493801764">
            <text:p>2.93</text:p>
          </table:table-cell>
          <table:table-cell table:formula="of:=IF([.$F$1]=1;[.F108]-[.B108]-[.C108]*[.$H$1];IF([.$F$1]=2;[.F107]-[.B107]-[.C107]*[.$H$1];IF([.$F$1]=3;[.F106]-[.B106]-[.C106]*[.$H$1];0)))" office:value-type="float" office:value="-0.0329629975703059">
            <text:p>-0.03</text:p>
          </table:table-cell>
          <table:table-cell table:formula="of:=[.$F$1]*[.C109]+4" office:value-type="float" office:value="9.85320987603528">
            <text:p>9.85</text:p>
          </table:table-cell>
          <table:table-cell table:formula="of:=[.F108]+[.G108]*[.$B$1]+0.5*[.H108]*[.$B$1]^2" office:value-type="float" office:value="67.2785783611469">
            <text:p>67.28</text:p>
          </table:table-cell>
          <table:table-cell table:formula="of:=[.G108]+[.H108]*[.$B$1]" office:value-type="float" office:value="2.65695871519302">
            <text:p>2.66</text:p>
          </table:table-cell>
          <table:table-cell table:formula="of:=IF([.$F$1]=1;[.J108]-[.F108]-[.G108]*[.$H$1];IF([.$F$1]=2;[.J107]-[.F107]-[.G107]*[.$H$1];IF([.$F$1]=3;[.J106]-[.F106]-[.G106]*[.$H$1];0)))" office:value-type="float" office:value="-0.827911306300555">
            <text:p>-0.83</text:p>
          </table:table-cell>
          <table:table-cell table:formula="of:=[.$F$1]*[.G109]+4" office:value-type="float" office:value="9.31391743038604">
            <text:p>9.31</text:p>
          </table:table-cell>
          <table:table-cell table:formula="of:=[.J108]+[.K108]*[.$B$1]+0.5*[.L108]*[.$B$1]^2" office:value-type="float" office:value="68.7800000000001">
            <text:p>68.78</text:p>
          </table:table-cell>
          <table:table-cell table:formula="of:=[.K108]+[.L108]*[.$B$1]" office:value-type="float" office:value="1.2">
            <text:p>1.2</text:p>
          </table:table-cell>
          <table:table-cell office:value-type="float" office:value="-1">
            <text:p>-1</text:p>
          </table:table-cell>
          <table:table-cell table:formula="of:=[.$F$1]*[.K109]+4" office:value-type="float" office:value="6.4">
            <text:p>6.4</text:p>
          </table:table-cell>
        </table:table-row>
        <table:table-row table:style-name="ro4">
          <table:table-cell table:formula="of:=[.A109]+[.$B$1]" office:value-type="float" office:value="21">
            <text:p>21</text:p>
          </table:table-cell>
          <table:table-cell table:formula="of:=[.B109]+[.C109]*[.$B$1]+0.5*[.D109]*[.$B$1]^2" office:value-type="float" office:value="65.0133909518815">
            <text:p>65.01</text:p>
          </table:table-cell>
          <table:table-cell table:formula="of:=[.C109]+[.D109]*[.$B$1]" office:value-type="float" office:value="2.92001233850358">
            <text:p>2.92</text:p>
          </table:table-cell>
          <table:table-cell table:formula="of:=IF([.$F$1]=1;[.F109]-[.B109]-[.C109]*[.$H$1];IF([.$F$1]=2;[.F108]-[.B108]-[.C108]*[.$H$1];IF([.$F$1]=3;[.F107]-[.B107]-[.C107]*[.$H$1];0)))" office:value-type="float" office:value="-0.0429617143589467">
            <text:p>-0.04</text:p>
          </table:table-cell>
          <table:table-cell table:formula="of:=[.$F$1]*[.C110]+4" office:value-type="float" office:value="9.84002467700715">
            <text:p>9.84</text:p>
          </table:table-cell>
          <table:table-cell table:formula="of:=[.F109]+[.G109]*[.$B$1]+0.5*[.H109]*[.$B$1]^2" office:value-type="float" office:value="67.7934118780595">
            <text:p>67.79</text:p>
          </table:table-cell>
          <table:table-cell table:formula="of:=[.G109]+[.H109]*[.$B$1]" office:value-type="float" office:value="2.49137645393291">
            <text:p>2.49</text:p>
          </table:table-cell>
          <table:table-cell table:formula="of:=IF([.$F$1]=1;[.J109]-[.F109]-[.G109]*[.$H$1];IF([.$F$1]=2;[.J108]-[.F108]-[.G108]*[.$H$1];IF([.$F$1]=3;[.J107]-[.F107]-[.G107]*[.$H$1];0)))" office:value-type="float" office:value="-1.00063923531618">
            <text:p>-1.00</text:p>
          </table:table-cell>
          <table:table-cell table:formula="of:=[.$F$1]*[.G110]+4" office:value-type="float" office:value="8.98275290786582">
            <text:p>8.98</text:p>
          </table:table-cell>
          <table:table-cell table:formula="of:=[.J109]+[.K109]*[.$B$1]+0.5*[.L109]*[.$B$1]^2" office:value-type="float" office:value="69.0000000000001">
            <text:p>69.00</text:p>
          </table:table-cell>
          <table:table-cell table:formula="of:=[.K109]+[.L109]*[.$B$1]" office:value-type="float" office:value="1">
            <text:p>1</text:p>
          </table:table-cell>
          <table:table-cell office:value-type="float" office:value="-1">
            <text:p>-1</text:p>
          </table:table-cell>
          <table:table-cell table:formula="of:=[.$F$1]*[.K110]+4" office:value-type="float" office:value="6">
            <text:p>6</text:p>
          </table:table-cell>
        </table:table-row>
        <table:table-row table:style-name="ro4">
          <table:table-cell table:formula="of:=[.A110]+[.$B$1]" office:value-type="float" office:value="21.2">
            <text:p>21.2</text:p>
          </table:table-cell>
          <table:table-cell table:formula="of:=[.B110]+[.C110]*[.$B$1]+0.5*[.D110]*[.$B$1]^2" office:value-type="float" office:value="65.596534185295">
            <text:p>65.60</text:p>
          </table:table-cell>
          <table:table-cell table:formula="of:=[.C110]+[.D110]*[.$B$1]" office:value-type="float" office:value="2.91141999563179">
            <text:p>2.91</text:p>
          </table:table-cell>
          <table:table-cell table:formula="of:=IF([.$F$1]=1;[.F110]-[.B110]-[.C110]*[.$H$1];IF([.$F$1]=2;[.F109]-[.B109]-[.C109]*[.$H$1];IF([.$F$1]=3;[.F108]-[.B108]-[.C108]*[.$H$1];0)))" office:value-type="float" office:value="-0.0767558011000826">
            <text:p>-0.08</text:p>
          </table:table-cell>
          <table:table-cell table:formula="of:=[.$F$1]*[.C111]+4" office:value-type="float" office:value="9.82283999126357">
            <text:p>9.82</text:p>
          </table:table-cell>
          <table:table-cell table:formula="of:=[.F110]+[.G110]*[.$B$1]+0.5*[.H110]*[.$B$1]^2" office:value-type="float" office:value="68.2716743841398">
            <text:p>68.27</text:p>
          </table:table-cell>
          <table:table-cell table:formula="of:=[.G110]+[.H110]*[.$B$1]" office:value-type="float" office:value="2.29124860686967">
            <text:p>2.29</text:p>
          </table:table-cell>
          <table:table-cell table:formula="of:=IF([.$F$1]=1;[.J110]-[.F110]-[.G110]*[.$H$1];IF([.$F$1]=2;[.J109]-[.F109]-[.G109]*[.$H$1];IF([.$F$1]=3;[.J108]-[.F108]-[.G108]*[.$H$1];0)))" office:value-type="float" office:value="-1.15553707633979">
            <text:p>-1.16</text:p>
          </table:table-cell>
          <table:table-cell table:formula="of:=[.$F$1]*[.G111]+4" office:value-type="float" office:value="8.58249721373935">
            <text:p>8.58</text:p>
          </table:table-cell>
          <table:table-cell table:formula="of:=[.J110]+[.K110]*[.$B$1]+0.5*[.L110]*[.$B$1]^2" office:value-type="float" office:value="69.1800000000001">
            <text:p>69.18</text:p>
          </table:table-cell>
          <table:table-cell table:formula="of:=[.K110]+[.L110]*[.$B$1]" office:value-type="float" office:value="0.8">
            <text:p>0.8</text:p>
          </table:table-cell>
          <table:table-cell office:value-type="float" office:value="1">
            <text:p>1</text:p>
          </table:table-cell>
          <table:table-cell table:formula="of:=[.$F$1]*[.K111]+4" office:value-type="float" office:value="5.6">
            <text:p>5.6</text:p>
          </table:table-cell>
        </table:table-row>
        <table:table-row table:style-name="ro4">
          <table:table-cell table:formula="of:=[.A111]+[.$B$1]" office:value-type="float" office:value="21.4">
            <text:p>21.4</text:p>
          </table:table-cell>
          <table:table-cell table:formula="of:=[.B111]+[.C111]*[.$B$1]+0.5*[.D111]*[.$B$1]^2" office:value-type="float" office:value="66.1772830683994">
            <text:p>66.18</text:p>
          </table:table-cell>
          <table:table-cell table:formula="of:=[.C111]+[.D111]*[.$B$1]" office:value-type="float" office:value="2.89606883541177">
            <text:p>2.90</text:p>
          </table:table-cell>
          <table:table-cell table:formula="of:=IF([.$F$1]=1;[.F111]-[.B111]-[.C111]*[.$H$1];IF([.$F$1]=2;[.F110]-[.B110]-[.C110]*[.$H$1];IF([.$F$1]=3;[.F109]-[.B109]-[.C109]*[.$H$1];0)))" office:value-type="float" office:value="-0.139991412325537">
            <text:p>-0.14</text:p>
          </table:table-cell>
          <table:table-cell table:formula="of:=[.$F$1]*[.C112]+4" office:value-type="float" office:value="9.79213767082354">
            <text:p>9.79</text:p>
          </table:table-cell>
          <table:table-cell table:formula="of:=[.F111]+[.G111]*[.$B$1]+0.5*[.H111]*[.$B$1]^2" office:value-type="float" office:value="68.7068133639869">
            <text:p>68.71</text:p>
          </table:table-cell>
          <table:table-cell table:formula="of:=[.G111]+[.H111]*[.$B$1]" office:value-type="float" office:value="2.06014119160172">
            <text:p>2.06</text:p>
          </table:table-cell>
          <table:table-cell table:formula="of:=IF([.$F$1]=1;[.J111]-[.F111]-[.G111]*[.$H$1];IF([.$F$1]=2;[.J110]-[.F110]-[.G110]*[.$H$1];IF([.$F$1]=3;[.J109]-[.F109]-[.G109]*[.$H$1];0)))" office:value-type="float" office:value="-1.28478833199228">
            <text:p>-1.28</text:p>
          </table:table-cell>
          <table:table-cell table:formula="of:=[.$F$1]*[.G112]+4" office:value-type="float" office:value="8.12028238320343">
            <text:p>8.12</text:p>
          </table:table-cell>
          <table:table-cell table:formula="of:=[.J111]+[.K111]*[.$B$1]+0.5*[.L111]*[.$B$1]^2" office:value-type="float" office:value="69.3600000000001">
            <text:p>69.36</text:p>
          </table:table-cell>
          <table:table-cell table:formula="of:=[.K111]+[.L111]*[.$B$1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$F$1]*[.K112]+4" office:value-type="float" office:value="6">
            <text:p>6</text:p>
          </table:table-cell>
        </table:table-row>
        <table:table-row table:style-name="ro4">
          <table:table-cell table:formula="of:=[.A112]+[.$B$1]" office:value-type="float" office:value="21.6">
            <text:p>21.6</text:p>
          </table:table-cell>
          <table:table-cell table:formula="of:=[.B112]+[.C112]*[.$B$1]+0.5*[.D112]*[.$B$1]^2" office:value-type="float" office:value="66.7536970072352">
            <text:p>66.75</text:p>
          </table:table-cell>
          <table:table-cell table:formula="of:=[.C112]+[.D112]*[.$B$1]" office:value-type="float" office:value="2.86807055294666">
            <text:p>2.87</text:p>
          </table:table-cell>
          <table:table-cell table:formula="of:=IF([.$F$1]=1;[.F112]-[.B112]-[.C112]*[.$H$1];IF([.$F$1]=2;[.F111]-[.B111]-[.C111]*[.$H$1];IF([.$F$1]=3;[.F110]-[.B110]-[.C110]*[.$H$1];0)))" office:value-type="float" office:value="-0.236279796787029">
            <text:p>-0.24</text:p>
          </table:table-cell>
          <table:table-cell table:formula="of:=[.$F$1]*[.C113]+4" office:value-type="float" office:value="9.73614110589333">
            <text:p>9.74</text:p>
          </table:table-cell>
          <table:table-cell table:formula="of:=[.F112]+[.G112]*[.$B$1]+0.5*[.H112]*[.$B$1]^2" office:value-type="float" office:value="69.0931458356674">
            <text:p>69.09</text:p>
          </table:table-cell>
          <table:table-cell table:formula="of:=[.G112]+[.H112]*[.$B$1]" office:value-type="float" office:value="1.80318352520326">
            <text:p>1.80</text:p>
          </table:table-cell>
          <table:table-cell table:formula="of:=IF([.$F$1]=1;[.J112]-[.F112]-[.G112]*[.$H$1];IF([.$F$1]=2;[.J111]-[.F111]-[.G111]*[.$H$1];IF([.$F$1]=3;[.J110]-[.F110]-[.G110]*[.$H$1];0)))" office:value-type="float" office:value="-1.3829229910093">
            <text:p>-1.38</text:p>
          </table:table-cell>
          <table:table-cell table:formula="of:=[.$F$1]*[.G113]+4" office:value-type="float" office:value="7.60636705040652">
            <text:p>7.61</text:p>
          </table:table-cell>
          <table:table-cell table:formula="of:=[.J112]+[.K112]*[.$B$1]+0.5*[.L112]*[.$B$1]^2" office:value-type="float" office:value="69.5800000000001">
            <text:p>69.58</text:p>
          </table:table-cell>
          <table:table-cell table:formula="of:=[.K112]+[.L112]*[.$B$1]" office:value-type="float" office:value="1.2">
            <text:p>1.2</text:p>
          </table:table-cell>
          <table:table-cell office:value-type="float" office:value="1">
            <text:p>1</text:p>
          </table:table-cell>
          <table:table-cell table:formula="of:=[.$F$1]*[.K113]+4" office:value-type="float" office:value="6.4">
            <text:p>6.4</text:p>
          </table:table-cell>
        </table:table-row>
        <table:table-row table:style-name="ro4">
          <table:table-cell table:formula="of:=[.A113]+[.$B$1]" office:value-type="float" office:value="21.8">
            <text:p>21.8</text:p>
          </table:table-cell>
          <table:table-cell table:formula="of:=[.B113]+[.C113]*[.$B$1]+0.5*[.D113]*[.$B$1]^2" office:value-type="float" office:value="67.3225855218888">
            <text:p>67.32</text:p>
          </table:table-cell>
          <table:table-cell table:formula="of:=[.C113]+[.D113]*[.$B$1]" office:value-type="float" office:value="2.82081459358926">
            <text:p>2.82</text:p>
          </table:table-cell>
          <table:table-cell table:formula="of:=IF([.$F$1]=1;[.F113]-[.B113]-[.C113]*[.$H$1];IF([.$F$1]=2;[.F112]-[.B112]-[.C112]*[.$H$1];IF([.$F$1]=3;[.F111]-[.B111]-[.C111]*[.$H$1];0)))" office:value-type="float" office:value="-0.366538539824237">
            <text:p>-0.37</text:p>
          </table:table-cell>
          <table:table-cell table:formula="of:=[.$F$1]*[.C114]+4" office:value-type="float" office:value="9.64162918717852">
            <text:p>9.64</text:p>
          </table:table-cell>
          <table:table-cell table:formula="of:=[.F113]+[.G113]*[.$B$1]+0.5*[.H113]*[.$B$1]^2" office:value-type="float" office:value="69.4261240808879">
            <text:p>69.43</text:p>
          </table:table-cell>
          <table:table-cell table:formula="of:=[.G113]+[.H113]*[.$B$1]" office:value-type="float" office:value="1.5265989270014">
            <text:p>1.53</text:p>
          </table:table-cell>
          <table:table-cell table:formula="of:=IF([.$F$1]=1;[.J113]-[.F113]-[.G113]*[.$H$1];IF([.$F$1]=2;[.J112]-[.F112]-[.G112]*[.$H$1];IF([.$F$1]=3;[.J111]-[.F111]-[.G111]*[.$H$1];0)))" office:value-type="float" office:value="-1.40695455558849">
            <text:p>-1.41</text:p>
          </table:table-cell>
          <table:table-cell table:formula="of:=[.$F$1]*[.G114]+4" office:value-type="float" office:value="7.0531978540028">
            <text:p>7.05</text:p>
          </table:table-cell>
          <table:table-cell table:formula="of:=[.J113]+[.K113]*[.$B$1]+0.5*[.L113]*[.$B$1]^2" office:value-type="float" office:value="69.8400000000001">
            <text:p>69.84</text:p>
          </table:table-cell>
          <table:table-cell table:formula="of:=[.K113]+[.L113]*[.$B$1]" office:value-type="float" office:value="1.4">
            <text:p>1.4</text:p>
          </table:table-cell>
          <table:table-cell office:value-type="float" office:value="1">
            <text:p>1</text:p>
          </table:table-cell>
          <table:table-cell table:formula="of:=[.$F$1]*[.K114]+4" office:value-type="float" office:value="6.8">
            <text:p>6.8</text:p>
          </table:table-cell>
        </table:table-row>
        <table:table-row table:style-name="ro4">
          <table:table-cell table:formula="of:=[.A114]+[.$B$1]" office:value-type="float" office:value="22">
            <text:p>22</text:p>
          </table:table-cell>
          <table:table-cell table:formula="of:=[.B114]+[.C114]*[.$B$1]+0.5*[.D114]*[.$B$1]^2" office:value-type="float" office:value="67.8794176698102">
            <text:p>67.88</text:p>
          </table:table-cell>
          <table:table-cell table:formula="of:=[.C114]+[.D114]*[.$B$1]" office:value-type="float" office:value="2.74750688562441">
            <text:p>2.75</text:p>
          </table:table-cell>
          <table:table-cell table:formula="of:=IF([.$F$1]=1;[.F114]-[.B114]-[.C114]*[.$H$1];IF([.$F$1]=2;[.F113]-[.B113]-[.C113]*[.$H$1];IF([.$F$1]=3;[.F112]-[.B112]-[.C112]*[.$H$1];0)))" office:value-type="float" office:value="-0.528621724514467">
            <text:p>-0.53</text:p>
          </table:table-cell>
          <table:table-cell table:formula="of:=[.$F$1]*[.C115]+4" office:value-type="float" office:value="9.49501377124882">
            <text:p>9.50</text:p>
          </table:table-cell>
          <table:table-cell table:formula="of:=[.F114]+[.G114]*[.$B$1]+0.5*[.H114]*[.$B$1]^2" office:value-type="float" office:value="69.7033047751764">
            <text:p>69.70</text:p>
          </table:table-cell>
          <table:table-cell table:formula="of:=[.G114]+[.H114]*[.$B$1]" office:value-type="float" office:value="1.2452080158837">
            <text:p>1.25</text:p>
          </table:table-cell>
          <table:table-cell table:formula="of:=IF([.$F$1]=1;[.J114]-[.F114]-[.G114]*[.$H$1];IF([.$F$1]=2;[.J113]-[.F113]-[.G113]*[.$H$1];IF([.$F$1]=3;[.J112]-[.F112]-[.G112]*[.$H$1];0)))" office:value-type="float" office:value="-1.31632936087053">
            <text:p>-1.32</text:p>
          </table:table-cell>
          <table:table-cell table:formula="of:=[.$F$1]*[.G115]+4" office:value-type="float" office:value="6.49041603176741">
            <text:p>6.49</text:p>
          </table:table-cell>
          <table:table-cell table:formula="of:=[.J114]+[.K114]*[.$B$1]+0.5*[.L114]*[.$B$1]^2" office:value-type="float" office:value="70.1400000000001">
            <text:p>70.14</text:p>
          </table:table-cell>
          <table:table-cell table:formula="of:=[.K114]+[.L114]*[.$B$1]" office:value-type="float" office:value="1.6">
            <text:p>1.6</text:p>
          </table:table-cell>
          <table:table-cell office:value-type="float" office:value="1">
            <text:p>1</text:p>
          </table:table-cell>
          <table:table-cell table:formula="of:=[.$F$1]*[.K115]+4" office:value-type="float" office:value="7.2">
            <text:p>7.2</text:p>
          </table:table-cell>
        </table:table-row>
        <table:table-row table:style-name="ro4">
          <table:table-cell table:formula="of:=[.A115]+[.$B$1]" office:value-type="float" office:value="22.2">
            <text:p>22.2</text:p>
          </table:table-cell>
          <table:table-cell table:formula="of:=[.B115]+[.C115]*[.$B$1]+0.5*[.D115]*[.$B$1]^2" office:value-type="float" office:value="68.4183466124448">
            <text:p>68.42</text:p>
          </table:table-cell>
          <table:table-cell table:formula="of:=[.C115]+[.D115]*[.$B$1]" office:value-type="float" office:value="2.64178254072152">
            <text:p>2.64</text:p>
          </table:table-cell>
          <table:table-cell table:formula="of:=IF([.$F$1]=1;[.F115]-[.B115]-[.C115]*[.$H$1];IF([.$F$1]=2;[.F114]-[.B114]-[.C114]*[.$H$1];IF([.$F$1]=3;[.F113]-[.B113]-[.C113]*[.$H$1];0)))" office:value-type="float" office:value="-0.717276034590195">
            <text:p>-0.72</text:p>
          </table:table-cell>
          <table:table-cell table:formula="of:=[.$F$1]*[.C116]+4" office:value-type="float" office:value="9.28356508144303">
            <text:p>9.28</text:p>
          </table:table-cell>
          <table:table-cell table:formula="of:=[.F115]+[.G115]*[.$B$1]+0.5*[.H115]*[.$B$1]^2" office:value-type="float" office:value="69.9260197911357">
            <text:p>69.93</text:p>
          </table:table-cell>
          <table:table-cell table:formula="of:=[.G115]+[.H115]*[.$B$1]" office:value-type="float" office:value="0.981942143709596">
            <text:p>0.98</text:p>
          </table:table-cell>
          <table:table-cell table:formula="of:=IF([.$F$1]=1;[.J115]-[.F115]-[.G115]*[.$H$1];IF([.$F$1]=2;[.J114]-[.F114]-[.G114]*[.$H$1];IF([.$F$1]=3;[.J113]-[.F113]-[.G113]*[.$H$1];0)))" office:value-type="float" office:value="-1.11272300788914">
            <text:p>-1.11</text:p>
          </table:table-cell>
          <table:table-cell table:formula="of:=[.$F$1]*[.G116]+4" office:value-type="float" office:value="5.96388428741919">
            <text:p>5.96</text:p>
          </table:table-cell>
          <table:table-cell table:formula="of:=[.J115]+[.K115]*[.$B$1]+0.5*[.L115]*[.$B$1]^2" office:value-type="float" office:value="70.4800000000001">
            <text:p>70.48</text:p>
          </table:table-cell>
          <table:table-cell table:formula="of:=[.K115]+[.L115]*[.$B$1]" office:value-type="float" office:value="1.8">
            <text:p>1.8</text:p>
          </table:table-cell>
          <table:table-cell office:value-type="float" office:value="1">
            <text:p>1</text:p>
          </table:table-cell>
          <table:table-cell table:formula="of:=[.$F$1]*[.K116]+4" office:value-type="float" office:value="7.6">
            <text:p>7.6</text:p>
          </table:table-cell>
        </table:table-row>
        <table:table-row table:style-name="ro4">
          <table:table-cell table:formula="of:=[.A116]+[.$B$1]" office:value-type="float" office:value="22.4">
            <text:p>22.4</text:p>
          </table:table-cell>
          <table:table-cell table:formula="of:=[.B116]+[.C116]*[.$B$1]+0.5*[.D116]*[.$B$1]^2" office:value-type="float" office:value="68.9323575998973">
            <text:p>68.93</text:p>
          </table:table-cell>
          <table:table-cell table:formula="of:=[.C116]+[.D116]*[.$B$1]" office:value-type="float" office:value="2.49832733380348">
            <text:p>2.50</text:p>
          </table:table-cell>
          <table:table-cell table:formula="of:=IF([.$F$1]=1;[.F116]-[.B116]-[.C116]*[.$H$1];IF([.$F$1]=2;[.F115]-[.B115]-[.C115]*[.$H$1];IF([.$F$1]=3;[.F114]-[.B114]-[.C114]*[.$H$1];0)))" office:value-type="float" office:value="-0.923619780258199">
            <text:p>-0.92</text:p>
          </table:table-cell>
          <table:table-cell table:formula="of:=[.$F$1]*[.C117]+4" office:value-type="float" office:value="8.99665466760696">
            <text:p>9.00</text:p>
          </table:table-cell>
          <table:table-cell table:formula="of:=[.F116]+[.G116]*[.$B$1]+0.5*[.H116]*[.$B$1]^2" office:value-type="float" office:value="70.1001537597198">
            <text:p>70.10</text:p>
          </table:table-cell>
          <table:table-cell table:formula="of:=[.G116]+[.H116]*[.$B$1]" office:value-type="float" office:value="0.759397542131768">
            <text:p>0.76</text:p>
          </table:table-cell>
          <table:table-cell table:formula="of:=IF([.$F$1]=1;[.J116]-[.F116]-[.G116]*[.$H$1];IF([.$F$1]=2;[.J115]-[.F115]-[.G115]*[.$H$1];IF([.$F$1]=3;[.J114]-[.F114]-[.G114]*[.$H$1];0)))" office:value-type="float" office:value="-0.808512791059966">
            <text:p>-0.81</text:p>
          </table:table-cell>
          <table:table-cell table:formula="of:=[.$F$1]*[.G117]+4" office:value-type="float" office:value="5.51879508426354">
            <text:p>5.52</text:p>
          </table:table-cell>
          <table:table-cell table:formula="of:=[.J116]+[.K116]*[.$B$1]+0.5*[.L116]*[.$B$1]^2" office:value-type="float" office:value="70.8600000000001">
            <text:p>70.86</text:p>
          </table:table-cell>
          <table:table-cell table:formula="of:=[.K116]+[.L116]*[.$B$1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$F$1]*[.K117]+4" office:value-type="float" office:value="8">
            <text:p>8</text:p>
          </table:table-cell>
        </table:table-row>
        <table:table-row table:style-name="ro4">
          <table:table-cell table:formula="of:=[.A117]+[.$B$1]" office:value-type="float" office:value="22.6">
            <text:p>22.6</text:p>
          </table:table-cell>
          <table:table-cell table:formula="of:=[.B117]+[.C117]*[.$B$1]+0.5*[.D117]*[.$B$1]^2" office:value-type="float" office:value="69.4135506710528">
            <text:p>69.41</text:p>
          </table:table-cell>
          <table:table-cell table:formula="of:=[.C117]+[.D117]*[.$B$1]" office:value-type="float" office:value="2.31360337775184">
            <text:p>2.31</text:p>
          </table:table-cell>
          <table:table-cell table:formula="of:=IF([.$F$1]=1;[.F117]-[.B117]-[.C117]*[.$H$1];IF([.$F$1]=2;[.F116]-[.B116]-[.C116]*[.$H$1];IF([.$F$1]=3;[.F115]-[.B115]-[.C115]*[.$H$1];0)))" office:value-type="float" office:value="-1.13410936203058">
            <text:p>-1.13</text:p>
          </table:table-cell>
          <table:table-cell table:formula="of:=[.$F$1]*[.C118]+4" office:value-type="float" office:value="8.62720675550368">
            <text:p>8.63</text:p>
          </table:table-cell>
          <table:table-cell table:formula="of:=[.F117]+[.G117]*[.$B$1]+0.5*[.H117]*[.$B$1]^2" office:value-type="float" office:value="70.235863012325">
            <text:p>70.24</text:p>
          </table:table-cell>
          <table:table-cell table:formula="of:=[.G117]+[.H117]*[.$B$1]" office:value-type="float" office:value="0.597694983919774">
            <text:p>0.60</text:p>
          </table:table-cell>
          <table:table-cell table:formula="of:=IF([.$F$1]=1;[.J117]-[.F117]-[.G117]*[.$H$1];IF([.$F$1]=2;[.J116]-[.F116]-[.G116]*[.$H$1];IF([.$F$1]=3;[.J115]-[.F115]-[.G115]*[.$H$1];0)))" office:value-type="float" office:value="-0.427961934845194">
            <text:p>-0.43</text:p>
          </table:table-cell>
          <table:table-cell table:formula="of:=[.$F$1]*[.G118]+4" office:value-type="float" office:value="5.19538996783955">
            <text:p>5.20</text:p>
          </table:table-cell>
          <table:table-cell table:formula="of:=[.J117]+[.K117]*[.$B$1]+0.5*[.L117]*[.$B$1]^2" office:value-type="float" office:value="71.2800000000001">
            <text:p>71.28</text:p>
          </table:table-cell>
          <table:table-cell table:formula="of:=[.K117]+[.L117]*[.$B$1]" office:value-type="float" office:value="2.2">
            <text:p>2.2</text:p>
          </table:table-cell>
          <table:table-cell office:value-type="float" office:value="1">
            <text:p>1</text:p>
          </table:table-cell>
          <table:table-cell table:formula="of:=[.$F$1]*[.K118]+4" office:value-type="float" office:value="8.4">
            <text:p>8.4</text:p>
          </table:table-cell>
        </table:table-row>
        <table:table-row table:style-name="ro4">
          <table:table-cell table:formula="of:=[.A118]+[.$B$1]" office:value-type="float" office:value="22.7999999999999">
            <text:p>22.8</text:p>
          </table:table-cell>
          <table:table-cell table:formula="of:=[.B118]+[.C118]*[.$B$1]+0.5*[.D118]*[.$B$1]^2" office:value-type="float" office:value="69.8535891593626">
            <text:p>69.85</text:p>
          </table:table-cell>
          <table:table-cell table:formula="of:=[.C118]+[.D118]*[.$B$1]" office:value-type="float" office:value="2.08678150534572">
            <text:p>2.09</text:p>
          </table:table-cell>
          <table:table-cell table:formula="of:=IF([.$F$1]=1;[.F118]-[.B118]-[.C118]*[.$H$1];IF([.$F$1]=2;[.F117]-[.B117]-[.C117]*[.$H$1];IF([.$F$1]=3;[.F116]-[.B116]-[.C116]*[.$H$1];0)))" office:value-type="float" office:value="-1.33053117398089">
            <text:p>-1.33</text:p>
          </table:table-cell>
          <table:table-cell table:formula="of:=[.$F$1]*[.C119]+4" office:value-type="float" office:value="8.17356301069144">
            <text:p>8.17</text:p>
          </table:table-cell>
          <table:table-cell table:formula="of:=[.F118]+[.G118]*[.$B$1]+0.5*[.H118]*[.$B$1]^2" office:value-type="float" office:value="70.3468427704121">
            <text:p>70.35</text:p>
          </table:table-cell>
          <table:table-cell table:formula="of:=[.G118]+[.H118]*[.$B$1]" office:value-type="float" office:value="0.512102596950736">
            <text:p>0.51</text:p>
          </table:table-cell>
          <table:table-cell table:formula="of:=IF([.$F$1]=1;[.J118]-[.F118]-[.G118]*[.$H$1];IF([.$F$1]=2;[.J117]-[.F117]-[.G117]*[.$H$1];IF([.$F$1]=3;[.J116]-[.F116]-[.G116]*[.$H$1];0)))" office:value-type="float" office:value="0.000448698148486137">
            <text:p>0.00</text:p>
          </table:table-cell>
          <table:table-cell table:formula="of:=[.$F$1]*[.G119]+4" office:value-type="float" office:value="5.02420519390147">
            <text:p>5.02</text:p>
          </table:table-cell>
          <table:table-cell table:formula="of:=[.J118]+[.K118]*[.$B$1]+0.5*[.L118]*[.$B$1]^2" office:value-type="float" office:value="71.7400000000001">
            <text:p>71.74</text:p>
          </table:table-cell>
          <table:table-cell table:formula="of:=[.K118]+[.L118]*[.$B$1]" office:value-type="float" office:value="2.4">
            <text:p>2.4</text:p>
          </table:table-cell>
          <table:table-cell office:value-type="float" office:value="1">
            <text:p>1</text:p>
          </table:table-cell>
          <table:table-cell table:formula="of:=[.$F$1]*[.K119]+4" office:value-type="float" office:value="8.8">
            <text:p>8.8</text:p>
          </table:table-cell>
        </table:table-row>
        <table:table-row table:style-name="ro4">
          <table:table-cell table:formula="of:=[.A119]+[.$B$1]" office:value-type="float" office:value="22.9999999999999">
            <text:p>23</text:p>
          </table:table-cell>
          <table:table-cell table:formula="of:=[.B119]+[.C119]*[.$B$1]+0.5*[.D119]*[.$B$1]^2" office:value-type="float" office:value="70.2443348369521">
            <text:p>70.24</text:p>
          </table:table-cell>
          <table:table-cell table:formula="of:=[.C119]+[.D119]*[.$B$1]" office:value-type="float" office:value="1.82067527054954">
            <text:p>1.82</text:p>
          </table:table-cell>
          <table:table-cell table:formula="of:=IF([.$F$1]=1;[.F119]-[.B119]-[.C119]*[.$H$1];IF([.$F$1]=2;[.F118]-[.B118]-[.C118]*[.$H$1];IF([.$F$1]=3;[.F117]-[.B117]-[.C117]*[.$H$1];0)))" office:value-type="float" office:value="-1.49129103647963">
            <text:p>-1.49</text:p>
          </table:table-cell>
          <table:table-cell table:formula="of:=[.$F$1]*[.C120]+4" office:value-type="float" office:value="7.64135054109909">
            <text:p>7.64</text:p>
          </table:table-cell>
          <table:table-cell table:formula="of:=[.F119]+[.G119]*[.$B$1]+0.5*[.H119]*[.$B$1]^2" office:value-type="float" office:value="70.4492722637652">
            <text:p>70.45</text:p>
          </table:table-cell>
          <table:table-cell table:formula="of:=[.G119]+[.H119]*[.$B$1]" office:value-type="float" office:value="0.512192336580433">
            <text:p>0.51</text:p>
          </table:table-cell>
          <table:table-cell table:formula="of:=IF([.$F$1]=1;[.J119]-[.F119]-[.G119]*[.$H$1];IF([.$F$1]=2;[.J118]-[.F118]-[.G118]*[.$H$1];IF([.$F$1]=3;[.J117]-[.F117]-[.G117]*[.$H$1];0)))" office:value-type="float" office:value="0.446442003755328">
            <text:p>0.45</text:p>
          </table:table-cell>
          <table:table-cell table:formula="of:=[.$F$1]*[.G120]+4" office:value-type="float" office:value="5.02438467316087">
            <text:p>5.02</text:p>
          </table:table-cell>
          <table:table-cell table:formula="of:=[.J119]+[.K119]*[.$B$1]+0.5*[.L119]*[.$B$1]^2" office:value-type="float" office:value="72.2400000000001">
            <text:p>72.24</text:p>
          </table:table-cell>
          <table:table-cell table:formula="of:=[.K119]+[.L119]*[.$B$1]" office:value-type="float" office:value="2.6">
            <text:p>2.6</text:p>
          </table:table-cell>
          <table:table-cell office:value-type="float" office:value="1">
            <text:p>1</text:p>
          </table:table-cell>
          <table:table-cell table:formula="of:=[.$F$1]*[.K120]+4" office:value-type="float" office:value="9.2">
            <text:p>9.2</text:p>
          </table:table-cell>
        </table:table-row>
        <table:table-row table:style-name="ro4">
          <table:table-cell table:formula="of:=[.A120]+[.$B$1]" office:value-type="float" office:value="23.1999999999999">
            <text:p>23.2</text:p>
          </table:table-cell>
          <table:table-cell table:formula="of:=[.B120]+[.C120]*[.$B$1]+0.5*[.D120]*[.$B$1]^2" office:value-type="float" office:value="70.5786440703324">
            <text:p>70.58</text:p>
          </table:table-cell>
          <table:table-cell table:formula="of:=[.C120]+[.D120]*[.$B$1]" office:value-type="float" office:value="1.52241706325362">
            <text:p>1.52</text:p>
          </table:table-cell>
          <table:table-cell table:formula="of:=IF([.$F$1]=1;[.F120]-[.B120]-[.C120]*[.$H$1];IF([.$F$1]=2;[.F119]-[.B119]-[.C119]*[.$H$1];IF([.$F$1]=3;[.F118]-[.B118]-[.C118]*[.$H$1];0)))" office:value-type="float" office:value="-1.59352789429623">
            <text:p>-1.59</text:p>
          </table:table-cell>
          <table:table-cell table:formula="of:=[.$F$1]*[.C121]+4" office:value-type="float" office:value="7.04483412650724">
            <text:p>7.04</text:p>
          </table:table-cell>
          <table:table-cell table:formula="of:=[.F120]+[.G120]*[.$B$1]+0.5*[.H120]*[.$B$1]^2" office:value-type="float" office:value="70.5606395711564">
            <text:p>70.56</text:p>
          </table:table-cell>
          <table:table-cell table:formula="of:=[.G120]+[.H120]*[.$B$1]" office:value-type="float" office:value="0.601480737331499">
            <text:p>0.60</text:p>
          </table:table-cell>
          <table:table-cell table:formula="of:=IF([.$F$1]=1;[.J120]-[.F120]-[.G120]*[.$H$1];IF([.$F$1]=2;[.J119]-[.F119]-[.G119]*[.$H$1];IF([.$F$1]=3;[.J118]-[.F118]-[.G118]*[.$H$1];0)))" office:value-type="float" office:value="0.881054632637306">
            <text:p>0.88</text:p>
          </table:table-cell>
          <table:table-cell table:formula="of:=[.$F$1]*[.G121]+4" office:value-type="float" office:value="5.202961474663">
            <text:p>5.20</text:p>
          </table:table-cell>
          <table:table-cell table:formula="of:=[.J120]+[.K120]*[.$B$1]+0.5*[.L120]*[.$B$1]^2" office:value-type="float" office:value="72.7800000000001">
            <text:p>72.78</text:p>
          </table:table-cell>
          <table:table-cell table:formula="of:=[.K120]+[.L120]*[.$B$1]" office:value-type="float" office:value="2.8">
            <text:p>2.8</text:p>
          </table:table-cell>
          <table:table-cell office:value-type="float" office:value="1">
            <text:p>1</text:p>
          </table:table-cell>
          <table:table-cell table:formula="of:=[.$F$1]*[.K121]+4" office:value-type="float" office:value="9.6">
            <text:p>9.6</text:p>
          </table:table-cell>
        </table:table-row>
        <table:table-row table:style-name="ro4">
          <table:table-cell table:formula="of:=[.A121]+[.$B$1]" office:value-type="float" office:value="23.3999999999999">
            <text:p>23.4</text:p>
          </table:table-cell>
          <table:table-cell table:formula="of:=[.B121]+[.C121]*[.$B$1]+0.5*[.D121]*[.$B$1]^2" office:value-type="float" office:value="70.8512569250972">
            <text:p>70.85</text:p>
          </table:table-cell>
          <table:table-cell table:formula="of:=[.C121]+[.D121]*[.$B$1]" office:value-type="float" office:value="1.20371148439437">
            <text:p>1.20</text:p>
          </table:table-cell>
          <table:table-cell table:formula="of:=IF([.$F$1]=1;[.F121]-[.B121]-[.C121]*[.$H$1];IF([.$F$1]=2;[.F120]-[.B120]-[.C120]*[.$H$1];IF([.$F$1]=3;[.F119]-[.B119]-[.C119]*[.$H$1];0)))" office:value-type="float" office:value="-1.61573784373647">
            <text:p>-1.62</text:p>
          </table:table-cell>
          <table:table-cell table:formula="of:=[.$F$1]*[.C122]+4" office:value-type="float" office:value="6.40742296878875">
            <text:p>6.41</text:p>
          </table:table-cell>
          <table:table-cell table:formula="of:=[.F121]+[.G121]*[.$B$1]+0.5*[.H121]*[.$B$1]^2" office:value-type="float" office:value="70.6985568112754">
            <text:p>70.70</text:p>
          </table:table-cell>
          <table:table-cell table:formula="of:=[.G121]+[.H121]*[.$B$1]" office:value-type="float" office:value="0.77769166385896">
            <text:p>0.78</text:p>
          </table:table-cell>
          <table:table-cell table:formula="of:=IF([.$F$1]=1;[.J121]-[.F121]-[.G121]*[.$H$1];IF([.$F$1]=2;[.J120]-[.F120]-[.G120]*[.$H$1];IF([.$F$1]=3;[.J119]-[.F119]-[.G119]*[.$H$1];0)))" office:value-type="float" office:value="1.27853539965449">
            <text:p>1.28</text:p>
          </table:table-cell>
          <table:table-cell table:formula="of:=[.$F$1]*[.G122]+4" office:value-type="float" office:value="5.55538332771792">
            <text:p>5.56</text:p>
          </table:table-cell>
          <table:table-cell table:formula="of:=[.J121]+[.K121]*[.$B$1]+0.5*[.L121]*[.$B$1]^2" office:value-type="float" office:value="73.3600000000001">
            <text:p>73.36</text:p>
          </table:table-cell>
          <table:table-cell table:formula="of:=[.K121]+[.L121]*[.$B$1]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$F$1]*[.K122]+4" office:value-type="float" office:value="10">
            <text:p>10</text:p>
          </table:table-cell>
        </table:table-row>
        <table:table-row table:style-name="ro4">
          <table:table-cell table:formula="of:=[.A122]+[.$B$1]" office:value-type="float" office:value="23.5999999999999">
            <text:p>23.6</text:p>
          </table:table-cell>
          <table:table-cell table:formula="of:=[.B122]+[.C122]*[.$B$1]+0.5*[.D122]*[.$B$1]^2" office:value-type="float" office:value="71.0596844651014">
            <text:p>71.06</text:p>
          </table:table-cell>
          <table:table-cell table:formula="of:=[.C122]+[.D122]*[.$B$1]" office:value-type="float" office:value="0.880563915647079">
            <text:p>0.88</text:p>
          </table:table-cell>
          <table:table-cell table:formula="of:=IF([.$F$1]=1;[.F122]-[.B122]-[.C122]*[.$H$1];IF([.$F$1]=2;[.F121]-[.B121]-[.C121]*[.$H$1];IF([.$F$1]=3;[.F120]-[.B120]-[.C120]*[.$H$1];0)))" office:value-type="float" office:value="-1.54042156242966">
            <text:p>-1.54</text:p>
          </table:table-cell>
          <table:table-cell table:formula="of:=[.$F$1]*[.C123]+4" office:value-type="float" office:value="5.76112783129416">
            <text:p>5.76</text:p>
          </table:table-cell>
          <table:table-cell table:formula="of:=[.F122]+[.G122]*[.$B$1]+0.5*[.H122]*[.$B$1]^2" office:value-type="float" office:value="70.8796658520403">
            <text:p>70.88</text:p>
          </table:table-cell>
          <table:table-cell table:formula="of:=[.G122]+[.H122]*[.$B$1]" office:value-type="float" office:value="1.03339874378986">
            <text:p>1.03</text:p>
          </table:table-cell>
          <table:table-cell table:formula="of:=IF([.$F$1]=1;[.J122]-[.F122]-[.G122]*[.$H$1];IF([.$F$1]=2;[.J121]-[.F121]-[.G121]*[.$H$1];IF([.$F$1]=3;[.J120]-[.F120]-[.G120]*[.$H$1];0)))" office:value-type="float" office:value="1.61787969151223">
            <text:p>1.62</text:p>
          </table:table-cell>
          <table:table-cell table:formula="of:=[.$F$1]*[.G123]+4" office:value-type="float" office:value="6.06679748757972">
            <text:p>6.07</text:p>
          </table:table-cell>
          <table:table-cell table:formula="of:=[.J122]+[.K122]*[.$B$1]+0.5*[.L122]*[.$B$1]^2" office:value-type="float" office:value="73.9800000000001">
            <text:p>73.98</text:p>
          </table:table-cell>
          <table:table-cell table:formula="of:=[.K122]+[.L122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123]+4" office:value-type="float" office:value="10.4">
            <text:p>10.4</text:p>
          </table:table-cell>
        </table:table-row>
        <table:table-row table:style-name="ro4">
          <table:table-cell table:formula="of:=[.A123]+[.$B$1]" office:value-type="float" office:value="23.7999999999999">
            <text:p>23.8</text:p>
          </table:table-cell>
          <table:table-cell table:formula="of:=[.B123]+[.C123]*[.$B$1]+0.5*[.D123]*[.$B$1]^2" office:value-type="float" office:value="71.2049888169822">
            <text:p>71.20</text:p>
          </table:table-cell>
          <table:table-cell table:formula="of:=[.C123]+[.D123]*[.$B$1]" office:value-type="float" office:value="0.572479603161147">
            <text:p>0.57</text:p>
          </table:table-cell>
          <table:table-cell table:formula="of:=IF([.$F$1]=1;[.F123]-[.B123]-[.C123]*[.$H$1];IF([.$F$1]=2;[.F122]-[.B122]-[.C122]*[.$H$1];IF([.$F$1]=3;[.F121]-[.B121]-[.C121]*[.$H$1];0)))" office:value-type="float" office:value="-1.35641159821617">
            <text:p>-1.36</text:p>
          </table:table-cell>
          <table:table-cell table:formula="of:=[.$F$1]*[.C124]+4" office:value-type="float" office:value="5.14495920632229">
            <text:p>5.14</text:p>
          </table:table-cell>
          <table:table-cell table:formula="of:=[.F123]+[.G123]*[.$B$1]+0.5*[.H123]*[.$B$1]^2" office:value-type="float" office:value="71.1187031946285">
            <text:p>71.12</text:p>
          </table:table-cell>
          <table:table-cell table:formula="of:=[.G123]+[.H123]*[.$B$1]" office:value-type="float" office:value="1.3569746820923">
            <text:p>1.36</text:p>
          </table:table-cell>
          <table:table-cell table:formula="of:=IF([.$F$1]=1;[.J123]-[.F123]-[.G123]*[.$H$1];IF([.$F$1]=2;[.J122]-[.F122]-[.G122]*[.$H$1];IF([.$F$1]=3;[.J121]-[.F121]-[.G121]*[.$H$1];0)))" office:value-type="float" office:value="1.88375152486572">
            <text:p>1.88</text:p>
          </table:table-cell>
          <table:table-cell table:formula="of:=[.$F$1]*[.G124]+4" office:value-type="float" office:value="6.71394936418461">
            <text:p>6.71</text:p>
          </table:table-cell>
          <table:table-cell table:formula="of:=[.J123]+[.K123]*[.$B$1]+0.5*[.L123]*[.$B$1]^2" office:value-type="float" office:value="74.6200000000001">
            <text:p>74.62</text:p>
          </table:table-cell>
          <table:table-cell table:formula="of:=[.K123]+[.L123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124]+4" office:value-type="float" office:value="10.4">
            <text:p>10.4</text:p>
          </table:table-cell>
        </table:table-row>
        <table:table-row table:style-name="ro4">
          <table:table-cell table:formula="of:=[.A124]+[.$B$1]" office:value-type="float" office:value="23.9999999999999">
            <text:p>24</text:p>
          </table:table-cell>
          <table:table-cell table:formula="of:=[.B124]+[.C124]*[.$B$1]+0.5*[.D124]*[.$B$1]^2" office:value-type="float" office:value="71.2923565056501">
            <text:p>71.29</text:p>
          </table:table-cell>
          <table:table-cell table:formula="of:=[.C124]+[.D124]*[.$B$1]" office:value-type="float" office:value="0.301197283517913">
            <text:p>0.30</text:p>
          </table:table-cell>
          <table:table-cell table:formula="of:=IF([.$F$1]=1;[.F124]-[.B124]-[.C124]*[.$H$1];IF([.$F$1]=2;[.F123]-[.B123]-[.C123]*[.$H$1];IF([.$F$1]=3;[.F122]-[.B122]-[.C122]*[.$H$1];0)))" office:value-type="float" office:value="-1.06058252870814">
            <text:p>-1.06</text:p>
          </table:table-cell>
          <table:table-cell table:formula="of:=[.$F$1]*[.C125]+4" office:value-type="float" office:value="4.60239456703583">
            <text:p>4.60</text:p>
          </table:table-cell>
          <table:table-cell table:formula="of:=[.F124]+[.G124]*[.$B$1]+0.5*[.H124]*[.$B$1]^2" office:value-type="float" office:value="71.4277731615443">
            <text:p>71.43</text:p>
          </table:table-cell>
          <table:table-cell table:formula="of:=[.G124]+[.H124]*[.$B$1]" office:value-type="float" office:value="1.73372498706545">
            <text:p>1.73</text:p>
          </table:table-cell>
          <table:table-cell table:formula="of:=IF([.$F$1]=1;[.J124]-[.F124]-[.G124]*[.$H$1];IF([.$F$1]=2;[.J123]-[.F123]-[.G123]*[.$H$1];IF([.$F$1]=3;[.J122]-[.F122]-[.G122]*[.$H$1];0)))" office:value-type="float" office:value="2.06693540416993">
            <text:p>2.07</text:p>
          </table:table-cell>
          <table:table-cell table:formula="of:=[.$F$1]*[.G125]+4" office:value-type="float" office:value="7.4674499741309">
            <text:p>7.47</text:p>
          </table:table-cell>
          <table:table-cell table:formula="of:=[.J124]+[.K124]*[.$B$1]+0.5*[.L124]*[.$B$1]^2" office:value-type="float" office:value="75.2600000000001">
            <text:p>75.26</text:p>
          </table:table-cell>
          <table:table-cell table:formula="of:=[.K124]+[.L124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125]+4" office:value-type="float" office:value="10.4">
            <text:p>10.4</text:p>
          </table:table-cell>
        </table:table-row>
        <table:table-row table:style-name="ro4">
          <table:table-cell table:formula="of:=[.A125]+[.$B$1]" office:value-type="float" office:value="24.1999999999999">
            <text:p>24.2</text:p>
          </table:table-cell>
          <table:table-cell table:formula="of:=[.B125]+[.C125]*[.$B$1]+0.5*[.D125]*[.$B$1]^2" office:value-type="float" office:value="71.3313843117795">
            <text:p>71.33</text:p>
          </table:table-cell>
          <table:table-cell table:formula="of:=[.C125]+[.D125]*[.$B$1]" office:value-type="float" office:value="0.0890807777762843">
            <text:p>0.09</text:p>
          </table:table-cell>
          <table:table-cell table:formula="of:=IF([.$F$1]=1;[.F125]-[.B125]-[.C125]*[.$H$1];IF([.$F$1]=2;[.F124]-[.B124]-[.C124]*[.$H$1];IF([.$F$1]=3;[.F123]-[.B123]-[.C123]*[.$H$1];0)))" office:value-type="float" office:value="-0.658765225514818">
            <text:p>-0.66</text:p>
          </table:table-cell>
          <table:table-cell table:formula="of:=[.$F$1]*[.C126]+4" office:value-type="float" office:value="4.17816155555257">
            <text:p>4.18</text:p>
          </table:table-cell>
          <table:table-cell table:formula="of:=[.F125]+[.G125]*[.$B$1]+0.5*[.H125]*[.$B$1]^2" office:value-type="float" office:value="71.8158568670408">
            <text:p>71.82</text:p>
          </table:table-cell>
          <table:table-cell table:formula="of:=[.G125]+[.H125]*[.$B$1]" office:value-type="float" office:value="2.14711206789943">
            <text:p>2.15</text:p>
          </table:table-cell>
          <table:table-cell table:formula="of:=IF([.$F$1]=1;[.J125]-[.F125]-[.G125]*[.$H$1];IF([.$F$1]=2;[.J124]-[.F124]-[.G124]*[.$H$1];IF([.$F$1]=3;[.J123]-[.F123]-[.G123]*[.$H$1];0)))" office:value-type="float" office:value="2.14432212327926">
            <text:p>2.14</text:p>
          </table:table-cell>
          <table:table-cell table:formula="of:=[.$F$1]*[.G126]+4" office:value-type="float" office:value="8.29422413579887">
            <text:p>8.29</text:p>
          </table:table-cell>
          <table:table-cell table:formula="of:=[.J125]+[.K125]*[.$B$1]+0.5*[.L125]*[.$B$1]^2" office:value-type="float" office:value="75.9000000000001">
            <text:p>75.90</text:p>
          </table:table-cell>
          <table:table-cell table:formula="of:=[.K125]+[.L125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126]+4" office:value-type="float" office:value="10.4">
            <text:p>10.4</text:p>
          </table:table-cell>
        </table:table-row>
        <table:table-row table:style-name="ro4">
          <table:table-cell table:formula="of:=[.A126]+[.$B$1]" office:value-type="float" office:value="24.3999999999999">
            <text:p>24.4</text:p>
          </table:table-cell>
          <table:table-cell table:formula="of:=[.B126]+[.C126]*[.$B$1]+0.5*[.D126]*[.$B$1]^2" office:value-type="float" office:value="71.3360251628245">
            <text:p>71.34</text:p>
          </table:table-cell>
          <table:table-cell table:formula="of:=[.C126]+[.D126]*[.$B$1]" office:value-type="float" office:value="-0.0426722673266792">
            <text:p>-0.04</text:p>
          </table:table-cell>
          <table:table-cell table:formula="of:=IF([.$F$1]=1;[.F126]-[.B126]-[.C126]*[.$H$1];IF([.$F$1]=2;[.F125]-[.B125]-[.C125]*[.$H$1];IF([.$F$1]=3;[.F124]-[.B124]-[.C124]*[.$H$1];0)))" office:value-type="float" office:value="-0.165780627623709">
            <text:p>-0.17</text:p>
          </table:table-cell>
          <table:table-cell table:formula="of:=[.$F$1]*[.C127]+4" office:value-type="float" office:value="3.91465546534664">
            <text:p>3.91</text:p>
          </table:table-cell>
          <table:table-cell table:formula="of:=[.F126]+[.G126]*[.$B$1]+0.5*[.H126]*[.$B$1]^2" office:value-type="float" office:value="72.2881657230862">
            <text:p>72.29</text:p>
          </table:table-cell>
          <table:table-cell table:formula="of:=[.G126]+[.H126]*[.$B$1]" office:value-type="float" office:value="2.57597649255529">
            <text:p>2.58</text:p>
          </table:table-cell>
          <table:table-cell table:formula="of:=IF([.$F$1]=1;[.J126]-[.F126]-[.G126]*[.$H$1];IF([.$F$1]=2;[.J125]-[.F125]-[.G125]*[.$H$1];IF([.$F$1]=3;[.J124]-[.F124]-[.G124]*[.$H$1];0)))" office:value-type="float" office:value="2.09850185139035">
            <text:p>2.10</text:p>
          </table:table-cell>
          <table:table-cell table:formula="of:=[.$F$1]*[.G127]+4" office:value-type="float" office:value="9.15195298511057">
            <text:p>9.15</text:p>
          </table:table-cell>
          <table:table-cell table:formula="of:=[.J126]+[.K126]*[.$B$1]+0.5*[.L126]*[.$B$1]^2" office:value-type="float" office:value="76.5400000000001">
            <text:p>76.54</text:p>
          </table:table-cell>
          <table:table-cell table:formula="of:=[.K126]+[.L126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127]+4" office:value-type="float" office:value="10.4">
            <text:p>10.4</text:p>
          </table:table-cell>
        </table:table-row>
        <table:table-row table:style-name="ro4">
          <table:table-cell table:formula="of:=[.A127]+[.$B$1]" office:value-type="float" office:value="24.5999999999999">
            <text:p>24.6</text:p>
          </table:table-cell>
          <table:table-cell table:formula="of:=[.B127]+[.C127]*[.$B$1]+0.5*[.D127]*[.$B$1]^2" office:value-type="float" office:value="71.3241750968067">
            <text:p>71.32</text:p>
          </table:table-cell>
          <table:table-cell table:formula="of:=[.C127]+[.D127]*[.$B$1]" office:value-type="float" office:value="-0.075828392851421">
            <text:p>-0.08</text:p>
          </table:table-cell>
          <table:table-cell table:formula="of:=IF([.$F$1]=1;[.F127]-[.B127]-[.C127]*[.$H$1];IF([.$F$1]=2;[.F126]-[.B126]-[.C126]*[.$H$1];IF([.$F$1]=3;[.F125]-[.B125]-[.C125]*[.$H$1];0)))" office:value-type="float" office:value="0.395391777484979">
            <text:p>0.40</text:p>
          </table:table-cell>
          <table:table-cell table:formula="of:=[.$F$1]*[.C128]+4" office:value-type="float" office:value="3.84834321429716">
            <text:p>3.85</text:p>
          </table:table-cell>
          <table:table-cell table:formula="of:=[.F127]+[.G127]*[.$B$1]+0.5*[.H127]*[.$B$1]^2" office:value-type="float" office:value="72.8453310586251">
            <text:p>72.85</text:p>
          </table:table-cell>
          <table:table-cell table:formula="of:=[.G127]+[.H127]*[.$B$1]" office:value-type="float" office:value="2.99567686283336">
            <text:p>3.00</text:p>
          </table:table-cell>
          <table:table-cell table:formula="of:=IF([.$F$1]=1;[.J127]-[.F127]-[.G127]*[.$H$1];IF([.$F$1]=2;[.J126]-[.F126]-[.G126]*[.$H$1];IF([.$F$1]=3;[.J125]-[.F125]-[.G125]*[.$H$1];0)))" office:value-type="float" office:value="1.93703106505988">
            <text:p>1.94</text:p>
          </table:table-cell>
          <table:table-cell table:formula="of:=[.$F$1]*[.G128]+4" office:value-type="float" office:value="9.99135372566671">
            <text:p>9.99</text:p>
          </table:table-cell>
          <table:table-cell table:formula="of:=[.J127]+[.K127]*[.$B$1]+0.5*[.L127]*[.$B$1]^2" office:value-type="float" office:value="77.1800000000001">
            <text:p>77.18</text:p>
          </table:table-cell>
          <table:table-cell table:formula="of:=[.K127]+[.L127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128]+4" office:value-type="float" office:value="10.4">
            <text:p>10.4</text:p>
          </table:table-cell>
        </table:table-row>
        <table:table-row table:style-name="ro4">
          <table:table-cell table:formula="of:=[.A128]+[.$B$1]" office:value-type="float" office:value="24.7999999999999">
            <text:p>24.8</text:p>
          </table:table-cell>
          <table:table-cell table:formula="of:=[.B128]+[.C128]*[.$B$1]+0.5*[.D128]*[.$B$1]^2" office:value-type="float" office:value="71.3169172537861">
            <text:p>71.32</text:p>
          </table:table-cell>
          <table:table-cell table:formula="of:=[.C128]+[.D128]*[.$B$1]" office:value-type="float" office:value="0.0032499626455747">
            <text:p>0.00</text:p>
          </table:table-cell>
          <table:table-cell table:formula="of:=IF([.$F$1]=1;[.F128]-[.B128]-[.C128]*[.$H$1];IF([.$F$1]=2;[.F127]-[.B127]-[.C127]*[.$H$1];IF([.$F$1]=3;[.F126]-[.B126]-[.C126]*[.$H$1];0)))" office:value-type="float" office:value="0.994812827588461">
            <text:p>0.99</text:p>
          </table:table-cell>
          <table:table-cell table:formula="of:=[.$F$1]*[.C129]+4" office:value-type="float" office:value="4.00649992529115">
            <text:p>4.01</text:p>
          </table:table-cell>
          <table:table-cell table:formula="of:=[.F128]+[.G128]*[.$B$1]+0.5*[.H128]*[.$B$1]^2" office:value-type="float" office:value="73.483207052493">
            <text:p>73.48</text:p>
          </table:table-cell>
          <table:table-cell table:formula="of:=[.G128]+[.H128]*[.$B$1]" office:value-type="float" office:value="3.38308307584533">
            <text:p>3.38</text:p>
          </table:table-cell>
          <table:table-cell table:formula="of:=IF([.$F$1]=1;[.J128]-[.F128]-[.G128]*[.$H$1];IF([.$F$1]=2;[.J127]-[.F127]-[.G127]*[.$H$1];IF([.$F$1]=3;[.J126]-[.F126]-[.G126]*[.$H$1];0)))" office:value-type="float" office:value="1.67585778435855">
            <text:p>1.68</text:p>
          </table:table-cell>
          <table:table-cell table:formula="of:=[.$F$1]*[.G129]+4" office:value-type="float" office:value="10.7661661516907">
            <text:p>10.77</text:p>
          </table:table-cell>
          <table:table-cell table:formula="of:=[.J128]+[.K128]*[.$B$1]+0.5*[.L128]*[.$B$1]^2" office:value-type="float" office:value="77.8200000000001">
            <text:p>77.82</text:p>
          </table:table-cell>
          <table:table-cell table:formula="of:=[.K128]+[.L128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129]+4" office:value-type="float" office:value="10.4">
            <text:p>10.4</text:p>
          </table:table-cell>
        </table:table-row>
        <table:table-row table:style-name="ro4">
          <table:table-cell table:formula="of:=[.A129]+[.$B$1]" office:value-type="float" office:value="24.9999999999999">
            <text:p>25</text:p>
          </table:table-cell>
          <table:table-cell table:formula="of:=[.B129]+[.C129]*[.$B$1]+0.5*[.D129]*[.$B$1]^2" office:value-type="float" office:value="71.337463502867">
            <text:p>71.34</text:p>
          </table:table-cell>
          <table:table-cell table:formula="of:=[.C129]+[.D129]*[.$B$1]" office:value-type="float" office:value="0.202212528163267">
            <text:p>0.20</text:p>
          </table:table-cell>
          <table:table-cell table:formula="of:=IF([.$F$1]=1;[.F129]-[.B129]-[.C129]*[.$H$1];IF([.$F$1]=2;[.F128]-[.B128]-[.C128]*[.$H$1];IF([.$F$1]=3;[.F127]-[.B127]-[.C127]*[.$H$1];0)))" office:value-type="float" office:value="1.59698435466987">
            <text:p>1.60</text:p>
          </table:table-cell>
          <table:table-cell table:formula="of:=[.$F$1]*[.C130]+4" office:value-type="float" office:value="4.40442505632653">
            <text:p>4.40</text:p>
          </table:table-cell>
          <table:table-cell table:formula="of:=[.F129]+[.G129]*[.$B$1]+0.5*[.H129]*[.$B$1]^2" office:value-type="float" office:value="74.1933408233492">
            <text:p>74.19</text:p>
          </table:table-cell>
          <table:table-cell table:formula="of:=[.G129]+[.H129]*[.$B$1]" office:value-type="float" office:value="3.71825463271704">
            <text:p>3.72</text:p>
          </table:table-cell>
          <table:table-cell table:formula="of:=IF([.$F$1]=1;[.J129]-[.F129]-[.G129]*[.$H$1];IF([.$F$1]=2;[.J128]-[.F128]-[.G128]*[.$H$1];IF([.$F$1]=3;[.J127]-[.F127]-[.G127]*[.$H$1];0)))" office:value-type="float" office:value="1.33899207854162">
            <text:p>1.34</text:p>
          </table:table-cell>
          <table:table-cell table:formula="of:=[.$F$1]*[.G130]+4" office:value-type="float" office:value="11.4365092654341">
            <text:p>11.44</text:p>
          </table:table-cell>
          <table:table-cell table:formula="of:=[.J129]+[.K129]*[.$B$1]+0.5*[.L129]*[.$B$1]^2" office:value-type="float" office:value="78.4600000000001">
            <text:p>78.46</text:p>
          </table:table-cell>
          <table:table-cell table:formula="of:=[.K129]+[.L129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130]+4" office:value-type="float" office:value="10.4">
            <text:p>10.4</text:p>
          </table:table-cell>
        </table:table-row>
        <table:table-row table:style-name="ro4">
          <table:table-cell table:formula="of:=[.A130]+[.$B$1]" office:value-type="float" office:value="25.1999999999999">
            <text:p>25.2</text:p>
          </table:table-cell>
          <table:table-cell table:formula="of:=[.B130]+[.C130]*[.$B$1]+0.5*[.D130]*[.$B$1]^2" office:value-type="float" office:value="71.409845695593">
            <text:p>71.41</text:p>
          </table:table-cell>
          <table:table-cell table:formula="of:=[.C130]+[.D130]*[.$B$1]" office:value-type="float" office:value="0.521609399097241">
            <text:p>0.52</text:p>
          </table:table-cell>
          <table:table-cell table:formula="of:=IF([.$F$1]=1;[.F130]-[.B130]-[.C130]*[.$H$1];IF([.$F$1]=2;[.F129]-[.B129]-[.C129]*[.$H$1];IF([.$F$1]=3;[.F128]-[.B128]-[.C128]*[.$H$1];0)))" office:value-type="float" office:value="2.16303983606132">
            <text:p>2.16</text:p>
          </table:table-cell>
          <table:table-cell table:formula="of:=[.$F$1]*[.C131]+4" office:value-type="float" office:value="5.04321879819448">
            <text:p>5.04</text:p>
          </table:table-cell>
          <table:table-cell table:formula="of:=[.F130]+[.G130]*[.$B$1]+0.5*[.H130]*[.$B$1]^2" office:value-type="float" office:value="74.9637715914634">
            <text:p>74.96</text:p>
          </table:table-cell>
          <table:table-cell table:formula="of:=[.G130]+[.H130]*[.$B$1]" office:value-type="float" office:value="3.98605304842537">
            <text:p>3.99</text:p>
          </table:table-cell>
          <table:table-cell table:formula="of:=IF([.$F$1]=1;[.J130]-[.F130]-[.G130]*[.$H$1];IF([.$F$1]=2;[.J129]-[.F129]-[.G129]*[.$H$1];IF([.$F$1]=3;[.J128]-[.F128]-[.G128]*[.$H$1];0)))" office:value-type="float" office:value="0.953709871661775">
            <text:p>0.95</text:p>
          </table:table-cell>
          <table:table-cell table:formula="of:=[.$F$1]*[.G131]+4" office:value-type="float" office:value="11.9721060968507">
            <text:p>11.97</text:p>
          </table:table-cell>
          <table:table-cell table:formula="of:=[.J130]+[.K130]*[.$B$1]+0.5*[.L130]*[.$B$1]^2" office:value-type="float" office:value="79.1000000000001">
            <text:p>79.10</text:p>
          </table:table-cell>
          <table:table-cell table:formula="of:=[.K130]+[.L130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131]+4" office:value-type="float" office:value="10.4">
            <text:p>10.4</text:p>
          </table:table-cell>
        </table:table-row>
        <table:table-row table:style-name="ro4">
          <table:table-cell table:formula="of:=[.A131]+[.$B$1]" office:value-type="float" office:value="25.3999999999999">
            <text:p>25.4</text:p>
          </table:table-cell>
          <table:table-cell table:formula="of:=[.B131]+[.C131]*[.$B$1]+0.5*[.D131]*[.$B$1]^2" office:value-type="float" office:value="71.5574283721337">
            <text:p>71.56</text:p>
          </table:table-cell>
          <table:table-cell table:formula="of:=[.C131]+[.D131]*[.$B$1]" office:value-type="float" office:value="0.954217366309506">
            <text:p>0.95</text:p>
          </table:table-cell>
          <table:table-cell table:formula="of:=IF([.$F$1]=1;[.F131]-[.B131]-[.C131]*[.$H$1];IF([.$F$1]=2;[.F130]-[.B130]-[.C130]*[.$H$1];IF([.$F$1]=3;[.F129]-[.B129]-[.C129]*[.$H$1];0)))" office:value-type="float" office:value="2.65366479231897">
            <text:p>2.65</text:p>
          </table:table-cell>
          <table:table-cell table:formula="of:=[.$F$1]*[.C132]+4" office:value-type="float" office:value="5.90843473261901">
            <text:p>5.91</text:p>
          </table:table-cell>
          <table:table-cell table:formula="of:=[.F131]+[.G131]*[.$B$1]+0.5*[.H131]*[.$B$1]^2" office:value-type="float" office:value="75.7800563985817">
            <text:p>75.78</text:p>
          </table:table-cell>
          <table:table-cell table:formula="of:=[.G131]+[.H131]*[.$B$1]" office:value-type="float" office:value="4.17679502275772">
            <text:p>4.18</text:p>
          </table:table-cell>
          <table:table-cell table:formula="of:=IF([.$F$1]=1;[.J131]-[.F131]-[.G131]*[.$H$1];IF([.$F$1]=2;[.J130]-[.F130]-[.G130]*[.$H$1];IF([.$F$1]=3;[.J129]-[.F129]-[.G129]*[.$H$1];0)))" office:value-type="float" office:value="0.548404543933834">
            <text:p>0.55</text:p>
          </table:table-cell>
          <table:table-cell table:formula="of:=[.$F$1]*[.G132]+4" office:value-type="float" office:value="12.3535900455154">
            <text:p>12.35</text:p>
          </table:table-cell>
          <table:table-cell table:formula="of:=[.J131]+[.K131]*[.$B$1]+0.5*[.L131]*[.$B$1]^2" office:value-type="float" office:value="79.7400000000001">
            <text:p>79.74</text:p>
          </table:table-cell>
          <table:table-cell table:formula="of:=[.K131]+[.L131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132]+4" office:value-type="float" office:value="10.4">
            <text:p>10.4</text:p>
          </table:table-cell>
        </table:table-row>
        <table:table-row table:style-name="ro4">
          <table:table-cell table:formula="of:=[.A132]+[.$B$1]" office:value-type="float" office:value="25.5999999999999">
            <text:p>25.6</text:p>
          </table:table-cell>
          <table:table-cell table:formula="of:=[.B132]+[.C132]*[.$B$1]+0.5*[.D132]*[.$B$1]^2" office:value-type="float" office:value="71.801345141242">
            <text:p>71.80</text:p>
          </table:table-cell>
          <table:table-cell table:formula="of:=[.C132]+[.D132]*[.$B$1]" office:value-type="float" office:value="1.4849503247733">
            <text:p>1.48</text:p>
          </table:table-cell>
          <table:table-cell table:formula="of:=IF([.$F$1]=1;[.F132]-[.B132]-[.C132]*[.$H$1];IF([.$F$1]=2;[.F131]-[.B131]-[.C131]*[.$H$1];IF([.$F$1]=3;[.F130]-[.B130]-[.C130]*[.$H$1];0)))" office:value-type="float" office:value="3.03231649677318">
            <text:p>3.03</text:p>
          </table:table-cell>
          <table:table-cell table:formula="of:=[.$F$1]*[.C133]+4" office:value-type="float" office:value="6.9699006495466">
            <text:p>6.97</text:p>
          </table:table-cell>
          <table:table-cell table:formula="of:=[.F132]+[.G132]*[.$B$1]+0.5*[.H132]*[.$B$1]^2" office:value-type="float" office:value="76.626383494012">
            <text:p>76.63</text:p>
          </table:table-cell>
          <table:table-cell table:formula="of:=[.G132]+[.H132]*[.$B$1]" office:value-type="float" office:value="4.28647593154449">
            <text:p>4.29</text:p>
          </table:table-cell>
          <table:table-cell table:formula="of:=IF([.$F$1]=1;[.J132]-[.F132]-[.G132]*[.$H$1];IF([.$F$1]=2;[.J131]-[.F131]-[.G131]*[.$H$1];IF([.$F$1]=3;[.J130]-[.F130]-[.G130]*[.$H$1];0)))" office:value-type="float" office:value="0.150175360111273">
            <text:p>0.15</text:p>
          </table:table-cell>
          <table:table-cell table:formula="of:=[.$F$1]*[.G133]+4" office:value-type="float" office:value="12.572951863089">
            <text:p>12.57</text:p>
          </table:table-cell>
          <table:table-cell table:formula="of:=[.J132]+[.K132]*[.$B$1]+0.5*[.L132]*[.$B$1]^2" office:value-type="float" office:value="80.3800000000001">
            <text:p>80.38</text:p>
          </table:table-cell>
          <table:table-cell table:formula="of:=[.K132]+[.L132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133]+4" office:value-type="float" office:value="10.4">
            <text:p>10.4</text:p>
          </table:table-cell>
        </table:table-row>
        <table:table-row table:style-name="ro4">
          <table:table-cell table:formula="of:=[.A133]+[.$B$1]" office:value-type="float" office:value="25.7999999999999">
            <text:p>25.8</text:p>
          </table:table-cell>
          <table:table-cell table:formula="of:=[.B133]+[.C133]*[.$B$1]+0.5*[.D133]*[.$B$1]^2" office:value-type="float" office:value="72.1589815361321">
            <text:p>72.16</text:p>
          </table:table-cell>
          <table:table-cell table:formula="of:=[.C133]+[.D133]*[.$B$1]" office:value-type="float" office:value="2.09141362412794">
            <text:p>2.09</text:p>
          </table:table-cell>
          <table:table-cell table:formula="of:=IF([.$F$1]=1;[.F133]-[.B133]-[.C133]*[.$H$1];IF([.$F$1]=2;[.F132]-[.B132]-[.C132]*[.$H$1];IF([.$F$1]=3;[.F131]-[.B131]-[.C131]*[.$H$1];0)))" office:value-type="float" office:value="3.26841066013854">
            <text:p>3.27</text:p>
          </table:table-cell>
          <table:table-cell table:formula="of:=[.$F$1]*[.C134]+4" office:value-type="float" office:value="8.18282724825587">
            <text:p>8.18</text:p>
          </table:table-cell>
          <table:table-cell table:formula="of:=[.F133]+[.G133]*[.$B$1]+0.5*[.H133]*[.$B$1]^2" office:value-type="float" office:value="77.4866821875231">
            <text:p>77.49</text:p>
          </table:table-cell>
          <table:table-cell table:formula="of:=[.G133]+[.H133]*[.$B$1]" office:value-type="float" office:value="4.31651100356674">
            <text:p>4.32</text:p>
          </table:table-cell>
          <table:table-cell table:formula="of:=IF([.$F$1]=1;[.J133]-[.F133]-[.G133]*[.$H$1];IF([.$F$1]=2;[.J132]-[.F132]-[.G132]*[.$H$1];IF([.$F$1]=3;[.J131]-[.F131]-[.G131]*[.$H$1];0)))" office:value-type="float" office:value="-0.216851421339389">
            <text:p>-0.22</text:p>
          </table:table-cell>
          <table:table-cell table:formula="of:=[.$F$1]*[.G134]+4" office:value-type="float" office:value="12.6330220071335">
            <text:p>12.63</text:p>
          </table:table-cell>
          <table:table-cell table:formula="of:=[.J133]+[.K133]*[.$B$1]+0.5*[.L133]*[.$B$1]^2" office:value-type="float" office:value="81.0200000000001">
            <text:p>81.02</text:p>
          </table:table-cell>
          <table:table-cell table:formula="of:=[.K133]+[.L133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134]+4" office:value-type="float" office:value="10.4">
            <text:p>10.4</text:p>
          </table:table-cell>
        </table:table-row>
        <table:table-row table:style-name="ro4">
          <table:table-cell table:formula="of:=[.A134]+[.$B$1]" office:value-type="float" office:value="25.9999999999999">
            <text:p>26</text:p>
          </table:table-cell>
          <table:table-cell table:formula="of:=[.B134]+[.C134]*[.$B$1]+0.5*[.D134]*[.$B$1]^2" office:value-type="float" office:value="72.6426324741605">
            <text:p>72.64</text:p>
          </table:table-cell>
          <table:table-cell table:formula="of:=[.C134]+[.D134]*[.$B$1]" office:value-type="float" office:value="2.74509575615564">
            <text:p>2.75</text:p>
          </table:table-cell>
          <table:table-cell table:formula="of:=IF([.$F$1]=1;[.F134]-[.B134]-[.C134]*[.$H$1];IF([.$F$1]=2;[.F133]-[.B133]-[.C133]*[.$H$1];IF([.$F$1]=3;[.F132]-[.B132]-[.C132]*[.$H$1];0)))" office:value-type="float" office:value="3.34008802799669">
            <text:p>3.34</text:p>
          </table:table-cell>
          <table:table-cell table:formula="of:=[.$F$1]*[.C135]+4" office:value-type="float" office:value="9.49019151231129">
            <text:p>9.49</text:p>
          </table:table-cell>
          <table:table-cell table:formula="of:=[.F134]+[.G134]*[.$B$1]+0.5*[.H134]*[.$B$1]^2" office:value-type="float" office:value="78.3456473598097">
            <text:p>78.35</text:p>
          </table:table-cell>
          <table:table-cell table:formula="of:=[.G134]+[.H134]*[.$B$1]" office:value-type="float" office:value="4.27314071929886">
            <text:p>4.27</text:p>
          </table:table-cell>
          <table:table-cell table:formula="of:=IF([.$F$1]=1;[.J134]-[.F134]-[.G134]*[.$H$1];IF([.$F$1]=2;[.J133]-[.F133]-[.G133]*[.$H$1];IF([.$F$1]=3;[.J132]-[.F132]-[.G132]*[.$H$1];0)))" office:value-type="float" office:value="-0.532859425556381">
            <text:p>-0.53</text:p>
          </table:table-cell>
          <table:table-cell table:formula="of:=[.$F$1]*[.G135]+4" office:value-type="float" office:value="12.5462814385977">
            <text:p>12.55</text:p>
          </table:table-cell>
          <table:table-cell table:formula="of:=[.J134]+[.K134]*[.$B$1]+0.5*[.L134]*[.$B$1]^2" office:value-type="float" office:value="81.6600000000001">
            <text:p>81.66</text:p>
          </table:table-cell>
          <table:table-cell table:formula="of:=[.K134]+[.L134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135]+4" office:value-type="float" office:value="10.4">
            <text:p>10.4</text:p>
          </table:table-cell>
        </table:table-row>
        <table:table-row table:style-name="ro4">
          <table:table-cell table:formula="of:=[.A135]+[.$B$1]" office:value-type="float" office:value="26.1999999999999">
            <text:p>26.2</text:p>
          </table:table-cell>
          <table:table-cell table:formula="of:=[.B135]+[.C135]*[.$B$1]+0.5*[.D135]*[.$B$1]^2" office:value-type="float" office:value="73.2584533859515">
            <text:p>73.26</text:p>
          </table:table-cell>
          <table:table-cell table:formula="of:=[.C135]+[.D135]*[.$B$1]" office:value-type="float" office:value="3.41311336175498">
            <text:p>3.41</text:p>
          </table:table-cell>
          <table:table-cell table:formula="of:=IF([.$F$1]=1;[.F135]-[.B135]-[.C135]*[.$H$1];IF([.$F$1]=2;[.F134]-[.B134]-[.C134]*[.$H$1];IF([.$F$1]=3;[.F133]-[.B133]-[.C133]*[.$H$1];0)))" office:value-type="float" office:value="3.23628702726306">
            <text:p>3.24</text:p>
          </table:table-cell>
          <table:table-cell table:formula="of:=[.$F$1]*[.C136]+4" office:value-type="float" office:value="10.82622672351">
            <text:p>10.83</text:p>
          </table:table-cell>
          <table:table-cell table:formula="of:=[.F135]+[.G135]*[.$B$1]+0.5*[.H135]*[.$B$1]^2" office:value-type="float" office:value="79.1896183151583">
            <text:p>79.19</text:p>
          </table:table-cell>
          <table:table-cell table:formula="of:=[.G135]+[.H135]*[.$B$1]" office:value-type="float" office:value="4.16656883418759">
            <text:p>4.17</text:p>
          </table:table-cell>
          <table:table-cell table:formula="of:=IF([.$F$1]=1;[.J135]-[.F135]-[.G135]*[.$H$1];IF([.$F$1]=2;[.J134]-[.F134]-[.G134]*[.$H$1];IF([.$F$1]=3;[.J133]-[.F133]-[.G133]*[.$H$1];0)))" office:value-type="float" office:value="-0.783193191089762">
            <text:p>-0.78</text:p>
          </table:table-cell>
          <table:table-cell table:formula="of:=[.$F$1]*[.G136]+4" office:value-type="float" office:value="12.3331376683752">
            <text:p>12.33</text:p>
          </table:table-cell>
          <table:table-cell table:formula="of:=[.J135]+[.K135]*[.$B$1]+0.5*[.L135]*[.$B$1]^2" office:value-type="float" office:value="82.3000000000001">
            <text:p>82.30</text:p>
          </table:table-cell>
          <table:table-cell table:formula="of:=[.K135]+[.L135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136]+4" office:value-type="float" office:value="10.4">
            <text:p>10.4</text:p>
          </table:table-cell>
        </table:table-row>
        <table:table-row table:style-name="ro4">
          <table:table-cell table:formula="of:=[.A136]+[.$B$1]" office:value-type="float" office:value="26.3999999999999">
            <text:p>26.4</text:p>
          </table:table-cell>
          <table:table-cell table:formula="of:=[.B136]+[.C136]*[.$B$1]+0.5*[.D136]*[.$B$1]^2" office:value-type="float" office:value="74.0058017988478">
            <text:p>74.01</text:p>
          </table:table-cell>
          <table:table-cell table:formula="of:=[.C136]+[.D136]*[.$B$1]" office:value-type="float" office:value="4.0603707672076">
            <text:p>4.06</text:p>
          </table:table-cell>
          <table:table-cell table:formula="of:=IF([.$F$1]=1;[.F136]-[.B136]-[.C136]*[.$H$1];IF([.$F$1]=2;[.F135]-[.B135]-[.C135]*[.$H$1];IF([.$F$1]=3;[.F134]-[.B134]-[.C134]*[.$H$1];0)))" office:value-type="float" office:value="2.95791912949355">
            <text:p>2.96</text:p>
          </table:table-cell>
          <table:table-cell table:formula="of:=[.$F$1]*[.C137]+4" office:value-type="float" office:value="12.1207415344152">
            <text:p>12.12</text:p>
          </table:table-cell>
          <table:table-cell table:formula="of:=[.F136]+[.G136]*[.$B$1]+0.5*[.H136]*[.$B$1]^2" office:value-type="float" office:value="80.007268218174">
            <text:p>80.01</text:p>
          </table:table-cell>
          <table:table-cell table:formula="of:=[.G136]+[.H136]*[.$B$1]" office:value-type="float" office:value="4.00993019596964">
            <text:p>4.01</text:p>
          </table:table-cell>
          <table:table-cell table:formula="of:=IF([.$F$1]=1;[.J136]-[.F136]-[.G136]*[.$H$1];IF([.$F$1]=2;[.J135]-[.F135]-[.G135]*[.$H$1];IF([.$F$1]=3;[.J134]-[.F134]-[.G134]*[.$H$1];0)))" office:value-type="float" office:value="-0.958788079108443">
            <text:p>-0.96</text:p>
          </table:table-cell>
          <table:table-cell table:formula="of:=[.$F$1]*[.G137]+4" office:value-type="float" office:value="12.0198603919393">
            <text:p>12.02</text:p>
          </table:table-cell>
          <table:table-cell table:formula="of:=[.J136]+[.K136]*[.$B$1]+0.5*[.L136]*[.$B$1]^2" office:value-type="float" office:value="82.9400000000001">
            <text:p>82.94</text:p>
          </table:table-cell>
          <table:table-cell table:formula="of:=[.K136]+[.L136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137]+4" office:value-type="float" office:value="10.4">
            <text:p>10.4</text:p>
          </table:table-cell>
        </table:table-row>
        <table:table-row table:style-name="ro4">
          <table:table-cell table:formula="of:=[.A137]+[.$B$1]" office:value-type="float" office:value="26.5999999999999">
            <text:p>26.6</text:p>
          </table:table-cell>
          <table:table-cell table:formula="of:=[.B137]+[.C137]*[.$B$1]+0.5*[.D137]*[.$B$1]^2" office:value-type="float" office:value="74.8770343348792">
            <text:p>74.88</text:p>
          </table:table-cell>
          <table:table-cell table:formula="of:=[.C137]+[.D137]*[.$B$1]" office:value-type="float" office:value="4.65195459310631">
            <text:p>4.65</text:p>
          </table:table-cell>
          <table:table-cell table:formula="of:=IF([.$F$1]=1;[.F137]-[.B137]-[.C137]*[.$H$1];IF([.$F$1]=2;[.F136]-[.B136]-[.C136]*[.$H$1];IF([.$F$1]=3;[.F135]-[.B135]-[.C135]*[.$H$1];0)))" office:value-type="float" office:value="2.51805156745178">
            <text:p>2.52</text:p>
          </table:table-cell>
          <table:table-cell table:formula="of:=[.$F$1]*[.C138]+4" office:value-type="float" office:value="13.3039091862126">
            <text:p>13.30</text:p>
          </table:table-cell>
          <table:table-cell table:formula="of:=[.F137]+[.G137]*[.$B$1]+0.5*[.H137]*[.$B$1]^2" office:value-type="float" office:value="80.7900784957858">
            <text:p>80.79</text:p>
          </table:table-cell>
          <table:table-cell table:formula="of:=[.G137]+[.H137]*[.$B$1]" office:value-type="float" office:value="3.81817258014795">
            <text:p>3.82</text:p>
          </table:table-cell>
          <table:table-cell table:formula="of:=IF([.$F$1]=1;[.J137]-[.F137]-[.G137]*[.$H$1];IF([.$F$1]=2;[.J136]-[.F136]-[.G136]*[.$H$1];IF([.$F$1]=3;[.J135]-[.F135]-[.G135]*[.$H$1];0)))" office:value-type="float" office:value="-1.0561871493458">
            <text:p>-1.06</text:p>
          </table:table-cell>
          <table:table-cell table:formula="of:=[.$F$1]*[.G138]+4" office:value-type="float" office:value="11.6363451602959">
            <text:p>11.64</text:p>
          </table:table-cell>
          <table:table-cell table:formula="of:=[.J137]+[.K137]*[.$B$1]+0.5*[.L137]*[.$B$1]^2" office:value-type="float" office:value="83.5800000000001">
            <text:p>83.58</text:p>
          </table:table-cell>
          <table:table-cell table:formula="of:=[.K137]+[.L137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138]+4" office:value-type="float" office:value="10.4">
            <text:p>10.4</text:p>
          </table:table-cell>
        </table:table-row>
        <table:table-row table:style-name="ro4">
          <table:table-cell table:formula="of:=[.A138]+[.$B$1]" office:value-type="float" office:value="26.7999999999999">
            <text:p>26.8</text:p>
          </table:table-cell>
          <table:table-cell table:formula="of:=[.B138]+[.C138]*[.$B$1]+0.5*[.D138]*[.$B$1]^2" office:value-type="float" office:value="75.8577862848495">
            <text:p>75.86</text:p>
          </table:table-cell>
          <table:table-cell table:formula="of:=[.C138]+[.D138]*[.$B$1]" office:value-type="float" office:value="5.15556490659666">
            <text:p>5.16</text:p>
          </table:table-cell>
          <table:table-cell table:formula="of:=IF([.$F$1]=1;[.F138]-[.B138]-[.C138]*[.$H$1];IF([.$F$1]=2;[.F137]-[.B137]-[.C137]*[.$H$1];IF([.$F$1]=3;[.F136]-[.B136]-[.C136]*[.$H$1];0)))" office:value-type="float" office:value="1.94109565211862">
            <text:p>1.94</text:p>
          </table:table-cell>
          <table:table-cell table:formula="of:=[.$F$1]*[.C139]+4" office:value-type="float" office:value="14.3111298131933">
            <text:p>14.31</text:p>
          </table:table-cell>
          <table:table-cell table:formula="of:=[.F138]+[.G138]*[.$B$1]+0.5*[.H138]*[.$B$1]^2" office:value-type="float" office:value="81.5325892688284">
            <text:p>81.53</text:p>
          </table:table-cell>
          <table:table-cell table:formula="of:=[.G138]+[.H138]*[.$B$1]" office:value-type="float" office:value="3.60693515027879">
            <text:p>3.61</text:p>
          </table:table-cell>
          <table:table-cell table:formula="of:=IF([.$F$1]=1;[.J138]-[.F138]-[.G138]*[.$H$1];IF([.$F$1]=2;[.J137]-[.F137]-[.G137]*[.$H$1];IF([.$F$1]=3;[.J136]-[.F136]-[.G136]*[.$H$1];0)))" office:value-type="float" office:value="-1.07719841414357">
            <text:p>-1.08</text:p>
          </table:table-cell>
          <table:table-cell table:formula="of:=[.$F$1]*[.G139]+4" office:value-type="float" office:value="11.2138703005576">
            <text:p>11.21</text:p>
          </table:table-cell>
          <table:table-cell table:formula="of:=[.J138]+[.K138]*[.$B$1]+0.5*[.L138]*[.$B$1]^2" office:value-type="float" office:value="84.2200000000001">
            <text:p>84.22</text:p>
          </table:table-cell>
          <table:table-cell table:formula="of:=[.K138]+[.L138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139]+4" office:value-type="float" office:value="10.4">
            <text:p>10.4</text:p>
          </table:table-cell>
        </table:table-row>
        <table:table-row table:style-name="ro4">
          <table:table-cell table:formula="of:=[.A139]+[.$B$1]" office:value-type="float" office:value="26.9999999999999">
            <text:p>27</text:p>
          </table:table-cell>
          <table:table-cell table:formula="of:=[.B139]+[.C139]*[.$B$1]+0.5*[.D139]*[.$B$1]^2" office:value-type="float" office:value="76.9277211792112">
            <text:p>76.93</text:p>
          </table:table-cell>
          <table:table-cell table:formula="of:=[.C139]+[.D139]*[.$B$1]" office:value-type="float" office:value="5.54378403702039">
            <text:p>5.54</text:p>
          </table:table-cell>
          <table:table-cell table:formula="of:=IF([.$F$1]=1;[.F139]-[.B139]-[.C139]*[.$H$1];IF([.$F$1]=2;[.F138]-[.B138]-[.C138]*[.$H$1];IF([.$F$1]=3;[.F137]-[.B137]-[.C137]*[.$H$1];0)))" office:value-type="float" office:value="1.26108956780027">
            <text:p>1.26</text:p>
          </table:table-cell>
          <table:table-cell table:formula="of:=[.$F$1]*[.C140]+4" office:value-type="float" office:value="15.0875680740408">
            <text:p>15.09</text:p>
          </table:table-cell>
          <table:table-cell table:formula="of:=[.F139]+[.G139]*[.$B$1]+0.5*[.H139]*[.$B$1]^2" office:value-type="float" office:value="82.2324323306013">
            <text:p>82.23</text:p>
          </table:table-cell>
          <table:table-cell table:formula="of:=[.G139]+[.H139]*[.$B$1]" office:value-type="float" office:value="3.39149546745007">
            <text:p>3.39</text:p>
          </table:table-cell>
          <table:table-cell table:formula="of:=IF([.$F$1]=1;[.J139]-[.F139]-[.G139]*[.$H$1];IF([.$F$1]=2;[.J138]-[.F138]-[.G138]*[.$H$1];IF([.$F$1]=3;[.J137]-[.F137]-[.G137]*[.$H$1];0)))" office:value-type="float" office:value="-1.02825107593363">
            <text:p>-1.03</text:p>
          </table:table-cell>
          <table:table-cell table:formula="of:=[.$F$1]*[.G140]+4" office:value-type="float" office:value="10.7829909349001">
            <text:p>10.78</text:p>
          </table:table-cell>
          <table:table-cell table:formula="of:=[.J139]+[.K139]*[.$B$1]+0.5*[.L139]*[.$B$1]^2" office:value-type="float" office:value="84.8600000000001">
            <text:p>84.86</text:p>
          </table:table-cell>
          <table:table-cell table:formula="of:=[.K139]+[.L139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140]+4" office:value-type="float" office:value="10.4">
            <text:p>10.4</text:p>
          </table:table-cell>
        </table:table-row>
        <table:table-row table:style-name="ro4">
          <table:table-cell table:formula="of:=[.A140]+[.$B$1]" office:value-type="float" office:value="27.1999999999999">
            <text:p>27.2</text:p>
          </table:table-cell>
          <table:table-cell table:formula="of:=[.B140]+[.C140]*[.$B$1]+0.5*[.D140]*[.$B$1]^2" office:value-type="float" office:value="78.0616997779713">
            <text:p>78.06</text:p>
          </table:table-cell>
          <table:table-cell table:formula="of:=[.C140]+[.D140]*[.$B$1]" office:value-type="float" office:value="5.79600195058044">
            <text:p>5.80</text:p>
          </table:table-cell>
          <table:table-cell table:formula="of:=IF([.$F$1]=1;[.F140]-[.B140]-[.C140]*[.$H$1];IF([.$F$1]=2;[.F139]-[.B139]-[.C139]*[.$H$1];IF([.$F$1]=3;[.F138]-[.B138]-[.C138]*[.$H$1];0)))" office:value-type="float" office:value="0.519238077382289">
            <text:p>0.52</text:p>
          </table:table-cell>
          <table:table-cell table:formula="of:=[.$F$1]*[.C141]+4" office:value-type="float" office:value="15.5920039011609">
            <text:p>15.59</text:p>
          </table:table-cell>
          <table:table-cell table:formula="of:=[.F140]+[.G140]*[.$B$1]+0.5*[.H140]*[.$B$1]^2" office:value-type="float" office:value="82.8901664025726">
            <text:p>82.89</text:p>
          </table:table-cell>
          <table:table-cell table:formula="of:=[.G140]+[.H140]*[.$B$1]" office:value-type="float" office:value="3.18584525226335">
            <text:p>3.19</text:p>
          </table:table-cell>
          <table:table-cell table:formula="of:=IF([.$F$1]=1;[.J140]-[.F140]-[.G140]*[.$H$1];IF([.$F$1]=2;[.J139]-[.F139]-[.G139]*[.$H$1];IF([.$F$1]=3;[.J138]-[.F138]-[.G138]*[.$H$1];0)))" office:value-type="float" office:value="-0.919524419107133">
            <text:p>-0.92</text:p>
          </table:table-cell>
          <table:table-cell table:formula="of:=[.$F$1]*[.G141]+4" office:value-type="float" office:value="10.3716905045267">
            <text:p>10.37</text:p>
          </table:table-cell>
          <table:table-cell table:formula="of:=[.J140]+[.K140]*[.$B$1]+0.5*[.L140]*[.$B$1]^2" office:value-type="float" office:value="85.5000000000001">
            <text:p>85.50</text:p>
          </table:table-cell>
          <table:table-cell table:formula="of:=[.K140]+[.L140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141]+4" office:value-type="float" office:value="10.4">
            <text:p>10.4</text:p>
          </table:table-cell>
        </table:table-row>
        <table:table-row table:style-name="ro4">
          <table:table-cell table:formula="of:=[.A141]+[.$B$1]" office:value-type="float" office:value="27.3999999999999">
            <text:p>27.4</text:p>
          </table:table-cell>
          <table:table-cell table:formula="of:=[.B141]+[.C141]*[.$B$1]+0.5*[.D141]*[.$B$1]^2" office:value-type="float" office:value="79.231284929635">
            <text:p>79.23</text:p>
          </table:table-cell>
          <table:table-cell table:formula="of:=[.C141]+[.D141]*[.$B$1]" office:value-type="float" office:value="5.8998495660569">
            <text:p>5.90</text:p>
          </table:table-cell>
          <table:table-cell table:formula="of:=IF([.$F$1]=1;[.F141]-[.B141]-[.C141]*[.$H$1];IF([.$F$1]=2;[.F140]-[.B140]-[.C140]*[.$H$1];IF([.$F$1]=3;[.F139]-[.B139]-[.C139]*[.$H$1];0)))" office:value-type="float" office:value="-0.239072885630263">
            <text:p>-0.24</text:p>
          </table:table-cell>
          <table:table-cell table:formula="of:=[.$F$1]*[.C142]+4" office:value-type="float" office:value="15.7996991321138">
            <text:p>15.80</text:p>
          </table:table-cell>
          <table:table-cell table:formula="of:=[.F141]+[.G141]*[.$B$1]+0.5*[.H141]*[.$B$1]^2" office:value-type="float" office:value="83.5089449646432">
            <text:p>83.51</text:p>
          </table:table-cell>
          <table:table-cell table:formula="of:=[.G141]+[.H141]*[.$B$1]" office:value-type="float" office:value="3.00194036844192">
            <text:p>3.00</text:p>
          </table:table-cell>
          <table:table-cell table:formula="of:=IF([.$F$1]=1;[.J141]-[.F141]-[.G141]*[.$H$1];IF([.$F$1]=2;[.J140]-[.F140]-[.G140]*[.$H$1];IF([.$F$1]=3;[.J139]-[.F139]-[.G139]*[.$H$1];0)))" office:value-type="float" office:value="-0.763927798051299">
            <text:p>-0.76</text:p>
          </table:table-cell>
          <table:table-cell table:formula="of:=[.$F$1]*[.G142]+4" office:value-type="float" office:value="10.0038807368838">
            <text:p>10.00</text:p>
          </table:table-cell>
          <table:table-cell table:formula="of:=[.J141]+[.K141]*[.$B$1]+0.5*[.L141]*[.$B$1]^2" office:value-type="float" office:value="86.1400000000001">
            <text:p>86.14</text:p>
          </table:table-cell>
          <table:table-cell table:formula="of:=[.K141]+[.L141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142]+4" office:value-type="float" office:value="10.4">
            <text:p>10.4</text:p>
          </table:table-cell>
        </table:table-row>
        <table:table-row table:style-name="ro4">
          <table:table-cell table:formula="of:=[.A142]+[.$B$1]" office:value-type="float" office:value="27.5999999999999">
            <text:p>27.6</text:p>
          </table:table-cell>
          <table:table-cell table:formula="of:=[.B142]+[.C142]*[.$B$1]+0.5*[.D142]*[.$B$1]^2" office:value-type="float" office:value="80.4064733851338">
            <text:p>80.41</text:p>
          </table:table-cell>
          <table:table-cell table:formula="of:=[.C142]+[.D142]*[.$B$1]" office:value-type="float" office:value="5.85203498893085">
            <text:p>5.85</text:p>
          </table:table-cell>
          <table:table-cell table:formula="of:=IF([.$F$1]=1;[.F142]-[.B142]-[.C142]*[.$H$1];IF([.$F$1]=2;[.F141]-[.B141]-[.C141]*[.$H$1];IF([.$F$1]=3;[.F140]-[.B140]-[.C140]*[.$H$1];0)))" office:value-type="float" office:value="-0.967535325979065">
            <text:p>-0.97</text:p>
          </table:table-cell>
          <table:table-cell table:formula="of:=[.$F$1]*[.C143]+4" office:value-type="float" office:value="15.7040699778617">
            <text:p>15.70</text:p>
          </table:table-cell>
          <table:table-cell table:formula="of:=[.F142]+[.G142]*[.$B$1]+0.5*[.H142]*[.$B$1]^2" office:value-type="float" office:value="84.0940544823705">
            <text:p>84.09</text:p>
          </table:table-cell>
          <table:table-cell table:formula="of:=[.G142]+[.H142]*[.$B$1]" office:value-type="float" office:value="2.84915480883166">
            <text:p>2.85</text:p>
          </table:table-cell>
          <table:table-cell table:formula="of:=IF([.$F$1]=1;[.J142]-[.F142]-[.G142]*[.$H$1];IF([.$F$1]=2;[.J141]-[.F141]-[.G141]*[.$H$1];IF([.$F$1]=3;[.J140]-[.F140]-[.G140]*[.$H$1];0)))" office:value-type="float" office:value="-0.576011654835907">
            <text:p>-0.58</text:p>
          </table:table-cell>
          <table:table-cell table:formula="of:=[.$F$1]*[.G143]+4" office:value-type="float" office:value="9.69830961766332">
            <text:p>9.70</text:p>
          </table:table-cell>
          <table:table-cell table:formula="of:=[.J142]+[.K142]*[.$B$1]+0.5*[.L142]*[.$B$1]^2" office:value-type="float" office:value="86.7800000000001">
            <text:p>86.78</text:p>
          </table:table-cell>
          <table:table-cell table:formula="of:=[.K142]+[.L142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143]+4" office:value-type="float" office:value="10.4">
            <text:p>10.4</text:p>
          </table:table-cell>
        </table:table-row>
        <table:table-row table:style-name="ro4">
          <table:table-cell table:formula="of:=[.A143]+[.$B$1]" office:value-type="float" office:value="27.7999999999999">
            <text:p>27.8</text:p>
          </table:table-cell>
          <table:table-cell table:formula="of:=[.B143]+[.C143]*[.$B$1]+0.5*[.D143]*[.$B$1]^2" office:value-type="float" office:value="81.5575296764004">
            <text:p>81.56</text:p>
          </table:table-cell>
          <table:table-cell table:formula="of:=[.C143]+[.D143]*[.$B$1]" office:value-type="float" office:value="5.65852792373503">
            <text:p>5.66</text:p>
          </table:table-cell>
          <table:table-cell table:formula="of:=IF([.$F$1]=1;[.F143]-[.B143]-[.C143]*[.$H$1];IF([.$F$1]=2;[.F142]-[.B142]-[.C142]*[.$H$1];IF([.$F$1]=3;[.F141]-[.B141]-[.C141]*[.$H$1];0)))" office:value-type="float" office:value="-1.62218953104872">
            <text:p>-1.62</text:p>
          </table:table-cell>
          <table:table-cell table:formula="of:=[.$F$1]*[.C144]+4" office:value-type="float" office:value="15.3170558474701">
            <text:p>15.32</text:p>
          </table:table-cell>
          <table:table-cell table:formula="of:=[.F143]+[.G143]*[.$B$1]+0.5*[.H143]*[.$B$1]^2" office:value-type="float" office:value="84.6523652110401">
            <text:p>84.65</text:p>
          </table:table-cell>
          <table:table-cell table:formula="of:=[.G143]+[.H143]*[.$B$1]" office:value-type="float" office:value="2.73395247786448">
            <text:p>2.73</text:p>
          </table:table-cell>
          <table:table-cell table:formula="of:=IF([.$F$1]=1;[.J143]-[.F143]-[.G143]*[.$H$1];IF([.$F$1]=2;[.J142]-[.F142]-[.G142]*[.$H$1];IF([.$F$1]=3;[.J141]-[.F141]-[.G141]*[.$H$1];0)))" office:value-type="float" office:value="-0.370885333085011">
            <text:p>-0.37</text:p>
          </table:table-cell>
          <table:table-cell table:formula="of:=[.$F$1]*[.G144]+4" office:value-type="float" office:value="9.46790495572896">
            <text:p>9.47</text:p>
          </table:table-cell>
          <table:table-cell table:formula="of:=[.J143]+[.K143]*[.$B$1]+0.5*[.L143]*[.$B$1]^2" office:value-type="float" office:value="87.4200000000001">
            <text:p>87.42</text:p>
          </table:table-cell>
          <table:table-cell table:formula="of:=[.K143]+[.L143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144]+4" office:value-type="float" office:value="10.4">
            <text:p>10.4</text:p>
          </table:table-cell>
        </table:table-row>
        <table:table-row table:style-name="ro4">
          <table:table-cell table:formula="of:=[.A144]+[.$B$1]" office:value-type="float" office:value="27.9999999999999">
            <text:p>28</text:p>
          </table:table-cell>
          <table:table-cell table:formula="of:=[.B144]+[.C144]*[.$B$1]+0.5*[.D144]*[.$B$1]^2" office:value-type="float" office:value="82.6567914705264">
            <text:p>82.66</text:p>
          </table:table-cell>
          <table:table-cell table:formula="of:=[.C144]+[.D144]*[.$B$1]" office:value-type="float" office:value="5.33409001752529">
            <text:p>5.33</text:p>
          </table:table-cell>
          <table:table-cell table:formula="of:=IF([.$F$1]=1;[.F144]-[.B144]-[.C144]*[.$H$1];IF([.$F$1]=2;[.F143]-[.B143]-[.C143]*[.$H$1];IF([.$F$1]=3;[.F142]-[.B142]-[.C142]*[.$H$1];0)))" office:value-type="float" office:value="-2.16445389169409">
            <text:p>-2.16</text:p>
          </table:table-cell>
          <table:table-cell table:formula="of:=[.$F$1]*[.C145]+4" office:value-type="float" office:value="14.6681800350506">
            <text:p>14.67</text:p>
          </table:table-cell>
          <table:table-cell table:formula="of:=[.F144]+[.G144]*[.$B$1]+0.5*[.H144]*[.$B$1]^2" office:value-type="float" office:value="85.1917379999513">
            <text:p>85.19</text:p>
          </table:table-cell>
          <table:table-cell table:formula="of:=[.G144]+[.H144]*[.$B$1]" office:value-type="float" office:value="2.65977541124748">
            <text:p>2.66</text:p>
          </table:table-cell>
          <table:table-cell table:formula="of:=IF([.$F$1]=1;[.J144]-[.F144]-[.G144]*[.$H$1];IF([.$F$1]=2;[.J143]-[.F143]-[.G143]*[.$H$1];IF([.$F$1]=3;[.J142]-[.F142]-[.G142]*[.$H$1];0)))" office:value-type="float" office:value="-0.163209291202097">
            <text:p>-0.16</text:p>
          </table:table-cell>
          <table:table-cell table:formula="of:=[.$F$1]*[.G145]+4" office:value-type="float" office:value="9.31955082249495">
            <text:p>9.32</text:p>
          </table:table-cell>
          <table:table-cell table:formula="of:=[.J144]+[.K144]*[.$B$1]+0.5*[.L144]*[.$B$1]^2" office:value-type="float" office:value="88.0600000000001">
            <text:p>88.06</text:p>
          </table:table-cell>
          <table:table-cell table:formula="of:=[.K144]+[.L144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145]+4" office:value-type="float" office:value="10.4">
            <text:p>10.4</text:p>
          </table:table-cell>
        </table:table-row>
        <table:table-row table:style-name="ro4">
          <table:table-cell table:formula="of:=[.A145]+[.$B$1]" office:value-type="float" office:value="28.1999999999999">
            <text:p>28.2</text:p>
          </table:table-cell>
          <table:table-cell table:formula="of:=[.B145]+[.C145]*[.$B$1]+0.5*[.D145]*[.$B$1]^2" office:value-type="float" office:value="83.6803203961976">
            <text:p>83.68</text:p>
          </table:table-cell>
          <table:table-cell table:formula="of:=[.C145]+[.D145]*[.$B$1]" office:value-type="float" office:value="4.90119923918647">
            <text:p>4.90</text:p>
          </table:table-cell>
          <table:table-cell table:formula="of:=IF([.$F$1]=1;[.F145]-[.B145]-[.C145]*[.$H$1];IF([.$F$1]=2;[.F144]-[.B144]-[.C144]*[.$H$1];IF([.$F$1]=3;[.F143]-[.B143]-[.C143]*[.$H$1];0)))" office:value-type="float" office:value="-2.56369238909526">
            <text:p>-2.56</text:p>
          </table:table-cell>
          <table:table-cell table:formula="of:=[.$F$1]*[.C146]+4" office:value-type="float" office:value="13.8023984783729">
            <text:p>13.80</text:p>
          </table:table-cell>
          <table:table-cell table:formula="of:=[.F145]+[.G145]*[.$B$1]+0.5*[.H145]*[.$B$1]^2" office:value-type="float" office:value="85.7204288963768">
            <text:p>85.72</text:p>
          </table:table-cell>
          <table:table-cell table:formula="of:=[.G145]+[.H145]*[.$B$1]" office:value-type="float" office:value="2.62713355300706">
            <text:p>2.63</text:p>
          </table:table-cell>
          <table:table-cell table:formula="of:=IF([.$F$1]=1;[.J145]-[.F145]-[.G145]*[.$H$1];IF([.$F$1]=2;[.J144]-[.F144]-[.G144]*[.$H$1];IF([.$F$1]=3;[.J143]-[.F143]-[.G143]*[.$H$1];0)))" office:value-type="float" office:value="0.033682311095474">
            <text:p>0.03</text:p>
          </table:table-cell>
          <table:table-cell table:formula="of:=[.$F$1]*[.G146]+4" office:value-type="float" office:value="9.25426710601411">
            <text:p>9.25</text:p>
          </table:table-cell>
          <table:table-cell table:formula="of:=[.J145]+[.K145]*[.$B$1]+0.5*[.L145]*[.$B$1]^2" office:value-type="float" office:value="88.7000000000001">
            <text:p>88.70</text:p>
          </table:table-cell>
          <table:table-cell table:formula="of:=[.K145]+[.L145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146]+4" office:value-type="float" office:value="10.4">
            <text:p>10.4</text:p>
          </table:table-cell>
        </table:table-row>
        <table:table-row table:style-name="ro4">
          <table:table-cell table:formula="of:=[.A146]+[.$B$1]" office:value-type="float" office:value="28.3999999999999">
            <text:p>28.4</text:p>
          </table:table-cell>
          <table:table-cell table:formula="of:=[.B146]+[.C146]*[.$B$1]+0.5*[.D146]*[.$B$1]^2" office:value-type="float" office:value="84.609286396253">
            <text:p>84.61</text:p>
          </table:table-cell>
          <table:table-cell table:formula="of:=[.C146]+[.D146]*[.$B$1]" office:value-type="float" office:value="4.38846076136742">
            <text:p>4.39</text:p>
          </table:table-cell>
          <table:table-cell table:formula="of:=IF([.$F$1]=1;[.F146]-[.B146]-[.C146]*[.$H$1];IF([.$F$1]=2;[.F145]-[.B145]-[.C145]*[.$H$1];IF([.$F$1]=3;[.F144]-[.B144]-[.C144]*[.$H$1];0)))" office:value-type="float" office:value="-2.79914348810036">
            <text:p>-2.80</text:p>
          </table:table-cell>
          <table:table-cell table:formula="of:=[.$F$1]*[.C147]+4" office:value-type="float" office:value="12.7769215227348">
            <text:p>12.78</text:p>
          </table:table-cell>
          <table:table-cell table:formula="of:=[.F146]+[.G146]*[.$B$1]+0.5*[.H146]*[.$B$1]^2" office:value-type="float" office:value="86.2465292532001">
            <text:p>86.25</text:p>
          </table:table-cell>
          <table:table-cell table:formula="of:=[.G146]+[.H146]*[.$B$1]" office:value-type="float" office:value="2.63387001522615">
            <text:p>2.63</text:p>
          </table:table-cell>
          <table:table-cell table:formula="of:=IF([.$F$1]=1;[.J146]-[.F146]-[.G146]*[.$H$1];IF([.$F$1]=2;[.J145]-[.F145]-[.G145]*[.$H$1];IF([.$F$1]=3;[.J144]-[.F144]-[.G144]*[.$H$1];0)))" office:value-type="float" office:value="0.208486588801283">
            <text:p>0.21</text:p>
          </table:table-cell>
          <table:table-cell table:formula="of:=[.$F$1]*[.G147]+4" office:value-type="float" office:value="9.2677400304523">
            <text:p>9.27</text:p>
          </table:table-cell>
          <table:table-cell table:formula="of:=[.J146]+[.K146]*[.$B$1]+0.5*[.L146]*[.$B$1]^2" office:value-type="float" office:value="89.3400000000001">
            <text:p>89.34</text:p>
          </table:table-cell>
          <table:table-cell table:formula="of:=[.K146]+[.L146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147]+4" office:value-type="float" office:value="10.4">
            <text:p>10.4</text:p>
          </table:table-cell>
        </table:table-row>
        <table:table-row table:style-name="ro4">
          <table:table-cell table:formula="of:=[.A147]+[.$B$1]" office:value-type="float" office:value="28.5999999999999">
            <text:p>28.6</text:p>
          </table:table-cell>
          <table:table-cell table:formula="of:=[.B147]+[.C147]*[.$B$1]+0.5*[.D147]*[.$B$1]^2" office:value-type="float" office:value="85.4309956787645">
            <text:p>85.43</text:p>
          </table:table-cell>
          <table:table-cell table:formula="of:=[.C147]+[.D147]*[.$B$1]" office:value-type="float" office:value="3.82863206374735">
            <text:p>3.83</text:p>
          </table:table-cell>
          <table:table-cell table:formula="of:=IF([.$F$1]=1;[.F147]-[.B147]-[.C147]*[.$H$1];IF([.$F$1]=2;[.F146]-[.B146]-[.C146]*[.$H$1];IF([.$F$1]=3;[.F145]-[.B145]-[.C145]*[.$H$1];0)))" office:value-type="float" office:value="-2.86109073900727">
            <text:p>-2.86</text:p>
          </table:table-cell>
          <table:table-cell table:formula="of:=[.$F$1]*[.C148]+4" office:value-type="float" office:value="11.6572641274947">
            <text:p>11.66</text:p>
          </table:table-cell>
          <table:table-cell table:formula="of:=[.F147]+[.G147]*[.$B$1]+0.5*[.H147]*[.$B$1]^2" office:value-type="float" office:value="86.7774729880214">
            <text:p>86.78</text:p>
          </table:table-cell>
          <table:table-cell table:formula="of:=[.G147]+[.H147]*[.$B$1]" office:value-type="float" office:value="2.67556733298641">
            <text:p>2.68</text:p>
          </table:table-cell>
          <table:table-cell table:formula="of:=IF([.$F$1]=1;[.J147]-[.F147]-[.G147]*[.$H$1];IF([.$F$1]=2;[.J146]-[.F146]-[.G146]*[.$H$1];IF([.$F$1]=3;[.J145]-[.F145]-[.G145]*[.$H$1];0)))" office:value-type="float" office:value="0.352437550616243">
            <text:p>0.35</text:p>
          </table:table-cell>
          <table:table-cell table:formula="of:=[.$F$1]*[.G148]+4" office:value-type="float" office:value="9.35113466597282">
            <text:p>9.35</text:p>
          </table:table-cell>
          <table:table-cell table:formula="of:=[.J147]+[.K147]*[.$B$1]+0.5*[.L147]*[.$B$1]^2" office:value-type="float" office:value="89.9800000000001">
            <text:p>89.98</text:p>
          </table:table-cell>
          <table:table-cell table:formula="of:=[.K147]+[.L147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148]+4" office:value-type="float" office:value="10.4">
            <text:p>10.4</text:p>
          </table:table-cell>
        </table:table-row>
        <table:table-row table:style-name="ro4">
          <table:table-cell table:formula="of:=[.A148]+[.$B$1]" office:value-type="float" office:value="28.7999999999999">
            <text:p>28.8</text:p>
          </table:table-cell>
          <table:table-cell table:formula="of:=[.B148]+[.C148]*[.$B$1]+0.5*[.D148]*[.$B$1]^2" office:value-type="float" office:value="86.1395002767338">
            <text:p>86.14</text:p>
          </table:table-cell>
          <table:table-cell table:formula="of:=[.C148]+[.D148]*[.$B$1]" office:value-type="float" office:value="3.25641391594589">
            <text:p>3.26</text:p>
          </table:table-cell>
          <table:table-cell table:formula="of:=IF([.$F$1]=1;[.F148]-[.B148]-[.C148]*[.$H$1];IF([.$F$1]=2;[.F147]-[.B147]-[.C147]*[.$H$1];IF([.$F$1]=3;[.F146]-[.B146]-[.C146]*[.$H$1];0)))" office:value-type="float" office:value="-2.75121790442029">
            <text:p>-2.75</text:p>
          </table:table-cell>
          <table:table-cell table:formula="of:=[.$F$1]*[.C149]+4" office:value-type="float" office:value="10.5128278318918">
            <text:p>10.51</text:p>
          </table:table-cell>
          <table:table-cell table:formula="of:=[.F148]+[.G148]*[.$B$1]+0.5*[.H148]*[.$B$1]^2" office:value-type="float" office:value="87.319635205631">
            <text:p>87.32</text:p>
          </table:table-cell>
          <table:table-cell table:formula="of:=[.G148]+[.H148]*[.$B$1]" office:value-type="float" office:value="2.74605484310966">
            <text:p>2.75</text:p>
          </table:table-cell>
          <table:table-cell table:formula="of:=IF([.$F$1]=1;[.J148]-[.F148]-[.G148]*[.$H$1];IF([.$F$1]=2;[.J147]-[.F147]-[.G147]*[.$H$1];IF([.$F$1]=3;[.J146]-[.F146]-[.G146]*[.$H$1];0)))" office:value-type="float" office:value="0.459600731573829">
            <text:p>0.46</text:p>
          </table:table-cell>
          <table:table-cell table:formula="of:=[.$F$1]*[.G149]+4" office:value-type="float" office:value="9.49210968621931">
            <text:p>9.49</text:p>
          </table:table-cell>
          <table:table-cell table:formula="of:=[.J148]+[.K148]*[.$B$1]+0.5*[.L148]*[.$B$1]^2" office:value-type="float" office:value="90.6200000000001">
            <text:p>90.62</text:p>
          </table:table-cell>
          <table:table-cell table:formula="of:=[.K148]+[.L148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149]+4" office:value-type="float" office:value="10.4">
            <text:p>10.4</text:p>
          </table:table-cell>
        </table:table-row>
        <table:table-row table:style-name="ro4">
          <table:table-cell table:formula="of:=[.A149]+[.$B$1]" office:value-type="float" office:value="28.9999999999999">
            <text:p>29</text:p>
          </table:table-cell>
          <table:table-cell table:formula="of:=[.B149]+[.C149]*[.$B$1]+0.5*[.D149]*[.$B$1]^2" office:value-type="float" office:value="86.7357587018346">
            <text:p>86.74</text:p>
          </table:table-cell>
          <table:table-cell table:formula="of:=[.C149]+[.D149]*[.$B$1]" office:value-type="float" office:value="2.70617033506183">
            <text:p>2.71</text:p>
          </table:table-cell>
          <table:table-cell table:formula="of:=IF([.$F$1]=1;[.F149]-[.B149]-[.C149]*[.$H$1];IF([.$F$1]=2;[.F148]-[.B148]-[.C148]*[.$H$1];IF([.$F$1]=3;[.F147]-[.B147]-[.C147]*[.$H$1];0)))" office:value-type="float" office:value="-2.48215475449044">
            <text:p>-2.48</text:p>
          </table:table-cell>
          <table:table-cell table:formula="of:=[.$F$1]*[.C150]+4" office:value-type="float" office:value="9.41234067012367">
            <text:p>9.41</text:p>
          </table:table-cell>
          <table:table-cell table:formula="of:=[.F149]+[.G149]*[.$B$1]+0.5*[.H149]*[.$B$1]^2" office:value-type="float" office:value="87.8780381888844">
            <text:p>87.88</text:p>
          </table:table-cell>
          <table:table-cell table:formula="of:=[.G149]+[.H149]*[.$B$1]" office:value-type="float" office:value="2.83797498942442">
            <text:p>2.84</text:p>
          </table:table-cell>
          <table:table-cell table:formula="of:=IF([.$F$1]=1;[.J149]-[.F149]-[.G149]*[.$H$1];IF([.$F$1]=2;[.J148]-[.F148]-[.G148]*[.$H$1];IF([.$F$1]=3;[.J147]-[.F147]-[.G147]*[.$H$1];0)))" office:value-type="float" office:value="0.526959678992309">
            <text:p>0.53</text:p>
          </table:table-cell>
          <table:table-cell table:formula="of:=[.$F$1]*[.G150]+4" office:value-type="float" office:value="9.67594997884885">
            <text:p>9.68</text:p>
          </table:table-cell>
          <table:table-cell table:formula="of:=[.J149]+[.K149]*[.$B$1]+0.5*[.L149]*[.$B$1]^2" office:value-type="float" office:value="91.2600000000001">
            <text:p>91.26</text:p>
          </table:table-cell>
          <table:table-cell table:formula="of:=[.K149]+[.L149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150]+4" office:value-type="float" office:value="10.4">
            <text:p>10.4</text:p>
          </table:table-cell>
        </table:table-row>
        <table:table-row table:style-name="ro4">
          <table:table-cell table:formula="of:=[.A150]+[.$B$1]" office:value-type="float" office:value="29.1999999999999">
            <text:p>29.2</text:p>
          </table:table-cell>
          <table:table-cell table:formula="of:=[.B150]+[.C150]*[.$B$1]+0.5*[.D150]*[.$B$1]^2" office:value-type="float" office:value="87.2273496737571">
            <text:p>87.23</text:p>
          </table:table-cell>
          <table:table-cell table:formula="of:=[.C150]+[.D150]*[.$B$1]" office:value-type="float" office:value="2.20973938416375">
            <text:p>2.21</text:p>
          </table:table-cell>
          <table:table-cell table:formula="of:=IF([.$F$1]=1;[.F150]-[.B150]-[.C150]*[.$H$1];IF([.$F$1]=2;[.F149]-[.B149]-[.C149]*[.$H$1];IF([.$F$1]=3;[.F148]-[.B148]-[.C148]*[.$H$1];0)))" office:value-type="float" office:value="-2.0762789870487">
            <text:p>-2.08</text:p>
          </table:table-cell>
          <table:table-cell table:formula="of:=[.$F$1]*[.C151]+4" office:value-type="float" office:value="8.41947876832749">
            <text:p>8.42</text:p>
          </table:table-cell>
          <table:table-cell table:formula="of:=[.F150]+[.G150]*[.$B$1]+0.5*[.H150]*[.$B$1]^2" office:value-type="float" office:value="88.4561723803491">
            <text:p>88.46</text:p>
          </table:table-cell>
          <table:table-cell table:formula="of:=[.G150]+[.H150]*[.$B$1]" office:value-type="float" office:value="2.94336692522288">
            <text:p>2.94</text:p>
          </table:table-cell>
          <table:table-cell table:formula="of:=IF([.$F$1]=1;[.J150]-[.F150]-[.G150]*[.$H$1];IF([.$F$1]=2;[.J149]-[.F149]-[.G149]*[.$H$1];IF([.$F$1]=3;[.J148]-[.F148]-[.G148]*[.$H$1];0)))" office:value-type="float" office:value="0.55430995125946">
            <text:p>0.55</text:p>
          </table:table-cell>
          <table:table-cell table:formula="of:=[.$F$1]*[.G151]+4" office:value-type="float" office:value="9.88673385044577">
            <text:p>9.89</text:p>
          </table:table-cell>
          <table:table-cell table:formula="of:=[.J150]+[.K150]*[.$B$1]+0.5*[.L150]*[.$B$1]^2" office:value-type="float" office:value="91.9000000000001">
            <text:p>91.90</text:p>
          </table:table-cell>
          <table:table-cell table:formula="of:=[.K150]+[.L150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151]+4" office:value-type="float" office:value="10.4">
            <text:p>10.4</text:p>
          </table:table-cell>
        </table:table-row>
        <table:table-row table:style-name="ro4">
          <table:table-cell table:formula="of:=[.A151]+[.$B$1]" office:value-type="float" office:value="29.3999999999999">
            <text:p>29.4</text:p>
          </table:table-cell>
          <table:table-cell table:formula="of:=[.B151]+[.C151]*[.$B$1]+0.5*[.D151]*[.$B$1]^2" office:value-type="float" office:value="87.6277719708489">
            <text:p>87.63</text:p>
          </table:table-cell>
          <table:table-cell table:formula="of:=[.C151]+[.D151]*[.$B$1]" office:value-type="float" office:value="1.79448358675401">
            <text:p>1.79</text:p>
          </table:table-cell>
          <table:table-cell table:formula="of:=IF([.$F$1]=1;[.F151]-[.B151]-[.C151]*[.$H$1];IF([.$F$1]=2;[.F150]-[.B150]-[.C150]*[.$H$1];IF([.$F$1]=3;[.F149]-[.B149]-[.C149]*[.$H$1];0)))" office:value-type="float" office:value="-1.563890848012">
            <text:p>-1.56</text:p>
          </table:table-cell>
          <table:table-cell table:formula="of:=[.$F$1]*[.C152]+4" office:value-type="float" office:value="7.58896717350801">
            <text:p>7.59</text:p>
          </table:table-cell>
          <table:table-cell table:formula="of:=[.F151]+[.G151]*[.$B$1]+0.5*[.H151]*[.$B$1]^2" office:value-type="float" office:value="89.0559319644189">
            <text:p>89.06</text:p>
          </table:table-cell>
          <table:table-cell table:formula="of:=[.G151]+[.H151]*[.$B$1]" office:value-type="float" office:value="3.05422891547478">
            <text:p>3.05</text:p>
          </table:table-cell>
          <table:table-cell table:formula="of:=IF([.$F$1]=1;[.J151]-[.F151]-[.G151]*[.$H$1];IF([.$F$1]=2;[.J150]-[.F150]-[.G150]*[.$H$1];IF([.$F$1]=3;[.J149]-[.F149]-[.G149]*[.$H$1];0)))" office:value-type="float" office:value="0.543986821691279">
            <text:p>0.54</text:p>
          </table:table-cell>
          <table:table-cell table:formula="of:=[.$F$1]*[.G152]+4" office:value-type="float" office:value="10.1084578309496">
            <text:p>10.11</text:p>
          </table:table-cell>
          <table:table-cell table:formula="of:=[.J151]+[.K151]*[.$B$1]+0.5*[.L151]*[.$B$1]^2" office:value-type="float" office:value="92.5400000000001">
            <text:p>92.54</text:p>
          </table:table-cell>
          <table:table-cell table:formula="of:=[.K151]+[.L151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152]+4" office:value-type="float" office:value="10.4">
            <text:p>10.4</text:p>
          </table:table-cell>
        </table:table-row>
        <table:table-row table:style-name="ro4">
          <table:table-cell table:formula="of:=[.A152]+[.$B$1]" office:value-type="float" office:value="29.5999999999999">
            <text:p>29.6</text:p>
          </table:table-cell>
          <table:table-cell table:formula="of:=[.B152]+[.C152]*[.$B$1]+0.5*[.D152]*[.$B$1]^2" office:value-type="float" office:value="87.9553908712395">
            <text:p>87.96</text:p>
          </table:table-cell>
          <table:table-cell table:formula="of:=[.C152]+[.D152]*[.$B$1]" office:value-type="float" office:value="1.48170541715161">
            <text:p>1.48</text:p>
          </table:table-cell>
          <table:table-cell table:formula="of:=IF([.$F$1]=1;[.F152]-[.B152]-[.C152]*[.$H$1];IF([.$F$1]=2;[.F151]-[.B151]-[.C151]*[.$H$1];IF([.$F$1]=3;[.F150]-[.B150]-[.C150]*[.$H$1];0)))" office:value-type="float" office:value="-0.980916677571749">
            <text:p>-0.98</text:p>
          </table:table-cell>
          <table:table-cell table:formula="of:=[.$F$1]*[.C153]+4" office:value-type="float" office:value="6.96341083430321">
            <text:p>6.96</text:p>
          </table:table-cell>
          <table:table-cell table:formula="of:=[.F152]+[.G152]*[.$B$1]+0.5*[.H152]*[.$B$1]^2" office:value-type="float" office:value="89.6776574839477">
            <text:p>89.68</text:p>
          </table:table-cell>
          <table:table-cell table:formula="of:=[.G152]+[.H152]*[.$B$1]" office:value-type="float" office:value="3.16302627981303">
            <text:p>3.16</text:p>
          </table:table-cell>
          <table:table-cell table:formula="of:=IF([.$F$1]=1;[.J152]-[.F152]-[.G152]*[.$H$1];IF([.$F$1]=2;[.J151]-[.F151]-[.G151]*[.$H$1];IF([.$F$1]=3;[.J150]-[.F150]-[.G150]*[.$H$1];0)))" office:value-type="float" office:value="0.500460694428091">
            <text:p>0.50</text:p>
          </table:table-cell>
          <table:table-cell table:formula="of:=[.$F$1]*[.G153]+4" office:value-type="float" office:value="10.3260525596261">
            <text:p>10.33</text:p>
          </table:table-cell>
          <table:table-cell table:formula="of:=[.J152]+[.K152]*[.$B$1]+0.5*[.L152]*[.$B$1]^2" office:value-type="float" office:value="93.1800000000001">
            <text:p>93.18</text:p>
          </table:table-cell>
          <table:table-cell table:formula="of:=[.K152]+[.L152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153]+4" office:value-type="float" office:value="10.4">
            <text:p>10.4</text:p>
          </table:table-cell>
        </table:table-row>
        <table:table-row table:style-name="ro4">
          <table:table-cell table:formula="of:=[.A153]+[.$B$1]" office:value-type="float" office:value="29.7999999999999">
            <text:p>29.8</text:p>
          </table:table-cell>
          <table:table-cell table:formula="of:=[.B153]+[.C153]*[.$B$1]+0.5*[.D153]*[.$B$1]^2" office:value-type="float" office:value="88.2321136211183">
            <text:p>88.23</text:p>
          </table:table-cell>
          <table:table-cell table:formula="of:=[.C153]+[.D153]*[.$B$1]" office:value-type="float" office:value="1.28552208163726">
            <text:p>1.29</text:p>
          </table:table-cell>
          <table:table-cell table:formula="of:=IF([.$F$1]=1;[.F153]-[.B153]-[.C153]*[.$H$1];IF([.$F$1]=2;[.F152]-[.B152]-[.C152]*[.$H$1];IF([.$F$1]=3;[.F151]-[.B151]-[.C151]*[.$H$1];0)))" office:value-type="float" office:value="-0.366323593184029">
            <text:p>-0.37</text:p>
          </table:table-cell>
          <table:table-cell table:formula="of:=[.$F$1]*[.C154]+4" office:value-type="float" office:value="6.57104416327451">
            <text:p>6.57</text:p>
          </table:table-cell>
          <table:table-cell table:formula="of:=[.F153]+[.G153]*[.$B$1]+0.5*[.H153]*[.$B$1]^2" office:value-type="float" office:value="90.3202719537988">
            <text:p>90.32</text:p>
          </table:table-cell>
          <table:table-cell table:formula="of:=[.G153]+[.H153]*[.$B$1]" office:value-type="float" office:value="3.26311841869865">
            <text:p>3.26</text:p>
          </table:table-cell>
          <table:table-cell table:formula="of:=IF([.$F$1]=1;[.J153]-[.F153]-[.G153]*[.$H$1];IF([.$F$1]=2;[.J152]-[.F152]-[.G152]*[.$H$1];IF([.$F$1]=3;[.J151]-[.F151]-[.G151]*[.$H$1];0)))" office:value-type="float" office:value="0.429839120106441">
            <text:p>0.43</text:p>
          </table:table-cell>
          <table:table-cell table:formula="of:=[.$F$1]*[.G154]+4" office:value-type="float" office:value="10.5262368373973">
            <text:p>10.53</text:p>
          </table:table-cell>
          <table:table-cell table:formula="of:=[.J153]+[.K153]*[.$B$1]+0.5*[.L153]*[.$B$1]^2" office:value-type="float" office:value="93.8200000000001">
            <text:p>93.82</text:p>
          </table:table-cell>
          <table:table-cell table:formula="of:=[.K153]+[.L153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154]+4" office:value-type="float" office:value="10.4">
            <text:p>10.4</text:p>
          </table:table-cell>
        </table:table-row>
        <table:table-row table:style-name="ro4">
          <table:table-cell table:formula="of:=[.A154]+[.$B$1]" office:value-type="float" office:value="29.9999999999999">
            <text:p>30</text:p>
          </table:table-cell>
          <table:table-cell table:formula="of:=[.B154]+[.C154]*[.$B$1]+0.5*[.D154]*[.$B$1]^2" office:value-type="float" office:value="88.4818915655821">
            <text:p>88.48</text:p>
          </table:table-cell>
          <table:table-cell table:formula="of:=[.C154]+[.D154]*[.$B$1]" office:value-type="float" office:value="1.21225736300045">
            <text:p>1.21</text:p>
          </table:table-cell>
          <table:table-cell table:formula="of:=IF([.$F$1]=1;[.F154]-[.B154]-[.C154]*[.$H$1];IF([.$F$1]=2;[.F153]-[.B153]-[.C153]*[.$H$1];IF([.$F$1]=3;[.F152]-[.B152]-[.C152]*[.$H$1];0)))" office:value-type="float" office:value="0.24056119555659">
            <text:p>0.24</text:p>
          </table:table-cell>
          <table:table-cell table:formula="of:=[.$F$1]*[.C155]+4" office:value-type="float" office:value="6.4245147260009">
            <text:p>6.42</text:p>
          </table:table-cell>
          <table:table-cell table:formula="of:=[.F154]+[.G154]*[.$B$1]+0.5*[.H154]*[.$B$1]^2" office:value-type="float" office:value="90.9814924199407">
            <text:p>90.98</text:p>
          </table:table-cell>
          <table:table-cell table:formula="of:=[.G154]+[.H154]*[.$B$1]" office:value-type="float" office:value="3.34908624271994">
            <text:p>3.35</text:p>
          </table:table-cell>
          <table:table-cell table:formula="of:=IF([.$F$1]=1;[.J154]-[.F154]-[.G154]*[.$H$1];IF([.$F$1]=2;[.J153]-[.F153]-[.G153]*[.$H$1];IF([.$F$1]=3;[.J152]-[.F152]-[.G152]*[.$H$1];0)))" office:value-type="float" office:value="0.339316236239405">
            <text:p>0.34</text:p>
          </table:table-cell>
          <table:table-cell table:formula="of:=[.$F$1]*[.G155]+4" office:value-type="float" office:value="10.6981724854399">
            <text:p>10.70</text:p>
          </table:table-cell>
          <table:table-cell table:formula="of:=[.J154]+[.K154]*[.$B$1]+0.5*[.L154]*[.$B$1]^2" office:value-type="float" office:value="94.4600000000001">
            <text:p>94.46</text:p>
          </table:table-cell>
          <table:table-cell table:formula="of:=[.K154]+[.L154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155]+4" office:value-type="float" office:value="10.4">
            <text:p>10.4</text:p>
          </table:table-cell>
        </table:table-row>
        <table:table-row table:style-name="ro4">
          <table:table-cell table:formula="of:=[.A155]+[.$B$1]" office:value-type="float" office:value="30.1999999999999">
            <text:p>30.2</text:p>
          </table:table-cell>
          <table:table-cell table:formula="of:=[.B155]+[.C155]*[.$B$1]+0.5*[.D155]*[.$B$1]^2" office:value-type="float" office:value="88.7291542620934">
            <text:p>88.73</text:p>
          </table:table-cell>
          <table:table-cell table:formula="of:=[.C155]+[.D155]*[.$B$1]" office:value-type="float" office:value="1.26036960211177">
            <text:p>1.26</text:p>
          </table:table-cell>
          <table:table-cell table:formula="of:=IF([.$F$1]=1;[.F155]-[.B155]-[.C155]*[.$H$1];IF([.$F$1]=2;[.F154]-[.B154]-[.C154]*[.$H$1];IF([.$F$1]=3;[.F153]-[.B153]-[.C153]*[.$H$1];0)))" office:value-type="float" office:value="0.802636251043222">
            <text:p>0.80</text:p>
          </table:table-cell>
          <table:table-cell table:formula="of:=[.$F$1]*[.C156]+4" office:value-type="float" office:value="6.52073920422354">
            <text:p>6.52</text:p>
          </table:table-cell>
          <table:table-cell table:formula="of:=[.F155]+[.G155]*[.$B$1]+0.5*[.H155]*[.$B$1]^2" office:value-type="float" office:value="91.6580959932095">
            <text:p>91.66</text:p>
          </table:table-cell>
          <table:table-cell table:formula="of:=[.G155]+[.H155]*[.$B$1]" office:value-type="float" office:value="3.41694948996782">
            <text:p>3.42</text:p>
          </table:table-cell>
          <table:table-cell table:formula="of:=IF([.$F$1]=1;[.J155]-[.F155]-[.G155]*[.$H$1];IF([.$F$1]=2;[.J154]-[.F154]-[.G154]*[.$H$1];IF([.$F$1]=3;[.J153]-[.F153]-[.G153]*[.$H$1];0)))" office:value-type="float" office:value="0.23660962750262">
            <text:p>0.24</text:p>
          </table:table-cell>
          <table:table-cell table:formula="of:=[.$F$1]*[.G156]+4" office:value-type="float" office:value="10.8338989799356">
            <text:p>10.83</text:p>
          </table:table-cell>
          <table:table-cell table:formula="of:=[.J155]+[.K155]*[.$B$1]+0.5*[.L155]*[.$B$1]^2" office:value-type="float" office:value="95.1000000000001">
            <text:p>95.10</text:p>
          </table:table-cell>
          <table:table-cell table:formula="of:=[.K155]+[.L155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156]+4" office:value-type="float" office:value="10.4">
            <text:p>10.4</text:p>
          </table:table-cell>
        </table:table-row>
        <table:table-row table:style-name="ro4">
          <table:table-cell table:formula="of:=[.A156]+[.$B$1]" office:value-type="float" office:value="30.3999999999999">
            <text:p>30.4</text:p>
          </table:table-cell>
          <table:table-cell table:formula="of:=[.B156]+[.C156]*[.$B$1]+0.5*[.D156]*[.$B$1]^2" office:value-type="float" office:value="88.9972809075366">
            <text:p>89.00</text:p>
          </table:table-cell>
          <table:table-cell table:formula="of:=[.C156]+[.D156]*[.$B$1]" office:value-type="float" office:value="1.42089685232041">
            <text:p>1.42</text:p>
          </table:table-cell>
          <table:table-cell table:formula="of:=IF([.$F$1]=1;[.F156]-[.B156]-[.C156]*[.$H$1];IF([.$F$1]=2;[.F155]-[.B155]-[.C155]*[.$H$1];IF([.$F$1]=3;[.F154]-[.B154]-[.C154]*[.$H$1];0)))" office:value-type="float" office:value="1.28734349135811">
            <text:p>1.29</text:p>
          </table:table-cell>
          <table:table-cell table:formula="of:=[.$F$1]*[.C157]+4" office:value-type="float" office:value="6.84179370464083">
            <text:p>6.84</text:p>
          </table:table-cell>
          <table:table-cell table:formula="of:=[.F156]+[.G156]*[.$B$1]+0.5*[.H156]*[.$B$1]^2" office:value-type="float" office:value="92.3462180837531">
            <text:p>92.35</text:p>
          </table:table-cell>
          <table:table-cell table:formula="of:=[.G156]+[.H156]*[.$B$1]" office:value-type="float" office:value="3.46427141546834">
            <text:p>3.46</text:p>
          </table:table-cell>
          <table:table-cell table:formula="of:=IF([.$F$1]=1;[.J156]-[.F156]-[.G156]*[.$H$1];IF([.$F$1]=2;[.J155]-[.F155]-[.G155]*[.$H$1];IF([.$F$1]=3;[.J154]-[.F154]-[.G154]*[.$H$1];0)))" office:value-type="float" office:value="0.129421337339476">
            <text:p>0.13</text:p>
          </table:table-cell>
          <table:table-cell table:formula="of:=[.$F$1]*[.G157]+4" office:value-type="float" office:value="10.9285428309367">
            <text:p>10.93</text:p>
          </table:table-cell>
          <table:table-cell table:formula="of:=[.J156]+[.K156]*[.$B$1]+0.5*[.L156]*[.$B$1]^2" office:value-type="float" office:value="95.7400000000001">
            <text:p>95.74</text:p>
          </table:table-cell>
          <table:table-cell table:formula="of:=[.K156]+[.L156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157]+4" office:value-type="float" office:value="10.4">
            <text:p>10.4</text:p>
          </table:table-cell>
        </table:table-row>
        <table:table-row table:style-name="ro4">
          <table:table-cell table:formula="of:=[.A157]+[.$B$1]" office:value-type="float" office:value="30.5999999999999">
            <text:p>30.6</text:p>
          </table:table-cell>
          <table:table-cell table:formula="of:=[.B157]+[.C157]*[.$B$1]+0.5*[.D157]*[.$B$1]^2" office:value-type="float" office:value="89.3072071478278">
            <text:p>89.31</text:p>
          </table:table-cell>
          <table:table-cell table:formula="of:=[.C157]+[.D157]*[.$B$1]" office:value-type="float" office:value="1.67836555059204">
            <text:p>1.68</text:p>
          </table:table-cell>
          <table:table-cell table:formula="of:=IF([.$F$1]=1;[.F157]-[.B157]-[.C157]*[.$H$1];IF([.$F$1]=2;[.F156]-[.B156]-[.C156]*[.$H$1];IF([.$F$1]=3;[.F155]-[.B155]-[.C155]*[.$H$1];0)))" office:value-type="float" office:value="1.66857212900434">
            <text:p>1.67</text:p>
          </table:table-cell>
          <table:table-cell table:formula="of:=[.$F$1]*[.C158]+4" office:value-type="float" office:value="7.35673110118407">
            <text:p>7.36</text:p>
          </table:table-cell>
          <table:table-cell table:formula="of:=[.F157]+[.G157]*[.$B$1]+0.5*[.H157]*[.$B$1]^2" office:value-type="float" office:value="93.0416607935935">
            <text:p>93.04</text:p>
          </table:table-cell>
          <table:table-cell table:formula="of:=[.G157]+[.H157]*[.$B$1]" office:value-type="float" office:value="3.49015568293624">
            <text:p>3.49</text:p>
          </table:table-cell>
          <table:table-cell table:formula="of:=IF([.$F$1]=1;[.J157]-[.F157]-[.G157]*[.$H$1];IF([.$F$1]=2;[.J156]-[.F156]-[.G156]*[.$H$1];IF([.$F$1]=3;[.J155]-[.F155]-[.G155]*[.$H$1];0)))" office:value-type="float" office:value="0.0249545168228176">
            <text:p>0.02</text:p>
          </table:table-cell>
          <table:table-cell table:formula="of:=[.$F$1]*[.G158]+4" office:value-type="float" office:value="10.9803113658725">
            <text:p>10.98</text:p>
          </table:table-cell>
          <table:table-cell table:formula="of:=[.J157]+[.K157]*[.$B$1]+0.5*[.L157]*[.$B$1]^2" office:value-type="float" office:value="96.3800000000001">
            <text:p>96.38</text:p>
          </table:table-cell>
          <table:table-cell table:formula="of:=[.K157]+[.L157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158]+4" office:value-type="float" office:value="10.4">
            <text:p>10.4</text:p>
          </table:table-cell>
        </table:table-row>
        <table:table-row table:style-name="ro4">
          <table:table-cell table:formula="of:=[.A158]+[.$B$1]" office:value-type="float" office:value="30.7999999999999">
            <text:p>30.8</text:p>
          </table:table-cell>
          <table:table-cell table:formula="of:=[.B158]+[.C158]*[.$B$1]+0.5*[.D158]*[.$B$1]^2" office:value-type="float" office:value="89.6762517005263">
            <text:p>89.68</text:p>
          </table:table-cell>
          <table:table-cell table:formula="of:=[.C158]+[.D158]*[.$B$1]" office:value-type="float" office:value="2.0120799763929">
            <text:p>2.01</text:p>
          </table:table-cell>
          <table:table-cell table:formula="of:=IF([.$F$1]=1;[.F158]-[.B158]-[.C158]*[.$H$1];IF([.$F$1]=2;[.F157]-[.B157]-[.C157]*[.$H$1];IF([.$F$1]=3;[.F156]-[.B156]-[.C156]*[.$H$1];0)))" office:value-type="float" office:value="1.9280403238961">
            <text:p>1.93</text:p>
          </table:table-cell>
          <table:table-cell table:formula="of:=[.$F$1]*[.C159]+4" office:value-type="float" office:value="8.02415995278581">
            <text:p>8.02</text:p>
          </table:table-cell>
          <table:table-cell table:formula="of:=[.F158]+[.G158]*[.$B$1]+0.5*[.H158]*[.$B$1]^2" office:value-type="float" office:value="93.7401910205172">
            <text:p>93.74</text:p>
          </table:table-cell>
          <table:table-cell table:formula="of:=[.G158]+[.H158]*[.$B$1]" office:value-type="float" office:value="3.4951465863008">
            <text:p>3.50</text:p>
          </table:table-cell>
          <table:table-cell table:formula="of:=IF([.$F$1]=1;[.J158]-[.F158]-[.G158]*[.$H$1];IF([.$F$1]=2;[.J157]-[.F157]-[.G157]*[.$H$1];IF([.$F$1]=3;[.J156]-[.F156]-[.G156]*[.$H$1];0)))" office:value-type="float" office:value="-0.070489499221321">
            <text:p>-0.07</text:p>
          </table:table-cell>
          <table:table-cell table:formula="of:=[.$F$1]*[.G159]+4" office:value-type="float" office:value="10.9902931726016">
            <text:p>10.99</text:p>
          </table:table-cell>
          <table:table-cell table:formula="of:=[.J158]+[.K158]*[.$B$1]+0.5*[.L158]*[.$B$1]^2" office:value-type="float" office:value="97.0200000000001">
            <text:p>97.02</text:p>
          </table:table-cell>
          <table:table-cell table:formula="of:=[.K158]+[.L158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159]+4" office:value-type="float" office:value="10.4">
            <text:p>10.4</text:p>
          </table:table-cell>
        </table:table-row>
        <table:table-row table:style-name="ro4">
          <table:table-cell table:formula="of:=[.A159]+[.$B$1]" office:value-type="float" office:value="30.9999999999999">
            <text:p>31</text:p>
          </table:table-cell>
          <table:table-cell table:formula="of:=[.B159]+[.C159]*[.$B$1]+0.5*[.D159]*[.$B$1]^2" office:value-type="float" office:value="90.1172285022828">
            <text:p>90.12</text:p>
          </table:table-cell>
          <table:table-cell table:formula="of:=[.C159]+[.D159]*[.$B$1]" office:value-type="float" office:value="2.39768804117212">
            <text:p>2.40</text:p>
          </table:table-cell>
          <table:table-cell table:formula="of:=IF([.$F$1]=1;[.F159]-[.B159]-[.C159]*[.$H$1];IF([.$F$1]=2;[.F158]-[.B158]-[.C158]*[.$H$1];IF([.$F$1]=3;[.F157]-[.B157]-[.C157]*[.$H$1];0)))" office:value-type="float" office:value="2.05608809517368">
            <text:p>2.06</text:p>
          </table:table-cell>
          <table:table-cell table:formula="of:=[.$F$1]*[.C160]+4" office:value-type="float" office:value="8.79537608234425">
            <text:p>8.80</text:p>
          </table:table-cell>
          <table:table-cell table:formula="of:=[.F159]+[.G159]*[.$B$1]+0.5*[.H159]*[.$B$1]^2" office:value-type="float" office:value="94.437810547793">
            <text:p>94.44</text:p>
          </table:table-cell>
          <table:table-cell table:formula="of:=[.G159]+[.H159]*[.$B$1]" office:value-type="float" office:value="3.48104868645654">
            <text:p>3.48</text:p>
          </table:table-cell>
          <table:table-cell table:formula="of:=IF([.$F$1]=1;[.J159]-[.F159]-[.G159]*[.$H$1];IF([.$F$1]=2;[.J158]-[.F158]-[.G158]*[.$H$1];IF([.$F$1]=3;[.J157]-[.F157]-[.G157]*[.$H$1];0)))" office:value-type="float" office:value="-0.151816476529665">
            <text:p>-0.15</text:p>
          </table:table-cell>
          <table:table-cell table:formula="of:=[.$F$1]*[.G160]+4" office:value-type="float" office:value="10.9620973729131">
            <text:p>10.96</text:p>
          </table:table-cell>
          <table:table-cell table:formula="of:=[.J159]+[.K159]*[.$B$1]+0.5*[.L159]*[.$B$1]^2" office:value-type="float" office:value="97.6600000000001">
            <text:p>97.66</text:p>
          </table:table-cell>
          <table:table-cell table:formula="of:=[.K159]+[.L159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160]+4" office:value-type="float" office:value="10.4">
            <text:p>10.4</text:p>
          </table:table-cell>
        </table:table-row>
        <table:table-row table:style-name="ro4">
          <table:table-cell table:formula="of:=[.A160]+[.$B$1]" office:value-type="float" office:value="31.1999999999999">
            <text:p>31.2</text:p>
          </table:table-cell>
          <table:table-cell table:formula="of:=[.B160]+[.C160]*[.$B$1]+0.5*[.D160]*[.$B$1]^2" office:value-type="float" office:value="90.6378878724207">
            <text:p>90.64</text:p>
          </table:table-cell>
          <table:table-cell table:formula="of:=[.C160]+[.D160]*[.$B$1]" office:value-type="float" office:value="2.80890566020686">
            <text:p>2.81</text:p>
          </table:table-cell>
          <table:table-cell table:formula="of:=IF([.$F$1]=1;[.F160]-[.B160]-[.C160]*[.$H$1];IF([.$F$1]=2;[.F159]-[.B159]-[.C159]*[.$H$1];IF([.$F$1]=3;[.F158]-[.B158]-[.C158]*[.$H$1];0)))" office:value-type="float" office:value="2.05185934359802">
            <text:p>2.05</text:p>
          </table:table-cell>
          <table:table-cell table:formula="of:=[.$F$1]*[.C161]+4" office:value-type="float" office:value="9.61781132041372">
            <text:p>9.62</text:p>
          </table:table-cell>
          <table:table-cell table:formula="of:=[.F160]+[.G160]*[.$B$1]+0.5*[.H160]*[.$B$1]^2" office:value-type="float" office:value="95.1309839555537">
            <text:p>95.13</text:p>
          </table:table-cell>
          <table:table-cell table:formula="of:=[.G160]+[.H160]*[.$B$1]" office:value-type="float" office:value="3.4506853911506">
            <text:p>3.45</text:p>
          </table:table-cell>
          <table:table-cell table:formula="of:=IF([.$F$1]=1;[.J160]-[.F160]-[.G160]*[.$H$1];IF([.$F$1]=2;[.J159]-[.F159]-[.G159]*[.$H$1];IF([.$F$1]=3;[.J158]-[.F158]-[.G158]*[.$H$1];0)))" office:value-type="float" office:value="-0.215337606817936">
            <text:p>-0.22</text:p>
          </table:table-cell>
          <table:table-cell table:formula="of:=[.$F$1]*[.G161]+4" office:value-type="float" office:value="10.9013707823012">
            <text:p>10.90</text:p>
          </table:table-cell>
          <table:table-cell table:formula="of:=[.J160]+[.K160]*[.$B$1]+0.5*[.L160]*[.$B$1]^2" office:value-type="float" office:value="98.3000000000001">
            <text:p>98.30</text:p>
          </table:table-cell>
          <table:table-cell table:formula="of:=[.K160]+[.L160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161]+4" office:value-type="float" office:value="10.4">
            <text:p>10.4</text:p>
          </table:table-cell>
        </table:table-row>
        <table:table-row table:style-name="ro4">
          <table:table-cell table:formula="of:=[.A161]+[.$B$1]" office:value-type="float" office:value="31.3999999999999">
            <text:p>31.4</text:p>
          </table:table-cell>
          <table:table-cell table:formula="of:=[.B161]+[.C161]*[.$B$1]+0.5*[.D161]*[.$B$1]^2" office:value-type="float" office:value="91.240706191334">
            <text:p>91.24</text:p>
          </table:table-cell>
          <table:table-cell table:formula="of:=[.C161]+[.D161]*[.$B$1]" office:value-type="float" office:value="3.21927752892646">
            <text:p>3.22</text:p>
          </table:table-cell>
          <table:table-cell table:formula="of:=IF([.$F$1]=1;[.F161]-[.B161]-[.C161]*[.$H$1];IF([.$F$1]=2;[.F160]-[.B160]-[.C160]*[.$H$1];IF([.$F$1]=3;[.F159]-[.B159]-[.C159]*[.$H$1];0)))" office:value-type="float" office:value="1.92289400433804">
            <text:p>1.92</text:p>
          </table:table-cell>
          <table:table-cell table:formula="of:=[.$F$1]*[.C162]+4" office:value-type="float" office:value="10.4385550578529">
            <text:p>10.44</text:p>
          </table:table-cell>
          <table:table-cell table:formula="of:=[.F161]+[.G161]*[.$B$1]+0.5*[.H161]*[.$B$1]^2" office:value-type="float" office:value="95.8168142816475">
            <text:p>95.82</text:p>
          </table:table-cell>
          <table:table-cell table:formula="of:=[.G161]+[.H161]*[.$B$1]" office:value-type="float" office:value="3.40761786978702">
            <text:p>3.41</text:p>
          </table:table-cell>
          <table:table-cell table:formula="of:=IF([.$F$1]=1;[.J161]-[.F161]-[.G161]*[.$H$1];IF([.$F$1]=2;[.J160]-[.F160]-[.G160]*[.$H$1];IF([.$F$1]=3;[.J159]-[.F159]-[.G159]*[.$H$1];0)))" office:value-type="float" office:value="-0.258859234249405">
            <text:p>-0.26</text:p>
          </table:table-cell>
          <table:table-cell table:formula="of:=[.$F$1]*[.G162]+4" office:value-type="float" office:value="10.815235739574">
            <text:p>10.82</text:p>
          </table:table-cell>
          <table:table-cell table:formula="of:=[.J161]+[.K161]*[.$B$1]+0.5*[.L161]*[.$B$1]^2" office:value-type="float" office:value="98.9400000000001">
            <text:p>98.94</text:p>
          </table:table-cell>
          <table:table-cell table:formula="of:=[.K161]+[.L161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162]+4" office:value-type="float" office:value="10.4">
            <text:p>10.4</text:p>
          </table:table-cell>
        </table:table-row>
        <table:table-row table:style-name="ro4">
          <table:table-cell table:formula="of:=[.A162]+[.$B$1]" office:value-type="float" office:value="31.5999999999999">
            <text:p>31.6</text:p>
          </table:table-cell>
          <table:table-cell table:formula="of:=[.B162]+[.C162]*[.$B$1]+0.5*[.D162]*[.$B$1]^2" office:value-type="float" office:value="91.9230195772061">
            <text:p>91.92</text:p>
          </table:table-cell>
          <table:table-cell table:formula="of:=[.C162]+[.D162]*[.$B$1]" office:value-type="float" office:value="3.60385632979407">
            <text:p>3.60</text:p>
          </table:table-cell>
          <table:table-cell table:formula="of:=IF([.$F$1]=1;[.F162]-[.B162]-[.C162]*[.$H$1];IF([.$F$1]=2;[.F161]-[.B161]-[.C161]*[.$H$1];IF([.$F$1]=3;[.F160]-[.B160]-[.C160]*[.$H$1];0)))" office:value-type="float" office:value="1.68419042292614">
            <text:p>1.68</text:p>
          </table:table-cell>
          <table:table-cell table:formula="of:=[.$F$1]*[.C163]+4" office:value-type="float" office:value="11.2077126595881">
            <text:p>11.21</text:p>
          </table:table-cell>
          <table:table-cell table:formula="of:=[.F162]+[.G162]*[.$B$1]+0.5*[.H162]*[.$B$1]^2" office:value-type="float" office:value="96.4931606709199">
            <text:p>96.49</text:p>
          </table:table-cell>
          <table:table-cell table:formula="of:=[.G162]+[.H162]*[.$B$1]" office:value-type="float" office:value="3.35584602293714">
            <text:p>3.36</text:p>
          </table:table-cell>
          <table:table-cell table:formula="of:=IF([.$F$1]=1;[.J162]-[.F162]-[.G162]*[.$H$1];IF([.$F$1]=2;[.J161]-[.F161]-[.G161]*[.$H$1];IF([.$F$1]=3;[.J160]-[.F160]-[.G160]*[.$H$1];0)))" office:value-type="float" office:value="-0.281669346704196">
            <text:p>-0.28</text:p>
          </table:table-cell>
          <table:table-cell table:formula="of:=[.$F$1]*[.G163]+4" office:value-type="float" office:value="10.7116920458743">
            <text:p>10.71</text:p>
          </table:table-cell>
          <table:table-cell table:formula="of:=[.J162]+[.K162]*[.$B$1]+0.5*[.L162]*[.$B$1]^2" office:value-type="float" office:value="99.5800000000001">
            <text:p>99.58</text:p>
          </table:table-cell>
          <table:table-cell table:formula="of:=[.K162]+[.L162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163]+4" office:value-type="float" office:value="10.4">
            <text:p>10.4</text:p>
          </table:table-cell>
        </table:table-row>
        <table:table-row table:style-name="ro4">
          <table:table-cell table:formula="of:=[.A163]+[.$B$1]" office:value-type="float" office:value="31.7999999999999">
            <text:p>31.8</text:p>
          </table:table-cell>
          <table:table-cell table:formula="of:=[.B163]+[.C163]*[.$B$1]+0.5*[.D163]*[.$B$1]^2" office:value-type="float" office:value="92.6774746516234">
            <text:p>92.68</text:p>
          </table:table-cell>
          <table:table-cell table:formula="of:=[.C163]+[.D163]*[.$B$1]" office:value-type="float" office:value="3.9406944143793">
            <text:p>3.94</text:p>
          </table:table-cell>
          <table:table-cell table:formula="of:=IF([.$F$1]=1;[.F163]-[.B163]-[.C163]*[.$H$1];IF([.$F$1]=2;[.F162]-[.B162]-[.C162]*[.$H$1];IF([.$F$1]=3;[.F161]-[.B161]-[.C161]*[.$H$1];0)))" office:value-type="float" office:value="1.35683056138696">
            <text:p>1.36</text:p>
          </table:table-cell>
          <table:table-cell table:formula="of:=[.$F$1]*[.C164]+4" office:value-type="float" office:value="11.8813888287586">
            <text:p>11.88</text:p>
          </table:table-cell>
          <table:table-cell table:formula="of:=[.F163]+[.G163]*[.$B$1]+0.5*[.H163]*[.$B$1]^2" office:value-type="float" office:value="97.1586964885732">
            <text:p>97.16</text:p>
          </table:table-cell>
          <table:table-cell table:formula="of:=[.G163]+[.H163]*[.$B$1]" office:value-type="float" office:value="3.2995121535963">
            <text:p>3.30</text:p>
          </table:table-cell>
          <table:table-cell table:formula="of:=IF([.$F$1]=1;[.J163]-[.F163]-[.G163]*[.$H$1];IF([.$F$1]=2;[.J162]-[.F162]-[.G162]*[.$H$1];IF([.$F$1]=3;[.J161]-[.F161]-[.G161]*[.$H$1];0)))" office:value-type="float" office:value="-0.284432151434373">
            <text:p>-0.28</text:p>
          </table:table-cell>
          <table:table-cell table:formula="of:=[.$F$1]*[.G164]+4" office:value-type="float" office:value="10.5990243071926">
            <text:p>10.60</text:p>
          </table:table-cell>
          <table:table-cell table:formula="of:=[.J163]+[.K163]*[.$B$1]+0.5*[.L163]*[.$B$1]^2" office:value-type="float" office:value="100.22">
            <text:p>100.22</text:p>
          </table:table-cell>
          <table:table-cell table:formula="of:=[.K163]+[.L163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164]+4" office:value-type="float" office:value="10.4">
            <text:p>10.4</text:p>
          </table:table-cell>
        </table:table-row>
        <table:table-row table:style-name="ro4">
          <table:table-cell table:formula="of:=[.A164]+[.$B$1]" office:value-type="float" office:value="31.9999999999999">
            <text:p>32</text:p>
          </table:table-cell>
          <table:table-cell table:formula="of:=[.B164]+[.C164]*[.$B$1]+0.5*[.D164]*[.$B$1]^2" office:value-type="float" office:value="93.492750145727">
            <text:p>93.49</text:p>
          </table:table-cell>
          <table:table-cell table:formula="of:=[.C164]+[.D164]*[.$B$1]" office:value-type="float" office:value="4.21206052665669">
            <text:p>4.21</text:p>
          </table:table-cell>
          <table:table-cell table:formula="of:=IF([.$F$1]=1;[.F164]-[.B164]-[.C164]*[.$H$1];IF([.$F$1]=2;[.F163]-[.B163]-[.C163]*[.$H$1];IF([.$F$1]=3;[.F162]-[.B162]-[.C162]*[.$H$1];0)))" office:value-type="float" office:value="0.966284763919716">
            <text:p>0.97</text:p>
          </table:table-cell>
          <table:table-cell table:formula="of:=[.$F$1]*[.C165]+4" office:value-type="float" office:value="12.4241210533134">
            <text:p>12.42</text:p>
          </table:table-cell>
          <table:table-cell table:formula="of:=[.F164]+[.G164]*[.$B$1]+0.5*[.H164]*[.$B$1]^2" office:value-type="float" office:value="97.8129102762638">
            <text:p>97.81</text:p>
          </table:table-cell>
          <table:table-cell table:formula="of:=[.G164]+[.H164]*[.$B$1]" office:value-type="float" office:value="3.24262572330942">
            <text:p>3.24</text:p>
          </table:table-cell>
          <table:table-cell table:formula="of:=IF([.$F$1]=1;[.J164]-[.F164]-[.G164]*[.$H$1];IF([.$F$1]=2;[.J163]-[.F163]-[.G163]*[.$H$1];IF([.$F$1]=3;[.J162]-[.F162]-[.G162]*[.$H$1];0)))" office:value-type="float" office:value="-0.269006693856916">
            <text:p>-0.27</text:p>
          </table:table-cell>
          <table:table-cell table:formula="of:=[.$F$1]*[.G165]+4" office:value-type="float" office:value="10.4852514466188">
            <text:p>10.49</text:p>
          </table:table-cell>
          <table:table-cell table:formula="of:=[.J164]+[.K164]*[.$B$1]+0.5*[.L164]*[.$B$1]^2" office:value-type="float" office:value="100.86">
            <text:p>100.86</text:p>
          </table:table-cell>
          <table:table-cell table:formula="of:=[.K164]+[.L164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165]+4" office:value-type="float" office:value="10.4">
            <text:p>10.4</text:p>
          </table:table-cell>
        </table:table-row>
        <table:table-row table:style-name="ro4">
          <table:table-cell table:formula="of:=[.A165]+[.$B$1]" office:value-type="float" office:value="32.1999999999999">
            <text:p>32.2</text:p>
          </table:table-cell>
          <table:table-cell table:formula="of:=[.B165]+[.C165]*[.$B$1]+0.5*[.D165]*[.$B$1]^2" office:value-type="float" office:value="94.3544879463368">
            <text:p>94.35</text:p>
          </table:table-cell>
          <table:table-cell table:formula="of:=[.C165]+[.D165]*[.$B$1]" office:value-type="float" office:value="4.40531747944063">
            <text:p>4.41</text:p>
          </table:table-cell>
          <table:table-cell table:formula="of:=IF([.$F$1]=1;[.F165]-[.B165]-[.C165]*[.$H$1];IF([.$F$1]=2;[.F164]-[.B164]-[.C164]*[.$H$1];IF([.$F$1]=3;[.F163]-[.B163]-[.C163]*[.$H$1];0)))" office:value-type="float" office:value="0.540527422570501">
            <text:p>0.54</text:p>
          </table:table-cell>
          <table:table-cell table:formula="of:=[.$F$1]*[.C166]+4" office:value-type="float" office:value="12.8106349588813">
            <text:p>12.81</text:p>
          </table:table-cell>
          <table:table-cell table:formula="of:=[.F165]+[.G165]*[.$B$1]+0.5*[.H165]*[.$B$1]^2" office:value-type="float" office:value="98.4560552870486">
            <text:p>98.46</text:p>
          </table:table-cell>
          <table:table-cell table:formula="of:=[.G165]+[.H165]*[.$B$1]" office:value-type="float" office:value="3.18882438453804">
            <text:p>3.19</text:p>
          </table:table-cell>
          <table:table-cell table:formula="of:=IF([.$F$1]=1;[.J165]-[.F165]-[.G165]*[.$H$1];IF([.$F$1]=2;[.J164]-[.F164]-[.G164]*[.$H$1];IF([.$F$1]=3;[.J163]-[.F163]-[.G163]*[.$H$1];0)))" office:value-type="float" office:value="-0.238208642169426">
            <text:p>-0.24</text:p>
          </table:table-cell>
          <table:table-cell table:formula="of:=[.$F$1]*[.G166]+4" office:value-type="float" office:value="10.3776487690761">
            <text:p>10.38</text:p>
          </table:table-cell>
          <table:table-cell table:formula="of:=[.J165]+[.K165]*[.$B$1]+0.5*[.L165]*[.$B$1]^2" office:value-type="float" office:value="101.5">
            <text:p>101.50</text:p>
          </table:table-cell>
          <table:table-cell table:formula="of:=[.K165]+[.L165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166]+4" office:value-type="float" office:value="10.4">
            <text:p>10.4</text:p>
          </table:table-cell>
        </table:table-row>
        <table:table-row table:style-name="ro4">
          <table:table-cell table:formula="of:=[.A166]+[.$B$1]" office:value-type="float" office:value="32.3999999999999">
            <text:p>32.4</text:p>
          </table:table-cell>
          <table:table-cell table:formula="of:=[.B166]+[.C166]*[.$B$1]+0.5*[.D166]*[.$B$1]^2" office:value-type="float" office:value="95.2463619906763">
            <text:p>95.25</text:p>
          </table:table-cell>
          <table:table-cell table:formula="of:=[.C166]+[.D166]*[.$B$1]" office:value-type="float" office:value="4.51342296395473">
            <text:p>4.51</text:p>
          </table:table-cell>
          <table:table-cell table:formula="of:=IF([.$F$1]=1;[.F166]-[.B166]-[.C166]*[.$H$1];IF([.$F$1]=2;[.F165]-[.B165]-[.C165]*[.$H$1];IF([.$F$1]=3;[.F164]-[.B164]-[.C164]*[.$H$1];0)))" office:value-type="float" office:value="0.108099603880072">
            <text:p>0.11</text:p>
          </table:table-cell>
          <table:table-cell table:formula="of:=[.$F$1]*[.C167]+4" office:value-type="float" office:value="13.0268459279095">
            <text:p>13.03</text:p>
          </table:table-cell>
          <table:table-cell table:formula="of:=[.F166]+[.G166]*[.$B$1]+0.5*[.H166]*[.$B$1]^2" office:value-type="float" office:value="99.0890559911128">
            <text:p>99.09</text:p>
          </table:table-cell>
          <table:table-cell table:formula="of:=[.G166]+[.H166]*[.$B$1]" office:value-type="float" office:value="3.14118265610415">
            <text:p>3.14</text:p>
          </table:table-cell>
          <table:table-cell table:formula="of:=IF([.$F$1]=1;[.J166]-[.F166]-[.G166]*[.$H$1];IF([.$F$1]=2;[.J165]-[.F165]-[.G165]*[.$H$1];IF([.$F$1]=3;[.J164]-[.F164]-[.G164]*[.$H$1];0)))" office:value-type="float" office:value="-0.195535999573117">
            <text:p>-0.20</text:p>
          </table:table-cell>
          <table:table-cell table:formula="of:=[.$F$1]*[.G167]+4" office:value-type="float" office:value="10.2823653122083">
            <text:p>10.28</text:p>
          </table:table-cell>
          <table:table-cell table:formula="of:=[.J166]+[.K166]*[.$B$1]+0.5*[.L166]*[.$B$1]^2" office:value-type="float" office:value="102.14">
            <text:p>102.14</text:p>
          </table:table-cell>
          <table:table-cell table:formula="of:=[.K166]+[.L166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167]+4" office:value-type="float" office:value="10.4">
            <text:p>10.4</text:p>
          </table:table-cell>
        </table:table-row>
        <table:table-row table:style-name="ro4">
          <table:table-cell table:formula="of:=[.A167]+[.$B$1]" office:value-type="float" office:value="32.5999999999999">
            <text:p>32.6</text:p>
          </table:table-cell>
          <table:table-cell table:formula="of:=[.B167]+[.C167]*[.$B$1]+0.5*[.D167]*[.$B$1]^2" office:value-type="float" office:value="96.1512085755449">
            <text:p>96.15</text:p>
          </table:table-cell>
          <table:table-cell table:formula="of:=[.C167]+[.D167]*[.$B$1]" office:value-type="float" office:value="4.53504288473075">
            <text:p>4.54</text:p>
          </table:table-cell>
          <table:table-cell table:formula="of:=IF([.$F$1]=1;[.F167]-[.B167]-[.C167]*[.$H$1];IF([.$F$1]=2;[.F166]-[.B166]-[.C166]*[.$H$1];IF([.$F$1]=3;[.F165]-[.B165]-[.C165]*[.$H$1];0)))" office:value-type="float" office:value="-0.303750138728852">
            <text:p>-0.30</text:p>
          </table:table-cell>
          <table:table-cell table:formula="of:=[.$F$1]*[.C168]+4" office:value-type="float" office:value="13.0700857694615">
            <text:p>13.07</text:p>
          </table:table-cell>
          <table:table-cell table:formula="of:=[.F167]+[.G167]*[.$B$1]+0.5*[.H167]*[.$B$1]^2" office:value-type="float" office:value="99.7133818023421">
            <text:p>99.71</text:p>
          </table:table-cell>
          <table:table-cell table:formula="of:=[.G167]+[.H167]*[.$B$1]" office:value-type="float" office:value="3.10207545618953">
            <text:p>3.10</text:p>
          </table:table-cell>
          <table:table-cell table:formula="of:=IF([.$F$1]=1;[.J167]-[.F167]-[.G167]*[.$H$1];IF([.$F$1]=2;[.J166]-[.F166]-[.G166]*[.$H$1];IF([.$F$1]=3;[.J165]-[.F165]-[.G165]*[.$H$1];0)))" office:value-type="float" office:value="-0.144879671586482">
            <text:p>-0.14</text:p>
          </table:table-cell>
          <table:table-cell table:formula="of:=[.$F$1]*[.G168]+4" office:value-type="float" office:value="10.2041509123791">
            <text:p>10.20</text:p>
          </table:table-cell>
          <table:table-cell table:formula="of:=[.J167]+[.K167]*[.$B$1]+0.5*[.L167]*[.$B$1]^2" office:value-type="float" office:value="102.78">
            <text:p>102.78</text:p>
          </table:table-cell>
          <table:table-cell table:formula="of:=[.K167]+[.L167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168]+4" office:value-type="float" office:value="10.4">
            <text:p>10.4</text:p>
          </table:table-cell>
        </table:table-row>
        <table:table-row table:style-name="ro4">
          <table:table-cell table:formula="of:=[.A168]+[.$B$1]" office:value-type="float" office:value="32.7999999999999">
            <text:p>32.8</text:p>
          </table:table-cell>
          <table:table-cell table:formula="of:=[.B168]+[.C168]*[.$B$1]+0.5*[.D168]*[.$B$1]^2" office:value-type="float" office:value="97.0521421497164">
            <text:p>97.05</text:p>
          </table:table-cell>
          <table:table-cell table:formula="of:=[.C168]+[.D168]*[.$B$1]" office:value-type="float" office:value="4.47429285698498">
            <text:p>4.47</text:p>
          </table:table-cell>
          <table:table-cell table:formula="of:=IF([.$F$1]=1;[.F168]-[.B168]-[.C168]*[.$H$1];IF([.$F$1]=2;[.F167]-[.B167]-[.C167]*[.$H$1];IF([.$F$1]=3;[.F166]-[.B166]-[.C166]*[.$H$1];0)))" office:value-type="float" office:value="-0.670728963518282">
            <text:p>-0.67</text:p>
          </table:table-cell>
          <table:table-cell table:formula="of:=[.$F$1]*[.C169]+4" office:value-type="float" office:value="12.94858571397">
            <text:p>12.95</text:p>
          </table:table-cell>
          <table:table-cell table:formula="of:=[.F168]+[.G168]*[.$B$1]+0.5*[.H168]*[.$B$1]^2" office:value-type="float" office:value="100.330899300148">
            <text:p>100.33</text:p>
          </table:table-cell>
          <table:table-cell table:formula="of:=[.G168]+[.H168]*[.$B$1]" office:value-type="float" office:value="3.07309952187223">
            <text:p>3.07</text:p>
          </table:table-cell>
          <table:table-cell table:formula="of:=IF([.$F$1]=1;[.J168]-[.F168]-[.G168]*[.$H$1];IF([.$F$1]=2;[.J167]-[.F167]-[.G167]*[.$H$1];IF([.$F$1]=3;[.J166]-[.F166]-[.G166]*[.$H$1];0)))" office:value-type="float" office:value="-0.0902386472168124">
            <text:p>-0.09</text:p>
          </table:table-cell>
          <table:table-cell table:formula="of:=[.$F$1]*[.G169]+4" office:value-type="float" office:value="10.1461990437445">
            <text:p>10.15</text:p>
          </table:table-cell>
          <table:table-cell table:formula="of:=[.J168]+[.K168]*[.$B$1]+0.5*[.L168]*[.$B$1]^2" office:value-type="float" office:value="103.42">
            <text:p>103.42</text:p>
          </table:table-cell>
          <table:table-cell table:formula="of:=[.K168]+[.L168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169]+4" office:value-type="float" office:value="10.4">
            <text:p>10.4</text:p>
          </table:table-cell>
        </table:table-row>
        <table:table-row table:style-name="ro4">
          <table:table-cell table:formula="of:=[.A169]+[.$B$1]" office:value-type="float" office:value="32.9999999999999">
            <text:p>33</text:p>
          </table:table-cell>
          <table:table-cell table:formula="of:=[.B169]+[.C169]*[.$B$1]+0.5*[.D169]*[.$B$1]^2" office:value-type="float" office:value="97.9335861418431">
            <text:p>97.93</text:p>
          </table:table-cell>
          <table:table-cell table:formula="of:=[.C169]+[.D169]*[.$B$1]" office:value-type="float" office:value="4.34014706428132">
            <text:p>4.34</text:p>
          </table:table-cell>
          <table:table-cell table:formula="of:=IF([.$F$1]=1;[.F169]-[.B169]-[.C169]*[.$H$1];IF([.$F$1]=2;[.F168]-[.B168]-[.C168]*[.$H$1];IF([.$F$1]=3;[.F167]-[.B167]-[.C167]*[.$H$1];0)))" office:value-type="float" office:value="-0.972869657933479">
            <text:p>-0.97</text:p>
          </table:table-cell>
          <table:table-cell table:formula="of:=[.$F$1]*[.C170]+4" office:value-type="float" office:value="12.6802941285626">
            <text:p>12.68</text:p>
          </table:table-cell>
          <table:table-cell table:formula="of:=[.F169]+[.G169]*[.$B$1]+0.5*[.H169]*[.$B$1]^2" office:value-type="float" office:value="100.943714431578">
            <text:p>100.94</text:p>
          </table:table-cell>
          <table:table-cell table:formula="of:=[.G169]+[.H169]*[.$B$1]" office:value-type="float" office:value="3.05505179242887">
            <text:p>3.06</text:p>
          </table:table-cell>
          <table:table-cell table:formula="of:=IF([.$F$1]=1;[.J169]-[.F169]-[.G169]*[.$H$1];IF([.$F$1]=2;[.J168]-[.F168]-[.G168]*[.$H$1];IF([.$F$1]=3;[.J167]-[.F167]-[.G167]*[.$H$1];0)))" office:value-type="float" office:value="-0.0354572585315571">
            <text:p>-0.04</text:p>
          </table:table-cell>
          <table:table-cell table:formula="of:=[.$F$1]*[.G170]+4" office:value-type="float" office:value="10.1101035848577">
            <text:p>10.11</text:p>
          </table:table-cell>
          <table:table-cell table:formula="of:=[.J169]+[.K169]*[.$B$1]+0.5*[.L169]*[.$B$1]^2" office:value-type="float" office:value="104.06">
            <text:p>104.06</text:p>
          </table:table-cell>
          <table:table-cell table:formula="of:=[.K169]+[.L169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170]+4" office:value-type="float" office:value="10.4">
            <text:p>10.4</text:p>
          </table:table-cell>
        </table:table-row>
        <table:table-row table:style-name="ro4">
          <table:table-cell table:formula="of:=[.A170]+[.$B$1]" office:value-type="float" office:value="33.1999999999999">
            <text:p>33.2</text:p>
          </table:table-cell>
          <table:table-cell table:formula="of:=[.B170]+[.C170]*[.$B$1]+0.5*[.D170]*[.$B$1]^2" office:value-type="float" office:value="98.7821581615406">
            <text:p>98.78</text:p>
          </table:table-cell>
          <table:table-cell table:formula="of:=[.C170]+[.D170]*[.$B$1]" office:value-type="float" office:value="4.14557313269463">
            <text:p>4.15</text:p>
          </table:table-cell>
          <table:table-cell table:formula="of:=IF([.$F$1]=1;[.F170]-[.B170]-[.C170]*[.$H$1];IF([.$F$1]=2;[.F169]-[.B169]-[.C169]*[.$H$1];IF([.$F$1]=3;[.F168]-[.B168]-[.C168]*[.$H$1];0)))" office:value-type="float" office:value="-1.19553570655311">
            <text:p>-1.20</text:p>
          </table:table-cell>
          <table:table-cell table:formula="of:=[.$F$1]*[.C171]+4" office:value-type="float" office:value="12.2911462653893">
            <text:p>12.29</text:p>
          </table:table-cell>
          <table:table-cell table:formula="of:=[.F170]+[.G170]*[.$B$1]+0.5*[.H170]*[.$B$1]^2" office:value-type="float" office:value="101.554015644894">
            <text:p>101.55</text:p>
          </table:table-cell>
          <table:table-cell table:formula="of:=[.G170]+[.H170]*[.$B$1]" office:value-type="float" office:value="3.04796034072256">
            <text:p>3.05</text:p>
          </table:table-cell>
          <table:table-cell table:formula="of:=IF([.$F$1]=1;[.J170]-[.F170]-[.G170]*[.$H$1];IF([.$F$1]=2;[.J169]-[.F169]-[.G169]*[.$H$1];IF([.$F$1]=3;[.J168]-[.F168]-[.G168]*[.$H$1];0)))" office:value-type="float" office:value="0.0160011779795637">
            <text:p>0.02</text:p>
          </table:table-cell>
          <table:table-cell table:formula="of:=[.$F$1]*[.G171]+4" office:value-type="float" office:value="10.0959206814451">
            <text:p>10.10</text:p>
          </table:table-cell>
          <table:table-cell table:formula="of:=[.J170]+[.K170]*[.$B$1]+0.5*[.L170]*[.$B$1]^2" office:value-type="float" office:value="104.7">
            <text:p>104.70</text:p>
          </table:table-cell>
          <table:table-cell table:formula="of:=[.K170]+[.L170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171]+4" office:value-type="float" office:value="10.4">
            <text:p>10.4</text:p>
          </table:table-cell>
        </table:table-row>
        <table:table-row table:style-name="ro4">
          <table:table-cell table:formula="of:=[.A171]+[.$B$1]" office:value-type="float" office:value="33.3999999999999">
            <text:p>33.4</text:p>
          </table:table-cell>
          <table:table-cell table:formula="of:=[.B171]+[.C171]*[.$B$1]+0.5*[.D171]*[.$B$1]^2" office:value-type="float" office:value="99.5873620739485">
            <text:p>99.59</text:p>
          </table:table-cell>
          <table:table-cell table:formula="of:=[.C171]+[.D171]*[.$B$1]" office:value-type="float" office:value="3.906465991384">
            <text:p>3.91</text:p>
          </table:table-cell>
          <table:table-cell table:formula="of:=IF([.$F$1]=1;[.F171]-[.B171]-[.C171]*[.$H$1];IF([.$F$1]=2;[.F170]-[.B170]-[.C170]*[.$H$1];IF([.$F$1]=3;[.F169]-[.B169]-[.C169]*[.$H$1];0)))" office:value-type="float" office:value="-1.33001877454597">
            <text:p>-1.33</text:p>
          </table:table-cell>
          <table:table-cell table:formula="of:=[.$F$1]*[.C172]+4" office:value-type="float" office:value="11.812931982768">
            <text:p>11.81</text:p>
          </table:table-cell>
          <table:table-cell table:formula="of:=[.F171]+[.G171]*[.$B$1]+0.5*[.H171]*[.$B$1]^2" office:value-type="float" office:value="102.163927736598">
            <text:p>102.16</text:p>
          </table:table-cell>
          <table:table-cell table:formula="of:=[.G171]+[.H171]*[.$B$1]" office:value-type="float" office:value="3.05116057631847">
            <text:p>3.05</text:p>
          </table:table-cell>
          <table:table-cell table:formula="of:=IF([.$F$1]=1;[.J171]-[.F171]-[.G171]*[.$H$1];IF([.$F$1]=2;[.J170]-[.F170]-[.G170]*[.$H$1];IF([.$F$1]=3;[.J169]-[.F169]-[.G169]*[.$H$1];0)))" office:value-type="float" office:value="0.0612337759928159">
            <text:p>0.06</text:p>
          </table:table-cell>
          <table:table-cell table:formula="of:=[.$F$1]*[.G172]+4" office:value-type="float" office:value="10.1023211526369">
            <text:p>10.10</text:p>
          </table:table-cell>
          <table:table-cell table:formula="of:=[.J171]+[.K171]*[.$B$1]+0.5*[.L171]*[.$B$1]^2" office:value-type="float" office:value="105.34">
            <text:p>105.34</text:p>
          </table:table-cell>
          <table:table-cell table:formula="of:=[.K171]+[.L171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172]+4" office:value-type="float" office:value="10.4">
            <text:p>10.4</text:p>
          </table:table-cell>
        </table:table-row>
        <table:table-row table:style-name="ro4">
          <table:table-cell table:formula="of:=[.A172]+[.$B$1]" office:value-type="float" office:value="33.5999999999999">
            <text:p>33.6</text:p>
          </table:table-cell>
          <table:table-cell table:formula="of:=[.B172]+[.C172]*[.$B$1]+0.5*[.D172]*[.$B$1]^2" office:value-type="float" office:value="100.342054896734">
            <text:p>100.34</text:p>
          </table:table-cell>
          <table:table-cell table:formula="of:=[.C172]+[.D172]*[.$B$1]" office:value-type="float" office:value="3.64046223647481">
            <text:p>3.64</text:p>
          </table:table-cell>
          <table:table-cell table:formula="of:=IF([.$F$1]=1;[.F172]-[.B172]-[.C172]*[.$H$1];IF([.$F$1]=2;[.F171]-[.B171]-[.C171]*[.$H$1];IF([.$F$1]=3;[.F170]-[.B170]-[.C170]*[.$H$1];0)))" office:value-type="float" office:value="-1.37371564934172">
            <text:p>-1.37</text:p>
          </table:table-cell>
          <table:table-cell table:formula="of:=[.$F$1]*[.C173]+4" office:value-type="float" office:value="11.2809244729496">
            <text:p>11.28</text:p>
          </table:table-cell>
          <table:table-cell table:formula="of:=[.F172]+[.G172]*[.$B$1]+0.5*[.H172]*[.$B$1]^2" office:value-type="float" office:value="102.775384527381">
            <text:p>102.78</text:p>
          </table:table-cell>
          <table:table-cell table:formula="of:=[.G172]+[.H172]*[.$B$1]" office:value-type="float" office:value="3.06340733151704">
            <text:p>3.06</text:p>
          </table:table-cell>
          <table:table-cell table:formula="of:=IF([.$F$1]=1;[.J172]-[.F172]-[.G172]*[.$H$1];IF([.$F$1]=2;[.J171]-[.F171]-[.G171]*[.$H$1];IF([.$F$1]=3;[.J170]-[.F170]-[.G170]*[.$H$1];0)))" office:value-type="float" office:value="0.0980240143839883">
            <text:p>0.10</text:p>
          </table:table-cell>
          <table:table-cell table:formula="of:=[.$F$1]*[.G173]+4" office:value-type="float" office:value="10.1268146630341">
            <text:p>10.13</text:p>
          </table:table-cell>
          <table:table-cell table:formula="of:=[.J172]+[.K172]*[.$B$1]+0.5*[.L172]*[.$B$1]^2" office:value-type="float" office:value="105.98">
            <text:p>105.98</text:p>
          </table:table-cell>
          <table:table-cell table:formula="of:=[.K172]+[.L172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173]+4" office:value-type="float" office:value="10.4">
            <text:p>10.4</text:p>
          </table:table-cell>
        </table:table-row>
        <table:table-row table:style-name="ro4">
          <table:table-cell table:formula="of:=[.A173]+[.$B$1]" office:value-type="float" office:value="33.7999999999999">
            <text:p>33.8</text:p>
          </table:table-cell>
          <table:table-cell table:formula="of:=[.B173]+[.C173]*[.$B$1]+0.5*[.D173]*[.$B$1]^2" office:value-type="float" office:value="101.042673031043">
            <text:p>101.04</text:p>
          </table:table-cell>
          <table:table-cell table:formula="of:=[.C173]+[.D173]*[.$B$1]" office:value-type="float" office:value="3.36571910660647">
            <text:p>3.37</text:p>
          </table:table-cell>
          <table:table-cell table:formula="of:=IF([.$F$1]=1;[.F173]-[.B173]-[.C173]*[.$H$1];IF([.$F$1]=2;[.F172]-[.B172]-[.C172]*[.$H$1];IF([.$F$1]=3;[.F171]-[.B171]-[.C171]*[.$H$1];0)))" office:value-type="float" office:value="-1.32990032873486">
            <text:p>-1.33</text:p>
          </table:table-cell>
          <table:table-cell table:formula="of:=[.$F$1]*[.C174]+4" office:value-type="float" office:value="10.7314382132129">
            <text:p>10.73</text:p>
          </table:table-cell>
          <table:table-cell table:formula="of:=[.F173]+[.G173]*[.$B$1]+0.5*[.H173]*[.$B$1]^2" office:value-type="float" office:value="103.390026473972">
            <text:p>103.39</text:p>
          </table:table-cell>
          <table:table-cell table:formula="of:=[.G173]+[.H173]*[.$B$1]" office:value-type="float" office:value="3.08301213439383">
            <text:p>3.08</text:p>
          </table:table-cell>
          <table:table-cell table:formula="of:=IF([.$F$1]=1;[.J173]-[.F173]-[.G173]*[.$H$1];IF([.$F$1]=2;[.J172]-[.F172]-[.G172]*[.$H$1];IF([.$F$1]=3;[.J171]-[.F171]-[.G171]*[.$H$1];0)))" office:value-type="float" office:value="0.124911687083973">
            <text:p>0.12</text:p>
          </table:table-cell>
          <table:table-cell table:formula="of:=[.$F$1]*[.G174]+4" office:value-type="float" office:value="10.1660242687877">
            <text:p>10.17</text:p>
          </table:table-cell>
          <table:table-cell table:formula="of:=[.J173]+[.K173]*[.$B$1]+0.5*[.L173]*[.$B$1]^2" office:value-type="float" office:value="106.62">
            <text:p>106.62</text:p>
          </table:table-cell>
          <table:table-cell table:formula="of:=[.K173]+[.L173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174]+4" office:value-type="float" office:value="10.4">
            <text:p>10.4</text:p>
          </table:table-cell>
        </table:table-row>
        <table:table-row table:style-name="ro4">
          <table:table-cell table:formula="of:=[.A174]+[.$B$1]" office:value-type="float" office:value="33.9999999999999">
            <text:p>34</text:p>
          </table:table-cell>
          <table:table-cell table:formula="of:=[.B174]+[.C174]*[.$B$1]+0.5*[.D174]*[.$B$1]^2" office:value-type="float" office:value="101.689218845789">
            <text:p>101.69</text:p>
          </table:table-cell>
          <table:table-cell table:formula="of:=[.C174]+[.D174]*[.$B$1]" office:value-type="float" office:value="3.09973904085949">
            <text:p>3.10</text:p>
          </table:table-cell>
          <table:table-cell table:formula="of:=IF([.$F$1]=1;[.F174]-[.B174]-[.C174]*[.$H$1];IF([.$F$1]=2;[.F173]-[.B173]-[.C173]*[.$H$1];IF([.$F$1]=3;[.F172]-[.B172]-[.C172]*[.$H$1];0)))" office:value-type="float" office:value="-1.207132605828">
            <text:p>-1.21</text:p>
          </table:table-cell>
          <table:table-cell table:formula="of:=[.$F$1]*[.C175]+4" office:value-type="float" office:value="10.199478081719">
            <text:p>10.20</text:p>
          </table:table-cell>
          <table:table-cell table:formula="of:=[.F174]+[.G174]*[.$B$1]+0.5*[.H174]*[.$B$1]^2" office:value-type="float" office:value="104.009127134593">
            <text:p>104.01</text:p>
          </table:table-cell>
          <table:table-cell table:formula="of:=[.G174]+[.H174]*[.$B$1]" office:value-type="float" office:value="3.10799447181063">
            <text:p>3.11</text:p>
          </table:table-cell>
          <table:table-cell table:formula="of:=IF([.$F$1]=1;[.J174]-[.F174]-[.G174]*[.$H$1];IF([.$F$1]=2;[.J173]-[.F173]-[.G173]*[.$H$1];IF([.$F$1]=3;[.J172]-[.F172]-[.G172]*[.$H$1];0)))" office:value-type="float" office:value="0.141208141101861">
            <text:p>0.14</text:p>
          </table:table-cell>
          <table:table-cell table:formula="of:=[.$F$1]*[.G175]+4" office:value-type="float" office:value="10.2159889436213">
            <text:p>10.22</text:p>
          </table:table-cell>
          <table:table-cell table:formula="of:=[.J174]+[.K174]*[.$B$1]+0.5*[.L174]*[.$B$1]^2" office:value-type="float" office:value="107.26">
            <text:p>107.26</text:p>
          </table:table-cell>
          <table:table-cell table:formula="of:=[.K174]+[.L174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175]+4" office:value-type="float" office:value="10.4">
            <text:p>10.4</text:p>
          </table:table-cell>
        </table:table-row>
        <table:table-row table:style-name="ro4">
          <table:table-cell table:formula="of:=[.A175]+[.$B$1]" office:value-type="float" office:value="34.1999999999999">
            <text:p>34.2</text:p>
          </table:table-cell>
          <table:table-cell table:formula="of:=[.B175]+[.C175]*[.$B$1]+0.5*[.D175]*[.$B$1]^2" office:value-type="float" office:value="102.285024001844">
            <text:p>102.29</text:p>
          </table:table-cell>
          <table:table-cell table:formula="of:=[.C175]+[.D175]*[.$B$1]" office:value-type="float" office:value="2.85831251969389">
            <text:p>2.86</text:p>
          </table:table-cell>
          <table:table-cell table:formula="of:=IF([.$F$1]=1;[.F175]-[.B175]-[.C175]*[.$H$1];IF([.$F$1]=2;[.F174]-[.B174]-[.C174]*[.$H$1];IF([.$F$1]=3;[.F173]-[.B173]-[.C173]*[.$H$1];0)))" office:value-type="float" office:value="-1.01836566367668">
            <text:p>-1.02</text:p>
          </table:table-cell>
          <table:table-cell table:formula="of:=[.$F$1]*[.C176]+4" office:value-type="float" office:value="9.71662503938779">
            <text:p>9.72</text:p>
          </table:table-cell>
          <table:table-cell table:formula="of:=[.F175]+[.G175]*[.$B$1]+0.5*[.H175]*[.$B$1]^2" office:value-type="float" office:value="104.633550191777">
            <text:p>104.63</text:p>
          </table:table-cell>
          <table:table-cell table:formula="of:=[.G175]+[.H175]*[.$B$1]" office:value-type="float" office:value="3.136236100031">
            <text:p>3.14</text:p>
          </table:table-cell>
          <table:table-cell table:formula="of:=IF([.$F$1]=1;[.J175]-[.F175]-[.G175]*[.$H$1];IF([.$F$1]=2;[.J174]-[.F174]-[.G174]*[.$H$1];IF([.$F$1]=3;[.J173]-[.F173]-[.G173]*[.$H$1];0)))" office:value-type="float" office:value="0.146961391633972">
            <text:p>0.15</text:p>
          </table:table-cell>
          <table:table-cell table:formula="of:=[.$F$1]*[.G176]+4" office:value-type="float" office:value="10.272472200062">
            <text:p>10.27</text:p>
          </table:table-cell>
          <table:table-cell table:formula="of:=[.J175]+[.K175]*[.$B$1]+0.5*[.L175]*[.$B$1]^2" office:value-type="float" office:value="107.9">
            <text:p>107.90</text:p>
          </table:table-cell>
          <table:table-cell table:formula="of:=[.K175]+[.L175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176]+4" office:value-type="float" office:value="10.4">
            <text:p>10.4</text:p>
          </table:table-cell>
        </table:table-row>
        <table:table-row table:style-name="ro4">
          <table:table-cell table:formula="of:=[.A176]+[.$B$1]" office:value-type="float" office:value="34.3999999999999">
            <text:p>34.4</text:p>
          </table:table-cell>
          <table:table-cell table:formula="of:=[.B176]+[.C176]*[.$B$1]+0.5*[.D176]*[.$B$1]^2" office:value-type="float" office:value="102.83631919251">
            <text:p>102.84</text:p>
          </table:table-cell>
          <table:table-cell table:formula="of:=[.C176]+[.D176]*[.$B$1]" office:value-type="float" office:value="2.65463938695856">
            <text:p>2.65</text:p>
          </table:table-cell>
          <table:table-cell table:formula="of:=IF([.$F$1]=1;[.F176]-[.B176]-[.C176]*[.$H$1];IF([.$F$1]=2;[.F175]-[.B175]-[.C175]*[.$H$1];IF([.$F$1]=3;[.F174]-[.B174]-[.C174]*[.$H$1];0)))" office:value-type="float" office:value="-0.779830752055848">
            <text:p>-0.78</text:p>
          </table:table-cell>
          <table:table-cell table:formula="of:=[.$F$1]*[.C177]+4" office:value-type="float" office:value="9.30927877391711">
            <text:p>9.31</text:p>
          </table:table-cell>
          <table:table-cell table:formula="of:=[.F176]+[.G176]*[.$B$1]+0.5*[.H176]*[.$B$1]^2" office:value-type="float" office:value="105.263736639616">
            <text:p>105.26</text:p>
          </table:table-cell>
          <table:table-cell table:formula="of:=[.G176]+[.H176]*[.$B$1]" office:value-type="float" office:value="3.16562837835779">
            <text:p>3.17</text:p>
          </table:table-cell>
          <table:table-cell table:formula="of:=IF([.$F$1]=1;[.J176]-[.F176]-[.G176]*[.$H$1];IF([.$F$1]=2;[.J175]-[.F175]-[.G175]*[.$H$1];IF([.$F$1]=3;[.J174]-[.F174]-[.G174]*[.$H$1];0)))" office:value-type="float" office:value="0.142878393596731">
            <text:p>0.14</text:p>
          </table:table-cell>
          <table:table-cell table:formula="of:=[.$F$1]*[.G177]+4" office:value-type="float" office:value="10.3312567567156">
            <text:p>10.33</text:p>
          </table:table-cell>
          <table:table-cell table:formula="of:=[.J176]+[.K176]*[.$B$1]+0.5*[.L176]*[.$B$1]^2" office:value-type="float" office:value="108.54">
            <text:p>108.54</text:p>
          </table:table-cell>
          <table:table-cell table:formula="of:=[.K176]+[.L176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177]+4" office:value-type="float" office:value="10.4">
            <text:p>10.4</text:p>
          </table:table-cell>
        </table:table-row>
        <table:table-row table:style-name="ro4">
          <table:table-cell table:formula="of:=[.A177]+[.$B$1]" office:value-type="float" office:value="34.5999999999999">
            <text:p>34.6</text:p>
          </table:table-cell>
          <table:table-cell table:formula="of:=[.B177]+[.C177]*[.$B$1]+0.5*[.D177]*[.$B$1]^2" office:value-type="float" office:value="103.35165045486">
            <text:p>103.35</text:p>
          </table:table-cell>
          <table:table-cell table:formula="of:=[.C177]+[.D177]*[.$B$1]" office:value-type="float" office:value="2.49867323654739">
            <text:p>2.50</text:p>
          </table:table-cell>
          <table:table-cell table:formula="of:=IF([.$F$1]=1;[.F177]-[.B177]-[.C177]*[.$H$1];IF([.$F$1]=2;[.F176]-[.B176]-[.C176]*[.$H$1];IF([.$F$1]=3;[.F175]-[.B175]-[.C175]*[.$H$1];0)))" office:value-type="float" office:value="-0.509786329761422">
            <text:p>-0.51</text:p>
          </table:table-cell>
          <table:table-cell table:formula="of:=[.$F$1]*[.C178]+4" office:value-type="float" office:value="8.99734647309478">
            <text:p>9.00</text:p>
          </table:table-cell>
          <table:table-cell table:formula="of:=[.F177]+[.G177]*[.$B$1]+0.5*[.H177]*[.$B$1]^2" office:value-type="float" office:value="105.899719883159">
            <text:p>105.90</text:p>
          </table:table-cell>
          <table:table-cell table:formula="of:=[.G177]+[.H177]*[.$B$1]" office:value-type="float" office:value="3.19420405707714">
            <text:p>3.19</text:p>
          </table:table-cell>
          <table:table-cell table:formula="of:=IF([.$F$1]=1;[.J177]-[.F177]-[.G177]*[.$H$1];IF([.$F$1]=2;[.J176]-[.F176]-[.G176]*[.$H$1];IF([.$F$1]=3;[.J175]-[.F175]-[.G175]*[.$H$1];0)))" office:value-type="float" office:value="0.130213708192199">
            <text:p>0.13</text:p>
          </table:table-cell>
          <table:table-cell table:formula="of:=[.$F$1]*[.G178]+4" office:value-type="float" office:value="10.3884081141543">
            <text:p>10.39</text:p>
          </table:table-cell>
          <table:table-cell table:formula="of:=[.J177]+[.K177]*[.$B$1]+0.5*[.L177]*[.$B$1]^2" office:value-type="float" office:value="109.18">
            <text:p>109.18</text:p>
          </table:table-cell>
          <table:table-cell table:formula="of:=[.K177]+[.L177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178]+4" office:value-type="float" office:value="10.4">
            <text:p>10.4</text:p>
          </table:table-cell>
        </table:table-row>
        <table:table-row table:style-name="ro4">
          <table:table-cell table:formula="of:=[.A178]+[.$B$1]" office:value-type="float" office:value="34.8">
            <text:p>34.8</text:p>
          </table:table-cell>
          <table:table-cell table:formula="of:=[.B178]+[.C178]*[.$B$1]+0.5*[.D178]*[.$B$1]^2" office:value-type="float" office:value="103.841189375575">
            <text:p>103.84</text:p>
          </table:table-cell>
          <table:table-cell table:formula="of:=[.C178]+[.D178]*[.$B$1]" office:value-type="float" office:value="2.3967159705951">
            <text:p>2.40</text:p>
          </table:table-cell>
          <table:table-cell table:formula="of:=IF([.$F$1]=1;[.F178]-[.B178]-[.C178]*[.$H$1];IF([.$F$1]=2;[.F177]-[.B177]-[.C177]*[.$H$1];IF([.$F$1]=3;[.F176]-[.B176]-[.C176]*[.$H$1];0)))" office:value-type="float" office:value="-0.227221939852449">
            <text:p>-0.23</text:p>
          </table:table-cell>
          <table:table-cell table:formula="of:=[.$F$1]*[.C179]+4" office:value-type="float" office:value="8.79343194119021">
            <text:p>8.79</text:p>
          </table:table-cell>
          <table:table-cell table:formula="of:=[.F178]+[.G178]*[.$B$1]+0.5*[.H178]*[.$B$1]^2" office:value-type="float" office:value="106.541164968739">
            <text:p>106.54</text:p>
          </table:table-cell>
          <table:table-cell table:formula="of:=[.G178]+[.H178]*[.$B$1]" office:value-type="float" office:value="3.22024679871558">
            <text:p>3.22</text:p>
          </table:table-cell>
          <table:table-cell table:formula="of:=IF([.$F$1]=1;[.J178]-[.F178]-[.G178]*[.$H$1];IF([.$F$1]=2;[.J177]-[.F177]-[.G177]*[.$H$1];IF([.$F$1]=3;[.J176]-[.F176]-[.G176]*[.$H$1];0)))" office:value-type="float" office:value="0.110634982026525">
            <text:p>0.11</text:p>
          </table:table-cell>
          <table:table-cell table:formula="of:=[.$F$1]*[.G179]+4" office:value-type="float" office:value="10.4404935974312">
            <text:p>10.44</text:p>
          </table:table-cell>
          <table:table-cell table:formula="of:=[.J178]+[.K178]*[.$B$1]+0.5*[.L178]*[.$B$1]^2" office:value-type="float" office:value="109.82">
            <text:p>109.82</text:p>
          </table:table-cell>
          <table:table-cell table:formula="of:=[.K178]+[.L178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179]+4" office:value-type="float" office:value="10.4">
            <text:p>10.4</text:p>
          </table:table-cell>
        </table:table-row>
        <table:table-row table:style-name="ro4">
          <table:table-cell table:formula="of:=[.A179]+[.$B$1]" office:value-type="float" office:value="35">
            <text:p>35</text:p>
          </table:table-cell>
          <table:table-cell table:formula="of:=[.B179]+[.C179]*[.$B$1]+0.5*[.D179]*[.$B$1]^2" office:value-type="float" office:value="104.315988130897">
            <text:p>104.32</text:p>
          </table:table-cell>
          <table:table-cell table:formula="of:=[.C179]+[.D179]*[.$B$1]" office:value-type="float" office:value="2.35127158262461">
            <text:p>2.35</text:p>
          </table:table-cell>
          <table:table-cell table:formula="of:=IF([.$F$1]=1;[.F179]-[.B179]-[.C179]*[.$H$1];IF([.$F$1]=2;[.F178]-[.B178]-[.C178]*[.$H$1];IF([.$F$1]=3;[.F177]-[.B177]-[.C177]*[.$H$1];0)))" office:value-type="float" office:value="0.0493961917516135">
            <text:p>0.05</text:p>
          </table:table-cell>
          <table:table-cell table:formula="of:=[.$F$1]*[.C180]+4" office:value-type="float" office:value="8.70254316524923">
            <text:p>8.70</text:p>
          </table:table-cell>
          <table:table-cell table:formula="of:=[.F179]+[.G179]*[.$B$1]+0.5*[.H179]*[.$B$1]^2" office:value-type="float" office:value="107.187427028122">
            <text:p>107.19</text:p>
          </table:table-cell>
          <table:table-cell table:formula="of:=[.G179]+[.H179]*[.$B$1]" office:value-type="float" office:value="3.24237379512089">
            <text:p>3.24</text:p>
          </table:table-cell>
          <table:table-cell table:formula="of:=IF([.$F$1]=1;[.J179]-[.F179]-[.G179]*[.$H$1];IF([.$F$1]=2;[.J178]-[.F178]-[.G178]*[.$H$1];IF([.$F$1]=3;[.J177]-[.F177]-[.G177]*[.$H$1];0)))" office:value-type="float" office:value="0.0860760597636872">
            <text:p>0.09</text:p>
          </table:table-cell>
          <table:table-cell table:formula="of:=[.$F$1]*[.G180]+4" office:value-type="float" office:value="10.4847475902418">
            <text:p>10.48</text:p>
          </table:table-cell>
          <table:table-cell table:formula="of:=[.J179]+[.K179]*[.$B$1]+0.5*[.L179]*[.$B$1]^2" office:value-type="float" office:value="110.46">
            <text:p>110.46</text:p>
          </table:table-cell>
          <table:table-cell table:formula="of:=[.K179]+[.L179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180]+4" office:value-type="float" office:value="10.4">
            <text:p>10.4</text:p>
          </table:table-cell>
        </table:table-row>
        <table:table-row table:style-name="ro4">
          <table:table-cell table:formula="of:=[.A180]+[.$B$1]" office:value-type="float" office:value="35.2">
            <text:p>35.2</text:p>
          </table:table-cell>
          <table:table-cell table:formula="of:=[.B180]+[.C180]*[.$B$1]+0.5*[.D180]*[.$B$1]^2" office:value-type="float" office:value="104.787230371256">
            <text:p>104.79</text:p>
          </table:table-cell>
          <table:table-cell table:formula="of:=[.C180]+[.D180]*[.$B$1]" office:value-type="float" office:value="2.36115082097494">
            <text:p>2.36</text:p>
          </table:table-cell>
          <table:table-cell table:formula="of:=IF([.$F$1]=1;[.F180]-[.B180]-[.C180]*[.$H$1];IF([.$F$1]=2;[.F179]-[.B179]-[.C179]*[.$H$1];IF([.$F$1]=3;[.F178]-[.B178]-[.C178]*[.$H$1];0)))" office:value-type="float" office:value="0.303259622568923">
            <text:p>0.30</text:p>
          </table:table-cell>
          <table:table-cell table:formula="of:=[.$F$1]*[.C181]+4" office:value-type="float" office:value="8.72230164194987">
            <text:p>8.72</text:p>
          </table:table-cell>
          <table:table-cell table:formula="of:=[.F180]+[.G180]*[.$B$1]+0.5*[.H180]*[.$B$1]^2" office:value-type="float" office:value="107.837623308342">
            <text:p>107.84</text:p>
          </table:table-cell>
          <table:table-cell table:formula="of:=[.G180]+[.H180]*[.$B$1]" office:value-type="float" office:value="3.25958900707362">
            <text:p>3.26</text:p>
          </table:table-cell>
          <table:table-cell table:formula="of:=IF([.$F$1]=1;[.J180]-[.F180]-[.G180]*[.$H$1];IF([.$F$1]=2;[.J179]-[.F179]-[.G179]*[.$H$1];IF([.$F$1]=3;[.J178]-[.F178]-[.G178]*[.$H$1];0)))" office:value-type="float" office:value="0.0585882325459699">
            <text:p>0.06</text:p>
          </table:table-cell>
          <table:table-cell table:formula="of:=[.$F$1]*[.G181]+4" office:value-type="float" office:value="10.5191780141472">
            <text:p>10.52</text:p>
          </table:table-cell>
          <table:table-cell table:formula="of:=[.J180]+[.K180]*[.$B$1]+0.5*[.L180]*[.$B$1]^2" office:value-type="float" office:value="111.1">
            <text:p>111.10</text:p>
          </table:table-cell>
          <table:table-cell table:formula="of:=[.K180]+[.L180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181]+4" office:value-type="float" office:value="10.4">
            <text:p>10.4</text:p>
          </table:table-cell>
        </table:table-row>
        <table:table-row table:style-name="ro4">
          <table:table-cell table:formula="of:=[.A181]+[.$B$1]" office:value-type="float" office:value="35.4">
            <text:p>35.4</text:p>
          </table:table-cell>
          <table:table-cell table:formula="of:=[.B181]+[.C181]*[.$B$1]+0.5*[.D181]*[.$B$1]^2" office:value-type="float" office:value="105.265525727903">
            <text:p>105.27</text:p>
          </table:table-cell>
          <table:table-cell table:formula="of:=[.C181]+[.D181]*[.$B$1]" office:value-type="float" office:value="2.42180274548872">
            <text:p>2.42</text:p>
          </table:table-cell>
          <table:table-cell table:formula="of:=IF([.$F$1]=1;[.F181]-[.B181]-[.C181]*[.$H$1];IF([.$F$1]=2;[.F180]-[.B180]-[.C180]*[.$H$1];IF([.$F$1]=3;[.F179]-[.B179]-[.C179]*[.$H$1];0)))" office:value-type="float" office:value="0.520167314601101">
            <text:p>0.52</text:p>
          </table:table-cell>
          <table:table-cell table:formula="of:=[.$F$1]*[.C182]+4" office:value-type="float" office:value="8.84360549097744">
            <text:p>8.84</text:p>
          </table:table-cell>
          <table:table-cell table:formula="of:=[.F181]+[.G181]*[.$B$1]+0.5*[.H181]*[.$B$1]^2" office:value-type="float" office:value="108.490712874407">
            <text:p>108.49</text:p>
          </table:table-cell>
          <table:table-cell table:formula="of:=[.G181]+[.H181]*[.$B$1]" office:value-type="float" office:value="3.27130665358282">
            <text:p>3.27</text:p>
          </table:table-cell>
          <table:table-cell table:formula="of:=IF([.$F$1]=1;[.J181]-[.F181]-[.G181]*[.$H$1];IF([.$F$1]=2;[.J180]-[.F180]-[.G180]*[.$H$1];IF([.$F$1]=3;[.J179]-[.F179]-[.G179]*[.$H$1];0)))" office:value-type="float" office:value="0.0301991767570065">
            <text:p>0.03</text:p>
          </table:table-cell>
          <table:table-cell table:formula="of:=[.$F$1]*[.G182]+4" office:value-type="float" office:value="10.5426133071656">
            <text:p>10.54</text:p>
          </table:table-cell>
          <table:table-cell table:formula="of:=[.J181]+[.K181]*[.$B$1]+0.5*[.L181]*[.$B$1]^2" office:value-type="float" office:value="111.74">
            <text:p>111.74</text:p>
          </table:table-cell>
          <table:table-cell table:formula="of:=[.K181]+[.L181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182]+4" office:value-type="float" office:value="10.4">
            <text:p>10.4</text:p>
          </table:table-cell>
        </table:table-row>
        <table:table-row table:style-name="ro4">
          <table:table-cell table:formula="of:=[.A182]+[.$B$1]" office:value-type="float" office:value="35.6">
            <text:p>35.6</text:p>
          </table:table-cell>
          <table:table-cell table:formula="of:=[.B182]+[.C182]*[.$B$1]+0.5*[.D182]*[.$B$1]^2" office:value-type="float" office:value="105.760289623293">
            <text:p>105.76</text:p>
          </table:table-cell>
          <table:table-cell table:formula="of:=[.C182]+[.D182]*[.$B$1]" office:value-type="float" office:value="2.52583620840894">
            <text:p>2.53</text:p>
          </table:table-cell>
          <table:table-cell table:formula="of:=IF([.$F$1]=1;[.F182]-[.B182]-[.C182]*[.$H$1];IF([.$F$1]=2;[.F181]-[.B181]-[.C181]*[.$H$1];IF([.$F$1]=3;[.F180]-[.B180]-[.C180]*[.$H$1];0)))" office:value-type="float" office:value="0.689242116110284">
            <text:p>0.69</text:p>
          </table:table-cell>
          <table:table-cell table:formula="of:=[.$F$1]*[.C183]+4" office:value-type="float" office:value="9.05167241681788">
            <text:p>9.05</text:p>
          </table:table-cell>
          <table:table-cell table:formula="of:=[.F182]+[.G182]*[.$B$1]+0.5*[.H182]*[.$B$1]^2" office:value-type="float" office:value="109.145578188659">
            <text:p>109.15</text:p>
          </table:table-cell>
          <table:table-cell table:formula="of:=[.G182]+[.H182]*[.$B$1]" office:value-type="float" office:value="3.27734648893422">
            <text:p>3.28</text:p>
          </table:table-cell>
          <table:table-cell table:formula="of:=IF([.$F$1]=1;[.J182]-[.F182]-[.G182]*[.$H$1];IF([.$F$1]=2;[.J181]-[.F181]-[.G181]*[.$H$1];IF([.$F$1]=3;[.J180]-[.F180]-[.G180]*[.$H$1];0)))" office:value-type="float" office:value="0.00278768458480849">
            <text:p>0.00</text:p>
          </table:table-cell>
          <table:table-cell table:formula="of:=[.$F$1]*[.G183]+4" office:value-type="float" office:value="10.5546929778684">
            <text:p>10.55</text:p>
          </table:table-cell>
          <table:table-cell table:formula="of:=[.J182]+[.K182]*[.$B$1]+0.5*[.L182]*[.$B$1]^2" office:value-type="float" office:value="112.38">
            <text:p>112.38</text:p>
          </table:table-cell>
          <table:table-cell table:formula="of:=[.K182]+[.L182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183]+4" office:value-type="float" office:value="10.4">
            <text:p>10.4</text:p>
          </table:table-cell>
        </table:table-row>
        <table:table-row table:style-name="ro4">
          <table:table-cell table:formula="of:=[.A183]+[.$B$1]" office:value-type="float" office:value="35.8">
            <text:p>35.8</text:p>
          </table:table-cell>
          <table:table-cell table:formula="of:=[.B183]+[.C183]*[.$B$1]+0.5*[.D183]*[.$B$1]^2" office:value-type="float" office:value="106.279241707297">
            <text:p>106.28</text:p>
          </table:table-cell>
          <table:table-cell table:formula="of:=[.C183]+[.D183]*[.$B$1]" office:value-type="float" office:value="2.663684631631">
            <text:p>2.66</text:p>
          </table:table-cell>
          <table:table-cell table:formula="of:=IF([.$F$1]=1;[.F183]-[.B183]-[.C183]*[.$H$1];IF([.$F$1]=2;[.F182]-[.B182]-[.C182]*[.$H$1];IF([.$F$1]=3;[.F181]-[.B181]-[.C181]*[.$H$1];0)))" office:value-type="float" office:value="0.803384401015788">
            <text:p>0.80</text:p>
          </table:table-cell>
          <table:table-cell table:formula="of:=[.$F$1]*[.C184]+4" office:value-type="float" office:value="9.327369263262">
            <text:p>9.33</text:p>
          </table:table-cell>
          <table:table-cell table:formula="of:=[.F183]+[.G183]*[.$B$1]+0.5*[.H183]*[.$B$1]^2" office:value-type="float" office:value="109.801103240138">
            <text:p>109.80</text:p>
          </table:table-cell>
          <table:table-cell table:formula="of:=[.G183]+[.H183]*[.$B$1]" office:value-type="float" office:value="3.27790402585118">
            <text:p>3.28</text:p>
          </table:table-cell>
          <table:table-cell table:formula="of:=IF([.$F$1]=1;[.J183]-[.F183]-[.G183]*[.$H$1];IF([.$F$1]=2;[.J182]-[.F182]-[.G182]*[.$H$1];IF([.$F$1]=3;[.J181]-[.F181]-[.G181]*[.$H$1];0)))" office:value-type="float" office:value="-0.0220195279900306">
            <text:p>-0.02</text:p>
          </table:table-cell>
          <table:table-cell table:formula="of:=[.$F$1]*[.G184]+4" office:value-type="float" office:value="10.5558080517024">
            <text:p>10.56</text:p>
          </table:table-cell>
          <table:table-cell table:formula="of:=[.J183]+[.K183]*[.$B$1]+0.5*[.L183]*[.$B$1]^2" office:value-type="float" office:value="113.02">
            <text:p>113.02</text:p>
          </table:table-cell>
          <table:table-cell table:formula="of:=[.K183]+[.L183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184]+4" office:value-type="float" office:value="10.4">
            <text:p>10.4</text:p>
          </table:table-cell>
        </table:table-row>
        <table:table-row table:style-name="ro4">
          <table:table-cell table:formula="of:=[.A184]+[.$B$1]" office:value-type="float" office:value="36">
            <text:p>36</text:p>
          </table:table-cell>
          <table:table-cell table:formula="of:=[.B184]+[.C184]*[.$B$1]+0.5*[.D184]*[.$B$1]^2" office:value-type="float" office:value="106.828046321643">
            <text:p>106.83</text:p>
          </table:table-cell>
          <table:table-cell table:formula="of:=[.C184]+[.D184]*[.$B$1]" office:value-type="float" office:value="2.82436151183416">
            <text:p>2.82</text:p>
          </table:table-cell>
          <table:table-cell table:formula="of:=IF([.$F$1]=1;[.F184]-[.B184]-[.C184]*[.$H$1];IF([.$F$1]=2;[.F183]-[.B183]-[.C183]*[.$H$1];IF([.$F$1]=3;[.F182]-[.B182]-[.C182]*[.$H$1];0)))" office:value-type="float" office:value="0.85945235695751">
            <text:p>0.86</text:p>
          </table:table-cell>
          <table:table-cell table:formula="of:=[.$F$1]*[.C185]+4" office:value-type="float" office:value="9.64872302366831">
            <text:p>9.65</text:p>
          </table:table-cell>
          <table:table-cell table:formula="of:=[.F184]+[.G184]*[.$B$1]+0.5*[.H184]*[.$B$1]^2" office:value-type="float" office:value="110.456243654748">
            <text:p>110.46</text:p>
          </table:table-cell>
          <table:table-cell table:formula="of:=[.G184]+[.H184]*[.$B$1]" office:value-type="float" office:value="3.27350012025317">
            <text:p>3.27</text:p>
          </table:table-cell>
          <table:table-cell table:formula="of:=IF([.$F$1]=1;[.J184]-[.F184]-[.G184]*[.$H$1];IF([.$F$1]=2;[.J183]-[.F183]-[.G183]*[.$H$1];IF([.$F$1]=3;[.J182]-[.F182]-[.G182]*[.$H$1];0)))" office:value-type="float" office:value="-0.0429246775931396">
            <text:p>-0.04</text:p>
          </table:table-cell>
          <table:table-cell table:formula="of:=[.$F$1]*[.G185]+4" office:value-type="float" office:value="10.5470002405063">
            <text:p>10.55</text:p>
          </table:table-cell>
          <table:table-cell table:formula="of:=[.J184]+[.K184]*[.$B$1]+0.5*[.L184]*[.$B$1]^2" office:value-type="float" office:value="113.66">
            <text:p>113.66</text:p>
          </table:table-cell>
          <table:table-cell table:formula="of:=[.K184]+[.L184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185]+4" office:value-type="float" office:value="10.4">
            <text:p>10.4</text:p>
          </table:table-cell>
        </table:table-row>
        <table:table-row table:style-name="ro4">
          <table:table-cell table:formula="of:=[.A185]+[.$B$1]" office:value-type="float" office:value="36.2">
            <text:p>36.2</text:p>
          </table:table-cell>
          <table:table-cell table:formula="of:=[.B185]+[.C185]*[.$B$1]+0.5*[.D185]*[.$B$1]^2" office:value-type="float" office:value="107.410107671149">
            <text:p>107.41</text:p>
          </table:table-cell>
          <table:table-cell table:formula="of:=[.C185]+[.D185]*[.$B$1]" office:value-type="float" office:value="2.99625198322566">
            <text:p>3.00</text:p>
          </table:table-cell>
          <table:table-cell table:formula="of:=IF([.$F$1]=1;[.F185]-[.B185]-[.C185]*[.$H$1];IF([.$F$1]=2;[.F184]-[.B184]-[.C184]*[.$H$1];IF([.$F$1]=3;[.F183]-[.B183]-[.C183]*[.$H$1];0)))" office:value-type="float" office:value="0.858176901209988">
            <text:p>0.86</text:p>
          </table:table-cell>
          <table:table-cell table:formula="of:=[.$F$1]*[.C186]+4" office:value-type="float" office:value="9.99250396645132">
            <text:p>9.99</text:p>
          </table:table-cell>
          <table:table-cell table:formula="of:=[.F185]+[.G185]*[.$B$1]+0.5*[.H185]*[.$B$1]^2" office:value-type="float" office:value="111.110085185247">
            <text:p>111.11</text:p>
          </table:table-cell>
          <table:table-cell table:formula="of:=[.G185]+[.H185]*[.$B$1]" office:value-type="float" office:value="3.26491518473455">
            <text:p>3.26</text:p>
          </table:table-cell>
          <table:table-cell table:formula="of:=IF([.$F$1]=1;[.J185]-[.F185]-[.G185]*[.$H$1];IF([.$F$1]=2;[.J184]-[.F184]-[.G184]*[.$H$1];IF([.$F$1]=3;[.J183]-[.F183]-[.G183]*[.$H$1];0)))" office:value-type="float" office:value="-0.0590072659886349">
            <text:p>-0.06</text:p>
          </table:table-cell>
          <table:table-cell table:formula="of:=[.$F$1]*[.G186]+4" office:value-type="float" office:value="10.5298303694691">
            <text:p>10.53</text:p>
          </table:table-cell>
          <table:table-cell table:formula="of:=[.J185]+[.K185]*[.$B$1]+0.5*[.L185]*[.$B$1]^2" office:value-type="float" office:value="114.3">
            <text:p>114.30</text:p>
          </table:table-cell>
          <table:table-cell table:formula="of:=[.K185]+[.L185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186]+4" office:value-type="float" office:value="10.4">
            <text:p>10.4</text:p>
          </table:table-cell>
        </table:table-row>
        <table:table-row table:style-name="ro4">
          <table:table-cell table:formula="of:=[.A186]+[.$B$1]" office:value-type="float" office:value="36.4">
            <text:p>36.4</text:p>
          </table:table-cell>
          <table:table-cell table:formula="of:=[.B186]+[.C186]*[.$B$1]+0.5*[.D186]*[.$B$1]^2" office:value-type="float" office:value="108.026521605818">
            <text:p>108.03</text:p>
          </table:table-cell>
          <table:table-cell table:formula="of:=[.C186]+[.D186]*[.$B$1]" office:value-type="float" office:value="3.16788736346766">
            <text:p>3.17</text:p>
          </table:table-cell>
          <table:table-cell table:formula="of:=IF([.$F$1]=1;[.F186]-[.B186]-[.C186]*[.$H$1];IF([.$F$1]=2;[.F185]-[.B185]-[.C185]*[.$H$1];IF([.$F$1]=3;[.F184]-[.B184]-[.C184]*[.$H$1];0)))" office:value-type="float" office:value="0.803835821270751">
            <text:p>0.80</text:p>
          </table:table-cell>
          <table:table-cell table:formula="of:=[.$F$1]*[.C187]+4" office:value-type="float" office:value="10.3357747269353">
            <text:p>10.34</text:p>
          </table:table-cell>
          <table:table-cell table:formula="of:=[.F186]+[.G186]*[.$B$1]+0.5*[.H186]*[.$B$1]^2" office:value-type="float" office:value="111.761888076874">
            <text:p>111.76</text:p>
          </table:table-cell>
          <table:table-cell table:formula="of:=[.G186]+[.H186]*[.$B$1]" office:value-type="float" office:value="3.25311373153682">
            <text:p>3.25</text:p>
          </table:table-cell>
          <table:table-cell table:formula="of:=IF([.$F$1]=1;[.J186]-[.F186]-[.G186]*[.$H$1];IF([.$F$1]=2;[.J185]-[.F185]-[.G185]*[.$H$1];IF([.$F$1]=3;[.J184]-[.F184]-[.G184]*[.$H$1];0)))" office:value-type="float" office:value="-0.069743775001057">
            <text:p>-0.07</text:p>
          </table:table-cell>
          <table:table-cell table:formula="of:=[.$F$1]*[.G187]+4" office:value-type="float" office:value="10.5062274630736">
            <text:p>10.51</text:p>
          </table:table-cell>
          <table:table-cell table:formula="of:=[.J186]+[.K186]*[.$B$1]+0.5*[.L186]*[.$B$1]^2" office:value-type="float" office:value="114.94">
            <text:p>114.94</text:p>
          </table:table-cell>
          <table:table-cell table:formula="of:=[.K186]+[.L186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187]+4" office:value-type="float" office:value="10.4">
            <text:p>10.4</text:p>
          </table:table-cell>
        </table:table-row>
        <table:table-row table:style-name="ro4">
          <table:table-cell table:formula="of:=[.A187]+[.$B$1]" office:value-type="float" office:value="36.6">
            <text:p>36.6</text:p>
          </table:table-cell>
          <table:table-cell table:formula="of:=[.B187]+[.C187]*[.$B$1]+0.5*[.D187]*[.$B$1]^2" office:value-type="float" office:value="108.676175794937">
            <text:p>108.68</text:p>
          </table:table-cell>
          <table:table-cell table:formula="of:=[.C187]+[.D187]*[.$B$1]" office:value-type="float" office:value="3.32865452772181">
            <text:p>3.33</text:p>
          </table:table-cell>
          <table:table-cell table:formula="of:=IF([.$F$1]=1;[.F187]-[.B187]-[.C187]*[.$H$1];IF([.$F$1]=2;[.F186]-[.B186]-[.C186]*[.$H$1];IF([.$F$1]=3;[.F185]-[.B185]-[.C185]*[.$H$1];0)))" office:value-type="float" office:value="0.703725530872038">
            <text:p>0.70</text:p>
          </table:table-cell>
          <table:table-cell table:formula="of:=[.$F$1]*[.C188]+4" office:value-type="float" office:value="10.6573090554436">
            <text:p>10.66</text:p>
          </table:table-cell>
          <table:table-cell table:formula="of:=[.F187]+[.G187]*[.$B$1]+0.5*[.H187]*[.$B$1]^2" office:value-type="float" office:value="112.411115947681">
            <text:p>112.41</text:p>
          </table:table-cell>
          <table:table-cell table:formula="of:=[.G187]+[.H187]*[.$B$1]" office:value-type="float" office:value="3.23916497653661">
            <text:p>3.24</text:p>
          </table:table-cell>
          <table:table-cell table:formula="of:=IF([.$F$1]=1;[.J187]-[.F187]-[.G187]*[.$H$1];IF([.$F$1]=2;[.J186]-[.F186]-[.G186]*[.$H$1];IF([.$F$1]=3;[.J185]-[.F185]-[.G185]*[.$H$1];0)))" office:value-type="float" office:value="-0.0750003699812094">
            <text:p>-0.08</text:p>
          </table:table-cell>
          <table:table-cell table:formula="of:=[.$F$1]*[.G188]+4" office:value-type="float" office:value="10.4783299530732">
            <text:p>10.48</text:p>
          </table:table-cell>
          <table:table-cell table:formula="of:=[.J187]+[.K187]*[.$B$1]+0.5*[.L187]*[.$B$1]^2" office:value-type="float" office:value="115.58">
            <text:p>115.58</text:p>
          </table:table-cell>
          <table:table-cell table:formula="of:=[.K187]+[.L187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188]+4" office:value-type="float" office:value="10.4">
            <text:p>10.4</text:p>
          </table:table-cell>
        </table:table-row>
        <table:table-row table:style-name="ro4">
          <table:table-cell table:formula="of:=[.A188]+[.$B$1]" office:value-type="float" office:value="36.8">
            <text:p>36.8</text:p>
          </table:table-cell>
          <table:table-cell table:formula="of:=[.B188]+[.C188]*[.$B$1]+0.5*[.D188]*[.$B$1]^2" office:value-type="float" office:value="109.355981211099">
            <text:p>109.36</text:p>
          </table:table-cell>
          <table:table-cell table:formula="of:=[.C188]+[.D188]*[.$B$1]" office:value-type="float" office:value="3.46939963389621">
            <text:p>3.47</text:p>
          </table:table-cell>
          <table:table-cell table:formula="of:=IF([.$F$1]=1;[.F188]-[.B188]-[.C188]*[.$H$1];IF([.$F$1]=2;[.F187]-[.B187]-[.C187]*[.$H$1];IF([.$F$1]=3;[.F186]-[.B186]-[.C186]*[.$H$1];0)))" office:value-type="float" office:value="0.567479107587829">
            <text:p>0.57</text:p>
          </table:table-cell>
          <table:table-cell table:formula="of:=[.$F$1]*[.C189]+4" office:value-type="float" office:value="10.9387992677924">
            <text:p>10.94</text:p>
          </table:table-cell>
          <table:table-cell table:formula="of:=[.F188]+[.G188]*[.$B$1]+0.5*[.H188]*[.$B$1]^2" office:value-type="float" office:value="113.057448935589">
            <text:p>113.06</text:p>
          </table:table-cell>
          <table:table-cell table:formula="of:=[.G188]+[.H188]*[.$B$1]" office:value-type="float" office:value="3.22416490254037">
            <text:p>3.22</text:p>
          </table:table-cell>
          <table:table-cell table:formula="of:=IF([.$F$1]=1;[.J188]-[.F188]-[.G188]*[.$H$1];IF([.$F$1]=2;[.J187]-[.F187]-[.G187]*[.$H$1];IF([.$F$1]=3;[.J186]-[.F186]-[.G186]*[.$H$1];0)))" office:value-type="float" office:value="-0.0750018084106094">
            <text:p>-0.08</text:p>
          </table:table-cell>
          <table:table-cell table:formula="of:=[.$F$1]*[.G189]+4" office:value-type="float" office:value="10.4483298050807">
            <text:p>10.45</text:p>
          </table:table-cell>
          <table:table-cell table:formula="of:=[.J188]+[.K188]*[.$B$1]+0.5*[.L188]*[.$B$1]^2" office:value-type="float" office:value="116.22">
            <text:p>116.22</text:p>
          </table:table-cell>
          <table:table-cell table:formula="of:=[.K188]+[.L188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189]+4" office:value-type="float" office:value="10.4">
            <text:p>10.4</text:p>
          </table:table-cell>
        </table:table-row>
        <table:table-row table:style-name="ro4">
          <table:table-cell table:formula="of:=[.A189]+[.$B$1]" office:value-type="float" office:value="37">
            <text:p>37</text:p>
          </table:table-cell>
          <table:table-cell table:formula="of:=[.B189]+[.C189]*[.$B$1]+0.5*[.D189]*[.$B$1]^2" office:value-type="float" office:value="110.06121072003">
            <text:p>110.06</text:p>
          </table:table-cell>
          <table:table-cell table:formula="of:=[.C189]+[.D189]*[.$B$1]" office:value-type="float" office:value="3.58289545541378">
            <text:p>3.58</text:p>
          </table:table-cell>
          <table:table-cell table:formula="of:=IF([.$F$1]=1;[.F189]-[.B189]-[.C189]*[.$H$1];IF([.$F$1]=2;[.F188]-[.B188]-[.C188]*[.$H$1];IF([.$F$1]=3;[.F187]-[.B187]-[.C187]*[.$H$1];0)))" office:value-type="float" office:value="0.406285625022068">
            <text:p>0.41</text:p>
          </table:table-cell>
          <table:table-cell table:formula="of:=[.$F$1]*[.C190]+4" office:value-type="float" office:value="11.1657909108276">
            <text:p>11.17</text:p>
          </table:table-cell>
          <table:table-cell table:formula="of:=[.F189]+[.G189]*[.$B$1]+0.5*[.H189]*[.$B$1]^2" office:value-type="float" office:value="113.700781879929">
            <text:p>113.70</text:p>
          </table:table-cell>
          <table:table-cell table:formula="of:=[.G189]+[.H189]*[.$B$1]" office:value-type="float" office:value="3.20916454085824">
            <text:p>3.21</text:p>
          </table:table-cell>
          <table:table-cell table:formula="of:=IF([.$F$1]=1;[.J189]-[.F189]-[.G189]*[.$H$1];IF([.$F$1]=2;[.J188]-[.F188]-[.G188]*[.$H$1];IF([.$F$1]=3;[.J187]-[.F187]-[.G187]*[.$H$1];0)))" office:value-type="float" office:value="-0.0702809242177347">
            <text:p>-0.07</text:p>
          </table:table-cell>
          <table:table-cell table:formula="of:=[.$F$1]*[.G190]+4" office:value-type="float" office:value="10.4183290817165">
            <text:p>10.42</text:p>
          </table:table-cell>
          <table:table-cell table:formula="of:=[.J189]+[.K189]*[.$B$1]+0.5*[.L189]*[.$B$1]^2" office:value-type="float" office:value="116.86">
            <text:p>116.86</text:p>
          </table:table-cell>
          <table:table-cell table:formula="of:=[.K189]+[.L189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190]+4" office:value-type="float" office:value="10.4">
            <text:p>10.4</text:p>
          </table:table-cell>
        </table:table-row>
        <table:table-row table:style-name="ro4">
          <table:table-cell table:formula="of:=[.A190]+[.$B$1]" office:value-type="float" office:value="37.2">
            <text:p>37.2</text:p>
          </table:table-cell>
          <table:table-cell table:formula="of:=[.B190]+[.C190]*[.$B$1]+0.5*[.D190]*[.$B$1]^2" office:value-type="float" office:value="110.785915523613">
            <text:p>110.79</text:p>
          </table:table-cell>
          <table:table-cell table:formula="of:=[.C190]+[.D190]*[.$B$1]" office:value-type="float" office:value="3.66415258041819">
            <text:p>3.66</text:p>
          </table:table-cell>
          <table:table-cell table:formula="of:=IF([.$F$1]=1;[.F190]-[.B190]-[.C190]*[.$H$1];IF([.$F$1]=2;[.F189]-[.B189]-[.C189]*[.$H$1];IF([.$F$1]=3;[.F188]-[.B188]-[.C188]*[.$H$1];0)))" office:value-type="float" office:value="0.232068090593546">
            <text:p>0.23</text:p>
          </table:table-cell>
          <table:table-cell table:formula="of:=[.$F$1]*[.C191]+4" office:value-type="float" office:value="11.3283051608364">
            <text:p>11.33</text:p>
          </table:table-cell>
          <table:table-cell table:formula="of:=[.F190]+[.G190]*[.$B$1]+0.5*[.H190]*[.$B$1]^2" office:value-type="float" office:value="114.341209169616">
            <text:p>114.34</text:p>
          </table:table-cell>
          <table:table-cell table:formula="of:=[.G190]+[.H190]*[.$B$1]" office:value-type="float" office:value="3.1951083560147">
            <text:p>3.20</text:p>
          </table:table-cell>
          <table:table-cell table:formula="of:=IF([.$F$1]=1;[.J190]-[.F190]-[.G190]*[.$H$1];IF([.$F$1]=2;[.J189]-[.F189]-[.G189]*[.$H$1];IF([.$F$1]=3;[.J188]-[.F188]-[.G188]*[.$H$1];0)))" office:value-type="float" office:value="-0.0616138381291904">
            <text:p>-0.06</text:p>
          </table:table-cell>
          <table:table-cell table:formula="of:=[.$F$1]*[.G191]+4" office:value-type="float" office:value="10.3902167120294">
            <text:p>10.39</text:p>
          </table:table-cell>
          <table:table-cell table:formula="of:=[.J190]+[.K190]*[.$B$1]+0.5*[.L190]*[.$B$1]^2" office:value-type="float" office:value="117.5">
            <text:p>117.50</text:p>
          </table:table-cell>
          <table:table-cell table:formula="of:=[.K190]+[.L190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191]+4" office:value-type="float" office:value="10.4">
            <text:p>10.4</text:p>
          </table:table-cell>
        </table:table-row>
        <table:table-row table:style-name="ro4">
          <table:table-cell table:formula="of:=[.A191]+[.$B$1]" office:value-type="float" office:value="37.4">
            <text:p>37.4</text:p>
          </table:table-cell>
          <table:table-cell table:formula="of:=[.B191]+[.C191]*[.$B$1]+0.5*[.D191]*[.$B$1]^2" office:value-type="float" office:value="111.523387401509">
            <text:p>111.52</text:p>
          </table:table-cell>
          <table:table-cell table:formula="of:=[.C191]+[.D191]*[.$B$1]" office:value-type="float" office:value="3.7105661985369">
            <text:p>3.71</text:p>
          </table:table-cell>
          <table:table-cell table:formula="of:=IF([.$F$1]=1;[.F191]-[.B191]-[.C191]*[.$H$1];IF([.$F$1]=2;[.F190]-[.B190]-[.C190]*[.$H$1];IF([.$F$1]=3;[.F189]-[.B189]-[.C189]*[.$H$1];0)))" office:value-type="float" office:value="0.0566757044848427">
            <text:p>0.06</text:p>
          </table:table-cell>
          <table:table-cell table:formula="of:=[.$F$1]*[.C192]+4" office:value-type="float" office:value="11.4211323970738">
            <text:p>11.42</text:p>
          </table:table-cell>
          <table:table-cell table:formula="of:=[.F191]+[.G191]*[.$B$1]+0.5*[.H191]*[.$B$1]^2" office:value-type="float" office:value="114.978998564056">
            <text:p>114.98</text:p>
          </table:table-cell>
          <table:table-cell table:formula="of:=[.G191]+[.H191]*[.$B$1]" office:value-type="float" office:value="3.18278558838886">
            <text:p>3.18</text:p>
          </table:table-cell>
          <table:table-cell table:formula="of:=IF([.$F$1]=1;[.J191]-[.F191]-[.G191]*[.$H$1];IF([.$F$1]=2;[.J190]-[.F190]-[.G190]*[.$H$1];IF([.$F$1]=3;[.J189]-[.F189]-[.G189]*[.$H$1];0)))" office:value-type="float" office:value="-0.0499464207869287">
            <text:p>-0.05</text:p>
          </table:table-cell>
          <table:table-cell table:formula="of:=[.$F$1]*[.G192]+4" office:value-type="float" office:value="10.3655711767777">
            <text:p>10.37</text:p>
          </table:table-cell>
          <table:table-cell table:formula="of:=[.J191]+[.K191]*[.$B$1]+0.5*[.L191]*[.$B$1]^2" office:value-type="float" office:value="118.14">
            <text:p>118.14</text:p>
          </table:table-cell>
          <table:table-cell table:formula="of:=[.K191]+[.L191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192]+4" office:value-type="float" office:value="10.4">
            <text:p>10.4</text:p>
          </table:table-cell>
        </table:table-row>
        <table:table-row table:style-name="ro4">
          <table:table-cell table:formula="of:=[.A192]+[.$B$1]" office:value-type="float" office:value="37.6">
            <text:p>37.6</text:p>
          </table:table-cell>
          <table:table-cell table:formula="of:=[.B192]+[.C192]*[.$B$1]+0.5*[.D192]*[.$B$1]^2" office:value-type="float" office:value="112.266634155306">
            <text:p>112.27</text:p>
          </table:table-cell>
          <table:table-cell table:formula="of:=[.C192]+[.D192]*[.$B$1]" office:value-type="float" office:value="3.72190133943387">
            <text:p>3.72</text:p>
          </table:table-cell>
          <table:table-cell table:formula="of:=IF([.$F$1]=1;[.F192]-[.B192]-[.C192]*[.$H$1];IF([.$F$1]=2;[.F191]-[.B191]-[.C191]*[.$H$1];IF([.$F$1]=3;[.F190]-[.B190]-[.C190]*[.$H$1];0)))" office:value-type="float" office:value="-0.10885893441547">
            <text:p>-0.11</text:p>
          </table:table-cell>
          <table:table-cell table:formula="of:=[.$F$1]*[.C193]+4" office:value-type="float" office:value="11.4438026788677">
            <text:p>11.44</text:p>
          </table:table-cell>
          <table:table-cell table:formula="of:=[.F192]+[.G192]*[.$B$1]+0.5*[.H192]*[.$B$1]^2" office:value-type="float" office:value="115.614556753318">
            <text:p>115.61</text:p>
          </table:table-cell>
          <table:table-cell table:formula="of:=[.G192]+[.H192]*[.$B$1]" office:value-type="float" office:value="3.17279630423147">
            <text:p>3.17</text:p>
          </table:table-cell>
          <table:table-cell table:formula="of:=IF([.$F$1]=1;[.J192]-[.F192]-[.G192]*[.$H$1];IF([.$F$1]=2;[.J191]-[.F191]-[.G191]*[.$H$1];IF([.$F$1]=3;[.J190]-[.F190]-[.G190]*[.$H$1];0)))" office:value-type="float" office:value="-0.0363175256306767">
            <text:p>-0.04</text:p>
          </table:table-cell>
          <table:table-cell table:formula="of:=[.$F$1]*[.G193]+4" office:value-type="float" office:value="10.3455926084629">
            <text:p>10.35</text:p>
          </table:table-cell>
          <table:table-cell table:formula="of:=[.J192]+[.K192]*[.$B$1]+0.5*[.L192]*[.$B$1]^2" office:value-type="float" office:value="118.78">
            <text:p>118.78</text:p>
          </table:table-cell>
          <table:table-cell table:formula="of:=[.K192]+[.L192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193]+4" office:value-type="float" office:value="10.4">
            <text:p>10.4</text:p>
          </table:table-cell>
        </table:table-row>
        <table:table-row table:style-name="ro4">
          <table:table-cell table:formula="of:=[.A193]+[.$B$1]" office:value-type="float" office:value="37.8">
            <text:p>37.8</text:p>
          </table:table-cell>
          <table:table-cell table:formula="of:=[.B193]+[.C193]*[.$B$1]+0.5*[.D193]*[.$B$1]^2" office:value-type="float" office:value="113.008837244504">
            <text:p>113.01</text:p>
          </table:table-cell>
          <table:table-cell table:formula="of:=[.C193]+[.D193]*[.$B$1]" office:value-type="float" office:value="3.70012955255078">
            <text:p>3.70</text:p>
          </table:table-cell>
          <table:table-cell table:formula="of:=IF([.$F$1]=1;[.F193]-[.B193]-[.C193]*[.$H$1];IF([.$F$1]=2;[.F192]-[.B192]-[.C192]*[.$H$1];IF([.$F$1]=3;[.F191]-[.B191]-[.C191]*[.$H$1];0)))" office:value-type="float" office:value="-0.254955035989334">
            <text:p>-0.25</text:p>
          </table:table-cell>
          <table:table-cell table:formula="of:=[.$F$1]*[.C194]+4" office:value-type="float" office:value="11.4002591051016">
            <text:p>11.40</text:p>
          </table:table-cell>
          <table:table-cell table:formula="of:=[.F193]+[.G193]*[.$B$1]+0.5*[.H193]*[.$B$1]^2" office:value-type="float" office:value="116.248389663652">
            <text:p>116.25</text:p>
          </table:table-cell>
          <table:table-cell table:formula="of:=[.G193]+[.H193]*[.$B$1]" office:value-type="float" office:value="3.16553279910534">
            <text:p>3.17</text:p>
          </table:table-cell>
          <table:table-cell table:formula="of:=IF([.$F$1]=1;[.J193]-[.F193]-[.G193]*[.$H$1];IF([.$F$1]=2;[.J192]-[.F192]-[.G192]*[.$H$1];IF([.$F$1]=3;[.J191]-[.F191]-[.G191]*[.$H$1];0)))" office:value-type="float" office:value="-0.0217841524451989">
            <text:p>-0.02</text:p>
          </table:table-cell>
          <table:table-cell table:formula="of:=[.$F$1]*[.G194]+4" office:value-type="float" office:value="10.3310655982107">
            <text:p>10.33</text:p>
          </table:table-cell>
          <table:table-cell table:formula="of:=[.J193]+[.K193]*[.$B$1]+0.5*[.L193]*[.$B$1]^2" office:value-type="float" office:value="119.42">
            <text:p>119.42</text:p>
          </table:table-cell>
          <table:table-cell table:formula="of:=[.K193]+[.L193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194]+4" office:value-type="float" office:value="10.4">
            <text:p>10.4</text:p>
          </table:table-cell>
        </table:table-row>
        <table:table-row table:style-name="ro4">
          <table:table-cell table:formula="of:=[.A194]+[.$B$1]" office:value-type="float" office:value="38">
            <text:p>38</text:p>
          </table:table-cell>
          <table:table-cell table:formula="of:=[.B194]+[.C194]*[.$B$1]+0.5*[.D194]*[.$B$1]^2" office:value-type="float" office:value="113.743764054295">
            <text:p>113.74</text:p>
          </table:table-cell>
          <table:table-cell table:formula="of:=[.C194]+[.D194]*[.$B$1]" office:value-type="float" office:value="3.64913854535291">
            <text:p>3.65</text:p>
          </table:table-cell>
          <table:table-cell table:formula="of:=IF([.$F$1]=1;[.F194]-[.B194]-[.C194]*[.$H$1];IF([.$F$1]=2;[.F193]-[.B193]-[.C193]*[.$H$1];IF([.$F$1]=3;[.F192]-[.B192]-[.C192]*[.$H$1];0)))" office:value-type="float" office:value="-0.373978741421355">
            <text:p>-0.37</text:p>
          </table:table-cell>
          <table:table-cell table:formula="of:=[.$F$1]*[.C195]+4" office:value-type="float" office:value="11.2982770907058">
            <text:p>11.30</text:p>
          </table:table-cell>
          <table:table-cell table:formula="of:=[.F194]+[.G194]*[.$B$1]+0.5*[.H194]*[.$B$1]^2" office:value-type="float" office:value="116.881060540424">
            <text:p>116.88</text:p>
          </table:table-cell>
          <table:table-cell table:formula="of:=[.G194]+[.H194]*[.$B$1]" office:value-type="float" office:value="3.1611759686163">
            <text:p>3.16</text:p>
          </table:table-cell>
          <table:table-cell table:formula="of:=IF([.$F$1]=1;[.J194]-[.F194]-[.G194]*[.$H$1];IF([.$F$1]=2;[.J193]-[.F193]-[.G193]*[.$H$1];IF([.$F$1]=3;[.J192]-[.F192]-[.G192]*[.$H$1];0)))" office:value-type="float" office:value="-0.00735305754984061">
            <text:p>-0.01</text:p>
          </table:table-cell>
          <table:table-cell table:formula="of:=[.$F$1]*[.G195]+4" office:value-type="float" office:value="10.3223519372326">
            <text:p>10.32</text:p>
          </table:table-cell>
          <table:table-cell table:formula="of:=[.J194]+[.K194]*[.$B$1]+0.5*[.L194]*[.$B$1]^2" office:value-type="float" office:value="120.06">
            <text:p>120.06</text:p>
          </table:table-cell>
          <table:table-cell table:formula="of:=[.K194]+[.L194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195]+4" office:value-type="float" office:value="10.4">
            <text:p>10.4</text:p>
          </table:table-cell>
        </table:table-row>
        <table:table-row table:style-name="ro4">
          <table:table-cell table:formula="of:=[.A195]+[.$B$1]" office:value-type="float" office:value="38.2">
            <text:p>38.2</text:p>
          </table:table-cell>
          <table:table-cell table:formula="of:=[.B195]+[.C195]*[.$B$1]+0.5*[.D195]*[.$B$1]^2" office:value-type="float" office:value="114.466112188537">
            <text:p>114.47</text:p>
          </table:table-cell>
          <table:table-cell table:formula="of:=[.C195]+[.D195]*[.$B$1]" office:value-type="float" office:value="3.57434279706864">
            <text:p>3.57</text:p>
          </table:table-cell>
          <table:table-cell table:formula="of:=IF([.$F$1]=1;[.F195]-[.B195]-[.C195]*[.$H$1];IF([.$F$1]=2;[.F194]-[.B194]-[.C194]*[.$H$1];IF([.$F$1]=3;[.F193]-[.B193]-[.C193]*[.$H$1];0)))" office:value-type="float" office:value="-0.460577133403036">
            <text:p>-0.46</text:p>
          </table:table-cell>
          <table:table-cell table:formula="of:=[.$F$1]*[.C196]+4" office:value-type="float" office:value="11.1486855941373">
            <text:p>11.15</text:p>
          </table:table-cell>
          <table:table-cell table:formula="of:=[.F195]+[.G195]*[.$B$1]+0.5*[.H195]*[.$B$1]^2" office:value-type="float" office:value="117.513148672997">
            <text:p>117.51</text:p>
          </table:table-cell>
          <table:table-cell table:formula="of:=[.G195]+[.H195]*[.$B$1]" office:value-type="float" office:value="3.15970535710633">
            <text:p>3.16</text:p>
          </table:table-cell>
          <table:table-cell table:formula="of:=IF([.$F$1]=1;[.J195]-[.F195]-[.G195]*[.$H$1];IF([.$F$1]=2;[.J194]-[.F194]-[.G194]*[.$H$1];IF([.$F$1]=3;[.J193]-[.F193]-[.G193]*[.$H$1];0)))" office:value-type="float" office:value="0.00607753724261473">
            <text:p>0.01</text:p>
          </table:table-cell>
          <table:table-cell table:formula="of:=[.$F$1]*[.G196]+4" office:value-type="float" office:value="10.3194107142127">
            <text:p>10.32</text:p>
          </table:table-cell>
          <table:table-cell table:formula="of:=[.J195]+[.K195]*[.$B$1]+0.5*[.L195]*[.$B$1]^2" office:value-type="float" office:value="120.7">
            <text:p>120.70</text:p>
          </table:table-cell>
          <table:table-cell table:formula="of:=[.K195]+[.L195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196]+4" office:value-type="float" office:value="10.4">
            <text:p>10.4</text:p>
          </table:table-cell>
        </table:table-row>
        <table:table-row table:style-name="ro4">
          <table:table-cell table:formula="of:=[.A196]+[.$B$1]" office:value-type="float" office:value="38.4">
            <text:p>38.4</text:p>
          </table:table-cell>
          <table:table-cell table:formula="of:=[.B196]+[.C196]*[.$B$1]+0.5*[.D196]*[.$B$1]^2" office:value-type="float" office:value="115.171769205283">
            <text:p>115.17</text:p>
          </table:table-cell>
          <table:table-cell table:formula="of:=[.C196]+[.D196]*[.$B$1]" office:value-type="float" office:value="3.48222737038803">
            <text:p>3.48</text:p>
          </table:table-cell>
          <table:table-cell table:formula="of:=IF([.$F$1]=1;[.F196]-[.B196]-[.C196]*[.$H$1];IF([.$F$1]=2;[.F195]-[.B195]-[.C195]*[.$H$1];IF([.$F$1]=3;[.F194]-[.B194]-[.C194]*[.$H$1];0)))" office:value-type="float" office:value="-0.511842059223368">
            <text:p>-0.51</text:p>
          </table:table-cell>
          <table:table-cell table:formula="of:=[.$F$1]*[.C197]+4" office:value-type="float" office:value="10.9644547407761">
            <text:p>10.96</text:p>
          </table:table-cell>
          <table:table-cell table:formula="of:=[.F196]+[.G196]*[.$B$1]+0.5*[.H196]*[.$B$1]^2" office:value-type="float" office:value="118.145211295163">
            <text:p>118.15</text:p>
          </table:table-cell>
          <table:table-cell table:formula="of:=[.G196]+[.H196]*[.$B$1]" office:value-type="float" office:value="3.16092086455485">
            <text:p>3.16</text:p>
          </table:table-cell>
          <table:table-cell table:formula="of:=IF([.$F$1]=1;[.J196]-[.F196]-[.G196]*[.$H$1];IF([.$F$1]=2;[.J195]-[.F195]-[.G195]*[.$H$1];IF([.$F$1]=3;[.J194]-[.F194]-[.G194]*[.$H$1];0)))" office:value-type="float" office:value="0.0177634909594882">
            <text:p>0.02</text:p>
          </table:table-cell>
          <table:table-cell table:formula="of:=[.$F$1]*[.G197]+4" office:value-type="float" office:value="10.3218417291097">
            <text:p>10.32</text:p>
          </table:table-cell>
          <table:table-cell table:formula="of:=[.J196]+[.K196]*[.$B$1]+0.5*[.L196]*[.$B$1]^2" office:value-type="float" office:value="121.34">
            <text:p>121.34</text:p>
          </table:table-cell>
          <table:table-cell table:formula="of:=[.K196]+[.L196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197]+4" office:value-type="float" office:value="10.4">
            <text:p>10.4</text:p>
          </table:table-cell>
        </table:table-row>
        <table:table-row table:style-name="ro4">
          <table:table-cell table:formula="of:=[.A197]+[.$B$1]" office:value-type="float" office:value="38.6">
            <text:p>38.6</text:p>
          </table:table-cell>
          <table:table-cell table:formula="of:=[.B197]+[.C197]*[.$B$1]+0.5*[.D197]*[.$B$1]^2" office:value-type="float" office:value="115.857977838176">
            <text:p>115.86</text:p>
          </table:table-cell>
          <table:table-cell table:formula="of:=[.C197]+[.D197]*[.$B$1]" office:value-type="float" office:value="3.37985895854336">
            <text:p>3.38</text:p>
          </table:table-cell>
          <table:table-cell table:formula="of:=IF([.$F$1]=1;[.F197]-[.B197]-[.C197]*[.$H$1];IF([.$F$1]=2;[.F196]-[.B196]-[.C196]*[.$H$1];IF([.$F$1]=3;[.F195]-[.B195]-[.C195]*[.$H$1];0)))" office:value-type="float" office:value="-0.527306312608987">
            <text:p>-0.53</text:p>
          </table:table-cell>
          <table:table-cell table:formula="of:=[.$F$1]*[.C198]+4" office:value-type="float" office:value="10.7597179170867">
            <text:p>10.76</text:p>
          </table:table-cell>
          <table:table-cell table:formula="of:=[.F197]+[.G197]*[.$B$1]+0.5*[.H197]*[.$B$1]^2" office:value-type="float" office:value="118.777750737893">
            <text:p>118.78</text:p>
          </table:table-cell>
          <table:table-cell table:formula="of:=[.G197]+[.H197]*[.$B$1]" office:value-type="float" office:value="3.16447356274675">
            <text:p>3.16</text:p>
          </table:table-cell>
          <table:table-cell table:formula="of:=IF([.$F$1]=1;[.J197]-[.F197]-[.G197]*[.$H$1];IF([.$F$1]=2;[.J196]-[.F196]-[.G196]*[.$H$1];IF([.$F$1]=3;[.J195]-[.F195]-[.G195]*[.$H$1];0)))" office:value-type="float" office:value="0.0271459698971932">
            <text:p>0.03</text:p>
          </table:table-cell>
          <table:table-cell table:formula="of:=[.$F$1]*[.G198]+4" office:value-type="float" office:value="10.3289471254935">
            <text:p>10.33</text:p>
          </table:table-cell>
          <table:table-cell table:formula="of:=[.J197]+[.K197]*[.$B$1]+0.5*[.L197]*[.$B$1]^2" office:value-type="float" office:value="121.98">
            <text:p>121.98</text:p>
          </table:table-cell>
          <table:table-cell table:formula="of:=[.K197]+[.L197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198]+4" office:value-type="float" office:value="10.4">
            <text:p>10.4</text:p>
          </table:table-cell>
        </table:table-row>
        <table:table-row table:style-name="ro4">
          <table:table-cell table:formula="of:=[.A198]+[.$B$1]" office:value-type="float" office:value="38.8">
            <text:p>38.8</text:p>
          </table:table-cell>
          <table:table-cell table:formula="of:=[.B198]+[.C198]*[.$B$1]+0.5*[.D198]*[.$B$1]^2" office:value-type="float" office:value="116.523403503632">
            <text:p>116.52</text:p>
          </table:table-cell>
          <table:table-cell table:formula="of:=[.C198]+[.D198]*[.$B$1]" office:value-type="float" office:value="3.27439769602156">
            <text:p>3.27</text:p>
          </table:table-cell>
          <table:table-cell table:formula="of:=IF([.$F$1]=1;[.F198]-[.B198]-[.C198]*[.$H$1];IF([.$F$1]=2;[.F197]-[.B197]-[.C197]*[.$H$1];IF([.$F$1]=3;[.F196]-[.B196]-[.C196]*[.$H$1];0)))" office:value-type="float" office:value="-0.508785280507938">
            <text:p>-0.51</text:p>
          </table:table-cell>
          <table:table-cell table:formula="of:=[.$F$1]*[.C199]+4" office:value-type="float" office:value="10.5487953920431">
            <text:p>10.55</text:p>
          </table:table-cell>
          <table:table-cell table:formula="of:=[.F198]+[.G198]*[.$B$1]+0.5*[.H198]*[.$B$1]^2" office:value-type="float" office:value="119.41118836984">
            <text:p>119.41</text:p>
          </table:table-cell>
          <table:table-cell table:formula="of:=[.G198]+[.H198]*[.$B$1]" office:value-type="float" office:value="3.16990275672619">
            <text:p>3.17</text:p>
          </table:table-cell>
          <table:table-cell table:formula="of:=IF([.$F$1]=1;[.J198]-[.F198]-[.G198]*[.$H$1];IF([.$F$1]=2;[.J197]-[.F197]-[.G197]*[.$H$1];IF([.$F$1]=3;[.J196]-[.F196]-[.G196]*[.$H$1];0)))" office:value-type="float" office:value="0.0338678402825536">
            <text:p>0.03</text:p>
          </table:table-cell>
          <table:table-cell table:formula="of:=[.$F$1]*[.G199]+4" office:value-type="float" office:value="10.3398055134524">
            <text:p>10.34</text:p>
          </table:table-cell>
          <table:table-cell table:formula="of:=[.J198]+[.K198]*[.$B$1]+0.5*[.L198]*[.$B$1]^2" office:value-type="float" office:value="122.62">
            <text:p>122.62</text:p>
          </table:table-cell>
          <table:table-cell table:formula="of:=[.K198]+[.L198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199]+4" office:value-type="float" office:value="10.4">
            <text:p>10.4</text:p>
          </table:table-cell>
        </table:table-row>
        <table:table-row table:style-name="ro4">
          <table:table-cell table:formula="of:=[.A199]+[.$B$1]" office:value-type="float" office:value="39">
            <text:p>39</text:p>
          </table:table-cell>
          <table:table-cell table:formula="of:=[.B199]+[.C199]*[.$B$1]+0.5*[.D199]*[.$B$1]^2" office:value-type="float" office:value="117.168107337226">
            <text:p>117.17</text:p>
          </table:table-cell>
          <table:table-cell table:formula="of:=[.C199]+[.D199]*[.$B$1]" office:value-type="float" office:value="3.17264063991997">
            <text:p>3.17</text:p>
          </table:table-cell>
          <table:table-cell table:formula="of:=IF([.$F$1]=1;[.F199]-[.B199]-[.C199]*[.$H$1];IF([.$F$1]=2;[.F198]-[.B198]-[.C198]*[.$H$1];IF([.$F$1]=3;[.F197]-[.B197]-[.C197]*[.$H$1];0)))" office:value-type="float" office:value="-0.460086058826243">
            <text:p>-0.46</text:p>
          </table:table-cell>
          <table:table-cell table:formula="of:=[.$F$1]*[.C200]+4" office:value-type="float" office:value="10.3452812798399">
            <text:p>10.35</text:p>
          </table:table-cell>
          <table:table-cell table:formula="of:=[.F199]+[.G199]*[.$B$1]+0.5*[.H199]*[.$B$1]^2" office:value-type="float" office:value="120.045846277991">
            <text:p>120.05</text:p>
          </table:table-cell>
          <table:table-cell table:formula="of:=[.G199]+[.H199]*[.$B$1]" office:value-type="float" office:value="3.1766763247827">
            <text:p>3.18</text:p>
          </table:table-cell>
          <table:table-cell table:formula="of:=IF([.$F$1]=1;[.J199]-[.F199]-[.G199]*[.$H$1];IF([.$F$1]=2;[.J198]-[.F198]-[.G198]*[.$H$1];IF([.$F$1]=3;[.J197]-[.F197]-[.G197]*[.$H$1];0)))" office:value-type="float" office:value="0.0377756993604934">
            <text:p>0.04</text:p>
          </table:table-cell>
          <table:table-cell table:formula="of:=[.$F$1]*[.G200]+4" office:value-type="float" office:value="10.3533526495654">
            <text:p>10.35</text:p>
          </table:table-cell>
          <table:table-cell table:formula="of:=[.J199]+[.K199]*[.$B$1]+0.5*[.L199]*[.$B$1]^2" office:value-type="float" office:value="123.26">
            <text:p>123.26</text:p>
          </table:table-cell>
          <table:table-cell table:formula="of:=[.K199]+[.L199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200]+4" office:value-type="float" office:value="10.4">
            <text:p>10.4</text:p>
          </table:table-cell>
        </table:table-row>
        <table:table-row table:style-name="ro4">
          <table:table-cell table:formula="of:=[.A200]+[.$B$1]" office:value-type="float" office:value="39.2">
            <text:p>39.2</text:p>
          </table:table-cell>
          <table:table-cell table:formula="of:=[.B200]+[.C200]*[.$B$1]+0.5*[.D200]*[.$B$1]^2" office:value-type="float" office:value="117.793433744034">
            <text:p>117.79</text:p>
          </table:table-cell>
          <table:table-cell table:formula="of:=[.C200]+[.D200]*[.$B$1]" office:value-type="float" office:value="3.08062342815473">
            <text:p>3.08</text:p>
          </table:table-cell>
          <table:table-cell table:formula="of:=IF([.$F$1]=1;[.F200]-[.B200]-[.C200]*[.$H$1];IF([.$F$1]=2;[.F199]-[.B199]-[.C199]*[.$H$1];IF([.$F$1]=3;[.F198]-[.B198]-[.C198]*[.$H$1];0)))" office:value-type="float" office:value="-0.386612829813653">
            <text:p>-0.39</text:p>
          </table:table-cell>
          <table:table-cell table:formula="of:=[.$F$1]*[.C201]+4" office:value-type="float" office:value="10.1612468563095">
            <text:p>10.16</text:p>
          </table:table-cell>
          <table:table-cell table:formula="of:=[.F200]+[.G200]*[.$B$1]+0.5*[.H200]*[.$B$1]^2" office:value-type="float" office:value="120.681937056935">
            <text:p>120.68</text:p>
          </table:table-cell>
          <table:table-cell table:formula="of:=[.G200]+[.H200]*[.$B$1]" office:value-type="float" office:value="3.1842314646548">
            <text:p>3.18</text:p>
          </table:table-cell>
          <table:table-cell table:formula="of:=IF([.$F$1]=1;[.J200]-[.F200]-[.G200]*[.$H$1];IF([.$F$1]=2;[.J199]-[.F199]-[.G199]*[.$H$1];IF([.$F$1]=3;[.J198]-[.F198]-[.G198]*[.$H$1];0)))" office:value-type="float" office:value="0.0389088734337673">
            <text:p>0.04</text:p>
          </table:table-cell>
          <table:table-cell table:formula="of:=[.$F$1]*[.G201]+4" office:value-type="float" office:value="10.3684629293096">
            <text:p>10.37</text:p>
          </table:table-cell>
          <table:table-cell table:formula="of:=[.J200]+[.K200]*[.$B$1]+0.5*[.L200]*[.$B$1]^2" office:value-type="float" office:value="123.9">
            <text:p>123.90</text:p>
          </table:table-cell>
          <table:table-cell table:formula="of:=[.K200]+[.L200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201]+4" office:value-type="float" office:value="10.4">
            <text:p>10.4</text:p>
          </table:table-cell>
        </table:table-row>
        <table:table-row table:style-name="ro4">
          <table:table-cell table:formula="of:=[.A201]+[.$B$1]" office:value-type="float" office:value="39.4">
            <text:p>39.4</text:p>
          </table:table-cell>
          <table:table-cell table:formula="of:=[.B201]+[.C201]*[.$B$1]+0.5*[.D201]*[.$B$1]^2" office:value-type="float" office:value="118.401826173069">
            <text:p>118.40</text:p>
          </table:table-cell>
          <table:table-cell table:formula="of:=[.C201]+[.D201]*[.$B$1]" office:value-type="float" office:value="3.003300862192">
            <text:p>3.00</text:p>
          </table:table-cell>
          <table:table-cell table:formula="of:=IF([.$F$1]=1;[.F201]-[.B201]-[.C201]*[.$H$1];IF([.$F$1]=2;[.F200]-[.B200]-[.C200]*[.$H$1];IF([.$F$1]=3;[.F199]-[.B199]-[.C199]*[.$H$1];0)))" office:value-type="float" office:value="-0.294901699155345">
            <text:p>-0.29</text:p>
          </table:table-cell>
          <table:table-cell table:formula="of:=[.$F$1]*[.C202]+4" office:value-type="float" office:value="10.006601724384">
            <text:p>10.01</text:p>
          </table:table-cell>
          <table:table-cell table:formula="of:=[.F201]+[.G201]*[.$B$1]+0.5*[.H201]*[.$B$1]^2" office:value-type="float" office:value="121.319561527334">
            <text:p>121.32</text:p>
          </table:table-cell>
          <table:table-cell table:formula="of:=[.G201]+[.H201]*[.$B$1]" office:value-type="float" office:value="3.19201323934155">
            <text:p>3.19</text:p>
          </table:table-cell>
          <table:table-cell table:formula="of:=IF([.$F$1]=1;[.J201]-[.F201]-[.G201]*[.$H$1];IF([.$F$1]=2;[.J200]-[.F200]-[.G200]*[.$H$1];IF([.$F$1]=3;[.J199]-[.F199]-[.G199]*[.$H$1];0)))" office:value-type="float" office:value="0.0374773972263722">
            <text:p>0.04</text:p>
          </table:table-cell>
          <table:table-cell table:formula="of:=[.$F$1]*[.G202]+4" office:value-type="float" office:value="10.3840264786831">
            <text:p>10.38</text:p>
          </table:table-cell>
          <table:table-cell table:formula="of:=[.J201]+[.K201]*[.$B$1]+0.5*[.L201]*[.$B$1]^2" office:value-type="float" office:value="124.54">
            <text:p>124.54</text:p>
          </table:table-cell>
          <table:table-cell table:formula="of:=[.K201]+[.L201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202]+4" office:value-type="float" office:value="10.4">
            <text:p>10.4</text:p>
          </table:table-cell>
        </table:table-row>
        <table:table-row table:style-name="ro4">
          <table:table-cell table:formula="of:=[.A202]+[.$B$1]" office:value-type="float" office:value="39.6">
            <text:p>39.6</text:p>
          </table:table-cell>
          <table:table-cell table:formula="of:=[.B202]+[.C202]*[.$B$1]+0.5*[.D202]*[.$B$1]^2" office:value-type="float" office:value="118.996588311524">
            <text:p>119.00</text:p>
          </table:table-cell>
          <table:table-cell table:formula="of:=[.C202]+[.D202]*[.$B$1]" office:value-type="float" office:value="2.94432052236093">
            <text:p>2.94</text:p>
          </table:table-cell>
          <table:table-cell table:formula="of:=IF([.$F$1]=1;[.F202]-[.B202]-[.C202]*[.$H$1];IF([.$F$1]=2;[.F201]-[.B201]-[.C201]*[.$H$1];IF([.$F$1]=3;[.F200]-[.B200]-[.C200]*[.$H$1];0)))" office:value-type="float" office:value="-0.192120115253817">
            <text:p>-0.19</text:p>
          </table:table-cell>
          <table:table-cell table:formula="of:=[.$F$1]*[.C203]+4" office:value-type="float" office:value="9.88864104472185">
            <text:p>9.89</text:p>
          </table:table-cell>
          <table:table-cell table:formula="of:=[.F202]+[.G202]*[.$B$1]+0.5*[.H202]*[.$B$1]^2" office:value-type="float" office:value="121.958713723147">
            <text:p>121.96</text:p>
          </table:table-cell>
          <table:table-cell table:formula="of:=[.G202]+[.H202]*[.$B$1]" office:value-type="float" office:value="3.19950871878683">
            <text:p>3.20</text:p>
          </table:table-cell>
          <table:table-cell table:formula="of:=IF([.$F$1]=1;[.J202]-[.F202]-[.G202]*[.$H$1];IF([.$F$1]=2;[.J201]-[.F201]-[.G201]*[.$H$1];IF([.$F$1]=3;[.J200]-[.F200]-[.G200]*[.$H$1];0)))" office:value-type="float" office:value="0.0338314784105207">
            <text:p>0.03</text:p>
          </table:table-cell>
          <table:table-cell table:formula="of:=[.$F$1]*[.G203]+4" office:value-type="float" office:value="10.3990174375737">
            <text:p>10.40</text:p>
          </table:table-cell>
          <table:table-cell table:formula="of:=[.J202]+[.K202]*[.$B$1]+0.5*[.L202]*[.$B$1]^2" office:value-type="float" office:value="125.18">
            <text:p>125.18</text:p>
          </table:table-cell>
          <table:table-cell table:formula="of:=[.K202]+[.L202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203]+4" office:value-type="float" office:value="10.4">
            <text:p>10.4</text:p>
          </table:table-cell>
        </table:table-row>
        <table:table-row table:style-name="ro4">
          <table:table-cell table:formula="of:=[.A203]+[.$B$1]" office:value-type="float" office:value="39.8">
            <text:p>39.8</text:p>
          </table:table-cell>
          <table:table-cell table:formula="of:=[.B203]+[.C203]*[.$B$1]+0.5*[.D203]*[.$B$1]^2" office:value-type="float" office:value="119.581610013691">
            <text:p>119.58</text:p>
          </table:table-cell>
          <table:table-cell table:formula="of:=[.C203]+[.D203]*[.$B$1]" office:value-type="float" office:value="2.90589649931016">
            <text:p>2.91</text:p>
          </table:table-cell>
          <table:table-cell table:formula="of:=IF([.$F$1]=1;[.F203]-[.B203]-[.C203]*[.$H$1];IF([.$F$1]=2;[.F202]-[.B202]-[.C202]*[.$H$1];IF([.$F$1]=3;[.F201]-[.B201]-[.C201]*[.$H$1];0)))" office:value-type="float" office:value="-0.0855655079261375">
            <text:p>-0.09</text:p>
          </table:table-cell>
          <table:table-cell table:formula="of:=[.$F$1]*[.C204]+4" office:value-type="float" office:value="9.81179299862033">
            <text:p>9.81</text:p>
          </table:table-cell>
          <table:table-cell table:formula="of:=[.F203]+[.G203]*[.$B$1]+0.5*[.H203]*[.$B$1]^2" office:value-type="float" office:value="122.599292096473">
            <text:p>122.60</text:p>
          </table:table-cell>
          <table:table-cell table:formula="of:=[.G203]+[.H203]*[.$B$1]" office:value-type="float" office:value="3.20627501446893">
            <text:p>3.21</text:p>
          </table:table-cell>
          <table:table-cell table:formula="of:=IF([.$F$1]=1;[.J203]-[.F203]-[.G203]*[.$H$1];IF([.$F$1]=2;[.J202]-[.F202]-[.G202]*[.$H$1];IF([.$F$1]=3;[.J201]-[.F201]-[.G201]*[.$H$1];0)))" office:value-type="float" office:value="0.0284252333241386">
            <text:p>0.03</text:p>
          </table:table-cell>
          <table:table-cell table:formula="of:=[.$F$1]*[.G204]+4" office:value-type="float" office:value="10.4125500289379">
            <text:p>10.41</text:p>
          </table:table-cell>
          <table:table-cell table:formula="of:=[.J203]+[.K203]*[.$B$1]+0.5*[.L203]*[.$B$1]^2" office:value-type="float" office:value="125.82">
            <text:p>125.82</text:p>
          </table:table-cell>
          <table:table-cell table:formula="of:=[.K203]+[.L203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204]+4" office:value-type="float" office:value="10.4">
            <text:p>10.4</text:p>
          </table:table-cell>
        </table:table-row>
        <table:table-row table:style-name="ro4">
          <table:table-cell table:formula="of:=[.A204]+[.$B$1]" office:value-type="float" office:value="40">
            <text:p>40</text:p>
          </table:table-cell>
          <table:table-cell table:formula="of:=[.B204]+[.C204]*[.$B$1]+0.5*[.D204]*[.$B$1]^2" office:value-type="float" office:value="120.161078003394">
            <text:p>120.16</text:p>
          </table:table-cell>
          <table:table-cell table:formula="of:=[.C204]+[.D204]*[.$B$1]" office:value-type="float" office:value="2.88878339772494">
            <text:p>2.89</text:p>
          </table:table-cell>
          <table:table-cell table:formula="of:=IF([.$F$1]=1;[.F204]-[.B204]-[.C204]*[.$H$1];IF([.$F$1]=2;[.F203]-[.B203]-[.C203]*[.$H$1];IF([.$F$1]=3;[.F202]-[.B202]-[.C202]*[.$H$1];0)))" office:value-type="float" office:value="0.0178048892624636">
            <text:p>0.02</text:p>
          </table:table-cell>
          <table:table-cell table:formula="of:=[.$F$1]*[.C205]+4" office:value-type="float" office:value="9.77756679544987">
            <text:p>9.78</text:p>
          </table:table-cell>
          <table:table-cell table:formula="of:=[.F204]+[.G204]*[.$B$1]+0.5*[.H204]*[.$B$1]^2" office:value-type="float" office:value="123.241115604033">
            <text:p>123.24</text:p>
          </table:table-cell>
          <table:table-cell table:formula="of:=[.G204]+[.H204]*[.$B$1]" office:value-type="float" office:value="3.21196006113376">
            <text:p>3.21</text:p>
          </table:table-cell>
          <table:table-cell table:formula="of:=IF([.$F$1]=1;[.J204]-[.F204]-[.G204]*[.$H$1];IF([.$F$1]=2;[.J203]-[.F203]-[.G203]*[.$H$1];IF([.$F$1]=3;[.J202]-[.F202]-[.G202]*[.$H$1];0)))" office:value-type="float" office:value="0.021777558066038">
            <text:p>0.02</text:p>
          </table:table-cell>
          <table:table-cell table:formula="of:=[.$F$1]*[.G205]+4" office:value-type="float" office:value="10.4239201222675">
            <text:p>10.42</text:p>
          </table:table-cell>
          <table:table-cell table:formula="of:=[.J204]+[.K204]*[.$B$1]+0.5*[.L204]*[.$B$1]^2" office:value-type="float" office:value="126.46">
            <text:p>126.46</text:p>
          </table:table-cell>
          <table:table-cell table:formula="of:=[.K204]+[.L204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205]+4" office:value-type="float" office:value="10.4">
            <text:p>10.4</text:p>
          </table:table-cell>
        </table:table-row>
        <table:table-row table:style-name="ro4">
          <table:table-cell table:formula="of:=[.A205]+[.$B$1]" office:value-type="float" office:value="40.2">
            <text:p>40.2</text:p>
          </table:table-cell>
          <table:table-cell table:formula="of:=[.B205]+[.C205]*[.$B$1]+0.5*[.D205]*[.$B$1]^2" office:value-type="float" office:value="120.739190780725">
            <text:p>120.74</text:p>
          </table:table-cell>
          <table:table-cell table:formula="of:=[.C205]+[.D205]*[.$B$1]" office:value-type="float" office:value="2.89234437557743">
            <text:p>2.89</text:p>
          </table:table-cell>
          <table:table-cell table:formula="of:=IF([.$F$1]=1;[.F205]-[.B205]-[.C205]*[.$H$1];IF([.$F$1]=2;[.F204]-[.B204]-[.C204]*[.$H$1];IF([.$F$1]=3;[.F203]-[.B203]-[.C203]*[.$H$1];0)))" office:value-type="float" office:value="0.111785583471697">
            <text:p>0.11</text:p>
          </table:table-cell>
          <table:table-cell table:formula="of:=[.$F$1]*[.C206]+4" office:value-type="float" office:value="9.78468875115486">
            <text:p>9.78</text:p>
          </table:table-cell>
          <table:table-cell table:formula="of:=[.F205]+[.G205]*[.$B$1]+0.5*[.H205]*[.$B$1]^2" office:value-type="float" office:value="123.883943167421">
            <text:p>123.88</text:p>
          </table:table-cell>
          <table:table-cell table:formula="of:=[.G205]+[.H205]*[.$B$1]" office:value-type="float" office:value="3.21631557274697">
            <text:p>3.22</text:p>
          </table:table-cell>
          <table:table-cell table:formula="of:=IF([.$F$1]=1;[.J205]-[.F205]-[.G205]*[.$H$1];IF([.$F$1]=2;[.J204]-[.F204]-[.G204]*[.$H$1];IF([.$F$1]=3;[.J203]-[.F203]-[.G203]*[.$H$1];0)))" office:value-type="float" office:value="0.0144328890583672">
            <text:p>0.01</text:p>
          </table:table-cell>
          <table:table-cell table:formula="of:=[.$F$1]*[.G206]+4" office:value-type="float" office:value="10.4326311454939">
            <text:p>10.43</text:p>
          </table:table-cell>
          <table:table-cell table:formula="of:=[.J205]+[.K205]*[.$B$1]+0.5*[.L205]*[.$B$1]^2" office:value-type="float" office:value="127.1">
            <text:p>127.10</text:p>
          </table:table-cell>
          <table:table-cell table:formula="of:=[.K205]+[.L205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206]+4" office:value-type="float" office:value="10.4">
            <text:p>10.4</text:p>
          </table:table-cell>
        </table:table-row>
        <table:table-row table:style-name="ro4">
          <table:table-cell table:formula="of:=[.A206]+[.$B$1]" office:value-type="float" office:value="40.4">
            <text:p>40.4</text:p>
          </table:table-cell>
          <table:table-cell table:formula="of:=[.B206]+[.C206]*[.$B$1]+0.5*[.D206]*[.$B$1]^2" office:value-type="float" office:value="121.31989536751">
            <text:p>121.32</text:p>
          </table:table-cell>
          <table:table-cell table:formula="of:=[.C206]+[.D206]*[.$B$1]" office:value-type="float" office:value="2.91470149227177">
            <text:p>2.91</text:p>
          </table:table-cell>
          <table:table-cell table:formula="of:=IF([.$F$1]=1;[.F206]-[.B206]-[.C206]*[.$H$1];IF([.$F$1]=2;[.F205]-[.B205]-[.C205]*[.$H$1];IF([.$F$1]=3;[.F204]-[.B204]-[.C204]*[.$H$1];0)))" office:value-type="float" office:value="0.191254202913698">
            <text:p>0.19</text:p>
          </table:table-cell>
          <table:table-cell table:formula="of:=[.$F$1]*[.C207]+4" office:value-type="float" office:value="9.82940298454354">
            <text:p>9.83</text:p>
          </table:table-cell>
          <table:table-cell table:formula="of:=[.F206]+[.G206]*[.$B$1]+0.5*[.H206]*[.$B$1]^2" office:value-type="float" office:value="124.527494939752">
            <text:p>124.53</text:p>
          </table:table-cell>
          <table:table-cell table:formula="of:=[.G206]+[.H206]*[.$B$1]" office:value-type="float" office:value="3.21920215055864">
            <text:p>3.22</text:p>
          </table:table-cell>
          <table:table-cell table:formula="of:=IF([.$F$1]=1;[.J206]-[.F206]-[.G206]*[.$H$1];IF([.$F$1]=2;[.J205]-[.F205]-[.G205]*[.$H$1];IF([.$F$1]=3;[.J204]-[.F204]-[.G204]*[.$H$1];0)))" office:value-type="float" office:value="0.00692433483326482">
            <text:p>0.01</text:p>
          </table:table-cell>
          <table:table-cell table:formula="of:=[.$F$1]*[.G207]+4" office:value-type="float" office:value="10.4384043011173">
            <text:p>10.44</text:p>
          </table:table-cell>
          <table:table-cell table:formula="of:=[.J206]+[.K206]*[.$B$1]+0.5*[.L206]*[.$B$1]^2" office:value-type="float" office:value="127.74">
            <text:p>127.74</text:p>
          </table:table-cell>
          <table:table-cell table:formula="of:=[.K206]+[.L206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207]+4" office:value-type="float" office:value="10.4">
            <text:p>10.4</text:p>
          </table:table-cell>
        </table:table-row>
        <table:table-row table:style-name="ro4">
          <table:table-cell table:formula="of:=[.A207]+[.$B$1]" office:value-type="float" office:value="40.6">
            <text:p>40.6</text:p>
          </table:table-cell>
          <table:table-cell table:formula="of:=[.B207]+[.C207]*[.$B$1]+0.5*[.D207]*[.$B$1]^2" office:value-type="float" office:value="121.906660750022">
            <text:p>121.91</text:p>
          </table:table-cell>
          <table:table-cell table:formula="of:=[.C207]+[.D207]*[.$B$1]" office:value-type="float" office:value="2.95295233285451">
            <text:p>2.95</text:p>
          </table:table-cell>
          <table:table-cell table:formula="of:=IF([.$F$1]=1;[.F207]-[.B207]-[.C207]*[.$H$1];IF([.$F$1]=2;[.F206]-[.B206]-[.C206]*[.$H$1];IF([.$F$1]=3;[.F205]-[.B205]-[.C205]*[.$H$1];0)))" office:value-type="float" office:value="0.252408011119039">
            <text:p>0.25</text:p>
          </table:table-cell>
          <table:table-cell table:formula="of:=[.$F$1]*[.C208]+4" office:value-type="float" office:value="9.90590466570901">
            <text:p>9.91</text:p>
          </table:table-cell>
          <table:table-cell table:formula="of:=[.F207]+[.G207]*[.$B$1]+0.5*[.H207]*[.$B$1]^2" office:value-type="float" office:value="125.17147385656">
            <text:p>125.17</text:p>
          </table:table-cell>
          <table:table-cell table:formula="of:=[.G207]+[.H207]*[.$B$1]" office:value-type="float" office:value="3.22058701752529">
            <text:p>3.22</text:p>
          </table:table-cell>
          <table:table-cell table:formula="of:=IF([.$F$1]=1;[.J207]-[.F207]-[.G207]*[.$H$1];IF([.$F$1]=2;[.J206]-[.F206]-[.G206]*[.$H$1];IF([.$F$1]=3;[.J205]-[.F205]-[.G205]*[.$H$1];0)))" office:value-type="float" office:value="-0.000258740168009641">
            <text:p>0.00</text:p>
          </table:table-cell>
          <table:table-cell table:formula="of:=[.$F$1]*[.G208]+4" office:value-type="float" office:value="10.4411740350506">
            <text:p>10.44</text:p>
          </table:table-cell>
          <table:table-cell table:formula="of:=[.J207]+[.K207]*[.$B$1]+0.5*[.L207]*[.$B$1]^2" office:value-type="float" office:value="128.38">
            <text:p>128.38</text:p>
          </table:table-cell>
          <table:table-cell table:formula="of:=[.K207]+[.L207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208]+4" office:value-type="float" office:value="10.4">
            <text:p>10.4</text:p>
          </table:table-cell>
        </table:table-row>
        <table:table-row table:style-name="ro4">
          <table:table-cell table:formula="of:=[.A208]+[.$B$1]" office:value-type="float" office:value="40.8">
            <text:p>40.8</text:p>
          </table:table-cell>
          <table:table-cell table:formula="of:=[.B208]+[.C208]*[.$B$1]+0.5*[.D208]*[.$B$1]^2" office:value-type="float" office:value="122.502299376816">
            <text:p>122.50</text:p>
          </table:table-cell>
          <table:table-cell table:formula="of:=[.C208]+[.D208]*[.$B$1]" office:value-type="float" office:value="3.00343393507831">
            <text:p>3.00</text:p>
          </table:table-cell>
          <table:table-cell table:formula="of:=IF([.$F$1]=1;[.F208]-[.B208]-[.C208]*[.$H$1];IF([.$F$1]=2;[.F207]-[.B207]-[.C207]*[.$H$1];IF([.$F$1]=3;[.F206]-[.B206]-[.C206]*[.$H$1];0)))" office:value-type="float" office:value="0.29289807997035">
            <text:p>0.29</text:p>
          </table:table-cell>
          <table:table-cell table:formula="of:=[.$F$1]*[.C209]+4" office:value-type="float" office:value="10.0068678701566">
            <text:p>10.01</text:p>
          </table:table-cell>
          <table:table-cell table:formula="of:=[.F208]+[.G208]*[.$B$1]+0.5*[.H208]*[.$B$1]^2" office:value-type="float" office:value="125.815586085262">
            <text:p>125.82</text:p>
          </table:table-cell>
          <table:table-cell table:formula="of:=[.G208]+[.H208]*[.$B$1]" office:value-type="float" office:value="3.22053526949169">
            <text:p>3.22</text:p>
          </table:table-cell>
          <table:table-cell table:formula="of:=IF([.$F$1]=1;[.J208]-[.F208]-[.G208]*[.$H$1];IF([.$F$1]=2;[.J207]-[.F207]-[.G207]*[.$H$1];IF([.$F$1]=3;[.J206]-[.F206]-[.G206]*[.$H$1];0)))" office:value-type="float" office:value="-0.00669709031025034">
            <text:p>-0.01</text:p>
          </table:table-cell>
          <table:table-cell table:formula="of:=[.$F$1]*[.G209]+4" office:value-type="float" office:value="10.4410705389834">
            <text:p>10.44</text:p>
          </table:table-cell>
          <table:table-cell table:formula="of:=[.J208]+[.K208]*[.$B$1]+0.5*[.L208]*[.$B$1]^2" office:value-type="float" office:value="129.02">
            <text:p>129.02</text:p>
          </table:table-cell>
          <table:table-cell table:formula="of:=[.K208]+[.L208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209]+4" office:value-type="float" office:value="10.4">
            <text:p>10.4</text:p>
          </table:table-cell>
        </table:table-row>
        <table:table-row table:style-name="ro4">
          <table:table-cell table:formula="of:=[.A209]+[.$B$1]" office:value-type="float" office:value="41">
            <text:p>41</text:p>
          </table:table-cell>
          <table:table-cell table:formula="of:=[.B209]+[.C209]*[.$B$1]+0.5*[.D209]*[.$B$1]^2" office:value-type="float" office:value="123.108844125431">
            <text:p>123.11</text:p>
          </table:table-cell>
          <table:table-cell table:formula="of:=[.C209]+[.D209]*[.$B$1]" office:value-type="float" office:value="3.06201355107238">
            <text:p>3.06</text:p>
          </table:table-cell>
          <table:table-cell table:formula="of:=IF([.$F$1]=1;[.F209]-[.B209]-[.C209]*[.$H$1];IF([.$F$1]=2;[.F208]-[.B208]-[.C208]*[.$H$1];IF([.$F$1]=3;[.F207]-[.B207]-[.C207]*[.$H$1];0)))" office:value-type="float" office:value="0.311860773683365">
            <text:p>0.31</text:p>
          </table:table-cell>
          <table:table-cell table:formula="of:=[.$F$1]*[.C210]+4" office:value-type="float" office:value="10.1240271021448">
            <text:p>10.12</text:p>
          </table:table-cell>
          <table:table-cell table:formula="of:=[.F209]+[.G209]*[.$B$1]+0.5*[.H209]*[.$B$1]^2" office:value-type="float" office:value="126.459559197354">
            <text:p>126.46</text:p>
          </table:table-cell>
          <table:table-cell table:formula="of:=[.G209]+[.H209]*[.$B$1]" office:value-type="float" office:value="3.21919585142964">
            <text:p>3.22</text:p>
          </table:table-cell>
          <table:table-cell table:formula="of:=IF([.$F$1]=1;[.J209]-[.F209]-[.G209]*[.$H$1];IF([.$F$1]=2;[.J208]-[.F208]-[.G208]*[.$H$1];IF([.$F$1]=3;[.J207]-[.F207]-[.G207]*[.$H$1];0)))" office:value-type="float" office:value="-0.0120608740853103">
            <text:p>-0.01</text:p>
          </table:table-cell>
          <table:table-cell table:formula="of:=[.$F$1]*[.G210]+4" office:value-type="float" office:value="10.4383917028593">
            <text:p>10.44</text:p>
          </table:table-cell>
          <table:table-cell table:formula="of:=[.J209]+[.K209]*[.$B$1]+0.5*[.L209]*[.$B$1]^2" office:value-type="float" office:value="129.66">
            <text:p>129.66</text:p>
          </table:table-cell>
          <table:table-cell table:formula="of:=[.K209]+[.L209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210]+4" office:value-type="float" office:value="10.4">
            <text:p>10.4</text:p>
          </table:table-cell>
        </table:table-row>
        <table:table-row table:style-name="ro4">
          <table:table-cell table:formula="of:=[.A210]+[.$B$1]" office:value-type="float" office:value="41.2">
            <text:p>41.2</text:p>
          </table:table-cell>
          <table:table-cell table:formula="of:=[.B210]+[.C210]*[.$B$1]+0.5*[.D210]*[.$B$1]^2" office:value-type="float" office:value="123.727484051119">
            <text:p>123.73</text:p>
          </table:table-cell>
          <table:table-cell table:formula="of:=[.C210]+[.D210]*[.$B$1]" office:value-type="float" office:value="3.12438570580906">
            <text:p>3.12</text:p>
          </table:table-cell>
          <table:table-cell table:formula="of:=IF([.$F$1]=1;[.F210]-[.B210]-[.C210]*[.$H$1];IF([.$F$1]=2;[.F209]-[.B209]-[.C209]*[.$H$1];IF([.$F$1]=3;[.F208]-[.B208]-[.C208]*[.$H$1];0)))" office:value-type="float" office:value="0.30985277336797">
            <text:p>0.31</text:p>
          </table:table-cell>
          <table:table-cell table:formula="of:=[.$F$1]*[.C211]+4" office:value-type="float" office:value="10.2487714116181">
            <text:p>10.25</text:p>
          </table:table-cell>
          <table:table-cell table:formula="of:=[.F210]+[.G210]*[.$B$1]+0.5*[.H210]*[.$B$1]^2" office:value-type="float" office:value="127.103157150158">
            <text:p>127.10</text:p>
          </table:table-cell>
          <table:table-cell table:formula="of:=[.G210]+[.H210]*[.$B$1]" office:value-type="float" office:value="3.21678367661258">
            <text:p>3.22</text:p>
          </table:table-cell>
          <table:table-cell table:formula="of:=IF([.$F$1]=1;[.J210]-[.F210]-[.G210]*[.$H$1];IF([.$F$1]=2;[.J209]-[.F209]-[.G209]*[.$H$1];IF([.$F$1]=3;[.J208]-[.F208]-[.G208]*[.$H$1];0)))" office:value-type="float" office:value="-0.0161213547534231">
            <text:p>-0.02</text:p>
          </table:table-cell>
          <table:table-cell table:formula="of:=[.$F$1]*[.G211]+4" office:value-type="float" office:value="10.4335673532252">
            <text:p>10.43</text:p>
          </table:table-cell>
          <table:table-cell table:formula="of:=[.J210]+[.K210]*[.$B$1]+0.5*[.L210]*[.$B$1]^2" office:value-type="float" office:value="130.3">
            <text:p>130.30</text:p>
          </table:table-cell>
          <table:table-cell table:formula="of:=[.K210]+[.L210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211]+4" office:value-type="float" office:value="10.4">
            <text:p>10.4</text:p>
          </table:table-cell>
        </table:table-row>
        <table:table-row table:style-name="ro4">
          <table:table-cell table:formula="of:=[.A211]+[.$B$1]" office:value-type="float" office:value="41.4000000000001">
            <text:p>41.4</text:p>
          </table:table-cell>
          <table:table-cell table:formula="of:=[.B211]+[.C211]*[.$B$1]+0.5*[.D211]*[.$B$1]^2" office:value-type="float" office:value="124.358558247748">
            <text:p>124.36</text:p>
          </table:table-cell>
          <table:table-cell table:formula="of:=[.C211]+[.D211]*[.$B$1]" office:value-type="float" office:value="3.18635626048265">
            <text:p>3.19</text:p>
          </table:table-cell>
          <table:table-cell table:formula="of:=IF([.$F$1]=1;[.F211]-[.B211]-[.C211]*[.$H$1];IF([.$F$1]=2;[.F210]-[.B210]-[.C210]*[.$H$1];IF([.$F$1]=3;[.F209]-[.B209]-[.C209]*[.$H$1];0)))" office:value-type="float" office:value="0.288701520850962">
            <text:p>0.29</text:p>
          </table:table-cell>
          <table:table-cell table:formula="of:=[.$F$1]*[.C212]+4" office:value-type="float" office:value="10.3727125209653">
            <text:p>10.37</text:p>
          </table:table-cell>
          <table:table-cell table:formula="of:=[.F211]+[.G211]*[.$B$1]+0.5*[.H211]*[.$B$1]^2" office:value-type="float" office:value="127.746191458386">
            <text:p>127.75</text:p>
          </table:table-cell>
          <table:table-cell table:formula="of:=[.G211]+[.H211]*[.$B$1]" office:value-type="float" office:value="3.21355940566189">
            <text:p>3.21</text:p>
          </table:table-cell>
          <table:table-cell table:formula="of:=IF([.$F$1]=1;[.J211]-[.F211]-[.G211]*[.$H$1];IF([.$F$1]=2;[.J210]-[.F210]-[.G210]*[.$H$1];IF([.$F$1]=3;[.J209]-[.F209]-[.G209]*[.$H$1];0)))" office:value-type="float" office:value="-0.0187550487835133">
            <text:p>-0.02</text:p>
          </table:table-cell>
          <table:table-cell table:formula="of:=[.$F$1]*[.G212]+4" office:value-type="float" office:value="10.4271188113238">
            <text:p>10.43</text:p>
          </table:table-cell>
          <table:table-cell table:formula="of:=[.J211]+[.K211]*[.$B$1]+0.5*[.L211]*[.$B$1]^2" office:value-type="float" office:value="130.94">
            <text:p>130.94</text:p>
          </table:table-cell>
          <table:table-cell table:formula="of:=[.K211]+[.L211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212]+4" office:value-type="float" office:value="10.4">
            <text:p>10.4</text:p>
          </table:table-cell>
        </table:table-row>
        <table:table-row table:style-name="ro4">
          <table:table-cell table:formula="of:=[.A212]+[.$B$1]" office:value-type="float" office:value="41.6000000000001">
            <text:p>41.6</text:p>
          </table:table-cell>
          <table:table-cell table:formula="of:=[.B212]+[.C212]*[.$B$1]+0.5*[.D212]*[.$B$1]^2" office:value-type="float" office:value="125.001603530261">
            <text:p>125.00</text:p>
          </table:table-cell>
          <table:table-cell table:formula="of:=[.C212]+[.D212]*[.$B$1]" office:value-type="float" office:value="3.24409656465284">
            <text:p>3.24</text:p>
          </table:table-cell>
          <table:table-cell table:formula="of:=IF([.$F$1]=1;[.F212]-[.B212]-[.C212]*[.$H$1];IF([.$F$1]=2;[.F211]-[.B211]-[.C211]*[.$H$1];IF([.$F$1]=3;[.F210]-[.B210]-[.C210]*[.$H$1];0)))" office:value-type="float" office:value="0.251287393230374">
            <text:p>0.25</text:p>
          </table:table-cell>
          <table:table-cell table:formula="of:=[.$F$1]*[.C213]+4" office:value-type="float" office:value="10.4881931293057">
            <text:p>10.49</text:p>
          </table:table-cell>
          <table:table-cell table:formula="of:=[.F212]+[.G212]*[.$B$1]+0.5*[.H212]*[.$B$1]^2" office:value-type="float" office:value="128.388528238542">
            <text:p>128.39</text:p>
          </table:table-cell>
          <table:table-cell table:formula="of:=[.G212]+[.H212]*[.$B$1]" office:value-type="float" office:value="3.20980839590519">
            <text:p>3.21</text:p>
          </table:table-cell>
          <table:table-cell table:formula="of:=IF([.$F$1]=1;[.J212]-[.F212]-[.G212]*[.$H$1];IF([.$F$1]=2;[.J211]-[.F211]-[.G211]*[.$H$1];IF([.$F$1]=3;[.J210]-[.F210]-[.G210]*[.$H$1];0)))" office:value-type="float" office:value="-0.0199408267706929">
            <text:p>-0.02</text:p>
          </table:table-cell>
          <table:table-cell table:formula="of:=[.$F$1]*[.G213]+4" office:value-type="float" office:value="10.4196167918104">
            <text:p>10.42</text:p>
          </table:table-cell>
          <table:table-cell table:formula="of:=[.J212]+[.K212]*[.$B$1]+0.5*[.L212]*[.$B$1]^2" office:value-type="float" office:value="131.58">
            <text:p>131.58</text:p>
          </table:table-cell>
          <table:table-cell table:formula="of:=[.K212]+[.L212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213]+4" office:value-type="float" office:value="10.4">
            <text:p>10.4</text:p>
          </table:table-cell>
        </table:table-row>
        <table:table-row table:style-name="ro4">
          <table:table-cell table:formula="of:=[.A213]+[.$B$1]" office:value-type="float" office:value="41.8000000000001">
            <text:p>41.8</text:p>
          </table:table-cell>
          <table:table-cell table:formula="of:=[.B213]+[.C213]*[.$B$1]+0.5*[.D213]*[.$B$1]^2" office:value-type="float" office:value="125.655448591057">
            <text:p>125.66</text:p>
          </table:table-cell>
          <table:table-cell table:formula="of:=[.C213]+[.D213]*[.$B$1]" office:value-type="float" office:value="3.29435404329892">
            <text:p>3.29</text:p>
          </table:table-cell>
          <table:table-cell table:formula="of:=IF([.$F$1]=1;[.F213]-[.B213]-[.C213]*[.$H$1];IF([.$F$1]=2;[.F212]-[.B212]-[.C212]*[.$H$1];IF([.$F$1]=3;[.F211]-[.B211]-[.C211]*[.$H$1];0)))" office:value-type="float" office:value="0.201276950155051">
            <text:p>0.20</text:p>
          </table:table-cell>
          <table:table-cell table:formula="of:=[.$F$1]*[.C214]+4" office:value-type="float" office:value="10.5887080865978">
            <text:p>10.59</text:p>
          </table:table-cell>
          <table:table-cell table:formula="of:=[.F213]+[.G213]*[.$B$1]+0.5*[.H213]*[.$B$1]^2" office:value-type="float" office:value="129.030091101188">
            <text:p>129.03</text:p>
          </table:table-cell>
          <table:table-cell table:formula="of:=[.G213]+[.H213]*[.$B$1]" office:value-type="float" office:value="3.20582023055105">
            <text:p>3.21</text:p>
          </table:table-cell>
          <table:table-cell table:formula="of:=IF([.$F$1]=1;[.J213]-[.F213]-[.G213]*[.$H$1];IF([.$F$1]=2;[.J212]-[.F212]-[.G212]*[.$H$1];IF([.$F$1]=3;[.J211]-[.F211]-[.G211]*[.$H$1];0)))" office:value-type="float" office:value="-0.019750864047464">
            <text:p>-0.02</text:p>
          </table:table-cell>
          <table:table-cell table:formula="of:=[.$F$1]*[.G214]+4" office:value-type="float" office:value="10.4116404611021">
            <text:p>10.41</text:p>
          </table:table-cell>
          <table:table-cell table:formula="of:=[.J213]+[.K213]*[.$B$1]+0.5*[.L213]*[.$B$1]^2" office:value-type="float" office:value="132.22">
            <text:p>132.22</text:p>
          </table:table-cell>
          <table:table-cell table:formula="of:=[.K213]+[.L213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214]+4" office:value-type="float" office:value="10.4">
            <text:p>10.4</text:p>
          </table:table-cell>
        </table:table-row>
        <table:table-row table:style-name="ro4">
          <table:table-cell table:formula="of:=[.A214]+[.$B$1]" office:value-type="float" office:value="42.0000000000001">
            <text:p>42</text:p>
          </table:table-cell>
          <table:table-cell table:formula="of:=[.B214]+[.C214]*[.$B$1]+0.5*[.D214]*[.$B$1]^2" office:value-type="float" office:value="126.31834493872">
            <text:p>126.32</text:p>
          </table:table-cell>
          <table:table-cell table:formula="of:=[.C214]+[.D214]*[.$B$1]" office:value-type="float" office:value="3.33460943332993">
            <text:p>3.33</text:p>
          </table:table-cell>
          <table:table-cell table:formula="of:=IF([.$F$1]=1;[.F214]-[.B214]-[.C214]*[.$H$1];IF([.$F$1]=2;[.F213]-[.B213]-[.C213]*[.$H$1];IF([.$F$1]=3;[.F212]-[.B212]-[.C212]*[.$H$1];0)))" office:value-type="float" office:value="0.142828143628029">
            <text:p>0.14</text:p>
          </table:table-cell>
          <table:table-cell table:formula="of:=[.$F$1]*[.C215]+4" office:value-type="float" office:value="10.6692188666599">
            <text:p>10.67</text:p>
          </table:table-cell>
          <table:table-cell table:formula="of:=[.F214]+[.G214]*[.$B$1]+0.5*[.H214]*[.$B$1]^2" office:value-type="float" office:value="129.670860130017">
            <text:p>129.67</text:p>
          </table:table-cell>
          <table:table-cell table:formula="of:=[.G214]+[.H214]*[.$B$1]" office:value-type="float" office:value="3.20187005774156">
            <text:p>3.20</text:p>
          </table:table-cell>
          <table:table-cell table:formula="of:=IF([.$F$1]=1;[.J214]-[.F214]-[.G214]*[.$H$1];IF([.$F$1]=2;[.J213]-[.F213]-[.G213]*[.$H$1];IF([.$F$1]=3;[.J212]-[.F212]-[.G212]*[.$H$1];0)))" office:value-type="float" office:value="-0.0183366344474858">
            <text:p>-0.02</text:p>
          </table:table-cell>
          <table:table-cell table:formula="of:=[.$F$1]*[.G215]+4" office:value-type="float" office:value="10.4037401154831">
            <text:p>10.40</text:p>
          </table:table-cell>
          <table:table-cell table:formula="of:=[.J214]+[.K214]*[.$B$1]+0.5*[.L214]*[.$B$1]^2" office:value-type="float" office:value="132.86">
            <text:p>132.86</text:p>
          </table:table-cell>
          <table:table-cell table:formula="of:=[.K214]+[.L214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215]+4" office:value-type="float" office:value="10.4">
            <text:p>10.4</text:p>
          </table:table-cell>
        </table:table-row>
        <table:table-row table:style-name="ro4">
          <table:table-cell table:formula="of:=[.A215]+[.$B$1]" office:value-type="float" office:value="42.2000000000001">
            <text:p>42.2</text:p>
          </table:table-cell>
          <table:table-cell table:formula="of:=[.B215]+[.C215]*[.$B$1]+0.5*[.D215]*[.$B$1]^2" office:value-type="float" office:value="126.988123388258">
            <text:p>126.99</text:p>
          </table:table-cell>
          <table:table-cell table:formula="of:=[.C215]+[.D215]*[.$B$1]" office:value-type="float" office:value="3.36317506205553">
            <text:p>3.36</text:p>
          </table:table-cell>
          <table:table-cell table:formula="of:=IF([.$F$1]=1;[.F215]-[.B215]-[.C215]*[.$H$1];IF([.$F$1]=2;[.F214]-[.B214]-[.C214]*[.$H$1];IF([.$F$1]=3;[.F213]-[.B213]-[.C213]*[.$H$1];0)))" office:value-type="float" office:value="0.0802884668324047">
            <text:p>0.08</text:p>
          </table:table-cell>
          <table:table-cell table:formula="of:=[.$F$1]*[.C216]+4" office:value-type="float" office:value="10.7263501241111">
            <text:p>10.73</text:p>
          </table:table-cell>
          <table:table-cell table:formula="of:=[.F215]+[.G215]*[.$B$1]+0.5*[.H215]*[.$B$1]^2" office:value-type="float" office:value="130.310867408877">
            <text:p>130.31</text:p>
          </table:table-cell>
          <table:table-cell table:formula="of:=[.G215]+[.H215]*[.$B$1]" office:value-type="float" office:value="3.19820273085206">
            <text:p>3.20</text:p>
          </table:table-cell>
          <table:table-cell table:formula="of:=IF([.$F$1]=1;[.J215]-[.F215]-[.G215]*[.$H$1];IF([.$F$1]=2;[.J214]-[.F214]-[.G214]*[.$H$1];IF([.$F$1]=3;[.J213]-[.F213]-[.G213]*[.$H$1];0)))" office:value-type="float" office:value="-0.0159113317389892">
            <text:p>-0.02</text:p>
          </table:table-cell>
          <table:table-cell table:formula="of:=[.$F$1]*[.G216]+4" office:value-type="float" office:value="10.3964054617041">
            <text:p>10.40</text:p>
          </table:table-cell>
          <table:table-cell table:formula="of:=[.J215]+[.K215]*[.$B$1]+0.5*[.L215]*[.$B$1]^2" office:value-type="float" office:value="133.5">
            <text:p>133.50</text:p>
          </table:table-cell>
          <table:table-cell table:formula="of:=[.K215]+[.L215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216]+4" office:value-type="float" office:value="10.4">
            <text:p>10.4</text:p>
          </table:table-cell>
        </table:table-row>
        <table:table-row table:style-name="ro4">
          <table:table-cell table:formula="of:=[.A216]+[.$B$1]" office:value-type="float" office:value="42.4000000000001">
            <text:p>42.4</text:p>
          </table:table-cell>
          <table:table-cell table:formula="of:=[.B216]+[.C216]*[.$B$1]+0.5*[.D216]*[.$B$1]^2" office:value-type="float" office:value="127.662364170006">
            <text:p>127.66</text:p>
          </table:table-cell>
          <table:table-cell table:formula="of:=[.C216]+[.D216]*[.$B$1]" office:value-type="float" office:value="3.37923275542202">
            <text:p>3.38</text:p>
          </table:table-cell>
          <table:table-cell table:formula="of:=IF([.$F$1]=1;[.F216]-[.B216]-[.C216]*[.$H$1];IF([.$F$1]=2;[.F215]-[.B215]-[.C215]*[.$H$1];IF([.$F$1]=3;[.F214]-[.B214]-[.C214]*[.$H$1];0)))" office:value-type="float" office:value="0.0179057579677973">
            <text:p>0.02</text:p>
          </table:table-cell>
          <table:table-cell table:formula="of:=[.$F$1]*[.C217]+4" office:value-type="float" office:value="10.758465510844">
            <text:p>10.76</text:p>
          </table:table-cell>
          <table:table-cell table:formula="of:=[.F216]+[.G216]*[.$B$1]+0.5*[.H216]*[.$B$1]^2" office:value-type="float" office:value="130.950189728412">
            <text:p>130.95</text:p>
          </table:table-cell>
          <table:table-cell table:formula="of:=[.G216]+[.H216]*[.$B$1]" office:value-type="float" office:value="3.19502046450427">
            <text:p>3.20</text:p>
          </table:table-cell>
          <table:table-cell table:formula="of:=IF([.$F$1]=1;[.J216]-[.F216]-[.G216]*[.$H$1];IF([.$F$1]=2;[.J215]-[.F215]-[.G215]*[.$H$1];IF([.$F$1]=3;[.J214]-[.F214]-[.G214]*[.$H$1];0)))" office:value-type="float" office:value="-0.0127301877587929">
            <text:p>-0.01</text:p>
          </table:table-cell>
          <table:table-cell table:formula="of:=[.$F$1]*[.G217]+4" office:value-type="float" office:value="10.3900409290085">
            <text:p>10.39</text:p>
          </table:table-cell>
          <table:table-cell table:formula="of:=[.J216]+[.K216]*[.$B$1]+0.5*[.L216]*[.$B$1]^2" office:value-type="float" office:value="134.14">
            <text:p>134.14</text:p>
          </table:table-cell>
          <table:table-cell table:formula="of:=[.K216]+[.L216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217]+4" office:value-type="float" office:value="10.4">
            <text:p>10.4</text:p>
          </table:table-cell>
        </table:table-row>
        <table:table-row table:style-name="ro4">
          <table:table-cell table:formula="of:=[.A217]+[.$B$1]" office:value-type="float" office:value="42.6000000000001">
            <text:p>42.6</text:p>
          </table:table-cell>
          <table:table-cell table:formula="of:=[.B217]+[.C217]*[.$B$1]+0.5*[.D217]*[.$B$1]^2" office:value-type="float" office:value="128.33856883625">
            <text:p>128.34</text:p>
          </table:table-cell>
          <table:table-cell table:formula="of:=[.C217]+[.D217]*[.$B$1]" office:value-type="float" office:value="3.38281390701558">
            <text:p>3.38</text:p>
          </table:table-cell>
          <table:table-cell table:formula="of:=IF([.$F$1]=1;[.F217]-[.B217]-[.C217]*[.$H$1];IF([.$F$1]=2;[.F216]-[.B216]-[.C216]*[.$H$1];IF([.$F$1]=3;[.F215]-[.B215]-[.C215]*[.$H$1];0)))" office:value-type="float" office:value="-0.0404310414369915">
            <text:p>-0.04</text:p>
          </table:table-cell>
          <table:table-cell table:formula="of:=[.$F$1]*[.C218]+4" office:value-type="float" office:value="10.7656278140312">
            <text:p>10.77</text:p>
          </table:table-cell>
          <table:table-cell table:formula="of:=[.F217]+[.G217]*[.$B$1]+0.5*[.H217]*[.$B$1]^2" office:value-type="float" office:value="131.588939217558">
            <text:p>131.59</text:p>
          </table:table-cell>
          <table:table-cell table:formula="of:=[.G217]+[.H217]*[.$B$1]" office:value-type="float" office:value="3.19247442695251">
            <text:p>3.19</text:p>
          </table:table-cell>
          <table:table-cell table:formula="of:=IF([.$F$1]=1;[.J217]-[.F217]-[.G217]*[.$H$1];IF([.$F$1]=2;[.J216]-[.F216]-[.G216]*[.$H$1];IF([.$F$1]=3;[.J215]-[.F215]-[.G215]*[.$H$1];0)))" office:value-type="float" office:value="-0.00907013972868098">
            <text:p>-0.01</text:p>
          </table:table-cell>
          <table:table-cell table:formula="of:=[.$F$1]*[.G218]+4" office:value-type="float" office:value="10.384948853905">
            <text:p>10.38</text:p>
          </table:table-cell>
          <table:table-cell table:formula="of:=[.J217]+[.K217]*[.$B$1]+0.5*[.L217]*[.$B$1]^2" office:value-type="float" office:value="134.78">
            <text:p>134.78</text:p>
          </table:table-cell>
          <table:table-cell table:formula="of:=[.K217]+[.L217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218]+4" office:value-type="float" office:value="10.4">
            <text:p>10.4</text:p>
          </table:table-cell>
        </table:table-row>
        <table:table-row table:style-name="ro4">
          <table:table-cell table:formula="of:=[.A218]+[.$B$1]" office:value-type="float" office:value="42.8000000000001">
            <text:p>42.8</text:p>
          </table:table-cell>
          <table:table-cell table:formula="of:=[.B218]+[.C218]*[.$B$1]+0.5*[.D218]*[.$B$1]^2" office:value-type="float" office:value="129.014322996824">
            <text:p>129.01</text:p>
          </table:table-cell>
          <table:table-cell table:formula="of:=[.C218]+[.D218]*[.$B$1]" office:value-type="float" office:value="3.37472769872818">
            <text:p>3.37</text:p>
          </table:table-cell>
          <table:table-cell table:formula="of:=IF([.$F$1]=1;[.F218]-[.B218]-[.C218]*[.$H$1];IF([.$F$1]=2;[.F217]-[.B217]-[.C217]*[.$H$1];IF([.$F$1]=3;[.F216]-[.B216]-[.C216]*[.$H$1];0)))" office:value-type="float" office:value="-0.0914071970155912">
            <text:p>-0.09</text:p>
          </table:table-cell>
          <table:table-cell table:formula="of:=[.$F$1]*[.C219]+4" office:value-type="float" office:value="10.7494553974564">
            <text:p>10.75</text:p>
          </table:table-cell>
          <table:table-cell table:formula="of:=[.F218]+[.G218]*[.$B$1]+0.5*[.H218]*[.$B$1]^2" office:value-type="float" office:value="132.227252700154">
            <text:p>132.23</text:p>
          </table:table-cell>
          <table:table-cell table:formula="of:=[.G218]+[.H218]*[.$B$1]" office:value-type="float" office:value="3.19066039900677">
            <text:p>3.19</text:p>
          </table:table-cell>
          <table:table-cell table:formula="of:=IF([.$F$1]=1;[.J218]-[.F218]-[.G218]*[.$H$1];IF([.$F$1]=2;[.J217]-[.F217]-[.G217]*[.$H$1];IF([.$F$1]=3;[.J216]-[.F216]-[.G216]*[.$H$1];0)))" office:value-type="float" office:value="-0.0052101929165338">
            <text:p>-0.01</text:p>
          </table:table-cell>
          <table:table-cell table:formula="of:=[.$F$1]*[.G219]+4" office:value-type="float" office:value="10.3813207980135">
            <text:p>10.38</text:p>
          </table:table-cell>
          <table:table-cell table:formula="of:=[.J218]+[.K218]*[.$B$1]+0.5*[.L218]*[.$B$1]^2" office:value-type="float" office:value="135.42">
            <text:p>135.42</text:p>
          </table:table-cell>
          <table:table-cell table:formula="of:=[.K218]+[.L218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219]+4" office:value-type="float" office:value="10.4">
            <text:p>10.4</text:p>
          </table:table-cell>
        </table:table-row>
        <table:table-row table:style-name="ro4">
          <table:table-cell table:formula="of:=[.A219]+[.$B$1]" office:value-type="float" office:value="43.0000000000001">
            <text:p>43</text:p>
          </table:table-cell>
          <table:table-cell table:formula="of:=[.B219]+[.C219]*[.$B$1]+0.5*[.D219]*[.$B$1]^2" office:value-type="float" office:value="129.687440392629">
            <text:p>129.69</text:p>
          </table:table-cell>
          <table:table-cell table:formula="of:=[.C219]+[.D219]*[.$B$1]" office:value-type="float" office:value="3.35644625932506">
            <text:p>3.36</text:p>
          </table:table-cell>
          <table:table-cell table:formula="of:=IF([.$F$1]=1;[.F219]-[.B219]-[.C219]*[.$H$1];IF([.$F$1]=2;[.F218]-[.B218]-[.C218]*[.$H$1];IF([.$F$1]=3;[.F217]-[.B217]-[.C217]*[.$H$1];0)))" office:value-type="float" office:value="-0.132443525707218">
            <text:p>-0.13</text:p>
          </table:table-cell>
          <table:table-cell table:formula="of:=[.$F$1]*[.C220]+4" office:value-type="float" office:value="10.7128925186501">
            <text:p>10.71</text:p>
          </table:table-cell>
          <table:table-cell table:formula="of:=[.F219]+[.G219]*[.$B$1]+0.5*[.H219]*[.$B$1]^2" office:value-type="float" office:value="132.865280576097">
            <text:p>132.87</text:p>
          </table:table-cell>
          <table:table-cell table:formula="of:=[.G219]+[.H219]*[.$B$1]" office:value-type="float" office:value="3.18961836042346">
            <text:p>3.19</text:p>
          </table:table-cell>
          <table:table-cell table:formula="of:=IF([.$F$1]=1;[.J219]-[.F219]-[.G219]*[.$H$1];IF([.$F$1]=2;[.J218]-[.F218]-[.G218]*[.$H$1];IF([.$F$1]=3;[.J217]-[.F217]-[.G217]*[.$H$1];0)))" office:value-type="float" office:value="-0.00141364451046977">
            <text:p>0.00</text:p>
          </table:table-cell>
          <table:table-cell table:formula="of:=[.$F$1]*[.G220]+4" office:value-type="float" office:value="10.3792367208469">
            <text:p>10.38</text:p>
          </table:table-cell>
          <table:table-cell table:formula="of:=[.J219]+[.K219]*[.$B$1]+0.5*[.L219]*[.$B$1]^2" office:value-type="float" office:value="136.06">
            <text:p>136.06</text:p>
          </table:table-cell>
          <table:table-cell table:formula="of:=[.K219]+[.L219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220]+4" office:value-type="float" office:value="10.4">
            <text:p>10.4</text:p>
          </table:table-cell>
        </table:table-row>
        <table:table-row table:style-name="ro4">
          <table:table-cell table:formula="of:=[.A220]+[.$B$1]" office:value-type="float" office:value="43.2000000000001">
            <text:p>43.2</text:p>
          </table:table-cell>
          <table:table-cell table:formula="of:=[.B220]+[.C220]*[.$B$1]+0.5*[.D220]*[.$B$1]^2" office:value-type="float" office:value="130.35608077398">
            <text:p>130.36</text:p>
          </table:table-cell>
          <table:table-cell table:formula="of:=[.C220]+[.D220]*[.$B$1]" office:value-type="float" office:value="3.32995755418362">
            <text:p>3.33</text:p>
          </table:table-cell>
          <table:table-cell table:formula="of:=IF([.$F$1]=1;[.F220]-[.B220]-[.C220]*[.$H$1];IF([.$F$1]=2;[.F219]-[.B219]-[.C219]*[.$H$1];IF([.$F$1]=3;[.F218]-[.B218]-[.C218]*[.$H$1];0)))" office:value-type="float" office:value="-0.161797995398243">
            <text:p>-0.16</text:p>
          </table:table-cell>
          <table:table-cell table:formula="of:=[.$F$1]*[.C221]+4" office:value-type="float" office:value="10.6599151083672">
            <text:p>10.66</text:p>
          </table:table-cell>
          <table:table-cell table:formula="of:=[.F220]+[.G220]*[.$B$1]+0.5*[.H220]*[.$B$1]^2" office:value-type="float" office:value="133.503175975291">
            <text:p>133.50</text:p>
          </table:table-cell>
          <table:table-cell table:formula="of:=[.G220]+[.H220]*[.$B$1]" office:value-type="float" office:value="3.18933563152137">
            <text:p>3.19</text:p>
          </table:table-cell>
          <table:table-cell table:formula="of:=IF([.$F$1]=1;[.J220]-[.F220]-[.G220]*[.$H$1];IF([.$F$1]=2;[.J219]-[.F219]-[.G219]*[.$H$1];IF([.$F$1]=3;[.J218]-[.F218]-[.G218]*[.$H$1];0)))" office:value-type="float" office:value="0.00208690083930563">
            <text:p>0.00</text:p>
          </table:table-cell>
          <table:table-cell table:formula="of:=[.$F$1]*[.G221]+4" office:value-type="float" office:value="10.3786712630427">
            <text:p>10.38</text:p>
          </table:table-cell>
          <table:table-cell table:formula="of:=[.J220]+[.K220]*[.$B$1]+0.5*[.L220]*[.$B$1]^2" office:value-type="float" office:value="136.7">
            <text:p>136.70</text:p>
          </table:table-cell>
          <table:table-cell table:formula="of:=[.K220]+[.L220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221]+4" office:value-type="float" office:value="10.4">
            <text:p>10.4</text:p>
          </table:table-cell>
        </table:table-row>
        <table:table-row table:style-name="ro4">
          <table:table-cell table:formula="of:=[.A221]+[.$B$1]" office:value-type="float" office:value="43.4000000000001">
            <text:p>43.4</text:p>
          </table:table-cell>
          <table:table-cell table:formula="of:=[.B221]+[.C221]*[.$B$1]+0.5*[.D221]*[.$B$1]^2" office:value-type="float" office:value="131.018836324909">
            <text:p>131.02</text:p>
          </table:table-cell>
          <table:table-cell table:formula="of:=[.C221]+[.D221]*[.$B$1]" office:value-type="float" office:value="3.29759795510397">
            <text:p>3.30</text:p>
          </table:table-cell>
          <table:table-cell table:formula="of:=IF([.$F$1]=1;[.F221]-[.B221]-[.C221]*[.$H$1];IF([.$F$1]=2;[.F220]-[.B220]-[.C220]*[.$H$1];IF([.$F$1]=3;[.F219]-[.B219]-[.C219]*[.$H$1];0)))" office:value-type="float" office:value="-0.178606075857436">
            <text:p>-0.18</text:p>
          </table:table-cell>
          <table:table-cell table:formula="of:=[.$F$1]*[.C222]+4" office:value-type="float" office:value="10.5951959102079">
            <text:p>10.60</text:p>
          </table:table-cell>
          <table:table-cell table:formula="of:=[.F221]+[.G221]*[.$B$1]+0.5*[.H221]*[.$B$1]^2" office:value-type="float" office:value="134.141084839612">
            <text:p>134.14</text:p>
          </table:table-cell>
          <table:table-cell table:formula="of:=[.G221]+[.H221]*[.$B$1]" office:value-type="float" office:value="3.18975301168923">
            <text:p>3.19</text:p>
          </table:table-cell>
          <table:table-cell table:formula="of:=IF([.$F$1]=1;[.J221]-[.F221]-[.G221]*[.$H$1];IF([.$F$1]=2;[.J220]-[.F220]-[.G220]*[.$H$1];IF([.$F$1]=3;[.J219]-[.F219]-[.G219]*[.$H$1];0)))" office:value-type="float" office:value="0.00510106347958894">
            <text:p>0.01</text:p>
          </table:table-cell>
          <table:table-cell table:formula="of:=[.$F$1]*[.G222]+4" office:value-type="float" office:value="10.3795060233785">
            <text:p>10.38</text:p>
          </table:table-cell>
          <table:table-cell table:formula="of:=[.J221]+[.K221]*[.$B$1]+0.5*[.L221]*[.$B$1]^2" office:value-type="float" office:value="137.34">
            <text:p>137.34</text:p>
          </table:table-cell>
          <table:table-cell table:formula="of:=[.K221]+[.L221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222]+4" office:value-type="float" office:value="10.4">
            <text:p>10.4</text:p>
          </table:table-cell>
        </table:table-row>
        <table:table-row table:style-name="ro4">
          <table:table-cell table:formula="of:=[.A222]+[.$B$1]" office:value-type="float" office:value="43.6000000000001">
            <text:p>43.6</text:p>
          </table:table-cell>
          <table:table-cell table:formula="of:=[.B222]+[.C222]*[.$B$1]+0.5*[.D222]*[.$B$1]^2" office:value-type="float" office:value="131.674783794413">
            <text:p>131.67</text:p>
          </table:table-cell>
          <table:table-cell table:formula="of:=[.C222]+[.D222]*[.$B$1]" office:value-type="float" office:value="3.26187673993248">
            <text:p>3.26</text:p>
          </table:table-cell>
          <table:table-cell table:formula="of:=IF([.$F$1]=1;[.F222]-[.B222]-[.C222]*[.$H$1];IF([.$F$1]=2;[.F221]-[.B221]-[.C221]*[.$H$1];IF([.$F$1]=3;[.F220]-[.B220]-[.C220]*[.$H$1];0)))" office:value-type="float" office:value="-0.182862352872356">
            <text:p>-0.18</text:p>
          </table:table-cell>
          <table:table-cell table:formula="of:=[.$F$1]*[.C223]+4" office:value-type="float" office:value="10.523753479865">
            <text:p>10.52</text:p>
          </table:table-cell>
          <table:table-cell table:formula="of:=[.F222]+[.G222]*[.$B$1]+0.5*[.H222]*[.$B$1]^2" office:value-type="float" office:value="134.77913746322">
            <text:p>134.78</text:p>
          </table:table-cell>
          <table:table-cell table:formula="of:=[.G222]+[.H222]*[.$B$1]" office:value-type="float" office:value="3.19077322438515">
            <text:p>3.19</text:p>
          </table:table-cell>
          <table:table-cell table:formula="of:=IF([.$F$1]=1;[.J222]-[.F222]-[.G222]*[.$H$1];IF([.$F$1]=2;[.J221]-[.F221]-[.G221]*[.$H$1];IF([.$F$1]=3;[.J220]-[.F220]-[.G220]*[.$H$1];0)))" office:value-type="float" office:value="0.00748839318717831">
            <text:p>0.01</text:p>
          </table:table-cell>
          <table:table-cell table:formula="of:=[.$F$1]*[.G223]+4" office:value-type="float" office:value="10.3815464487703">
            <text:p>10.38</text:p>
          </table:table-cell>
          <table:table-cell table:formula="of:=[.J222]+[.K222]*[.$B$1]+0.5*[.L222]*[.$B$1]^2" office:value-type="float" office:value="137.98">
            <text:p>137.98</text:p>
          </table:table-cell>
          <table:table-cell table:formula="of:=[.K222]+[.L222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223]+4" office:value-type="float" office:value="10.4">
            <text:p>10.4</text:p>
          </table:table-cell>
        </table:table-row>
        <table:table-row table:style-name="ro4">
          <table:table-cell table:formula="of:=[.A223]+[.$B$1]" office:value-type="float" office:value="43.8000000000001">
            <text:p>43.8</text:p>
          </table:table-cell>
          <table:table-cell table:formula="of:=[.B223]+[.C223]*[.$B$1]+0.5*[.D223]*[.$B$1]^2" office:value-type="float" office:value="132.323501895342">
            <text:p>132.32</text:p>
          </table:table-cell>
          <table:table-cell table:formula="of:=[.C223]+[.D223]*[.$B$1]" office:value-type="float" office:value="3.22530426935801">
            <text:p>3.23</text:p>
          </table:table-cell>
          <table:table-cell table:formula="of:=IF([.$F$1]=1;[.F223]-[.B223]-[.C223]*[.$H$1];IF([.$F$1]=2;[.F222]-[.B222]-[.C222]*[.$H$1];IF([.$F$1]=3;[.F221]-[.B221]-[.C221]*[.$H$1];0)))" office:value-type="float" office:value="-0.17534944040041">
            <text:p>-0.18</text:p>
          </table:table-cell>
          <table:table-cell table:formula="of:=[.$F$1]*[.C224]+4" office:value-type="float" office:value="10.450608538716">
            <text:p>10.45</text:p>
          </table:table-cell>
          <table:table-cell table:formula="of:=[.F223]+[.G223]*[.$B$1]+0.5*[.H223]*[.$B$1]^2" office:value-type="float" office:value="135.417441875961">
            <text:p>135.42</text:p>
          </table:table-cell>
          <table:table-cell table:formula="of:=[.G223]+[.H223]*[.$B$1]" office:value-type="float" office:value="3.19227090302258">
            <text:p>3.19</text:p>
          </table:table-cell>
          <table:table-cell table:formula="of:=IF([.$F$1]=1;[.J223]-[.F223]-[.G223]*[.$H$1];IF([.$F$1]=2;[.J222]-[.F222]-[.G222]*[.$H$1];IF([.$F$1]=3;[.J221]-[.F221]-[.G221]*[.$H$1];0)))" office:value-type="float" office:value="0.00916214869822696">
            <text:p>0.01</text:p>
          </table:table-cell>
          <table:table-cell table:formula="of:=[.$F$1]*[.G224]+4" office:value-type="float" office:value="10.3845418060452">
            <text:p>10.38</text:p>
          </table:table-cell>
          <table:table-cell table:formula="of:=[.J223]+[.K223]*[.$B$1]+0.5*[.L223]*[.$B$1]^2" office:value-type="float" office:value="138.62">
            <text:p>138.62</text:p>
          </table:table-cell>
          <table:table-cell table:formula="of:=[.K223]+[.L223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224]+4" office:value-type="float" office:value="10.4">
            <text:p>10.4</text:p>
          </table:table-cell>
        </table:table-row>
        <table:table-row table:style-name="ro4">
          <table:table-cell table:formula="of:=[.A224]+[.$B$1]" office:value-type="float" office:value="44.0000000000001">
            <text:p>44</text:p>
          </table:table-cell>
          <table:table-cell table:formula="of:=[.B224]+[.C224]*[.$B$1]+0.5*[.D224]*[.$B$1]^2" office:value-type="float" office:value="132.965055760405">
            <text:p>132.97</text:p>
          </table:table-cell>
          <table:table-cell table:formula="of:=[.C224]+[.D224]*[.$B$1]" office:value-type="float" office:value="3.19023438127793">
            <text:p>3.19</text:p>
          </table:table-cell>
          <table:table-cell table:formula="of:=IF([.$F$1]=1;[.F224]-[.B224]-[.C224]*[.$H$1];IF([.$F$1]=2;[.F223]-[.B223]-[.C223]*[.$H$1];IF([.$F$1]=3;[.F222]-[.B222]-[.C222]*[.$H$1];0)))" office:value-type="float" office:value="-0.157523071125145">
            <text:p>-0.16</text:p>
          </table:table-cell>
          <table:table-cell table:formula="of:=[.$F$1]*[.C225]+4" office:value-type="float" office:value="10.3804687625559">
            <text:p>10.38</text:p>
          </table:table-cell>
          <table:table-cell table:formula="of:=[.F224]+[.G224]*[.$B$1]+0.5*[.H224]*[.$B$1]^2" office:value-type="float" office:value="136.056079299539">
            <text:p>136.06</text:p>
          </table:table-cell>
          <table:table-cell table:formula="of:=[.G224]+[.H224]*[.$B$1]" office:value-type="float" office:value="3.19410333276223">
            <text:p>3.19</text:p>
          </table:table-cell>
          <table:table-cell table:formula="of:=IF([.$F$1]=1;[.J224]-[.F224]-[.G224]*[.$H$1];IF([.$F$1]=2;[.J223]-[.F223]-[.G223]*[.$H$1];IF([.$F$1]=3;[.J222]-[.F222]-[.G222]*[.$H$1];0)))" office:value-type="float" office:value="0.0100893123948738">
            <text:p>0.01</text:p>
          </table:table-cell>
          <table:table-cell table:formula="of:=[.$F$1]*[.G225]+4" office:value-type="float" office:value="10.3882066655245">
            <text:p>10.39</text:p>
          </table:table-cell>
          <table:table-cell table:formula="of:=[.J224]+[.K224]*[.$B$1]+0.5*[.L224]*[.$B$1]^2" office:value-type="float" office:value="139.26">
            <text:p>139.26</text:p>
          </table:table-cell>
          <table:table-cell table:formula="of:=[.K224]+[.L224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225]+4" office:value-type="float" office:value="10.4">
            <text:p>10.4</text:p>
          </table:table-cell>
        </table:table-row>
        <table:table-row table:style-name="ro4">
          <table:table-cell table:formula="of:=[.A225]+[.$B$1]" office:value-type="float" office:value="44.2000000000001">
            <text:p>44.2</text:p>
          </table:table-cell>
          <table:table-cell table:formula="of:=[.B225]+[.C225]*[.$B$1]+0.5*[.D225]*[.$B$1]^2" office:value-type="float" office:value="133.599952175238">
            <text:p>133.60</text:p>
          </table:table-cell>
          <table:table-cell table:formula="of:=[.C225]+[.D225]*[.$B$1]" office:value-type="float" office:value="3.1587297670529">
            <text:p>3.16</text:p>
          </table:table-cell>
          <table:table-cell table:formula="of:=IF([.$F$1]=1;[.F225]-[.B225]-[.C225]*[.$H$1];IF([.$F$1]=2;[.F224]-[.B224]-[.C224]*[.$H$1];IF([.$F$1]=3;[.F223]-[.B223]-[.C223]*[.$H$1];0)))" office:value-type="float" office:value="-0.131364288738939">
            <text:p>-0.13</text:p>
          </table:table-cell>
          <table:table-cell table:formula="of:=[.$F$1]*[.C226]+4" office:value-type="float" office:value="10.3174595341058">
            <text:p>10.32</text:p>
          </table:table-cell>
          <table:table-cell table:formula="of:=[.F225]+[.G225]*[.$B$1]+0.5*[.H225]*[.$B$1]^2" office:value-type="float" office:value="136.69510175234">
            <text:p>136.70</text:p>
          </table:table-cell>
          <table:table-cell table:formula="of:=[.G225]+[.H225]*[.$B$1]" office:value-type="float" office:value="3.1961211952412">
            <text:p>3.20</text:p>
          </table:table-cell>
          <table:table-cell table:formula="of:=IF([.$F$1]=1;[.J225]-[.F225]-[.G225]*[.$H$1];IF([.$F$1]=2;[.J224]-[.F224]-[.G224]*[.$H$1];IF([.$F$1]=3;[.J223]-[.F223]-[.G223]*[.$H$1];0)))" office:value-type="float" office:value="0.0102872210166445">
            <text:p>0.01</text:p>
          </table:table-cell>
          <table:table-cell table:formula="of:=[.$F$1]*[.G226]+4" office:value-type="float" office:value="10.3922423904824">
            <text:p>10.39</text:p>
          </table:table-cell>
          <table:table-cell table:formula="of:=[.J225]+[.K225]*[.$B$1]+0.5*[.L225]*[.$B$1]^2" office:value-type="float" office:value="139.9">
            <text:p>139.90</text:p>
          </table:table-cell>
          <table:table-cell table:formula="of:=[.K225]+[.L225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226]+4" office:value-type="float" office:value="10.4">
            <text:p>10.4</text:p>
          </table:table-cell>
        </table:table-row>
        <table:table-row table:style-name="ro4">
          <table:table-cell table:formula="of:=[.A226]+[.$B$1]" office:value-type="float" office:value="44.4000000000001">
            <text:p>44.4</text:p>
          </table:table-cell>
          <table:table-cell table:formula="of:=[.B226]+[.C226]*[.$B$1]+0.5*[.D226]*[.$B$1]^2" office:value-type="float" office:value="134.229070842874">
            <text:p>134.23</text:p>
          </table:table-cell>
          <table:table-cell table:formula="of:=[.C226]+[.D226]*[.$B$1]" office:value-type="float" office:value="3.13245690930511">
            <text:p>3.13</text:p>
          </table:table-cell>
          <table:table-cell table:formula="of:=IF([.$F$1]=1;[.F226]-[.B226]-[.C226]*[.$H$1];IF([.$F$1]=2;[.F225]-[.B225]-[.C225]*[.$H$1];IF([.$F$1]=3;[.F224]-[.B224]-[.C224]*[.$H$1];0)))" office:value-type="float" office:value="-0.0992108421439557">
            <text:p>-0.10</text:p>
          </table:table-cell>
          <table:table-cell table:formula="of:=[.$F$1]*[.C227]+4" office:value-type="float" office:value="10.2649138186102">
            <text:p>10.26</text:p>
          </table:table-cell>
          <table:table-cell table:formula="of:=[.F226]+[.G226]*[.$B$1]+0.5*[.H226]*[.$B$1]^2" office:value-type="float" office:value="137.334531735808">
            <text:p>137.33</text:p>
          </table:table-cell>
          <table:table-cell table:formula="of:=[.G226]+[.H226]*[.$B$1]" office:value-type="float" office:value="3.19817863944453">
            <text:p>3.20</text:p>
          </table:table-cell>
          <table:table-cell table:formula="of:=IF([.$F$1]=1;[.J226]-[.F226]-[.G226]*[.$H$1];IF([.$F$1]=2;[.J225]-[.F225]-[.G225]*[.$H$1];IF([.$F$1]=3;[.J224]-[.F224]-[.G224]*[.$H$1];0)))" office:value-type="float" office:value="0.00981736769848407">
            <text:p>0.01</text:p>
          </table:table-cell>
          <table:table-cell table:formula="of:=[.$F$1]*[.G227]+4" office:value-type="float" office:value="10.3963572788891">
            <text:p>10.40</text:p>
          </table:table-cell>
          <table:table-cell table:formula="of:=[.J226]+[.K226]*[.$B$1]+0.5*[.L226]*[.$B$1]^2" office:value-type="float" office:value="140.54">
            <text:p>140.54</text:p>
          </table:table-cell>
          <table:table-cell table:formula="of:=[.K226]+[.L226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227]+4" office:value-type="float" office:value="10.4">
            <text:p>10.4</text:p>
          </table:table-cell>
        </table:table-row>
        <table:table-row table:style-name="ro4">
          <table:table-cell table:formula="of:=[.A227]+[.$B$1]" office:value-type="float" office:value="44.6000000000001">
            <text:p>44.6</text:p>
          </table:table-cell>
          <table:table-cell table:formula="of:=[.B227]+[.C227]*[.$B$1]+0.5*[.D227]*[.$B$1]^2" office:value-type="float" office:value="134.853578007892">
            <text:p>134.85</text:p>
          </table:table-cell>
          <table:table-cell table:formula="of:=[.C227]+[.D227]*[.$B$1]" office:value-type="float" office:value="3.11261474087632">
            <text:p>3.11</text:p>
          </table:table-cell>
          <table:table-cell table:formula="of:=IF([.$F$1]=1;[.F227]-[.B227]-[.C227]*[.$H$1];IF([.$F$1]=2;[.F226]-[.B226]-[.C226]*[.$H$1];IF([.$F$1]=3;[.F225]-[.B225]-[.C225]*[.$H$1];0)))" office:value-type="float" office:value="-0.0635801899516588">
            <text:p>-0.06</text:p>
          </table:table-cell>
          <table:table-cell table:formula="of:=[.$F$1]*[.C228]+4" office:value-type="float" office:value="10.2252294817526">
            <text:p>10.23</text:p>
          </table:table-cell>
          <table:table-cell table:formula="of:=[.F227]+[.G227]*[.$B$1]+0.5*[.H227]*[.$B$1]^2" office:value-type="float" office:value="137.974363811051">
            <text:p>137.97</text:p>
          </table:table-cell>
          <table:table-cell table:formula="of:=[.G227]+[.H227]*[.$B$1]" office:value-type="float" office:value="3.20014211298423">
            <text:p>3.20</text:p>
          </table:table-cell>
          <table:table-cell table:formula="of:=IF([.$F$1]=1;[.J227]-[.F227]-[.G227]*[.$H$1];IF([.$F$1]=2;[.J226]-[.F226]-[.G226]*[.$H$1];IF([.$F$1]=3;[.J225]-[.F225]-[.G225]*[.$H$1];0)))" office:value-type="float" office:value="0.0087770524191626">
            <text:p>0.01</text:p>
          </table:table-cell>
          <table:table-cell table:formula="of:=[.$F$1]*[.G228]+4" office:value-type="float" office:value="10.4002842259685">
            <text:p>10.40</text:p>
          </table:table-cell>
          <table:table-cell table:formula="of:=[.J227]+[.K227]*[.$B$1]+0.5*[.L227]*[.$B$1]^2" office:value-type="float" office:value="141.18">
            <text:p>141.18</text:p>
          </table:table-cell>
          <table:table-cell table:formula="of:=[.K227]+[.L227]*[.$B$1]"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[.$F$1]*[.K228]+4" office:value-type="float" office:value="10.4">
            <text:p>10.4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" number:min-integer-digits="1"/>
    </number:number-style>
    <number:number-style style:name="N117">
      <number:number number:decimal-places="3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wis </meta:initial-creator>
    <meta:creation-date>2013-10-30T17:27:39</meta:creation-date>
    <dc:date>2013-10-30T18:13:46</dc:date>
    <dc:creator>Lewis </dc:creator>
    <meta:editing-duration>PT43M1S</meta:editing-duration>
    <meta:editing-cycles>22</meta:editing-cycles>
    <meta:generator>LibreOffice/3.6$Linux_X86_64 LibreOffice_project/360m1$Build-2</meta:generator>
    <meta:document-statistic meta:table-count="2" meta:cell-count="2936" meta:object-count="0"/>
  </office:meta>
</office:document-meta>
</file>